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resultado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ce2" office:value-type="string" table:number-columns-spanned="3" table:number-rows-spanned="1">
            <text:p>Breast Cancer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Vehicle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Hepatitis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Glass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Yeas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float" office:value="1">
            <text:p>1</text:p>
          </table:table-cell>
          <table:table-cell table:formula="of:=AVERAGE(['dados.breast.cancer'.D2:.M2])" office:value-type="float" office:value="0.459474206349206">
            <text:p>0.459474206349206</text:p>
          </table:table-cell>
          <table:table-cell table:formula="of:=VAR(['dados.breast.cancer'.D2:.M2])" office:value-type="float" office:value="0.0281473547816761">
            <text:p>0.0281473547816761</text:p>
          </table:table-cell>
          <table:table-cell table:formula="of:=STDEV(['dados.breast.cancer'.D2:.M2])" office:value-type="float" office:value="0.167771734155894">
            <text:p>0.167771734155894</text:p>
          </table:table-cell>
          <table:table-cell/>
          <table:table-cell table:formula="of:=AVERAGE(['dados.vehicle'.D2:.M2])" office:value-type="float" office:value="0.94894578694332">
            <text:p>0.94894578694332</text:p>
          </table:table-cell>
          <table:table-cell table:formula="of:=VAR(['dados.vehicle'.D2:.M2])" office:value-type="float" office:value="0.000403380582083723">
            <text:p>0.000403380582083723</text:p>
          </table:table-cell>
          <table:table-cell table:formula="of:=STDEV(['dados.vehicle'.D2:.M2])" office:value-type="float" office:value="0.0200843367349714">
            <text:p>0.0200843367349714</text:p>
          </table:table-cell>
          <table:table-cell/>
          <table:table-cell table:formula="of:=AVERAGE(['dados.hepatitis'.D2:.M2])" office:value-type="float" office:value="0.566666666666667">
            <text:p>0.566666666666667</text:p>
          </table:table-cell>
          <table:table-cell table:formula="of:=VAR(['dados.hepatitis'.D2:.M2])" office:value-type="float" office:value="0.0569453575863832">
            <text:p>0.0569453575863832</text:p>
          </table:table-cell>
          <table:table-cell table:formula="of:=STDEV(['dados.hepatitis'.D2:.M2])" office:value-type="float" office:value="0.238632264344919">
            <text:p>0.238632264344919</text:p>
          </table:table-cell>
          <table:table-cell/>
          <table:table-cell table:formula="of:=AVERAGE(['dados.glass'.D2:.M2])" office:value-type="float" office:value="0.838109161793372">
            <text:p>0.838109161793372</text:p>
          </table:table-cell>
          <table:table-cell table:formula="of:=VAR(['dados.glass'.D2:.M2])" office:value-type="float" office:value="0.0225876084695893">
            <text:p>0.0225876084695893</text:p>
          </table:table-cell>
          <table:table-cell table:formula="of:=STDEV(['dados.glass'.D2:.M2])" office:value-type="float" office:value="0.150291744515756">
            <text:p>0.150291744515756</text:p>
          </table:table-cell>
          <table:table-cell/>
          <table:table-cell table:formula="of:=AVERAGE(['dados.yeast'.D2:.M2])" office:value-type="float" office:value="0.839014801110083">
            <text:p>0.839014801110083</text:p>
          </table:table-cell>
          <table:table-cell table:formula="of:=VAR(['dados.yeast'.D2:.M2])" office:value-type="float" office:value="0.0482169528971482">
            <text:p>0.0482169528971482</text:p>
          </table:table-cell>
          <table:table-cell table:formula="of:=STDEV(['dados.yeast'.D2:.M2])" office:value-type="float" office:value="0.219583589771978">
            <text:p>0.219583589771978</text:p>
          </table:table-cell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table:formula="of:=AVERAGE(['dados.breast.cancer'.D3:.M3])" office:value-type="float" office:value="0.551746031746032">
            <text:p>0.551746031746032</text:p>
          </table:table-cell>
          <table:table-cell table:formula="of:=VAR(['dados.breast.cancer'.D3:.M3])" office:value-type="float" office:value="0.0183264488151228">
            <text:p>0.0183264488151228</text:p>
          </table:table-cell>
          <table:table-cell table:formula="of:=STDEV(['dados.breast.cancer'.D3:.M3])" office:value-type="float" office:value="0.135375214921797">
            <text:p>0.135375214921797</text:p>
          </table:table-cell>
          <table:table-cell/>
          <table:table-cell table:formula="of:=AVERAGE(['dados.vehicle'.D3:.M3])" office:value-type="float" office:value="0.96465346659919">
            <text:p>0.96465346659919</text:p>
          </table:table-cell>
          <table:table-cell table:formula="of:=VAR(['dados.vehicle'.D3:.M3])" office:value-type="float" office:value="0.000411694768060462">
            <text:p>0.000411694768060462</text:p>
          </table:table-cell>
          <table:table-cell table:formula="of:=STDEV(['dados.vehicle'.D3:.M3])" office:value-type="float" office:value="0.0202902628879091">
            <text:p>0.0202902628879091</text:p>
          </table:table-cell>
          <table:table-cell/>
          <table:table-cell table:formula="of:=AVERAGE(['dados.hepatitis'.D3:.M3])" office:value-type="float" office:value="0.629326923076923">
            <text:p>0.629326923076923</text:p>
          </table:table-cell>
          <table:table-cell table:formula="of:=VAR(['dados.hepatitis'.D3:.M3])" office:value-type="float" office:value="0.0562737955911478">
            <text:p>0.0562737955911478</text:p>
          </table:table-cell>
          <table:table-cell table:formula="of:=STDEV(['dados.hepatitis'.D3:.M3])" office:value-type="float" office:value="0.237220984719202">
            <text:p>0.237220984719202</text:p>
          </table:table-cell>
          <table:table-cell/>
          <table:table-cell table:formula="of:=AVERAGE(['dados.glass'.D3:.M3])" office:value-type="float" office:value="0.826218323586745">
            <text:p>0.826218323586745</text:p>
          </table:table-cell>
          <table:table-cell table:formula="of:=VAR(['dados.glass'.D3:.M3])" office:value-type="float" office:value="0.0255112895346927">
            <text:p>0.0255112895346927</text:p>
          </table:table-cell>
          <table:table-cell table:formula="of:=STDEV(['dados.glass'.D3:.M3])" office:value-type="float" office:value="0.1597225392194">
            <text:p>0.1597225392194</text:p>
          </table:table-cell>
          <table:table-cell/>
          <table:table-cell table:formula="of:=AVERAGE(['dados.yeast'.D3:.M3])" office:value-type="float" office:value="0.869033302497687">
            <text:p>0.869033302497687</text:p>
          </table:table-cell>
          <table:table-cell table:formula="of:=VAR(['dados.yeast'.D3:.M3])" office:value-type="float" office:value="0.0111947283168501">
            <text:p>0.0111947283168501</text:p>
          </table:table-cell>
          <table:table-cell table:formula="of:=STDEV(['dados.yeast'.D3:.M3])" office:value-type="float" office:value="0.105805143149329">
            <text:p>0.105805143149329</text:p>
          </table:table-cell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formula="of:=AVERAGE(['dados.breast.cancer'.D4:.M4])" office:value-type="float" office:value="0.490615079365079">
            <text:p>0.490615079365079</text:p>
          </table:table-cell>
          <table:table-cell table:formula="of:=VAR(['dados.breast.cancer'.D4:.M4])" office:value-type="float" office:value="0.0266820117192968">
            <text:p>0.0266820117192968</text:p>
          </table:table-cell>
          <table:table-cell table:formula="of:=STDEV(['dados.breast.cancer'.D4:.M4])" office:value-type="float" office:value="0.163346293864589">
            <text:p>0.163346293864589</text:p>
          </table:table-cell>
          <table:table-cell/>
          <table:table-cell table:formula="of:=AVERAGE(['dados.vehicle'.D4:.M4])" office:value-type="float" office:value="0.960813259109312">
            <text:p>0.960813259109312</text:p>
          </table:table-cell>
          <table:table-cell table:formula="of:=VAR(['dados.vehicle'.D4:.M4])" office:value-type="float" office:value="0.000283944483255744">
            <text:p>0.000283944483255744</text:p>
          </table:table-cell>
          <table:table-cell table:formula="of:=STDEV(['dados.vehicle'.D4:.M4])" office:value-type="float" office:value="0.0168506523095026">
            <text:p>0.0168506523095026</text:p>
          </table:table-cell>
          <table:table-cell/>
          <table:table-cell table:formula="of:=AVERAGE(['dados.hepatitis'.D4:.M4])" office:value-type="float" office:value="0.594711538461538">
            <text:p>0.594711538461538</text:p>
          </table:table-cell>
          <table:table-cell table:formula="of:=VAR(['dados.hepatitis'.D4:.M4])" office:value-type="float" office:value="0.0841417207703265">
            <text:p>0.0841417207703265</text:p>
          </table:table-cell>
          <table:table-cell table:formula="of:=STDEV(['dados.hepatitis'.D4:.M4])" office:value-type="float" office:value="0.290071923443698">
            <text:p>0.290071923443698</text:p>
          </table:table-cell>
          <table:table-cell/>
          <table:table-cell table:formula="of:=AVERAGE(['dados.glass'.D4:.M4])" office:value-type="float" office:value="0.904385964912281">
            <text:p>0.904385964912281</text:p>
          </table:table-cell>
          <table:table-cell table:formula="of:=VAR(['dados.glass'.D4:.M4])" office:value-type="float" office:value="0.0177567456653329">
            <text:p>0.0177567456653329</text:p>
          </table:table-cell>
          <table:table-cell table:formula="of:=STDEV(['dados.glass'.D4:.M4])" office:value-type="float" office:value="0.133254439570819">
            <text:p>0.133254439570819</text:p>
          </table:table-cell>
          <table:table-cell/>
          <table:table-cell table:formula="of:=AVERAGE(['dados.yeast'.D4:.M4])" office:value-type="float" office:value="0.941512488436633">
            <text:p>0.941512488436633</text:p>
          </table:table-cell>
          <table:table-cell table:formula="of:=VAR(['dados.yeast'.D4:.M4])" office:value-type="float" office:value="0.0116185449216791">
            <text:p>0.0116185449216791</text:p>
          </table:table-cell>
          <table:table-cell table:formula="of:=STDEV(['dados.yeast'.D4:.M4])" office:value-type="float" office:value="0.107789354398656">
            <text:p>0.107789354398656</text:p>
          </table:table-cell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table:formula="of:=AVERAGE(['dados.breast.cancer'.D5:.M5])" office:value-type="float" office:value="0.46219246031746">
            <text:p>0.46219246031746</text:p>
          </table:table-cell>
          <table:table-cell table:formula="of:=VAR(['dados.breast.cancer'.D5:.M5])" office:value-type="float" office:value="0.027462350250028">
            <text:p>0.027462350250028</text:p>
          </table:table-cell>
          <table:table-cell table:formula="of:=STDEV(['dados.breast.cancer'.D5:.M5])" office:value-type="float" office:value="0.16571768236983">
            <text:p>0.16571768236983</text:p>
          </table:table-cell>
          <table:table-cell/>
          <table:table-cell table:formula="of:=AVERAGE(['dados.vehicle'.D5:.M5])" office:value-type="float" office:value="0.965445470647773">
            <text:p>0.965445470647773</text:p>
          </table:table-cell>
          <table:table-cell table:formula="of:=VAR(['dados.vehicle'.D5:.M5])" office:value-type="float" office:value="0.00021335650436536">
            <text:p>0.00021335650436536</text:p>
          </table:table-cell>
          <table:table-cell table:formula="of:=STDEV(['dados.vehicle'.D5:.M5])" office:value-type="float" office:value="0.0146067280513249">
            <text:p>0.0146067280513249</text:p>
          </table:table-cell>
          <table:table-cell/>
          <table:table-cell table:formula="of:=AVERAGE(['dados.hepatitis'.D5:.M5])" office:value-type="float" office:value="0.634615384615385">
            <text:p>0.634615384615385</text:p>
          </table:table-cell>
          <table:table-cell table:formula="of:=VAR(['dados.hepatitis'.D5:.M5])" office:value-type="float" office:value="0.100859888008214">
            <text:p>0.100859888008214</text:p>
          </table:table-cell>
          <table:table-cell table:formula="of:=STDEV(['dados.hepatitis'.D5:.M5])" office:value-type="float" office:value="0.317584458070942">
            <text:p>0.317584458070942</text:p>
          </table:table-cell>
          <table:table-cell/>
          <table:table-cell table:formula="of:=AVERAGE(['dados.glass'.D5:.M5])" office:value-type="float" office:value="0.921052631578947">
            <text:p>0.921052631578947</text:p>
          </table:table-cell>
          <table:table-cell table:formula="of:=VAR(['dados.glass'.D5:.M5])" office:value-type="float" office:value="0.0186211141889812">
            <text:p>0.0186211141889812</text:p>
          </table:table-cell>
          <table:table-cell table:formula="of:=STDEV(['dados.glass'.D5:.M5])" office:value-type="float" office:value="0.136459203386878">
            <text:p>0.136459203386878</text:p>
          </table:table-cell>
          <table:table-cell/>
          <table:table-cell table:formula="of:=AVERAGE(['dados.yeast'.D5:.M5])" office:value-type="float" office:value="0.894703977798335">
            <text:p>0.894703977798335</text:p>
          </table:table-cell>
          <table:table-cell table:formula="of:=VAR(['dados.yeast'.D5:.M5])" office:value-type="float" office:value="0.0156441228190531">
            <text:p>0.0156441228190531</text:p>
          </table:table-cell>
          <table:table-cell table:formula="of:=STDEV(['dados.yeast'.D5:.M5])" office:value-type="float" office:value="0.125076467886862">
            <text:p>0.125076467886862</text:p>
          </table:table-cell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table:formula="of:=AVERAGE(['dados.breast.cancer'.D6:.M6])" office:value-type="float" office:value="0.393373015873016">
            <text:p>0.393373015873016</text:p>
          </table:table-cell>
          <table:table-cell table:formula="of:=VAR(['dados.breast.cancer'.D6:.M6])" office:value-type="float" office:value="0.0239855818356149">
            <text:p>0.0239855818356149</text:p>
          </table:table-cell>
          <table:table-cell table:formula="of:=STDEV(['dados.breast.cancer'.D6:.M6])" office:value-type="float" office:value="0.154872792431773">
            <text:p>0.154872792431773</text:p>
          </table:table-cell>
          <table:table-cell/>
          <table:table-cell table:formula="of:=AVERAGE(['dados.vehicle'.D6:.M6])" office:value-type="float" office:value="0.967025177125506">
            <text:p>0.967025177125506</text:p>
          </table:table-cell>
          <table:table-cell table:formula="of:=VAR(['dados.vehicle'.D6:.M6])" office:value-type="float" office:value="0.000131362570926038">
            <text:p>0.000131362570926038</text:p>
          </table:table-cell>
          <table:table-cell table:formula="of:=STDEV(['dados.vehicle'.D6:.M6])" office:value-type="float" office:value="0.0114613511823885">
            <text:p>0.0114613511823885</text:p>
          </table:table-cell>
          <table:table-cell/>
          <table:table-cell table:formula="of:=AVERAGE(['dados.hepatitis'.D6:.M6])" office:value-type="float" office:value="0.648397435897436">
            <text:p>0.648397435897436</text:p>
          </table:table-cell>
          <table:table-cell table:formula="of:=VAR(['dados.hepatitis'.D6:.M6])" office:value-type="float" office:value="0.05123904483324">
            <text:p>0.05123904483324</text:p>
          </table:table-cell>
          <table:table-cell table:formula="of:=STDEV(['dados.hepatitis'.D6:.M6])" office:value-type="float" office:value="0.226360431244597">
            <text:p>0.226360431244597</text:p>
          </table:table-cell>
          <table:table-cell/>
          <table:table-cell table:formula="of:=AVERAGE(['dados.glass'.D6:.M6])" office:value-type="float" office:value="0.947173489278752">
            <text:p>0.947173489278752</text:p>
          </table:table-cell>
          <table:table-cell table:formula="of:=VAR(['dados.glass'.D6:.M6])" office:value-type="float" office:value="0.0130642286895493">
            <text:p>0.0130642286895493</text:p>
          </table:table-cell>
          <table:table-cell table:formula="of:=STDEV(['dados.glass'.D6:.M6])" office:value-type="float" office:value="0.114298856903949">
            <text:p>0.114298856903949</text:p>
          </table:table-cell>
          <table:table-cell/>
          <table:table-cell table:formula="of:=AVERAGE(['dados.yeast'.D6:.M6])" office:value-type="float" office:value="0.86581868640148">
            <text:p>0.86581868640148</text:p>
          </table:table-cell>
          <table:table-cell table:formula="of:=VAR(['dados.yeast'.D6:.M6])" office:value-type="float" office:value="0.0253093072971325">
            <text:p>0.0253093072971325</text:p>
          </table:table-cell>
          <table:table-cell table:formula="of:=STDEV(['dados.yeast'.D6:.M6])" office:value-type="float" office:value="0.15908899175346">
            <text:p>0.15908899175346</text:p>
          </table:table-cell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table:formula="of:=AVERAGE(['dados.breast.cancer'.D7:.M7])" office:value-type="float" office:value="0.397688492063492">
            <text:p>0.397688492063492</text:p>
          </table:table-cell>
          <table:table-cell table:formula="of:=VAR(['dados.breast.cancer'.D7:.M7])" office:value-type="float" office:value="0.0265002971160172">
            <text:p>0.0265002971160172</text:p>
          </table:table-cell>
          <table:table-cell table:formula="of:=STDEV(['dados.breast.cancer'.D7:.M7])" office:value-type="float" office:value="0.162789118543032">
            <text:p>0.162789118543032</text:p>
          </table:table-cell>
          <table:table-cell/>
          <table:table-cell table:formula="of:=AVERAGE(['dados.vehicle'.D7:.M7])" office:value-type="float" office:value="0.957644863360324">
            <text:p>0.957644863360324</text:p>
          </table:table-cell>
          <table:table-cell table:formula="of:=VAR(['dados.vehicle'.D7:.M7])" office:value-type="float" office:value="0.000875312969321124">
            <text:p>0.000875312969321124</text:p>
          </table:table-cell>
          <table:table-cell table:formula="of:=STDEV(['dados.vehicle'.D7:.M7])" office:value-type="float" office:value="0.0295856885896057">
            <text:p>0.0295856885896057</text:p>
          </table:table-cell>
          <table:table-cell/>
          <table:table-cell table:formula="of:=AVERAGE(['dados.hepatitis'.D7:.M7])" office:value-type="float" office:value="0.607745726495726">
            <text:p>0.607745726495726</text:p>
          </table:table-cell>
          <table:table-cell table:formula="of:=VAR(['dados.hepatitis'.D7:.M7])" office:value-type="float" office:value="0.0303996397401401">
            <text:p>0.0303996397401401</text:p>
          </table:table-cell>
          <table:table-cell table:formula="of:=STDEV(['dados.hepatitis'.D7:.M7])" office:value-type="float" office:value="0.174354924622564">
            <text:p>0.174354924622564</text:p>
          </table:table-cell>
          <table:table-cell/>
          <table:table-cell table:formula="of:=AVERAGE(['dados.glass'.D7:.M7])" office:value-type="float" office:value="0.885769980506823">
            <text:p>0.885769980506823</text:p>
          </table:table-cell>
          <table:table-cell table:formula="of:=VAR(['dados.glass'.D7:.M7])" office:value-type="float" office:value="0.0266657547051514">
            <text:p>0.0266657547051514</text:p>
          </table:table-cell>
          <table:table-cell table:formula="of:=STDEV(['dados.glass'.D7:.M7])" office:value-type="float" office:value="0.1632965238612">
            <text:p>0.1632965238612</text:p>
          </table:table-cell>
          <table:table-cell/>
          <table:table-cell table:formula="of:=AVERAGE(['dados.yeast'.D7:.M7])" office:value-type="float" office:value="0.932608695652174">
            <text:p>0.932608695652174</text:p>
          </table:table-cell>
          <table:table-cell table:formula="of:=VAR(['dados.yeast'.D7:.M7])" office:value-type="float" office:value="0.00868865639020984">
            <text:p>0.00868865639020984</text:p>
          </table:table-cell>
          <table:table-cell table:formula="of:=STDEV(['dados.yeast'.D7:.M7])" office:value-type="float" office:value="0.0932129625653527">
            <text:p>0.0932129625653527</text:p>
          </table:table-cell>
        </table:table-row>
        <table:table-row table:style-name="ro1">
          <table:covered-table-cell table:style-name="ce2"/>
          <table:table-cell office:value-type="float" office:value="7">
            <text:p>7</text:p>
          </table:table-cell>
          <table:table-cell table:formula="of:=AVERAGE(['dados.breast.cancer'.D8:.M8])" office:value-type="float" office:value="0.370625">
            <text:p>0.370625</text:p>
          </table:table-cell>
          <table:table-cell table:formula="of:=VAR(['dados.breast.cancer'.D8:.M8])" office:value-type="float" office:value="0.0193840074159808">
            <text:p>0.0193840074159808</text:p>
          </table:table-cell>
          <table:table-cell table:formula="of:=STDEV(['dados.breast.cancer'.D8:.M8])" office:value-type="float" office:value="0.139226460904459">
            <text:p>0.139226460904459</text:p>
          </table:table-cell>
          <table:table-cell/>
          <table:table-cell table:formula="of:=AVERAGE(['dados.vehicle'.D8:.M8])" office:value-type="float" office:value="0.958907009109312">
            <text:p>0.958907009109312</text:p>
          </table:table-cell>
          <table:table-cell table:formula="of:=VAR(['dados.vehicle'.D8:.M8])" office:value-type="float" office:value="0.000632386976737891">
            <text:p>0.000632386976737891</text:p>
          </table:table-cell>
          <table:table-cell table:formula="of:=STDEV(['dados.vehicle'.D8:.M8])" office:value-type="float" office:value="0.02514730555622">
            <text:p>0.02514730555622</text:p>
          </table:table-cell>
          <table:table-cell/>
          <table:table-cell table:formula="of:=AVERAGE(['dados.hepatitis'.D8:.M8])" office:value-type="float" office:value="0.604113247863248">
            <text:p>0.604113247863248</text:p>
          </table:table-cell>
          <table:table-cell table:formula="of:=VAR(['dados.hepatitis'.D8:.M8])" office:value-type="float" office:value="0.0370262854248342">
            <text:p>0.0370262854248342</text:p>
          </table:table-cell>
          <table:table-cell table:formula="of:=STDEV(['dados.hepatitis'.D8:.M8])" office:value-type="float" office:value="0.192422154194454">
            <text:p>0.192422154194454</text:p>
          </table:table-cell>
          <table:table-cell/>
          <table:table-cell table:formula="of:=AVERAGE(['dados.glass'.D8:.M8])" office:value-type="float" office:value="0.914912280701754">
            <text:p>0.914912280701754</text:p>
          </table:table-cell>
          <table:table-cell table:formula="of:=VAR(['dados.glass'.D8:.M8])" office:value-type="float" office:value="0.0206225847269245">
            <text:p>0.0206225847269245</text:p>
          </table:table-cell>
          <table:table-cell table:formula="of:=STDEV(['dados.glass'.D8:.M8])" office:value-type="float" office:value="0.143605657015748">
            <text:p>0.143605657015748</text:p>
          </table:table-cell>
          <table:table-cell/>
          <table:table-cell table:formula="of:=AVERAGE(['dados.yeast'.D8:.M8])" office:value-type="float" office:value="0.883533765032377">
            <text:p>0.883533765032377</text:p>
          </table:table-cell>
          <table:table-cell table:formula="of:=VAR(['dados.yeast'.D8:.M8])" office:value-type="float" office:value="0.00875476333713002">
            <text:p>0.00875476333713002</text:p>
          </table:table-cell>
          <table:table-cell table:formula="of:=STDEV(['dados.yeast'.D8:.M8])" office:value-type="float" office:value="0.0935668923130934">
            <text:p>0.0935668923130934</text:p>
          </table:table-cell>
        </table:table-row>
        <table:table-row table:style-name="ro1">
          <table:covered-table-cell table:style-name="ce2"/>
          <table:table-cell office:value-type="float" office:value="8">
            <text:p>8</text:p>
          </table:table-cell>
          <table:table-cell table:formula="of:=AVERAGE(['dados.breast.cancer'.D9:.M9])" office:value-type="float" office:value="0.404474206349206">
            <text:p>0.404474206349206</text:p>
          </table:table-cell>
          <table:table-cell table:formula="of:=VAR(['dados.breast.cancer'.D9:.M9])" office:value-type="float" office:value="0.0327853679601985">
            <text:p>0.0327853679601985</text:p>
          </table:table-cell>
          <table:table-cell table:formula="of:=STDEV(['dados.breast.cancer'.D9:.M9])" office:value-type="float" office:value="0.181067302294474">
            <text:p>0.181067302294474</text:p>
          </table:table-cell>
          <table:table-cell/>
          <table:table-cell table:formula="of:=AVERAGE(['dados.vehicle'.D9:.M9])" office:value-type="float" office:value="0.956004428137652">
            <text:p>0.956004428137652</text:p>
          </table:table-cell>
          <table:table-cell table:formula="of:=VAR(['dados.vehicle'.D9:.M9])" office:value-type="float" office:value="0.000391922188951432">
            <text:p>0.000391922188951432</text:p>
          </table:table-cell>
          <table:table-cell table:formula="of:=STDEV(['dados.vehicle'.D9:.M9])" office:value-type="float" office:value="0.0197970247499828">
            <text:p>0.0197970247499828</text:p>
          </table:table-cell>
          <table:table-cell/>
          <table:table-cell table:formula="of:=AVERAGE(['dados.hepatitis'.D9:.M9])" office:value-type="float" office:value="0.61965811965812">
            <text:p>0.61965811965812</text:p>
          </table:table-cell>
          <table:table-cell table:formula="of:=VAR(['dados.hepatitis'.D9:.M9])" office:value-type="float" office:value="0.0435761479208773">
            <text:p>0.0435761479208773</text:p>
          </table:table-cell>
          <table:table-cell table:formula="of:=STDEV(['dados.hepatitis'.D9:.M9])" office:value-type="float" office:value="0.208749006993751">
            <text:p>0.208749006993751</text:p>
          </table:table-cell>
          <table:table-cell/>
          <table:table-cell table:formula="of:=AVERAGE(['dados.glass'.D9:.M9])" office:value-type="float" office:value="0.88859649122807">
            <text:p>0.88859649122807</text:p>
          </table:table-cell>
          <table:table-cell table:formula="of:=VAR(['dados.glass'.D9:.M9])" office:value-type="float" office:value="0.0266757292842242">
            <text:p>0.0266757292842242</text:p>
          </table:table-cell>
          <table:table-cell table:formula="of:=STDEV(['dados.glass'.D9:.M9])" office:value-type="float" office:value="0.163327062314315">
            <text:p>0.163327062314315</text:p>
          </table:table-cell>
          <table:table-cell/>
          <table:table-cell table:formula="of:=AVERAGE(['dados.yeast'.D9:.M9])" office:value-type="float" office:value="0.918038852913969">
            <text:p>0.918038852913969</text:p>
          </table:table-cell>
          <table:table-cell table:formula="of:=VAR(['dados.yeast'.D9:.M9])" office:value-type="float" office:value="0.0102589400315621">
            <text:p>0.0102589400315621</text:p>
          </table:table-cell>
          <table:table-cell table:formula="of:=STDEV(['dados.yeast'.D9:.M9])" office:value-type="float" office:value="0.101286425702372">
            <text:p>0.101286425702372</text:p>
          </table:table-cell>
        </table:table-row>
        <table:table-row table:style-name="ro1">
          <table:covered-table-cell table:style-name="ce2"/>
          <table:table-cell office:value-type="float" office:value="9">
            <text:p>9</text:p>
          </table:table-cell>
          <table:table-cell table:formula="of:=AVERAGE(['dados.breast.cancer'.D10:.M10])" office:value-type="float" office:value="0.413253968253968">
            <text:p>0.413253968253968</text:p>
          </table:table-cell>
          <table:table-cell table:formula="of:=VAR(['dados.breast.cancer'.D10:.M10])" office:value-type="float" office:value="0.0410210800369531">
            <text:p>0.0410210800369531</text:p>
          </table:table-cell>
          <table:table-cell table:formula="of:=STDEV(['dados.breast.cancer'.D10:.M10])" office:value-type="float" office:value="0.202536614065094">
            <text:p>0.202536614065094</text:p>
          </table:table-cell>
          <table:table-cell/>
          <table:table-cell table:formula="of:=AVERAGE(['dados.vehicle'.D10:.M10])" office:value-type="float" office:value="0.958990005060728">
            <text:p>0.958990005060728</text:p>
          </table:table-cell>
          <table:table-cell table:formula="of:=VAR(['dados.vehicle'.D10:.M10])" office:value-type="float" office:value="0.000197149887952694">
            <text:p>0.000197149887952694</text:p>
          </table:table-cell>
          <table:table-cell table:formula="of:=STDEV(['dados.vehicle'.D10:.M10])" office:value-type="float" office:value="0.0140410073695834">
            <text:p>0.0140410073695834</text:p>
          </table:table-cell>
          <table:table-cell/>
          <table:table-cell table:formula="of:=AVERAGE(['dados.hepatitis'.D10:.M10])" office:value-type="float" office:value="0.665865384615385">
            <text:p>0.665865384615385</text:p>
          </table:table-cell>
          <table:table-cell table:formula="of:=VAR(['dados.hepatitis'.D10:.M10])" office:value-type="float" office:value="0.0400253732974976">
            <text:p>0.0400253732974976</text:p>
          </table:table-cell>
          <table:table-cell table:formula="of:=STDEV(['dados.hepatitis'.D10:.M10])" office:value-type="float" office:value="0.200063423187492">
            <text:p>0.200063423187492</text:p>
          </table:table-cell>
          <table:table-cell/>
          <table:table-cell table:formula="of:=AVERAGE(['dados.glass'.D10:.M10])" office:value-type="float" office:value="0.884892787524366">
            <text:p>0.884892787524366</text:p>
          </table:table-cell>
          <table:table-cell table:formula="of:=VAR(['dados.glass'.D10:.M10])" office:value-type="float" office:value="0.0286394864136733">
            <text:p>0.0286394864136733</text:p>
          </table:table-cell>
          <table:table-cell table:formula="of:=STDEV(['dados.glass'.D10:.M10])" office:value-type="float" office:value="0.16923204901458">
            <text:p>0.16923204901458</text:p>
          </table:table-cell>
          <table:table-cell/>
          <table:table-cell table:formula="of:=AVERAGE(['dados.yeast'.D10:.M10])" office:value-type="float" office:value="0.858811285846438">
            <text:p>0.858811285846438</text:p>
          </table:table-cell>
          <table:table-cell table:formula="of:=VAR(['dados.yeast'.D10:.M10])" office:value-type="float" office:value="0.0149664992765556">
            <text:p>0.0149664992765556</text:p>
          </table:table-cell>
          <table:table-cell table:formula="of:=STDEV(['dados.yeast'.D10:.M10])" office:value-type="float" office:value="0.122337644560273">
            <text:p>0.122337644560273</text:p>
          </table:table-cell>
        </table:table-row>
        <table:table-row table:style-name="ro1">
          <table:covered-table-cell table:style-name="ce2"/>
          <table:table-cell office:value-type="float" office:value="10">
            <text:p>10</text:p>
          </table:table-cell>
          <table:table-cell table:formula="of:=AVERAGE(['dados.breast.cancer'.D11:.M11])" office:value-type="float" office:value="0.450545634920635">
            <text:p>0.450545634920635</text:p>
          </table:table-cell>
          <table:table-cell table:formula="of:=VAR(['dados.breast.cancer'.D11:.M11])" office:value-type="float" office:value="0.029835597079624">
            <text:p>0.029835597079624</text:p>
          </table:table-cell>
          <table:table-cell table:formula="of:=STDEV(['dados.breast.cancer'.D11:.M11])" office:value-type="float" office:value="0.172729838417177">
            <text:p>0.172729838417177</text:p>
          </table:table-cell>
          <table:table-cell/>
          <table:table-cell table:formula="of:=AVERAGE(['dados.vehicle'.D11:.M11])" office:value-type="float" office:value="0.956698380566802">
            <text:p>0.956698380566802</text:p>
          </table:table-cell>
          <table:table-cell table:formula="of:=VAR(['dados.vehicle'.D11:.M11])" office:value-type="float" office:value="0.000708761664874467">
            <text:p>0.000708761664874467</text:p>
          </table:table-cell>
          <table:table-cell table:formula="of:=STDEV(['dados.vehicle'.D11:.M11])" office:value-type="float" office:value="0.0266225781034532">
            <text:p>0.0266225781034532</text:p>
          </table:table-cell>
          <table:table-cell/>
          <table:table-cell table:formula="of:=AVERAGE(['dados.hepatitis'.D11:.M11])" office:value-type="float" office:value="0.721794871794872">
            <text:p>0.721794871794872</text:p>
          </table:table-cell>
          <table:table-cell table:formula="of:=VAR(['dados.hepatitis'.D11:.M11])" office:value-type="float" office:value="0.0457137751519874">
            <text:p>0.0457137751519874</text:p>
          </table:table-cell>
          <table:table-cell table:formula="of:=STDEV(['dados.hepatitis'.D11:.M11])" office:value-type="float" office:value="0.213807799558359">
            <text:p>0.213807799558359</text:p>
          </table:table-cell>
          <table:table-cell/>
          <table:table-cell table:formula="of:=AVERAGE(['dados.glass'.D11:.M11])" office:value-type="float" office:value="0.88859649122807">
            <text:p>0.88859649122807</text:p>
          </table:table-cell>
          <table:table-cell table:formula="of:=VAR(['dados.glass'.D11:.M11])" office:value-type="float" office:value="0.0266757292842242">
            <text:p>0.0266757292842242</text:p>
          </table:table-cell>
          <table:table-cell table:formula="of:=STDEV(['dados.glass'.D11:.M11])" office:value-type="float" office:value="0.163327062314315">
            <text:p>0.163327062314315</text:p>
          </table:table-cell>
          <table:table-cell/>
          <table:table-cell table:formula="of:=AVERAGE(['dados.yeast'.D11:.M11])" office:value-type="float" office:value="0.848057354301572">
            <text:p>0.848057354301572</text:p>
          </table:table-cell>
          <table:table-cell table:formula="of:=VAR(['dados.yeast'.D11:.M11])" office:value-type="float" office:value="0.0192445380828786">
            <text:p>0.0192445380828786</text:p>
          </table:table-cell>
          <table:table-cell table:formula="of:=STDEV(['dados.yeast'.D11:.M11])" office:value-type="float" office:value="0.138724684475686">
            <text:p>0.138724684475686</text:p>
          </table:table-cell>
        </table:table-row>
        <table:table-row table:style-name="ro1">
          <table:covered-table-cell table:style-name="ce2"/>
          <table:table-cell office:value-type="float" office:value="11">
            <text:p>11</text:p>
          </table:table-cell>
          <table:table-cell table:formula="of:=AVERAGE(['dados.breast.cancer'.D12:.M12])" office:value-type="float" office:value="0.363234126984127">
            <text:p>0.363234126984127</text:p>
          </table:table-cell>
          <table:table-cell table:formula="of:=VAR(['dados.breast.cancer'.D12:.M12])" office:value-type="float" office:value="0.0209825872735926">
            <text:p>0.0209825872735926</text:p>
          </table:table-cell>
          <table:table-cell table:formula="of:=STDEV(['dados.breast.cancer'.D12:.M12])" office:value-type="float" office:value="0.144853675388623">
            <text:p>0.144853675388623</text:p>
          </table:table-cell>
          <table:table-cell/>
          <table:table-cell table:formula="of:=AVERAGE(['dados.vehicle'.D12:.M12])" office:value-type="float" office:value="0.92956161437247">
            <text:p>0.92956161437247</text:p>
          </table:table-cell>
          <table:table-cell table:formula="of:=VAR(['dados.vehicle'.D12:.M12])" office:value-type="float" office:value="0.00635467383414358">
            <text:p>0.00635467383414358</text:p>
          </table:table-cell>
          <table:table-cell table:formula="of:=STDEV(['dados.vehicle'.D12:.M12])" office:value-type="float" office:value="0.0797162081018884">
            <text:p>0.0797162081018884</text:p>
          </table:table-cell>
          <table:table-cell/>
          <table:table-cell table:formula="of:=AVERAGE(['dados.hepatitis'.D12:.M12])" office:value-type="float" office:value="0.740544871794872">
            <text:p>0.740544871794872</text:p>
          </table:table-cell>
          <table:table-cell table:formula="of:=VAR(['dados.hepatitis'.D12:.M12])" office:value-type="float" office:value="0.0474575116324137">
            <text:p>0.0474575116324137</text:p>
          </table:table-cell>
          <table:table-cell table:formula="of:=STDEV(['dados.hepatitis'.D12:.M12])" office:value-type="float" office:value="0.217847450369321">
            <text:p>0.217847450369321</text:p>
          </table:table-cell>
          <table:table-cell/>
          <table:table-cell table:formula="of:=AVERAGE(['dados.glass'.D12:.M12])" office:value-type="float" office:value="0.912768031189084">
            <text:p>0.912768031189084</text:p>
          </table:table-cell>
          <table:table-cell table:formula="of:=VAR(['dados.glass'.D12:.M12])" office:value-type="float" office:value="0.0256930907515703">
            <text:p>0.0256930907515703</text:p>
          </table:table-cell>
          <table:table-cell table:formula="of:=STDEV(['dados.glass'.D12:.M12])" office:value-type="float" office:value="0.160290644616491">
            <text:p>0.160290644616491</text:p>
          </table:table-cell>
          <table:table-cell/>
          <table:table-cell table:formula="of:=AVERAGE(['dados.yeast'.D12:.M12])" office:value-type="float" office:value="0.907701202590194">
            <text:p>0.907701202590194</text:p>
          </table:table-cell>
          <table:table-cell table:formula="of:=VAR(['dados.yeast'.D12:.M12])" office:value-type="float" office:value="0.00887016227175513">
            <text:p>0.00887016227175513</text:p>
          </table:table-cell>
          <table:table-cell table:formula="of:=STDEV(['dados.yeast'.D12:.M12])" office:value-type="float" office:value="0.0941815389115889">
            <text:p>0.0941815389115889</text:p>
          </table:table-cell>
        </table:table-row>
        <table:table-row table:style-name="ro1">
          <table:covered-table-cell table:style-name="ce2"/>
          <table:table-cell office:value-type="float" office:value="12">
            <text:p>12</text:p>
          </table:table-cell>
          <table:table-cell table:formula="of:=AVERAGE(['dados.breast.cancer'.D13:.M13])" office:value-type="float" office:value="0.38156746031746">
            <text:p>0.38156746031746</text:p>
          </table:table-cell>
          <table:table-cell table:formula="of:=VAR(['dados.breast.cancer'.D13:.M13])" office:value-type="float" office:value="0.0248005436227989">
            <text:p>0.0248005436227989</text:p>
          </table:table-cell>
          <table:table-cell table:formula="of:=STDEV(['dados.breast.cancer'.D13:.M13])" office:value-type="float" office:value="0.15748188347489">
            <text:p>0.15748188347489</text:p>
          </table:table-cell>
          <table:table-cell/>
          <table:table-cell table:formula="of:=AVERAGE(['dados.vehicle'.D13:.M13])" office:value-type="float" office:value="0.956528846153846">
            <text:p>0.956528846153846</text:p>
          </table:table-cell>
          <table:table-cell table:formula="of:=VAR(['dados.vehicle'.D13:.M13])" office:value-type="float" office:value="0.00047223996856509">
            <text:p>0.00047223996856509</text:p>
          </table:table-cell>
          <table:table-cell table:formula="of:=STDEV(['dados.vehicle'.D13:.M13])" office:value-type="float" office:value="0.0217310830048824">
            <text:p>0.0217310830048824</text:p>
          </table:table-cell>
          <table:table-cell/>
          <table:table-cell table:formula="of:=AVERAGE(['dados.hepatitis'.D13:.M13])" office:value-type="float" office:value="0.7125">
            <text:p>0.7125</text:p>
          </table:table-cell>
          <table:table-cell table:formula="of:=VAR(['dados.hepatitis'.D13:.M13])" office:value-type="float" office:value="0.0590707588615352">
            <text:p>0.0590707588615352</text:p>
          </table:table-cell>
          <table:table-cell table:formula="of:=STDEV(['dados.hepatitis'.D13:.M13])" office:value-type="float" office:value="0.243044767196365">
            <text:p>0.243044767196365</text:p>
          </table:table-cell>
          <table:table-cell/>
          <table:table-cell table:formula="of:=AVERAGE(['dados.glass'.D13:.M13])" office:value-type="float" office:value="0.893859649122807">
            <text:p>0.893859649122807</text:p>
          </table:table-cell>
          <table:table-cell table:formula="of:=VAR(['dados.glass'.D13:.M13])" office:value-type="float" office:value="0.0273323415751855">
            <text:p>0.0273323415751855</text:p>
          </table:table-cell>
          <table:table-cell table:formula="of:=STDEV(['dados.glass'.D13:.M13])" office:value-type="float" office:value="0.165324957508495">
            <text:p>0.165324957508495</text:p>
          </table:table-cell>
          <table:table-cell/>
          <table:table-cell table:formula="of:=AVERAGE(['dados.yeast'.D13:.M13])" office:value-type="float" office:value="0.903422756706753">
            <text:p>0.903422756706753</text:p>
          </table:table-cell>
          <table:table-cell table:formula="of:=VAR(['dados.yeast'.D13:.M13])" office:value-type="float" office:value="0.00848908757580192">
            <text:p>0.00848908757580192</text:p>
          </table:table-cell>
          <table:table-cell table:formula="of:=STDEV(['dados.yeast'.D13:.M13])" office:value-type="float" office:value="0.092136244636961">
            <text:p>0.092136244636961</text:p>
          </table:table-cell>
        </table:table-row>
        <table:table-row table:style-name="ro1">
          <table:covered-table-cell table:style-name="ce2"/>
          <table:table-cell office:value-type="float" office:value="13">
            <text:p>13</text:p>
          </table:table-cell>
          <table:table-cell table:formula="of:=AVERAGE(['dados.breast.cancer'.D14:.M14])" office:value-type="float" office:value="0.411289682539683">
            <text:p>0.411289682539683</text:p>
          </table:table-cell>
          <table:table-cell table:formula="of:=VAR(['dados.breast.cancer'.D14:.M14])" office:value-type="float" office:value="0.0314407552630106">
            <text:p>0.0314407552630106</text:p>
          </table:table-cell>
          <table:table-cell table:formula="of:=STDEV(['dados.breast.cancer'.D14:.M14])" office:value-type="float" office:value="0.177315411803404">
            <text:p>0.177315411803404</text:p>
          </table:table-cell>
          <table:table-cell/>
          <table:table-cell table:formula="of:=AVERAGE(['dados.vehicle'.D14:.M14])" office:value-type="float" office:value="0.956835526315789">
            <text:p>0.956835526315789</text:p>
          </table:table-cell>
          <table:table-cell table:formula="of:=VAR(['dados.vehicle'.D14:.M14])" office:value-type="float" office:value="0.000327888457671202">
            <text:p>0.000327888457671202</text:p>
          </table:table-cell>
          <table:table-cell table:formula="of:=STDEV(['dados.vehicle'.D14:.M14])" office:value-type="float" office:value="0.0181076905670271">
            <text:p>0.0181076905670271</text:p>
          </table:table-cell>
          <table:table-cell/>
          <table:table-cell table:formula="of:=AVERAGE(['dados.hepatitis'.D14:.M14])" office:value-type="float" office:value="0.732905982905983">
            <text:p>0.732905982905983</text:p>
          </table:table-cell>
          <table:table-cell table:formula="of:=VAR(['dados.hepatitis'.D14:.M14])" office:value-type="float" office:value="0.0307980581529371">
            <text:p>0.0307980581529371</text:p>
          </table:table-cell>
          <table:table-cell table:formula="of:=STDEV(['dados.hepatitis'.D14:.M14])" office:value-type="float" office:value="0.175493755310373">
            <text:p>0.175493755310373</text:p>
          </table:table-cell>
          <table:table-cell/>
          <table:table-cell table:formula="of:=AVERAGE(['dados.glass'.D14:.M14])" office:value-type="float" office:value="0.893859649122807">
            <text:p>0.893859649122807</text:p>
          </table:table-cell>
          <table:table-cell table:formula="of:=VAR(['dados.glass'.D14:.M14])" office:value-type="float" office:value="0.0273323415751855">
            <text:p>0.0273323415751855</text:p>
          </table:table-cell>
          <table:table-cell table:formula="of:=STDEV(['dados.glass'.D14:.M14])" office:value-type="float" office:value="0.165324957508495">
            <text:p>0.165324957508495</text:p>
          </table:table-cell>
          <table:table-cell/>
          <table:table-cell table:formula="of:=AVERAGE(['dados.yeast'.D14:.M14])" office:value-type="float" office:value="0.940379278445884">
            <text:p>0.940379278445884</text:p>
          </table:table-cell>
          <table:table-cell table:formula="of:=VAR(['dados.yeast'.D14:.M14])" office:value-type="float" office:value="0.00694775216888312">
            <text:p>0.00694775216888312</text:p>
          </table:table-cell>
          <table:table-cell table:formula="of:=STDEV(['dados.yeast'.D14:.M14])" office:value-type="float" office:value="0.0833531773172632">
            <text:p>0.0833531773172632</text:p>
          </table:table-cell>
        </table:table-row>
        <table:table-row table:style-name="ro1">
          <table:covered-table-cell table:style-name="ce2"/>
          <table:table-cell office:value-type="float" office:value="14">
            <text:p>14</text:p>
          </table:table-cell>
          <table:table-cell table:formula="of:=AVERAGE(['dados.breast.cancer'.D15:.M15])" office:value-type="float" office:value="0.352708333333333">
            <text:p>0.352708333333333</text:p>
          </table:table-cell>
          <table:table-cell table:formula="of:=VAR(['dados.breast.cancer'.D15:.M15])" office:value-type="float" office:value="0.0336818897890947">
            <text:p>0.0336818897890947</text:p>
          </table:table-cell>
          <table:table-cell table:formula="of:=STDEV(['dados.breast.cancer'.D15:.M15])" office:value-type="float" office:value="0.183526264575659">
            <text:p>0.183526264575659</text:p>
          </table:table-cell>
          <table:table-cell/>
          <table:table-cell table:formula="of:=AVERAGE(['dados.vehicle'.D15:.M15])" office:value-type="float" office:value="0.962280996963563">
            <text:p>0.962280996963563</text:p>
          </table:table-cell>
          <table:table-cell table:formula="of:=VAR(['dados.vehicle'.D15:.M15])" office:value-type="float" office:value="0.000151250546385261">
            <text:p>0.000151250546385261</text:p>
          </table:table-cell>
          <table:table-cell table:formula="of:=STDEV(['dados.vehicle'.D15:.M15])" office:value-type="float" office:value="0.0122983960899485">
            <text:p>0.0122983960899485</text:p>
          </table:table-cell>
          <table:table-cell/>
          <table:table-cell table:formula="of:=AVERAGE(['dados.hepatitis'.D15:.M15])" office:value-type="float" office:value="0.703044871794872">
            <text:p>0.703044871794872</text:p>
          </table:table-cell>
          <table:table-cell table:formula="of:=VAR(['dados.hepatitis'.D15:.M15])" office:value-type="float" office:value="0.0422564327044829">
            <text:p>0.0422564327044829</text:p>
          </table:table-cell>
          <table:table-cell table:formula="of:=STDEV(['dados.hepatitis'.D15:.M15])" office:value-type="float" office:value="0.20556369500591">
            <text:p>0.20556369500591</text:p>
          </table:table-cell>
          <table:table-cell/>
          <table:table-cell table:formula="of:=AVERAGE(['dados.glass'.D15:.M15])" office:value-type="float" office:value="0.891228070175439">
            <text:p>0.891228070175439</text:p>
          </table:table-cell>
          <table:table-cell table:formula="of:=VAR(['dados.glass'.D15:.M15])" office:value-type="float" office:value="0.0269347833521425">
            <text:p>0.0269347833521425</text:p>
          </table:table-cell>
          <table:table-cell table:formula="of:=STDEV(['dados.glass'.D15:.M15])" office:value-type="float" office:value="0.164118199332501">
            <text:p>0.164118199332501</text:p>
          </table:table-cell>
          <table:table-cell/>
          <table:table-cell table:formula="of:=AVERAGE(['dados.yeast'.D15:.M15])" office:value-type="float" office:value="0.905596669750231">
            <text:p>0.905596669750231</text:p>
          </table:table-cell>
          <table:table-cell table:formula="of:=VAR(['dados.yeast'.D15:.M15])" office:value-type="float" office:value="0.011864697026704">
            <text:p>0.011864697026704</text:p>
          </table:table-cell>
          <table:table-cell table:formula="of:=STDEV(['dados.yeast'.D15:.M15])" office:value-type="float" office:value="0.108925190046674">
            <text:p>0.108925190046674</text:p>
          </table:table-cell>
        </table:table-row>
        <table:table-row table:style-name="ro1">
          <table:covered-table-cell table:style-name="ce2"/>
          <table:table-cell office:value-type="float" office:value="15">
            <text:p>15</text:p>
          </table:table-cell>
          <table:table-cell table:formula="of:=AVERAGE(['dados.breast.cancer'.D16:.M16])" office:value-type="float" office:value="0.374722222222222">
            <text:p>0.374722222222222</text:p>
          </table:table-cell>
          <table:table-cell table:formula="of:=VAR(['dados.breast.cancer'.D16:.M16])" office:value-type="float" office:value="0.0357021819272977">
            <text:p>0.0357021819272977</text:p>
          </table:table-cell>
          <table:table-cell table:formula="of:=STDEV(['dados.breast.cancer'.D16:.M16])" office:value-type="float" office:value="0.188950210180613">
            <text:p>0.188950210180613</text:p>
          </table:table-cell>
          <table:table-cell/>
          <table:table-cell table:formula="of:=AVERAGE(['dados.vehicle'.D16:.M16])" office:value-type="float" office:value="0.963769167510121">
            <text:p>0.963769167510121</text:p>
          </table:table-cell>
          <table:table-cell table:formula="of:=VAR(['dados.vehicle'.D16:.M16])" office:value-type="float" office:value="0.000153275815568886">
            <text:p>0.000153275815568886</text:p>
          </table:table-cell>
          <table:table-cell table:formula="of:=STDEV(['dados.vehicle'.D16:.M16])" office:value-type="float" office:value="0.0123804610402394">
            <text:p>0.0123804610402394</text:p>
          </table:table-cell>
          <table:table-cell/>
          <table:table-cell table:formula="of:=AVERAGE(['dados.hepatitis'.D16:.M16])" office:value-type="float" office:value="0.694978632478633">
            <text:p>0.694978632478633</text:p>
          </table:table-cell>
          <table:table-cell table:formula="of:=VAR(['dados.hepatitis'.D16:.M16])" office:value-type="float" office:value="0.050504612381393">
            <text:p>0.050504612381393</text:p>
          </table:table-cell>
          <table:table-cell table:formula="of:=STDEV(['dados.hepatitis'.D16:.M16])" office:value-type="float" office:value="0.224732312722032">
            <text:p>0.224732312722032</text:p>
          </table:table-cell>
          <table:table-cell/>
          <table:table-cell table:formula="of:=AVERAGE(['dados.glass'.D16:.M16])" office:value-type="float" office:value="0.881189083820663">
            <text:p>0.881189083820663</text:p>
          </table:table-cell>
          <table:table-cell table:formula="of:=VAR(['dados.glass'.D16:.M16])" office:value-type="float" office:value="0.0308775919656191">
            <text:p>0.0308775919656191</text:p>
          </table:table-cell>
          <table:table-cell table:formula="of:=STDEV(['dados.glass'.D16:.M16])" office:value-type="float" office:value="0.17572020932613">
            <text:p>0.17572020932613</text:p>
          </table:table-cell>
          <table:table-cell/>
          <table:table-cell table:formula="of:=AVERAGE(['dados.yeast'.D16:.M16])" office:value-type="float" office:value="0.932978723404255">
            <text:p>0.932978723404255</text:p>
          </table:table-cell>
          <table:table-cell table:formula="of:=VAR(['dados.yeast'.D16:.M16])" office:value-type="float" office:value="0.00873986609741954">
            <text:p>0.00873986609741954</text:p>
          </table:table-cell>
          <table:table-cell table:formula="of:=STDEV(['dados.yeast'.D16:.M16])" office:value-type="float" office:value="0.0934872509886751">
            <text:p>0.0934872509886751</text:p>
          </table:table-cell>
        </table:table-row>
        <table:table-row table:style-name="ro1">
          <table:covered-table-cell table:style-name="ce2"/>
          <table:table-cell office:value-type="float" office:value="16">
            <text:p>16</text:p>
          </table:table-cell>
          <table:table-cell table:formula="of:=AVERAGE(['dados.breast.cancer'.D17:.M17])" office:value-type="float" office:value="0.372013888888889">
            <text:p>0.372013888888889</text:p>
          </table:table-cell>
          <table:table-cell table:formula="of:=VAR(['dados.breast.cancer'.D17:.M17])" office:value-type="float" office:value="0.0314620895490398">
            <text:p>0.0314620895490398</text:p>
          </table:table-cell>
          <table:table-cell table:formula="of:=STDEV(['dados.breast.cancer'.D17:.M17])" office:value-type="float" office:value="0.177375560743412">
            <text:p>0.177375560743412</text:p>
          </table:table-cell>
          <table:table-cell/>
          <table:table-cell table:formula="of:=AVERAGE(['dados.vehicle'.D17:.M17])" office:value-type="float" office:value="0.959523342611336">
            <text:p>0.959523342611336</text:p>
          </table:table-cell>
          <table:table-cell table:formula="of:=VAR(['dados.vehicle'.D17:.M17])" office:value-type="float" office:value="0.000245687955765983">
            <text:p>0.000245687955765983</text:p>
          </table:table-cell>
          <table:table-cell table:formula="of:=STDEV(['dados.vehicle'.D17:.M17])" office:value-type="float" office:value="0.0156744363779366">
            <text:p>0.0156744363779366</text:p>
          </table:table-cell>
          <table:table-cell/>
          <table:table-cell table:formula="of:=AVERAGE(['dados.hepatitis'.D17:.M17])" office:value-type="float" office:value="0.651228632478633">
            <text:p>0.651228632478633</text:p>
          </table:table-cell>
          <table:table-cell table:formula="of:=VAR(['dados.hepatitis'.D17:.M17])" office:value-type="float" office:value="0.0362716750726455">
            <text:p>0.0362716750726455</text:p>
          </table:table-cell>
          <table:table-cell table:formula="of:=STDEV(['dados.hepatitis'.D17:.M17])" office:value-type="float" office:value="0.190451240669746">
            <text:p>0.190451240669746</text:p>
          </table:table-cell>
          <table:table-cell/>
          <table:table-cell table:formula="of:=AVERAGE(['dados.glass'.D17:.M17])" office:value-type="float" office:value="0.877485380116959">
            <text:p>0.877485380116959</text:p>
          </table:table-cell>
          <table:table-cell table:formula="of:=VAR(['dados.glass'.D17:.M17])" office:value-type="float" office:value="0.0333900459400613">
            <text:p>0.0333900459400613</text:p>
          </table:table-cell>
          <table:table-cell table:formula="of:=STDEV(['dados.glass'.D17:.M17])" office:value-type="float" office:value="0.182729433699285">
            <text:p>0.182729433699285</text:p>
          </table:table-cell>
          <table:table-cell/>
          <table:table-cell table:formula="of:=AVERAGE(['dados.yeast'.D17:.M17])" office:value-type="float" office:value="0.926456984273821">
            <text:p>0.926456984273821</text:p>
          </table:table-cell>
          <table:table-cell table:formula="of:=VAR(['dados.yeast'.D17:.M17])" office:value-type="float" office:value="0.0116332775477227">
            <text:p>0.0116332775477227</text:p>
          </table:table-cell>
          <table:table-cell table:formula="of:=STDEV(['dados.yeast'.D17:.M17])" office:value-type="float" office:value="0.107857672641879">
            <text:p>0.107857672641879</text:p>
          </table:table-cell>
        </table:table-row>
        <table:table-row table:style-name="ro1">
          <table:covered-table-cell table:style-name="ce2"/>
          <table:table-cell office:value-type="float" office:value="17">
            <text:p>17</text:p>
          </table:table-cell>
          <table:table-cell table:formula="of:=AVERAGE(['dados.breast.cancer'.D18:.M18])" office:value-type="float" office:value="0.360486111111111">
            <text:p>0.360486111111111</text:p>
          </table:table-cell>
          <table:table-cell table:formula="of:=VAR(['dados.breast.cancer'.D18:.M18])" office:value-type="float" office:value="0.0331820612568587">
            <text:p>0.0331820612568587</text:p>
          </table:table-cell>
          <table:table-cell table:formula="of:=STDEV(['dados.breast.cancer'.D18:.M18])" office:value-type="float" office:value="0.18215943910997">
            <text:p>0.18215943910997</text:p>
          </table:table-cell>
          <table:table-cell/>
          <table:table-cell table:formula="of:=AVERAGE(['dados.vehicle'.D18:.M18])" office:value-type="float" office:value="0.964844888663968">
            <text:p>0.964844888663968</text:p>
          </table:table-cell>
          <table:table-cell table:formula="of:=VAR(['dados.vehicle'.D18:.M18])" office:value-type="float" office:value="0.000260098076074356">
            <text:p>0.000260098076074356</text:p>
          </table:table-cell>
          <table:table-cell table:formula="of:=STDEV(['dados.vehicle'.D18:.M18])" office:value-type="float" office:value="0.0161275564198163">
            <text:p>0.0161275564198163</text:p>
          </table:table-cell>
          <table:table-cell/>
          <table:table-cell table:formula="of:=AVERAGE(['dados.hepatitis'.D18:.M18])" office:value-type="float" office:value="0.684081196581196">
            <text:p>0.684081196581196</text:p>
          </table:table-cell>
          <table:table-cell table:formula="of:=VAR(['dados.hepatitis'.D18:.M18])" office:value-type="float" office:value="0.0167764593022784">
            <text:p>0.0167764593022784</text:p>
          </table:table-cell>
          <table:table-cell table:formula="of:=STDEV(['dados.hepatitis'.D18:.M18])" office:value-type="float" office:value="0.129523971921334">
            <text:p>0.129523971921334</text:p>
          </table:table-cell>
          <table:table-cell/>
          <table:table-cell table:formula="of:=AVERAGE(['dados.glass'.D18:.M18])" office:value-type="float" office:value="0.880116959064327">
            <text:p>0.880116959064327</text:p>
          </table:table-cell>
          <table:table-cell table:formula="of:=VAR(['dados.glass'.D18:.M18])" office:value-type="float" office:value="0.0337140772659394">
            <text:p>0.0337140772659394</text:p>
          </table:table-cell>
          <table:table-cell table:formula="of:=STDEV(['dados.glass'.D18:.M18])" office:value-type="float" office:value="0.183613935380568">
            <text:p>0.183613935380568</text:p>
          </table:table-cell>
          <table:table-cell/>
          <table:table-cell table:formula="of:=AVERAGE(['dados.yeast'.D18:.M18])" office:value-type="float" office:value="0.928561517113783">
            <text:p>0.928561517113783</text:p>
          </table:table-cell>
          <table:table-cell table:formula="of:=VAR(['dados.yeast'.D18:.M18])" office:value-type="float" office:value="0.0124794328000183">
            <text:p>0.0124794328000183</text:p>
          </table:table-cell>
          <table:table-cell table:formula="of:=STDEV(['dados.yeast'.D18:.M18])" office:value-type="float" office:value="0.11171138169416">
            <text:p>0.11171138169416</text:p>
          </table:table-cell>
        </table:table-row>
        <table:table-row table:style-name="ro1">
          <table:covered-table-cell table:style-name="ce2"/>
          <table:table-cell office:value-type="float" office:value="18">
            <text:p>18</text:p>
          </table:table-cell>
          <table:table-cell table:formula="of:=AVERAGE(['dados.breast.cancer'.D19:.M19])" office:value-type="float" office:value="0.336527777777778">
            <text:p>0.336527777777778</text:p>
          </table:table-cell>
          <table:table-cell table:formula="of:=VAR(['dados.breast.cancer'.D19:.M19])" office:value-type="float" office:value="0.0104175454389575">
            <text:p>0.0104175454389575</text:p>
          </table:table-cell>
          <table:table-cell table:formula="of:=STDEV(['dados.breast.cancer'.D19:.M19])" office:value-type="float" office:value="0.102066377612598">
            <text:p>0.102066377612598</text:p>
          </table:table-cell>
          <table:table-cell/>
          <table:table-cell table:formula="of:=AVERAGE(['dados.vehicle'.D19:.M19])" office:value-type="float" office:value="0.968783147773279">
            <text:p>0.968783147773279</text:p>
          </table:table-cell>
          <table:table-cell table:formula="of:=VAR(['dados.vehicle'.D19:.M19])" office:value-type="float" office:value="0.00024207624763013">
            <text:p>0.00024207624763013</text:p>
          </table:table-cell>
          <table:table-cell table:formula="of:=STDEV(['dados.vehicle'.D19:.M19])" office:value-type="float" office:value="0.0155587996847485">
            <text:p>0.0155587996847485</text:p>
          </table:table-cell>
          <table:table-cell/>
          <table:table-cell table:formula="of:=AVERAGE(['dados.hepatitis'.D19:.M19])" office:value-type="float" office:value="0.648824786324786">
            <text:p>0.648824786324786</text:p>
          </table:table-cell>
          <table:table-cell table:formula="of:=VAR(['dados.hepatitis'.D19:.M19])" office:value-type="float" office:value="0.0352396820033928">
            <text:p>0.0352396820033928</text:p>
          </table:table-cell>
          <table:table-cell table:formula="of:=STDEV(['dados.hepatitis'.D19:.M19])" office:value-type="float" office:value="0.187722353499504">
            <text:p>0.187722353499504</text:p>
          </table:table-cell>
          <table:table-cell/>
          <table:table-cell table:formula="of:=AVERAGE(['dados.glass'.D19:.M19])" office:value-type="float" office:value="0.880116959064327">
            <text:p>0.880116959064327</text:p>
          </table:table-cell>
          <table:table-cell table:formula="of:=VAR(['dados.glass'.D19:.M19])" office:value-type="float" office:value="0.0337140772659394">
            <text:p>0.0337140772659394</text:p>
          </table:table-cell>
          <table:table-cell table:formula="of:=STDEV(['dados.glass'.D19:.M19])" office:value-type="float" office:value="0.183613935380568">
            <text:p>0.183613935380568</text:p>
          </table:table-cell>
          <table:table-cell/>
          <table:table-cell table:formula="of:=AVERAGE(['dados.yeast'.D19:.M19])" office:value-type="float" office:value="0.956822386679001">
            <text:p>0.956822386679001</text:p>
          </table:table-cell>
          <table:table-cell table:formula="of:=VAR(['dados.yeast'.D19:.M19])" office:value-type="float" office:value="0.00497262884769292">
            <text:p>0.00497262884769292</text:p>
          </table:table-cell>
          <table:table-cell table:formula="of:=STDEV(['dados.yeast'.D19:.M19])" office:value-type="float" office:value="0.0705168692419971">
            <text:p>0.0705168692419971</text:p>
          </table:table-cell>
        </table:table-row>
        <table:table-row table:style-name="ro1">
          <table:covered-table-cell table:style-name="ce2"/>
          <table:table-cell office:value-type="float" office:value="19">
            <text:p>19</text:p>
          </table:table-cell>
          <table:table-cell table:formula="of:=AVERAGE(['dados.breast.cancer'.D20:.M20])" office:value-type="float" office:value="0.321458333333333">
            <text:p>0.321458333333333</text:p>
          </table:table-cell>
          <table:table-cell table:formula="of:=VAR(['dados.breast.cancer'.D20:.M20])" office:value-type="float" office:value="0.0125075499399863">
            <text:p>0.0125075499399863</text:p>
          </table:table-cell>
          <table:table-cell table:formula="of:=STDEV(['dados.breast.cancer'.D20:.M20])" office:value-type="float" office:value="0.111837158136222">
            <text:p>0.111837158136222</text:p>
          </table:table-cell>
          <table:table-cell/>
          <table:table-cell table:formula="of:=AVERAGE(['dados.vehicle'.D20:.M20])" office:value-type="float" office:value="0.961973114878542">
            <text:p>0.961973114878542</text:p>
          </table:table-cell>
          <table:table-cell table:formula="of:=VAR(['dados.vehicle'.D20:.M20])" office:value-type="float" office:value="0.000280981354513588">
            <text:p>0.000280981354513588</text:p>
          </table:table-cell>
          <table:table-cell table:formula="of:=STDEV(['dados.vehicle'.D20:.M20])" office:value-type="float" office:value="0.0167624984567811">
            <text:p>0.0167624984567811</text:p>
          </table:table-cell>
          <table:table-cell/>
          <table:table-cell table:formula="of:=AVERAGE(['dados.hepatitis'.D20:.M20])" office:value-type="float" office:value="0.653311965811966">
            <text:p>0.653311965811966</text:p>
          </table:table-cell>
          <table:table-cell table:formula="of:=VAR(['dados.hepatitis'.D20:.M20])" office:value-type="float" office:value="0.0288799527804157">
            <text:p>0.0288799527804157</text:p>
          </table:table-cell>
          <table:table-cell table:formula="of:=STDEV(['dados.hepatitis'.D20:.M20])" office:value-type="float" office:value="0.169941027360716">
            <text:p>0.169941027360716</text:p>
          </table:table-cell>
          <table:table-cell/>
          <table:table-cell table:formula="of:=AVERAGE(['dados.glass'.D20:.M20])" office:value-type="float" office:value="0.920662768031189">
            <text:p>0.920662768031189</text:p>
          </table:table-cell>
          <table:table-cell table:formula="of:=VAR(['dados.glass'.D20:.M20])" office:value-type="float" office:value="0.0241020028954778">
            <text:p>0.0241020028954778</text:p>
          </table:table-cell>
          <table:table-cell table:formula="of:=STDEV(['dados.glass'.D20:.M20])" office:value-type="float" office:value="0.155248197720546">
            <text:p>0.155248197720546</text:p>
          </table:table-cell>
          <table:table-cell/>
          <table:table-cell table:formula="of:=AVERAGE(['dados.yeast'.D20:.M20])" office:value-type="float" office:value="0.961008325624422">
            <text:p>0.961008325624422</text:p>
          </table:table-cell>
          <table:table-cell table:formula="of:=VAR(['dados.yeast'.D20:.M20])" office:value-type="float" office:value="0.00636437084204895">
            <text:p>0.00636437084204895</text:p>
          </table:table-cell>
          <table:table-cell table:formula="of:=STDEV(['dados.yeast'.D20:.M20])" office:value-type="float" office:value="0.0797770069760012">
            <text:p>0.0797770069760012</text:p>
          </table:table-cell>
        </table:table-row>
        <table:table-row table:style-name="ro1">
          <table:covered-table-cell table:style-name="ce2"/>
          <table:table-cell office:value-type="float" office:value="20">
            <text:p>20</text:p>
          </table:table-cell>
          <table:table-cell table:formula="of:=AVERAGE(['dados.breast.cancer'.D21:.M21])" office:value-type="float" office:value="0.337569444444444">
            <text:p>0.337569444444444</text:p>
          </table:table-cell>
          <table:table-cell table:formula="of:=VAR(['dados.breast.cancer'.D21:.M21])" office:value-type="float" office:value="0.0118465417095336">
            <text:p>0.0118465417095336</text:p>
          </table:table-cell>
          <table:table-cell table:formula="of:=STDEV(['dados.breast.cancer'.D21:.M21])" office:value-type="float" office:value="0.108841819672099">
            <text:p>0.108841819672099</text:p>
          </table:table-cell>
          <table:table-cell/>
          <table:table-cell table:formula="of:=AVERAGE(['dados.vehicle'.D21:.M21])" office:value-type="float" office:value="0.963646381578947">
            <text:p>0.963646381578947</text:p>
          </table:table-cell>
          <table:table-cell table:formula="of:=VAR(['dados.vehicle'.D21:.M21])" office:value-type="float" office:value="0.000254305878573982">
            <text:p>0.000254305878573982</text:p>
          </table:table-cell>
          <table:table-cell table:formula="of:=STDEV(['dados.vehicle'.D21:.M21])" office:value-type="float" office:value="0.0159469708275265">
            <text:p>0.0159469708275265</text:p>
          </table:table-cell>
          <table:table-cell/>
          <table:table-cell table:formula="of:=AVERAGE(['dados.hepatitis'.D21:.M21])" office:value-type="float" office:value="0.66073717948718">
            <text:p>0.66073717948718</text:p>
          </table:table-cell>
          <table:table-cell table:formula="of:=VAR(['dados.hepatitis'.D21:.M21])" office:value-type="float" office:value="0.042454026474014">
            <text:p>0.042454026474014</text:p>
          </table:table-cell>
          <table:table-cell table:formula="of:=STDEV(['dados.hepatitis'.D21:.M21])" office:value-type="float" office:value="0.206043748932148">
            <text:p>0.206043748932148</text:p>
          </table:table-cell>
          <table:table-cell/>
          <table:table-cell table:formula="of:=AVERAGE(['dados.glass'.D21:.M21])" office:value-type="float" office:value="0.918031189083821">
            <text:p>0.918031189083821</text:p>
          </table:table-cell>
          <table:table-cell table:formula="of:=VAR(['dados.glass'.D21:.M21])" office:value-type="float" office:value="0.024015081563558">
            <text:p>0.024015081563558</text:p>
          </table:table-cell>
          <table:table-cell table:formula="of:=STDEV(['dados.glass'.D21:.M21])" office:value-type="float" office:value="0.154968001740869">
            <text:p>0.154968001740869</text:p>
          </table:table-cell>
          <table:table-cell/>
          <table:table-cell table:formula="of:=AVERAGE(['dados.yeast'.D21:.M21])" office:value-type="float" office:value="0.941905642923219">
            <text:p>0.941905642923219</text:p>
          </table:table-cell>
          <table:table-cell table:formula="of:=VAR(['dados.yeast'.D21:.M21])" office:value-type="float" office:value="0.0101295738947304">
            <text:p>0.0101295738947304</text:p>
          </table:table-cell>
          <table:table-cell table:formula="of:=STDEV(['dados.yeast'.D21:.M21])" office:value-type="float" office:value="0.100645784286926">
            <text:p>0.10064578428692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float" office:value="1">
            <text:p>1</text:p>
          </table:table-cell>
          <table:table-cell table:formula="of:=AVERAGE(['dados.breast.cancer'.D23:.M23])" office:value-type="float" office:value="0.0970634920634921">
            <text:p>0.0970634920634921</text:p>
          </table:table-cell>
          <table:table-cell table:formula="of:=VAR(['dados.breast.cancer'.D23:.M23])" office:value-type="float" office:value="0.00661082416505697">
            <text:p>0.00661082416505697</text:p>
          </table:table-cell>
          <table:table-cell table:formula="of:=STDEV(['dados.breast.cancer'.D23:.M23])" office:value-type="float" office:value="0.0813069748856577">
            <text:p>0.0813069748856577</text:p>
          </table:table-cell>
          <table:table-cell/>
          <table:table-cell table:formula="of:=AVERAGE(['dados.vehicle'.D23:.M23])" office:value-type="float" office:value="0.278238866396761">
            <text:p>0.278238866396761</text:p>
          </table:table-cell>
          <table:table-cell table:formula="of:=VAR(['dados.vehicle'.D23:.M23])" office:value-type="float" office:value="0.0173255168337527">
            <text:p>0.0173255168337527</text:p>
          </table:table-cell>
          <table:table-cell table:formula="of:=STDEV(['dados.vehicle'.D23:.M23])" office:value-type="float" office:value="0.13162642908532">
            <text:p>0.13162642908532</text:p>
          </table:table-cell>
          <table:table-cell/>
          <table:table-cell table:formula="of:=AVERAGE(['dados.hepatitis'.D23:.M23])" office:value-type="float" office:value="0.128846153846154">
            <text:p>0.128846153846154</text:p>
          </table:table-cell>
          <table:table-cell table:formula="of:=VAR(['dados.hepatitis'.D23:.M23])" office:value-type="float" office:value="0.00993909343268317">
            <text:p>0.00993909343268317</text:p>
          </table:table-cell>
          <table:table-cell table:formula="of:=STDEV(['dados.hepatitis'.D23:.M23])" office:value-type="float" office:value="0.0996950020446521">
            <text:p>0.0996950020446521</text:p>
          </table:table-cell>
          <table:table-cell/>
          <table:table-cell table:formula="of:=AVERAGE(['dados.glass'.D23:.M23])" office:value-type="float" office:value="0.508284600389864">
            <text:p>0.508284600389864</text:p>
          </table:table-cell>
          <table:table-cell table:formula="of:=VAR(['dados.glass'.D23:.M23])" office:value-type="float" office:value="0.0764222166491241">
            <text:p>0.0764222166491241</text:p>
          </table:table-cell>
          <table:table-cell table:formula="of:=STDEV(['dados.glass'.D23:.M23])" office:value-type="float" office:value="0.276445684808289">
            <text:p>0.276445684808289</text:p>
          </table:table-cell>
          <table:table-cell/>
          <table:table-cell table:formula="of:=AVERAGE(['dados.yeast'.D23:.M23])" office:value-type="float" office:value="0.95">
            <text:p>0.95</text:p>
          </table:table-cell>
          <table:table-cell table:formula="of:=VAR(['dados.yeast'.D23:.M23])" office:value-type="float" office:value="0.025">
            <text:p>0.025</text:p>
          </table:table-cell>
          <table:table-cell table:formula="of:=STDEV(['dados.yeast'.D23:.M23])" office:value-type="float" office:value="0.158113883008419">
            <text:p>0.15811388300841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24:.M24])" office:value-type="float" office:value="0.0865873015873016">
            <text:p>0.0865873015873016</text:p>
          </table:table-cell>
          <table:table-cell table:formula="of:=VAR(['dados.breast.cancer'.D24:.M24])" office:value-type="float" office:value="0.00734084292153075">
            <text:p>0.00734084292153075</text:p>
          </table:table-cell>
          <table:table-cell table:formula="of:=STDEV(['dados.breast.cancer'.D24:.M24])" office:value-type="float" office:value="0.0856787191870347">
            <text:p>0.0856787191870347</text:p>
          </table:table-cell>
          <table:table-cell/>
          <table:table-cell table:formula="of:=AVERAGE(['dados.vehicle'.D24:.M24])" office:value-type="float" office:value="0.121564587550607">
            <text:p>0.121564587550607</text:p>
          </table:table-cell>
          <table:table-cell table:formula="of:=VAR(['dados.vehicle'.D24:.M24])" office:value-type="float" office:value="0.00922356490322455">
            <text:p>0.00922356490322455</text:p>
          </table:table-cell>
          <table:table-cell table:formula="of:=STDEV(['dados.vehicle'.D24:.M24])" office:value-type="float" office:value="0.0960393924555156">
            <text:p>0.0960393924555156</text:p>
          </table:table-cell>
          <table:table-cell/>
          <table:table-cell table:formula="of:=AVERAGE(['dados.hepatitis'.D24:.M24])" office:value-type="float" office:value="0.0558760683760684">
            <text:p>0.0558760683760684</text:p>
          </table:table-cell>
          <table:table-cell table:formula="of:=VAR(['dados.hepatitis'.D24:.M24])" office:value-type="float" office:value="0.00204595792647787">
            <text:p>0.00204595792647787</text:p>
          </table:table-cell>
          <table:table-cell table:formula="of:=STDEV(['dados.hepatitis'.D24:.M24])" office:value-type="float" office:value="0.0452322664309215">
            <text:p>0.0452322664309215</text:p>
          </table:table-cell>
          <table:table-cell/>
          <table:table-cell table:formula="of:=AVERAGE(['dados.glass'.D24:.M24])" office:value-type="float" office:value="0.164522417153996">
            <text:p>0.164522417153996</text:p>
          </table:table-cell>
          <table:table-cell table:formula="of:=VAR(['dados.glass'.D24:.M24])" office:value-type="float" office:value="0.0498221886147516">
            <text:p>0.0498221886147516</text:p>
          </table:table-cell>
          <table:table-cell table:formula="of:=STDEV(['dados.glass'.D24:.M24])" office:value-type="float" office:value="0.223208845287886">
            <text:p>0.223208845287886</text:p>
          </table:table-cell>
          <table:table-cell/>
          <table:table-cell table:formula="of:=AVERAGE(['dados.yeast'.D24:.M24])" office:value-type="float" office:value="1">
            <text:p>1</text:p>
          </table:table-cell>
          <table:table-cell table:formula="of:=VAR(['dados.yeast'.D24:.M24])" office:value-type="float" office:value="0">
            <text:p>0</text:p>
          </table:table-cell>
          <table:table-cell table:formula="of:=STDEV(['dados.yeast'.D24:.M24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25:.M25])" office:value-type="float" office:value="0.0578571428571429">
            <text:p>0.0578571428571429</text:p>
          </table:table-cell>
          <table:table-cell table:formula="of:=VAR(['dados.breast.cancer'.D25:.M25])" office:value-type="float" office:value="0.00398595364071555">
            <text:p>0.00398595364071555</text:p>
          </table:table-cell>
          <table:table-cell table:formula="of:=STDEV(['dados.breast.cancer'.D25:.M25])" office:value-type="float" office:value="0.0631344093241993">
            <text:p>0.0631344093241993</text:p>
          </table:table-cell>
          <table:table-cell/>
          <table:table-cell table:formula="of:=AVERAGE(['dados.vehicle'.D25:.M25])" office:value-type="float" office:value="0.125615384615385">
            <text:p>0.125615384615385</text:p>
          </table:table-cell>
          <table:table-cell table:formula="of:=VAR(['dados.vehicle'.D25:.M25])" office:value-type="float" office:value="0.0142474116535174">
            <text:p>0.0142474116535174</text:p>
          </table:table-cell>
          <table:table-cell table:formula="of:=STDEV(['dados.vehicle'.D25:.M25])" office:value-type="float" office:value="0.119362521980383">
            <text:p>0.119362521980383</text:p>
          </table:table-cell>
          <table:table-cell/>
          <table:table-cell table:formula="of:=AVERAGE(['dados.hepatitis'.D25:.M25])" office:value-type="float" office:value="0.0714209401709402">
            <text:p>0.0714209401709402</text:p>
          </table:table-cell>
          <table:table-cell table:formula="of:=VAR(['dados.hepatitis'.D25:.M25])" office:value-type="float" office:value="0.00252750396202141">
            <text:p>0.00252750396202141</text:p>
          </table:table-cell>
          <table:table-cell table:formula="of:=STDEV(['dados.hepatitis'.D25:.M25])" office:value-type="float" office:value="0.0502742872850666">
            <text:p>0.0502742872850666</text:p>
          </table:table-cell>
          <table:table-cell/>
          <table:table-cell table:formula="of:=AVERAGE(['dados.glass'.D25:.M25])" office:value-type="float" office:value="0.0166666666666667">
            <text:p>0.0166666666666667</text:p>
          </table:table-cell>
          <table:table-cell table:formula="of:=VAR(['dados.glass'.D25:.M25])" office:value-type="float" office:value="0.000643956713915562">
            <text:p>0.000643956713915562</text:p>
          </table:table-cell>
          <table:table-cell table:formula="of:=STDEV(['dados.glass'.D25:.M25])" office:value-type="float" office:value="0.0253763022112277">
            <text:p>0.0253763022112277</text:p>
          </table:table-cell>
          <table:table-cell/>
          <table:table-cell table:formula="of:=AVERAGE(['dados.yeast'.D25:.M25])" office:value-type="float" office:value="1">
            <text:p>1</text:p>
          </table:table-cell>
          <table:table-cell table:formula="of:=VAR(['dados.yeast'.D25:.M25])" office:value-type="float" office:value="0">
            <text:p>0</text:p>
          </table:table-cell>
          <table:table-cell table:formula="of:=STDEV(['dados.yeast'.D25:.M25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26:.M26])" office:value-type="float" office:value="0.0566071428571429">
            <text:p>0.0566071428571429</text:p>
          </table:table-cell>
          <table:table-cell table:formula="of:=VAR(['dados.breast.cancer'.D26:.M26])" office:value-type="float" office:value="0.0033289595930965">
            <text:p>0.0033289595930965</text:p>
          </table:table-cell>
          <table:table-cell table:formula="of:=STDEV(['dados.breast.cancer'.D26:.M26])" office:value-type="float" office:value="0.0576971367842157">
            <text:p>0.0576971367842157</text:p>
          </table:table-cell>
          <table:table-cell/>
          <table:table-cell table:formula="of:=AVERAGE(['dados.vehicle'.D26:.M26])" office:value-type="float" office:value="0.108143028846154">
            <text:p>0.108143028846154</text:p>
          </table:table-cell>
          <table:table-cell table:formula="of:=VAR(['dados.vehicle'.D26:.M26])" office:value-type="float" office:value="0.00611956531893337">
            <text:p>0.00611956531893337</text:p>
          </table:table-cell>
          <table:table-cell table:formula="of:=STDEV(['dados.vehicle'.D26:.M26])" office:value-type="float" office:value="0.0782276506034367">
            <text:p>0.0782276506034367</text:p>
          </table:table-cell>
          <table:table-cell/>
          <table:table-cell table:formula="of:=AVERAGE(['dados.hepatitis'.D26:.M26])" office:value-type="float" office:value="0.0526175213675214">
            <text:p>0.0526175213675214</text:p>
          </table:table-cell>
          <table:table-cell table:formula="of:=VAR(['dados.hepatitis'.D26:.M26])" office:value-type="float" office:value="0.000746065499671269">
            <text:p>0.000746065499671269</text:p>
          </table:table-cell>
          <table:table-cell table:formula="of:=STDEV(['dados.hepatitis'.D26:.M26])" office:value-type="float" office:value="0.0273141995978515">
            <text:p>0.0273141995978515</text:p>
          </table:table-cell>
          <table:table-cell/>
          <table:table-cell table:formula="of:=AVERAGE(['dados.glass'.D26:.M26])" office:value-type="float" office:value="0.0277777777777778">
            <text:p>0.0277777777777778</text:p>
          </table:table-cell>
          <table:table-cell table:formula="of:=VAR(['dados.glass'.D26:.M26])" office:value-type="float" office:value="0.00222908093278464">
            <text:p>0.00222908093278464</text:p>
          </table:table-cell>
          <table:table-cell table:formula="of:=STDEV(['dados.glass'.D26:.M26])" office:value-type="float" office:value="0.0472131436443776">
            <text:p>0.0472131436443776</text:p>
          </table:table-cell>
          <table:table-cell/>
          <table:table-cell table:formula="of:=AVERAGE(['dados.yeast'.D26:.M26])" office:value-type="float" office:value="1">
            <text:p>1</text:p>
          </table:table-cell>
          <table:table-cell table:formula="of:=VAR(['dados.yeast'.D26:.M26])" office:value-type="float" office:value="0">
            <text:p>0</text:p>
          </table:table-cell>
          <table:table-cell table:formula="of:=STDEV(['dados.yeast'.D26:.M26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27:.M27])" office:value-type="float" office:value="0.0368452380952381">
            <text:p>0.0368452380952381</text:p>
          </table:table-cell>
          <table:table-cell table:formula="of:=VAR(['dados.breast.cancer'.D27:.M27])" office:value-type="float" office:value="0.00137739180034154">
            <text:p>0.00137739180034154</text:p>
          </table:table-cell>
          <table:table-cell table:formula="of:=STDEV(['dados.breast.cancer'.D27:.M27])" office:value-type="float" office:value="0.0371132294517944">
            <text:p>0.0371132294517944</text:p>
          </table:table-cell>
          <table:table-cell/>
          <table:table-cell table:formula="of:=AVERAGE(['dados.vehicle'.D27:.M27])" office:value-type="float" office:value="0.171155048076923">
            <text:p>0.171155048076923</text:p>
          </table:table-cell>
          <table:table-cell table:formula="of:=VAR(['dados.vehicle'.D27:.M27])" office:value-type="float" office:value="0.0109370306737575">
            <text:p>0.0109370306737575</text:p>
          </table:table-cell>
          <table:table-cell table:formula="of:=STDEV(['dados.vehicle'.D27:.M27])" office:value-type="float" office:value="0.10458025948408">
            <text:p>0.10458025948408</text:p>
          </table:table-cell>
          <table:table-cell/>
          <table:table-cell table:formula="of:=AVERAGE(['dados.hepatitis'.D27:.M27])" office:value-type="float" office:value="0.0484508547008547">
            <text:p>0.0484508547008547</text:p>
          </table:table-cell>
          <table:table-cell table:formula="of:=VAR(['dados.hepatitis'.D27:.M27])" office:value-type="float" office:value="0.00174981141082459">
            <text:p>0.00174981141082459</text:p>
          </table:table-cell>
          <table:table-cell table:formula="of:=STDEV(['dados.hepatitis'.D27:.M27])" office:value-type="float" office:value="0.0418307471941942">
            <text:p>0.0418307471941942</text:p>
          </table:table-cell>
          <table:table-cell/>
          <table:table-cell table:formula="of:=AVERAGE(['dados.glass'.D27:.M27])" office:value-type="float" office:value="0.0484405458089669">
            <text:p>0.0484405458089669</text:p>
          </table:table-cell>
          <table:table-cell table:formula="of:=VAR(['dados.glass'.D27:.M27])" office:value-type="float" office:value="0.00329531593766743">
            <text:p>0.00329531593766743</text:p>
          </table:table-cell>
          <table:table-cell table:formula="of:=STDEV(['dados.glass'.D27:.M27])" office:value-type="float" office:value="0.0574048424583452">
            <text:p>0.0574048424583452</text:p>
          </table:table-cell>
          <table:table-cell/>
          <table:table-cell table:formula="of:=AVERAGE(['dados.yeast'.D27:.M27])" office:value-type="float" office:value="1">
            <text:p>1</text:p>
          </table:table-cell>
          <table:table-cell table:formula="of:=VAR(['dados.yeast'.D27:.M27])" office:value-type="float" office:value="0">
            <text:p>0</text:p>
          </table:table-cell>
          <table:table-cell table:formula="of:=STDEV(['dados.yeast'.D27:.M27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28:.M28])" office:value-type="float" office:value="0.0475396825396825">
            <text:p>0.0475396825396825</text:p>
          </table:table-cell>
          <table:table-cell table:formula="of:=VAR(['dados.breast.cancer'.D28:.M28])" office:value-type="float" office:value="0.00354671621735114">
            <text:p>0.00354671621735114</text:p>
          </table:table-cell>
          <table:table-cell table:formula="of:=STDEV(['dados.breast.cancer'.D28:.M28])" office:value-type="float" office:value="0.059554313171685">
            <text:p>0.059554313171685</text:p>
          </table:table-cell>
          <table:table-cell/>
          <table:table-cell table:formula="of:=AVERAGE(['dados.vehicle'.D28:.M28])" office:value-type="float" office:value="0.0989795673076923">
            <text:p>0.0989795673076923</text:p>
          </table:table-cell>
          <table:table-cell table:formula="of:=VAR(['dados.vehicle'.D28:.M28])" office:value-type="float" office:value="0.00385171917536006">
            <text:p>0.00385171917536006</text:p>
          </table:table-cell>
          <table:table-cell table:formula="of:=STDEV(['dados.vehicle'.D28:.M28])" office:value-type="float" office:value="0.0620622201936095">
            <text:p>0.0620622201936095</text:p>
          </table:table-cell>
          <table:table-cell/>
          <table:table-cell table:formula="of:=AVERAGE(['dados.hepatitis'.D28:.M28])" office:value-type="float" office:value="0.0440705128205128">
            <text:p>0.0440705128205128</text:p>
          </table:table-cell>
          <table:table-cell table:formula="of:=VAR(['dados.hepatitis'.D28:.M28])" office:value-type="float" office:value="0.00119756345829174">
            <text:p>0.00119756345829174</text:p>
          </table:table-cell>
          <table:table-cell table:formula="of:=STDEV(['dados.hepatitis'.D28:.M28])" office:value-type="float" office:value="0.0346058298309943">
            <text:p>0.0346058298309943</text:p>
          </table:table-cell>
          <table:table-cell/>
          <table:table-cell table:formula="of:=AVERAGE(['dados.glass'.D28:.M28])" office:value-type="float" office:value="0.0980506822612086">
            <text:p>0.0980506822612086</text:p>
          </table:table-cell>
          <table:table-cell table:formula="of:=VAR(['dados.glass'.D28:.M28])" office:value-type="float" office:value="0.00676185687186223">
            <text:p>0.00676185687186223</text:p>
          </table:table-cell>
          <table:table-cell table:formula="of:=STDEV(['dados.glass'.D28:.M28])" office:value-type="float" office:value="0.0822305105898183">
            <text:p>0.0822305105898183</text:p>
          </table:table-cell>
          <table:table-cell/>
          <table:table-cell table:formula="of:=AVERAGE(['dados.yeast'.D28:.M28])" office:value-type="float" office:value="1">
            <text:p>1</text:p>
          </table:table-cell>
          <table:table-cell table:formula="of:=VAR(['dados.yeast'.D28:.M28])" office:value-type="float" office:value="0">
            <text:p>0</text:p>
          </table:table-cell>
          <table:table-cell table:formula="of:=STDEV(['dados.yeast'.D28:.M28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29:.M29])" office:value-type="float" office:value="0.041984126984127">
            <text:p>0.041984126984127</text:p>
          </table:table-cell>
          <table:table-cell table:formula="of:=VAR(['dados.breast.cancer'.D29:.M29])" office:value-type="float" office:value="0.00341346126928138">
            <text:p>0.00341346126928138</text:p>
          </table:table-cell>
          <table:table-cell table:formula="of:=STDEV(['dados.breast.cancer'.D29:.M29])" office:value-type="float" office:value="0.0584248343539062">
            <text:p>0.0584248343539062</text:p>
          </table:table-cell>
          <table:table-cell/>
          <table:table-cell table:formula="of:=AVERAGE(['dados.vehicle'.D29:.M29])" office:value-type="float" office:value="0.100955528846154">
            <text:p>0.100955528846154</text:p>
          </table:table-cell>
          <table:table-cell table:formula="of:=VAR(['dados.vehicle'.D29:.M29])" office:value-type="float" office:value="0.00657784863634379">
            <text:p>0.00657784863634379</text:p>
          </table:table-cell>
          <table:table-cell table:formula="of:=STDEV(['dados.vehicle'.D29:.M29])" office:value-type="float" office:value="0.0811039372431684">
            <text:p>0.0811039372431684</text:p>
          </table:table-cell>
          <table:table-cell/>
          <table:table-cell table:formula="of:=AVERAGE(['dados.hepatitis'.D29:.M29])" office:value-type="float" office:value="0.0577457264957265">
            <text:p>0.0577457264957265</text:p>
          </table:table-cell>
          <table:table-cell table:formula="of:=VAR(['dados.hepatitis'.D29:.M29])" office:value-type="float" office:value="0.00104456145343788">
            <text:p>0.00104456145343788</text:p>
          </table:table-cell>
          <table:table-cell table:formula="of:=STDEV(['dados.hepatitis'.D29:.M29])" office:value-type="float" office:value="0.0323196759488377">
            <text:p>0.0323196759488377</text:p>
          </table:table-cell>
          <table:table-cell/>
          <table:table-cell table:formula="of:=AVERAGE(['dados.glass'.D29:.M29])" office:value-type="float" office:value="0.0569200779727096">
            <text:p>0.0569200779727096</text:p>
          </table:table-cell>
          <table:table-cell table:formula="of:=VAR(['dados.glass'.D29:.M29])" office:value-type="float" office:value="0.00647201354769495">
            <text:p>0.00647201354769495</text:p>
          </table:table-cell>
          <table:table-cell table:formula="of:=STDEV(['dados.glass'.D29:.M29])" office:value-type="float" office:value="0.0804488256452197">
            <text:p>0.0804488256452197</text:p>
          </table:table-cell>
          <table:table-cell/>
          <table:table-cell table:formula="of:=AVERAGE(['dados.yeast'.D29:.M29])" office:value-type="float" office:value="1">
            <text:p>1</text:p>
          </table:table-cell>
          <table:table-cell table:formula="of:=VAR(['dados.yeast'.D29:.M29])" office:value-type="float" office:value="0">
            <text:p>0</text:p>
          </table:table-cell>
          <table:table-cell table:formula="of:=STDEV(['dados.yeast'.D29:.M29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30:.M30])" office:value-type="float" office:value="0.056984126984127">
            <text:p>0.056984126984127</text:p>
          </table:table-cell>
          <table:table-cell table:formula="of:=VAR(['dados.breast.cancer'.D30:.M30])" office:value-type="float" office:value="0.00593065703647714">
            <text:p>0.00593065703647714</text:p>
          </table:table-cell>
          <table:table-cell table:formula="of:=STDEV(['dados.breast.cancer'.D30:.M30])" office:value-type="float" office:value="0.0770107592254299">
            <text:p>0.0770107592254299</text:p>
          </table:table-cell>
          <table:table-cell/>
          <table:table-cell table:formula="of:=AVERAGE(['dados.vehicle'.D30:.M30])" office:value-type="float" office:value="0.137600961538462">
            <text:p>0.137600961538462</text:p>
          </table:table-cell>
          <table:table-cell table:formula="of:=VAR(['dados.vehicle'.D30:.M30])" office:value-type="float" office:value="0.0115741059798241">
            <text:p>0.0115741059798241</text:p>
          </table:table-cell>
          <table:table-cell table:formula="of:=STDEV(['dados.vehicle'.D30:.M30])" office:value-type="float" office:value="0.107583019012408">
            <text:p>0.107583019012408</text:p>
          </table:table-cell>
          <table:table-cell/>
          <table:table-cell table:formula="of:=AVERAGE(['dados.hepatitis'.D30:.M30])" office:value-type="float" office:value="0.0526175213675214">
            <text:p>0.0526175213675214</text:p>
          </table:table-cell>
          <table:table-cell table:formula="of:=VAR(['dados.hepatitis'.D30:.M30])" office:value-type="float" office:value="0.00108900102779198">
            <text:p>0.00108900102779198</text:p>
          </table:table-cell>
          <table:table-cell table:formula="of:=STDEV(['dados.hepatitis'.D30:.M30])" office:value-type="float" office:value="0.0330000155726021">
            <text:p>0.0330000155726021</text:p>
          </table:table-cell>
          <table:table-cell/>
          <table:table-cell table:formula="of:=AVERAGE(['dados.glass'.D30:.M30])" office:value-type="float" office:value="0.00925925925925926">
            <text:p>0.00925925925925926</text:p>
          </table:table-cell>
          <table:table-cell table:formula="of:=VAR(['dados.glass'.D30:.M30])" office:value-type="float" office:value="0.000400091449474165">
            <text:p>0.000400091449474165</text:p>
          </table:table-cell>
          <table:table-cell table:formula="of:=STDEV(['dados.glass'.D30:.M30])" office:value-type="float" office:value="0.0200022861061971">
            <text:p>0.0200022861061971</text:p>
          </table:table-cell>
          <table:table-cell/>
          <table:table-cell table:formula="of:=AVERAGE(['dados.yeast'.D30:.M30])" office:value-type="float" office:value="1">
            <text:p>1</text:p>
          </table:table-cell>
          <table:table-cell table:formula="of:=VAR(['dados.yeast'.D30:.M30])" office:value-type="float" office:value="0">
            <text:p>0</text:p>
          </table:table-cell>
          <table:table-cell table:formula="of:=STDEV(['dados.yeast'.D30:.M30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31:.M31])" office:value-type="float" office:value="0.0464285714285714">
            <text:p>0.0464285714285714</text:p>
          </table:table-cell>
          <table:table-cell table:formula="of:=VAR(['dados.breast.cancer'.D31:.M31])" office:value-type="float" office:value="0.00325806248425296">
            <text:p>0.00325806248425296</text:p>
          </table:table-cell>
          <table:table-cell table:formula="of:=STDEV(['dados.breast.cancer'.D31:.M31])" office:value-type="float" office:value="0.057079440118601">
            <text:p>0.057079440118601</text:p>
          </table:table-cell>
          <table:table-cell/>
          <table:table-cell table:formula="of:=AVERAGE(['dados.vehicle'.D31:.M31])" office:value-type="float" office:value="0.147201923076923">
            <text:p>0.147201923076923</text:p>
          </table:table-cell>
          <table:table-cell table:formula="of:=VAR(['dados.vehicle'.D31:.M31])" office:value-type="float" office:value="0.0163164729207758">
            <text:p>0.0163164729207758</text:p>
          </table:table-cell>
          <table:table-cell table:formula="of:=STDEV(['dados.vehicle'.D31:.M31])" office:value-type="float" office:value="0.127735949993633">
            <text:p>0.127735949993633</text:p>
          </table:table-cell>
          <table:table-cell/>
          <table:table-cell table:formula="of:=AVERAGE(['dados.hepatitis'.D31:.M31])" office:value-type="float" office:value="0.0496260683760684">
            <text:p>0.0496260683760684</text:p>
          </table:table-cell>
          <table:table-cell table:formula="of:=VAR(['dados.hepatitis'.D31:.M31])" office:value-type="float" office:value="0.00130506055652957">
            <text:p>0.00130506055652957</text:p>
          </table:table-cell>
          <table:table-cell table:formula="of:=STDEV(['dados.hepatitis'.D31:.M31])" office:value-type="float" office:value="0.0361256218843299">
            <text:p>0.0361256218843299</text:p>
          </table:table-cell>
          <table:table-cell/>
          <table:table-cell table:formula="of:=AVERAGE(['dados.glass'.D31:.M31])" office:value-type="float" office:value="0.0160818713450292">
            <text:p>0.0160818713450292</text:p>
          </table:table-cell>
          <table:table-cell table:formula="of:=VAR(['dados.glass'.D31:.M31])" office:value-type="float" office:value="0.00128672070038644">
            <text:p>0.00128672070038644</text:p>
          </table:table-cell>
          <table:table-cell table:formula="of:=STDEV(['dados.glass'.D31:.M31])" office:value-type="float" office:value="0.0358708893169161">
            <text:p>0.0358708893169161</text:p>
          </table:table-cell>
          <table:table-cell/>
          <table:table-cell table:formula="of:=AVERAGE(['dados.yeast'.D31:.M31])" office:value-type="float" office:value="1">
            <text:p>1</text:p>
          </table:table-cell>
          <table:table-cell table:formula="of:=VAR(['dados.yeast'.D31:.M31])" office:value-type="float" office:value="0">
            <text:p>0</text:p>
          </table:table-cell>
          <table:table-cell table:formula="of:=STDEV(['dados.yeast'.D31:.M31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32:.M32])" office:value-type="float" office:value="0.0453174603174603">
            <text:p>0.0453174603174603</text:p>
          </table:table-cell>
          <table:table-cell table:formula="of:=VAR(['dados.breast.cancer'.D32:.M32])" office:value-type="float" office:value="0.00426982027378853">
            <text:p>0.00426982027378853</text:p>
          </table:table-cell>
          <table:table-cell table:formula="of:=STDEV(['dados.breast.cancer'.D32:.M32])" office:value-type="float" office:value="0.0653438617912083">
            <text:p>0.0653438617912083</text:p>
          </table:table-cell>
          <table:table-cell/>
          <table:table-cell table:formula="of:=AVERAGE(['dados.vehicle'.D32:.M32])" office:value-type="float" office:value="0.125138221153846">
            <text:p>0.125138221153846</text:p>
          </table:table-cell>
          <table:table-cell table:formula="of:=VAR(['dados.vehicle'.D32:.M32])" office:value-type="float" office:value="0.0154608168983836">
            <text:p>0.0154608168983836</text:p>
          </table:table-cell>
          <table:table-cell table:formula="of:=STDEV(['dados.vehicle'.D32:.M32])" office:value-type="float" office:value="0.124341533279848">
            <text:p>0.124341533279848</text:p>
          </table:table-cell>
          <table:table-cell/>
          <table:table-cell table:formula="of:=AVERAGE(['dados.hepatitis'.D32:.M32])" office:value-type="float" office:value="0.0660790598290598">
            <text:p>0.0660790598290598</text:p>
          </table:table-cell>
          <table:table-cell table:formula="of:=VAR(['dados.hepatitis'.D32:.M32])" office:value-type="float" office:value="0.00101257612052662">
            <text:p>0.00101257612052662</text:p>
          </table:table-cell>
          <table:table-cell table:formula="of:=STDEV(['dados.hepatitis'.D32:.M32])" office:value-type="float" office:value="0.0318210012495933">
            <text:p>0.0318210012495933</text:p>
          </table:table-cell>
          <table:table-cell/>
          <table:table-cell table:formula="of:=AVERAGE(['dados.glass'.D32:.M32])" office:value-type="float" office:value="0.0247563352826511">
            <text:p>0.0247563352826511</text:p>
          </table:table-cell>
          <table:table-cell table:formula="of:=VAR(['dados.glass'.D32:.M32])" office:value-type="float" office:value="0.00131816437346344">
            <text:p>0.00131816437346344</text:p>
          </table:table-cell>
          <table:table-cell table:formula="of:=STDEV(['dados.glass'.D32:.M32])" office:value-type="float" office:value="0.0363065334817776">
            <text:p>0.0363065334817776</text:p>
          </table:table-cell>
          <table:table-cell/>
          <table:table-cell table:formula="of:=AVERAGE(['dados.yeast'.D32:.M32])" office:value-type="float" office:value="1">
            <text:p>1</text:p>
          </table:table-cell>
          <table:table-cell table:formula="of:=VAR(['dados.yeast'.D32:.M32])" office:value-type="float" office:value="0">
            <text:p>0</text:p>
          </table:table-cell>
          <table:table-cell table:formula="of:=STDEV(['dados.yeast'.D32:.M32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33:.M33])" office:value-type="float" office:value="0.0440674603174603">
            <text:p>0.0440674603174603</text:p>
          </table:table-cell>
          <table:table-cell table:formula="of:=VAR(['dados.breast.cancer'.D33:.M33])" office:value-type="float" office:value="0.00413354933022592">
            <text:p>0.00413354933022592</text:p>
          </table:table-cell>
          <table:table-cell table:formula="of:=STDEV(['dados.breast.cancer'.D33:.M33])" office:value-type="float" office:value="0.0642926848889197">
            <text:p>0.0642926848889197</text:p>
          </table:table-cell>
          <table:table-cell/>
          <table:table-cell table:formula="of:=AVERAGE(['dados.vehicle'.D33:.M33])" office:value-type="float" office:value="0.114683894230769">
            <text:p>0.114683894230769</text:p>
          </table:table-cell>
          <table:table-cell table:formula="of:=VAR(['dados.vehicle'.D33:.M33])" office:value-type="float" office:value="0.0142330597561868">
            <text:p>0.0142330597561868</text:p>
          </table:table-cell>
          <table:table-cell table:formula="of:=STDEV(['dados.vehicle'.D33:.M33])" office:value-type="float" office:value="0.11930238788971">
            <text:p>0.11930238788971</text:p>
          </table:table-cell>
          <table:table-cell/>
          <table:table-cell table:formula="of:=AVERAGE(['dados.hepatitis'.D33:.M33])" office:value-type="float" office:value="0.0579594017094017">
            <text:p>0.0579594017094017</text:p>
          </table:table-cell>
          <table:table-cell table:formula="of:=VAR(['dados.hepatitis'.D33:.M33])" office:value-type="float" office:value="0.000737568206629816">
            <text:p>0.000737568206629816</text:p>
          </table:table-cell>
          <table:table-cell table:formula="of:=STDEV(['dados.hepatitis'.D33:.M33])" office:value-type="float" office:value="0.0271582069848106">
            <text:p>0.0271582069848106</text:p>
          </table:table-cell>
          <table:table-cell/>
          <table:table-cell table:formula="of:=AVERAGE(['dados.glass'.D33:.M33])" office:value-type="float" office:value="0.0269005847953216">
            <text:p>0.0269005847953216</text:p>
          </table:table-cell>
          <table:table-cell table:formula="of:=VAR(['dados.glass'.D33:.M33])" office:value-type="float" office:value="0.000805186021149908">
            <text:p>0.000805186021149908</text:p>
          </table:table-cell>
          <table:table-cell table:formula="of:=STDEV(['dados.glass'.D33:.M33])" office:value-type="float" office:value="0.0283757999208817">
            <text:p>0.0283757999208817</text:p>
          </table:table-cell>
          <table:table-cell/>
          <table:table-cell table:formula="of:=AVERAGE(['dados.yeast'.D33:.M33])" office:value-type="float" office:value="1">
            <text:p>1</text:p>
          </table:table-cell>
          <table:table-cell table:formula="of:=VAR(['dados.yeast'.D33:.M33])" office:value-type="float" office:value="0">
            <text:p>0</text:p>
          </table:table-cell>
          <table:table-cell table:formula="of:=STDEV(['dados.yeast'.D33:.M33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34:.M34])" office:value-type="float" office:value="0.0440674603174603">
            <text:p>0.0440674603174603</text:p>
          </table:table-cell>
          <table:table-cell table:formula="of:=VAR(['dados.breast.cancer'.D34:.M34])" office:value-type="float" office:value="0.00413354933022592">
            <text:p>0.00413354933022592</text:p>
          </table:table-cell>
          <table:table-cell table:formula="of:=STDEV(['dados.breast.cancer'.D34:.M34])" office:value-type="float" office:value="0.0642926848889197">
            <text:p>0.0642926848889197</text:p>
          </table:table-cell>
          <table:table-cell/>
          <table:table-cell table:formula="of:=AVERAGE(['dados.vehicle'.D34:.M34])" office:value-type="float" office:value="0.0869230769230769">
            <text:p>0.0869230769230769</text:p>
          </table:table-cell>
          <table:table-cell table:formula="of:=VAR(['dados.vehicle'.D34:.M34])" office:value-type="float" office:value="0.010253385930309">
            <text:p>0.010253385930309</text:p>
          </table:table-cell>
          <table:table-cell table:formula="of:=STDEV(['dados.vehicle'.D34:.M34])" office:value-type="float" office:value="0.101259004193746">
            <text:p>0.101259004193746</text:p>
          </table:table-cell>
          <table:table-cell/>
          <table:table-cell table:formula="of:=AVERAGE(['dados.hepatitis'.D34:.M34])" office:value-type="float" office:value="0.0528311965811966">
            <text:p>0.0528311965811966</text:p>
          </table:table-cell>
          <table:table-cell table:formula="of:=VAR(['dados.hepatitis'.D34:.M34])" office:value-type="float" office:value="0.00107664824656456">
            <text:p>0.00107664824656456</text:p>
          </table:table-cell>
          <table:table-cell table:formula="of:=STDEV(['dados.hepatitis'.D34:.M34])" office:value-type="float" office:value="0.0328123185185771">
            <text:p>0.0328123185185771</text:p>
          </table:table-cell>
          <table:table-cell/>
          <table:table-cell table:formula="of:=AVERAGE(['dados.glass'.D34:.M34])" office:value-type="float" office:value="0.0182261208576998">
            <text:p>0.0182261208576998</text:p>
          </table:table-cell>
          <table:table-cell table:formula="of:=VAR(['dados.glass'.D34:.M34])" office:value-type="float" office:value="0.000662660369065759">
            <text:p>0.000662660369065759</text:p>
          </table:table-cell>
          <table:table-cell table:formula="of:=STDEV(['dados.glass'.D34:.M34])" office:value-type="float" office:value="0.0257421904480904">
            <text:p>0.0257421904480904</text:p>
          </table:table-cell>
          <table:table-cell/>
          <table:table-cell table:formula="of:=AVERAGE(['dados.yeast'.D34:.M34])" office:value-type="float" office:value="1">
            <text:p>1</text:p>
          </table:table-cell>
          <table:table-cell table:formula="of:=VAR(['dados.yeast'.D34:.M34])" office:value-type="float" office:value="0">
            <text:p>0</text:p>
          </table:table-cell>
          <table:table-cell table:formula="of:=STDEV(['dados.yeast'.D34:.M34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35:.M35])" office:value-type="float" office:value="0.0440674603174603">
            <text:p>0.0440674603174603</text:p>
          </table:table-cell>
          <table:table-cell table:formula="of:=VAR(['dados.breast.cancer'.D35:.M35])" office:value-type="float" office:value="0.00413354933022592">
            <text:p>0.00413354933022592</text:p>
          </table:table-cell>
          <table:table-cell table:formula="of:=STDEV(['dados.breast.cancer'.D35:.M35])" office:value-type="float" office:value="0.0642926848889197">
            <text:p>0.0642926848889197</text:p>
          </table:table-cell>
          <table:table-cell/>
          <table:table-cell table:formula="of:=AVERAGE(['dados.vehicle'.D35:.M35])" office:value-type="float" office:value="0.0854615384615385">
            <text:p>0.0854615384615385</text:p>
          </table:table-cell>
          <table:table-cell table:formula="of:=VAR(['dados.vehicle'.D35:.M35])" office:value-type="float" office:value="0.0105015713346483">
            <text:p>0.0105015713346483</text:p>
          </table:table-cell>
          <table:table-cell table:formula="of:=STDEV(['dados.vehicle'.D35:.M35])" office:value-type="float" office:value="0.102477174700751">
            <text:p>0.102477174700751</text:p>
          </table:table-cell>
          <table:table-cell/>
          <table:table-cell table:formula="of:=AVERAGE(['dados.hepatitis'.D35:.M35])" office:value-type="float" office:value="0.0583867521367521">
            <text:p>0.0583867521367521</text:p>
          </table:table-cell>
          <table:table-cell table:formula="of:=VAR(['dados.hepatitis'.D35:.M35])" office:value-type="float" office:value="0.00141892428328504">
            <text:p>0.00141892428328504</text:p>
          </table:table-cell>
          <table:table-cell table:formula="of:=STDEV(['dados.hepatitis'.D35:.M35])" office:value-type="float" office:value="0.037668611379835">
            <text:p>0.037668611379835</text:p>
          </table:table-cell>
          <table:table-cell/>
          <table:table-cell table:formula="of:=AVERAGE(['dados.glass'.D35:.M35])" office:value-type="float" office:value="0.00526315789473684">
            <text:p>0.00526315789473684</text:p>
          </table:table-cell>
          <table:table-cell table:formula="of:=VAR(['dados.glass'.D35:.M35])" office:value-type="float" office:value="0.000277008310249307">
            <text:p>0.000277008310249307</text:p>
          </table:table-cell>
          <table:table-cell table:formula="of:=STDEV(['dados.glass'.D35:.M35])" office:value-type="float" office:value="0.0166435666324652">
            <text:p>0.0166435666324652</text:p>
          </table:table-cell>
          <table:table-cell/>
          <table:table-cell table:formula="of:=AVERAGE(['dados.yeast'.D35:.M35])" office:value-type="float" office:value="1">
            <text:p>1</text:p>
          </table:table-cell>
          <table:table-cell table:formula="of:=VAR(['dados.yeast'.D35:.M35])" office:value-type="float" office:value="0">
            <text:p>0</text:p>
          </table:table-cell>
          <table:table-cell table:formula="of:=STDEV(['dados.yeast'.D35:.M35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36:.M36])" office:value-type="float" office:value="0.0440674603174603">
            <text:p>0.0440674603174603</text:p>
          </table:table-cell>
          <table:table-cell table:formula="of:=VAR(['dados.breast.cancer'.D36:.M36])" office:value-type="float" office:value="0.00413354933022592">
            <text:p>0.00413354933022592</text:p>
          </table:table-cell>
          <table:table-cell table:formula="of:=STDEV(['dados.breast.cancer'.D36:.M36])" office:value-type="float" office:value="0.0642926848889197">
            <text:p>0.0642926848889197</text:p>
          </table:table-cell>
          <table:table-cell/>
          <table:table-cell table:formula="of:=AVERAGE(['dados.vehicle'.D36:.M36])" office:value-type="float" office:value="0.0630769230769231">
            <text:p>0.0630769230769231</text:p>
          </table:table-cell>
          <table:table-cell table:formula="of:=VAR(['dados.vehicle'.D36:.M36])" office:value-type="float" office:value="0.0059965811965812">
            <text:p>0.0059965811965812</text:p>
          </table:table-cell>
          <table:table-cell table:formula="of:=STDEV(['dados.vehicle'.D36:.M36])" office:value-type="float" office:value="0.0774375954984476">
            <text:p>0.0774375954984476</text:p>
          </table:table-cell>
          <table:table-cell/>
          <table:table-cell table:formula="of:=AVERAGE(['dados.hepatitis'.D36:.M36])" office:value-type="float" office:value="0.0632478632478633">
            <text:p>0.0632478632478633</text:p>
          </table:table-cell>
          <table:table-cell table:formula="of:=VAR(['dados.hepatitis'.D36:.M36])" office:value-type="float" office:value="0.00238553258496279">
            <text:p>0.00238553258496279</text:p>
          </table:table-cell>
          <table:table-cell table:formula="of:=STDEV(['dados.hepatitis'.D36:.M36])" office:value-type="float" office:value="0.048841914222958">
            <text:p>0.048841914222958</text:p>
          </table:table-cell>
          <table:table-cell/>
          <table:table-cell table:formula="of:=AVERAGE(['dados.glass'.D36:.M36])" office:value-type="float" office:value="0.0269005847953216">
            <text:p>0.0269005847953216</text:p>
          </table:table-cell>
          <table:table-cell table:formula="of:=VAR(['dados.glass'.D36:.M36])" office:value-type="float" office:value="0.00142076004392615">
            <text:p>0.00142076004392615</text:p>
          </table:table-cell>
          <table:table-cell table:formula="of:=STDEV(['dados.glass'.D36:.M36])" office:value-type="float" office:value="0.0376929707495462">
            <text:p>0.0376929707495462</text:p>
          </table:table-cell>
          <table:table-cell/>
          <table:table-cell table:formula="of:=AVERAGE(['dados.yeast'.D36:.M36])" office:value-type="float" office:value="1">
            <text:p>1</text:p>
          </table:table-cell>
          <table:table-cell table:formula="of:=VAR(['dados.yeast'.D36:.M36])" office:value-type="float" office:value="0">
            <text:p>0</text:p>
          </table:table-cell>
          <table:table-cell table:formula="of:=STDEV(['dados.yeast'.D36:.M36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37:.M37])" office:value-type="float" office:value="0.0503174603174603">
            <text:p>0.0503174603174603</text:p>
          </table:table-cell>
          <table:table-cell table:formula="of:=VAR(['dados.breast.cancer'.D37:.M37])" office:value-type="float" office:value="0.00401629293692786">
            <text:p>0.00401629293692786</text:p>
          </table:table-cell>
          <table:table-cell table:formula="of:=STDEV(['dados.breast.cancer'.D37:.M37])" office:value-type="float" office:value="0.0633742292807404">
            <text:p>0.0633742292807404</text:p>
          </table:table-cell>
          <table:table-cell/>
          <table:table-cell table:formula="of:=AVERAGE(['dados.vehicle'.D37:.M37])" office:value-type="float" office:value="0.0404615384615385">
            <text:p>0.0404615384615385</text:p>
          </table:table-cell>
          <table:table-cell table:formula="of:=VAR(['dados.vehicle'.D37:.M37])" office:value-type="float" office:value="0.00358503616042078">
            <text:p>0.00358503616042078</text:p>
          </table:table-cell>
          <table:table-cell table:formula="of:=STDEV(['dados.vehicle'.D37:.M37])" office:value-type="float" office:value="0.0598751714855229">
            <text:p>0.0598751714855229</text:p>
          </table:table-cell>
          <table:table-cell/>
          <table:table-cell table:formula="of:=AVERAGE(['dados.hepatitis'.D37:.M37])" office:value-type="float" office:value="0.066025641025641">
            <text:p>0.066025641025641</text:p>
          </table:table-cell>
          <table:table-cell table:formula="of:=VAR(['dados.hepatitis'.D37:.M37])" office:value-type="float" office:value="0.00378695181045608">
            <text:p>0.00378695181045608</text:p>
          </table:table-cell>
          <table:table-cell table:formula="of:=STDEV(['dados.hepatitis'.D37:.M37])" office:value-type="float" office:value="0.0615382142286895">
            <text:p>0.0615382142286895</text:p>
          </table:table-cell>
          <table:table-cell/>
          <table:table-cell table:formula="of:=AVERAGE(['dados.glass'.D37:.M37])" office:value-type="float" office:value="0.0194931773879142">
            <text:p>0.0194931773879142</text:p>
          </table:table-cell>
          <table:table-cell table:formula="of:=VAR(['dados.glass'.D37:.M37])" office:value-type="float" office:value="0.00126914644202015">
            <text:p>0.00126914644202015</text:p>
          </table:table-cell>
          <table:table-cell table:formula="of:=STDEV(['dados.glass'.D37:.M37])" office:value-type="float" office:value="0.0356250816422945">
            <text:p>0.0356250816422945</text:p>
          </table:table-cell>
          <table:table-cell/>
          <table:table-cell table:formula="of:=AVERAGE(['dados.yeast'.D37:.M37])" office:value-type="float" office:value="1">
            <text:p>1</text:p>
          </table:table-cell>
          <table:table-cell table:formula="of:=VAR(['dados.yeast'.D37:.M37])" office:value-type="float" office:value="0">
            <text:p>0</text:p>
          </table:table-cell>
          <table:table-cell table:formula="of:=STDEV(['dados.yeast'.D37:.M37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38:.M38])" office:value-type="float" office:value="0.0453174603174603">
            <text:p>0.0453174603174603</text:p>
          </table:table-cell>
          <table:table-cell table:formula="of:=VAR(['dados.breast.cancer'.D38:.M38])" office:value-type="float" office:value="0.00426982027378853">
            <text:p>0.00426982027378853</text:p>
          </table:table-cell>
          <table:table-cell table:formula="of:=STDEV(['dados.breast.cancer'.D38:.M38])" office:value-type="float" office:value="0.0653438617912083">
            <text:p>0.0653438617912083</text:p>
          </table:table-cell>
          <table:table-cell/>
          <table:table-cell table:formula="of:=AVERAGE(['dados.vehicle'.D38:.M38])" office:value-type="float" office:value="0.0335384615384615">
            <text:p>0.0335384615384615</text:p>
          </table:table-cell>
          <table:table-cell table:formula="of:=VAR(['dados.vehicle'.D38:.M38])" office:value-type="float" office:value="0.0024063379355687">
            <text:p>0.0024063379355687</text:p>
          </table:table-cell>
          <table:table-cell table:formula="of:=STDEV(['dados.vehicle'.D38:.M38])" office:value-type="float" office:value="0.049054438489995">
            <text:p>0.049054438489995</text:p>
          </table:table-cell>
          <table:table-cell/>
          <table:table-cell table:formula="of:=AVERAGE(['dados.hepatitis'.D38:.M38])" office:value-type="float" office:value="0.0576923076923077">
            <text:p>0.0576923076923077</text:p>
          </table:table-cell>
          <table:table-cell table:formula="of:=VAR(['dados.hepatitis'.D38:.M38])" office:value-type="float" office:value="0.0026176735578445">
            <text:p>0.0026176735578445</text:p>
          </table:table-cell>
          <table:table-cell table:formula="of:=STDEV(['dados.hepatitis'.D38:.M38])" office:value-type="float" office:value="0.0511632051170028">
            <text:p>0.0511632051170028</text:p>
          </table:table-cell>
          <table:table-cell/>
          <table:table-cell table:formula="of:=AVERAGE(['dados.glass'.D38:.M38])" office:value-type="float" office:value="0">
            <text:p>0</text:p>
          </table:table-cell>
          <table:table-cell table:formula="of:=VAR(['dados.glass'.D38:.M38])" office:value-type="float" office:value="0">
            <text:p>0</text:p>
          </table:table-cell>
          <table:table-cell table:formula="of:=STDEV(['dados.glass'.D38:.M38])" office:value-type="float" office:value="0">
            <text:p>0</text:p>
          </table:table-cell>
          <table:table-cell/>
          <table:table-cell table:formula="of:=AVERAGE(['dados.yeast'.D38:.M38])" office:value-type="float" office:value="1">
            <text:p>1</text:p>
          </table:table-cell>
          <table:table-cell table:formula="of:=VAR(['dados.yeast'.D38:.M38])" office:value-type="float" office:value="0">
            <text:p>0</text:p>
          </table:table-cell>
          <table:table-cell table:formula="of:=STDEV(['dados.yeast'.D38:.M38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39:.M39])" office:value-type="float" office:value="0.0453174603174603">
            <text:p>0.0453174603174603</text:p>
          </table:table-cell>
          <table:table-cell table:formula="of:=VAR(['dados.breast.cancer'.D39:.M39])" office:value-type="float" office:value="0.00426982027378853">
            <text:p>0.00426982027378853</text:p>
          </table:table-cell>
          <table:table-cell table:formula="of:=STDEV(['dados.breast.cancer'.D39:.M39])" office:value-type="float" office:value="0.0653438617912083">
            <text:p>0.0653438617912083</text:p>
          </table:table-cell>
          <table:table-cell/>
          <table:table-cell table:formula="of:=AVERAGE(['dados.vehicle'.D39:.M39])" office:value-type="float" office:value="0.03">
            <text:p>0.03</text:p>
          </table:table-cell>
          <table:table-cell table:formula="of:=VAR(['dados.vehicle'.D39:.M39])" office:value-type="float" office:value="0.00235384615384616">
            <text:p>0.00235384615384616</text:p>
          </table:table-cell>
          <table:table-cell table:formula="of:=STDEV(['dados.vehicle'.D39:.M39])" office:value-type="float" office:value="0.0485164524037584">
            <text:p>0.0485164524037584</text:p>
          </table:table-cell>
          <table:table-cell/>
          <table:table-cell table:formula="of:=AVERAGE(['dados.hepatitis'.D39:.M39])" office:value-type="float" office:value="0.0799145299145299">
            <text:p>0.0799145299145299</text:p>
          </table:table-cell>
          <table:table-cell table:formula="of:=VAR(['dados.hepatitis'.D39:.M39])" office:value-type="float" office:value="0.00470694231377992">
            <text:p>0.00470694231377992</text:p>
          </table:table-cell>
          <table:table-cell table:formula="of:=STDEV(['dados.hepatitis'.D39:.M39])" office:value-type="float" office:value="0.0686071593478401">
            <text:p>0.0686071593478401</text:p>
          </table:table-cell>
          <table:table-cell/>
          <table:table-cell table:formula="of:=AVERAGE(['dados.glass'.D39:.M39])" office:value-type="float" office:value="0">
            <text:p>0</text:p>
          </table:table-cell>
          <table:table-cell table:formula="of:=VAR(['dados.glass'.D39:.M39])" office:value-type="float" office:value="0">
            <text:p>0</text:p>
          </table:table-cell>
          <table:table-cell table:formula="of:=STDEV(['dados.glass'.D39:.M39])" office:value-type="float" office:value="0">
            <text:p>0</text:p>
          </table:table-cell>
          <table:table-cell/>
          <table:table-cell table:formula="of:=AVERAGE(['dados.yeast'.D39:.M39])" office:value-type="float" office:value="1">
            <text:p>1</text:p>
          </table:table-cell>
          <table:table-cell table:formula="of:=VAR(['dados.yeast'.D39:.M39])" office:value-type="float" office:value="0">
            <text:p>0</text:p>
          </table:table-cell>
          <table:table-cell table:formula="of:=STDEV(['dados.yeast'.D39:.M39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40:.M40])" office:value-type="float" office:value="0.0403174603174603">
            <text:p>0.0403174603174603</text:p>
          </table:table-cell>
          <table:table-cell table:formula="of:=VAR(['dados.breast.cancer'.D40:.M40])" office:value-type="float" office:value="0.00391223649953809">
            <text:p>0.00391223649953809</text:p>
          </table:table-cell>
          <table:table-cell table:formula="of:=STDEV(['dados.breast.cancer'.D40:.M40])" office:value-type="float" office:value="0.0625478736612052">
            <text:p>0.0625478736612052</text:p>
          </table:table-cell>
          <table:table-cell/>
          <table:table-cell table:formula="of:=AVERAGE(['dados.vehicle'.D40:.M40])" office:value-type="float" office:value="0.0195384615384615">
            <text:p>0.0195384615384615</text:p>
          </table:table-cell>
          <table:table-cell table:formula="of:=VAR(['dados.vehicle'.D40:.M40])" office:value-type="float" office:value="0.000786877054569362">
            <text:p>0.000786877054569362</text:p>
          </table:table-cell>
          <table:table-cell table:formula="of:=STDEV(['dados.vehicle'.D40:.M40])" office:value-type="float" office:value="0.0280513289269753">
            <text:p>0.0280513289269753</text:p>
          </table:table-cell>
          <table:table-cell/>
          <table:table-cell table:formula="of:=AVERAGE(['dados.hepatitis'.D40:.M40])" office:value-type="float" office:value="0.0632478632478633">
            <text:p>0.0632478632478633</text:p>
          </table:table-cell>
          <table:table-cell table:formula="of:=VAR(['dados.hepatitis'.D40:.M40])" office:value-type="float" office:value="0.0027284681130835">
            <text:p>0.0027284681130835</text:p>
          </table:table-cell>
          <table:table-cell table:formula="of:=STDEV(['dados.hepatitis'.D40:.M40])" office:value-type="float" office:value="0.0522347404806753">
            <text:p>0.0522347404806753</text:p>
          </table:table-cell>
          <table:table-cell/>
          <table:table-cell table:formula="of:=AVERAGE(['dados.glass'.D40:.M40])" office:value-type="float" office:value="0">
            <text:p>0</text:p>
          </table:table-cell>
          <table:table-cell table:formula="of:=VAR(['dados.glass'.D40:.M40])" office:value-type="float" office:value="0">
            <text:p>0</text:p>
          </table:table-cell>
          <table:table-cell table:formula="of:=STDEV(['dados.glass'.D40:.M40])" office:value-type="float" office:value="0">
            <text:p>0</text:p>
          </table:table-cell>
          <table:table-cell/>
          <table:table-cell table:formula="of:=AVERAGE(['dados.yeast'.D40:.M40])" office:value-type="float" office:value="1">
            <text:p>1</text:p>
          </table:table-cell>
          <table:table-cell table:formula="of:=VAR(['dados.yeast'.D40:.M40])" office:value-type="float" office:value="0">
            <text:p>0</text:p>
          </table:table-cell>
          <table:table-cell table:formula="of:=STDEV(['dados.yeast'.D40:.M40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41:.M41])" office:value-type="float" office:value="0.0503174603174603">
            <text:p>0.0503174603174603</text:p>
          </table:table-cell>
          <table:table-cell table:formula="of:=VAR(['dados.breast.cancer'.D41:.M41])" office:value-type="float" office:value="0.00568295960359452">
            <text:p>0.00568295960359452</text:p>
          </table:table-cell>
          <table:table-cell table:formula="of:=STDEV(['dados.breast.cancer'.D41:.M41])" office:value-type="float" office:value="0.0753854070997466">
            <text:p>0.0753854070997466</text:p>
          </table:table-cell>
          <table:table-cell/>
          <table:table-cell table:formula="of:=AVERAGE(['dados.vehicle'.D41:.M41])" office:value-type="float" office:value="0.0257692307692308">
            <text:p>0.0257692307692308</text:p>
          </table:table-cell>
          <table:table-cell table:formula="of:=VAR(['dados.vehicle'.D41:.M41])" office:value-type="float" office:value="0.00115374753451677">
            <text:p>0.00115374753451677</text:p>
          </table:table-cell>
          <table:table-cell table:formula="of:=STDEV(['dados.vehicle'.D41:.M41])" office:value-type="float" office:value="0.0339668593560954">
            <text:p>0.0339668593560954</text:p>
          </table:table-cell>
          <table:table-cell/>
          <table:table-cell table:formula="of:=AVERAGE(['dados.hepatitis'.D41:.M41])" office:value-type="float" office:value="0.0743589743589744">
            <text:p>0.0743589743589744</text:p>
          </table:table-cell>
          <table:table-cell table:formula="of:=VAR(['dados.hepatitis'.D41:.M41])" office:value-type="float" office:value="0.00394457025511157">
            <text:p>0.00394457025511157</text:p>
          </table:table-cell>
          <table:table-cell table:formula="of:=STDEV(['dados.hepatitis'.D41:.M41])" office:value-type="float" office:value="0.0628058138639375">
            <text:p>0.0628058138639375</text:p>
          </table:table-cell>
          <table:table-cell/>
          <table:table-cell table:formula="of:=AVERAGE(['dados.glass'.D41:.M41])" office:value-type="float" office:value="0">
            <text:p>0</text:p>
          </table:table-cell>
          <table:table-cell table:formula="of:=VAR(['dados.glass'.D41:.M41])" office:value-type="float" office:value="0">
            <text:p>0</text:p>
          </table:table-cell>
          <table:table-cell table:formula="of:=STDEV(['dados.glass'.D41:.M41])" office:value-type="float" office:value="0">
            <text:p>0</text:p>
          </table:table-cell>
          <table:table-cell/>
          <table:table-cell table:formula="of:=AVERAGE(['dados.yeast'.D41:.M41])" office:value-type="float" office:value="1">
            <text:p>1</text:p>
          </table:table-cell>
          <table:table-cell table:formula="of:=VAR(['dados.yeast'.D41:.M41])" office:value-type="float" office:value="0">
            <text:p>0</text:p>
          </table:table-cell>
          <table:table-cell table:formula="of:=STDEV(['dados.yeast'.D41:.M41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42:.M42])" office:value-type="float" office:value="0.0453174603174603">
            <text:p>0.0453174603174603</text:p>
          </table:table-cell>
          <table:table-cell table:formula="of:=VAR(['dados.breast.cancer'.D42:.M42])" office:value-type="float" office:value="0.00538093138489964">
            <text:p>0.00538093138489964</text:p>
          </table:table-cell>
          <table:table-cell table:formula="of:=STDEV(['dados.breast.cancer'.D42:.M42])" office:value-type="float" office:value="0.0733548320487454">
            <text:p>0.0733548320487454</text:p>
          </table:table-cell>
          <table:table-cell/>
          <table:table-cell table:formula="of:=AVERAGE(['dados.vehicle'.D42:.M42])" office:value-type="float" office:value="0.0194615384615385">
            <text:p>0.0194615384615385</text:p>
          </table:table-cell>
          <table:table-cell table:formula="of:=VAR(['dados.vehicle'.D42:.M42])" office:value-type="float" office:value="0.00087285338593031">
            <text:p>0.00087285338593031</text:p>
          </table:table-cell>
          <table:table-cell table:formula="of:=STDEV(['dados.vehicle'.D42:.M42])" office:value-type="float" office:value="0.0295440922339866">
            <text:p>0.0295440922339866</text:p>
          </table:table-cell>
          <table:table-cell/>
          <table:table-cell table:formula="of:=AVERAGE(['dados.hepatitis'.D42:.M42])" office:value-type="float" office:value="0.0576923076923077">
            <text:p>0.0576923076923077</text:p>
          </table:table-cell>
          <table:table-cell table:formula="of:=VAR(['dados.hepatitis'.D42:.M42])" office:value-type="float" office:value="0.00278914132190486">
            <text:p>0.00278914132190486</text:p>
          </table:table-cell>
          <table:table-cell table:formula="of:=STDEV(['dados.hepatitis'.D42:.M42])" office:value-type="float" office:value="0.0528123216863722">
            <text:p>0.0528123216863722</text:p>
          </table:table-cell>
          <table:table-cell/>
          <table:table-cell table:formula="of:=AVERAGE(['dados.glass'.D42:.M42])" office:value-type="float" office:value="0.0105263157894737">
            <text:p>0.0105263157894737</text:p>
          </table:table-cell>
          <table:table-cell table:formula="of:=VAR(['dados.glass'.D42:.M42])" office:value-type="float" office:value="0.00110803324099723">
            <text:p>0.00110803324099723</text:p>
          </table:table-cell>
          <table:table-cell table:formula="of:=STDEV(['dados.glass'.D42:.M42])" office:value-type="float" office:value="0.0332871332649303">
            <text:p>0.0332871332649303</text:p>
          </table:table-cell>
          <table:table-cell/>
          <table:table-cell table:formula="of:=AVERAGE(['dados.yeast'.D42:.M42])" office:value-type="float" office:value="1">
            <text:p>1</text:p>
          </table:table-cell>
          <table:table-cell table:formula="of:=VAR(['dados.yeast'.D42:.M42])" office:value-type="float" office:value="0">
            <text:p>0</text:p>
          </table:table-cell>
          <table:table-cell table:formula="of:=STDEV(['dados.yeast'.D42:.M42])" office:value-type="float" office:value="0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float" office:value="1">
            <text:p>1</text:p>
          </table:table-cell>
          <table:table-cell table:formula="of:=AVERAGE(['dados.breast.cancer'.D44:.M44])" office:value-type="float" office:value="0.633978174603175">
            <text:p>0.633978174603175</text:p>
          </table:table-cell>
          <table:table-cell table:formula="of:=VAR(['dados.breast.cancer'.D44:.M44])" office:value-type="float" office:value="0.0120150464056507">
            <text:p>0.0120150464056507</text:p>
          </table:table-cell>
          <table:table-cell table:formula="of:=STDEV(['dados.breast.cancer'.D44:.M44])" office:value-type="float" office:value="0.109613167118055">
            <text:p>0.109613167118055</text:p>
          </table:table-cell>
          <table:table-cell/>
          <table:table-cell table:formula="of:=AVERAGE(['dados.vehicle'.D44:.M44])" office:value-type="float" office:value="0.989401189271255">
            <text:p>0.989401189271255</text:p>
          </table:table-cell>
          <table:table-cell table:formula="of:=VAR(['dados.vehicle'.D44:.M44])" office:value-type="float" office:value="0.0000479049887021453">
            <text:p>0.0000479049887021453</text:p>
          </table:table-cell>
          <table:table-cell table:formula="of:=STDEV(['dados.vehicle'.D44:.M44])" office:value-type="float" office:value="0.0069213429839985">
            <text:p>0.0069213429839985</text:p>
          </table:table-cell>
          <table:table-cell/>
          <table:table-cell table:formula="of:=AVERAGE(['dados.hepatitis'.D44:.M44])" office:value-type="float" office:value="0.744925213675214">
            <text:p>0.744925213675214</text:p>
          </table:table-cell>
          <table:table-cell table:formula="of:=VAR(['dados.hepatitis'.D44:.M44])" office:value-type="float" office:value="0.0365632970968174">
            <text:p>0.0365632970968174</text:p>
          </table:table-cell>
          <table:table-cell table:formula="of:=STDEV(['dados.hepatitis'.D44:.M44])" office:value-type="float" office:value="0.191215316062332">
            <text:p>0.191215316062332</text:p>
          </table:table-cell>
          <table:table-cell/>
          <table:table-cell table:formula="of:=AVERAGE(['dados.glass'.D44:.M44])" office:value-type="float" office:value="0.927777777777778">
            <text:p>0.927777777777778</text:p>
          </table:table-cell>
          <table:table-cell table:formula="of:=VAR(['dados.glass'.D44:.M44])" office:value-type="float" office:value="0.0165141981008401">
            <text:p>0.0165141981008401</text:p>
          </table:table-cell>
          <table:table-cell table:formula="of:=STDEV(['dados.glass'.D44:.M44])" office:value-type="float" office:value="0.128507579935349">
            <text:p>0.128507579935349</text:p>
          </table:table-cell>
          <table:table-cell/>
          <table:table-cell table:formula="of:=AVERAGE(['dados.yeast'.D44:.M44])" office:value-type="float" office:value="0.885800185013876">
            <text:p>0.885800185013876</text:p>
          </table:table-cell>
          <table:table-cell table:formula="of:=VAR(['dados.yeast'.D44:.M44])" office:value-type="float" office:value="0.0270019755541692">
            <text:p>0.0270019755541692</text:p>
          </table:table-cell>
          <table:table-cell table:formula="of:=STDEV(['dados.yeast'.D44:.M44])" office:value-type="float" office:value="0.164322778561492">
            <text:p>0.16432277856149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45:.M45])" office:value-type="float" office:value="0.658234126984127">
            <text:p>0.658234126984127</text:p>
          </table:table-cell>
          <table:table-cell table:formula="of:=VAR(['dados.breast.cancer'.D45:.M45])" office:value-type="float" office:value="0.0185469244282075">
            <text:p>0.0185469244282075</text:p>
          </table:table-cell>
          <table:table-cell table:formula="of:=STDEV(['dados.breast.cancer'.D45:.M45])" office:value-type="float" office:value="0.136187093471472">
            <text:p>0.136187093471472</text:p>
          </table:table-cell>
          <table:table-cell/>
          <table:table-cell table:formula="of:=AVERAGE(['dados.vehicle'.D45:.M45])" office:value-type="float" office:value="0.9905">
            <text:p>0.9905</text:p>
          </table:table-cell>
          <table:table-cell table:formula="of:=VAR(['dados.vehicle'.D45:.M45])" office:value-type="float" office:value="0.00007828523072814">
            <text:p>0.00007828523072814</text:p>
          </table:table-cell>
          <table:table-cell table:formula="of:=STDEV(['dados.vehicle'.D45:.M45])" office:value-type="float" office:value="0.00884789414087556">
            <text:p>0.00884789414087556</text:p>
          </table:table-cell>
          <table:table-cell/>
          <table:table-cell table:formula="of:=AVERAGE(['dados.hepatitis'.D45:.M45])" office:value-type="float" office:value="0.722008547008547">
            <text:p>0.722008547008547</text:p>
          </table:table-cell>
          <table:table-cell table:formula="of:=VAR(['dados.hepatitis'.D45:.M45])" office:value-type="float" office:value="0.039841917374859">
            <text:p>0.039841917374859</text:p>
          </table:table-cell>
          <table:table-cell table:formula="of:=STDEV(['dados.hepatitis'.D45:.M45])" office:value-type="float" office:value="0.199604402193085">
            <text:p>0.199604402193085</text:p>
          </table:table-cell>
          <table:table-cell/>
          <table:table-cell table:formula="of:=AVERAGE(['dados.glass'.D45:.M45])" office:value-type="float" office:value="0.941423001949318">
            <text:p>0.941423001949318</text:p>
          </table:table-cell>
          <table:table-cell table:formula="of:=VAR(['dados.glass'.D45:.M45])" office:value-type="float" office:value="0.00635469349860102">
            <text:p>0.00635469349860102</text:p>
          </table:table-cell>
          <table:table-cell table:formula="of:=STDEV(['dados.glass'.D45:.M45])" office:value-type="float" office:value="0.0797163314421896">
            <text:p>0.0797163314421896</text:p>
          </table:table-cell>
          <table:table-cell/>
          <table:table-cell table:formula="of:=AVERAGE(['dados.yeast'.D45:.M45])" office:value-type="float" office:value="0.857007400555042">
            <text:p>0.857007400555042</text:p>
          </table:table-cell>
          <table:table-cell table:formula="of:=VAR(['dados.yeast'.D45:.M45])" office:value-type="float" office:value="0.0472784600746844">
            <text:p>0.0472784600746844</text:p>
          </table:table-cell>
          <table:table-cell table:formula="of:=STDEV(['dados.yeast'.D45:.M45])" office:value-type="float" office:value="0.217436105729211">
            <text:p>0.217436105729211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46:.M46])" office:value-type="float" office:value="0.661101190476191">
            <text:p>0.661101190476191</text:p>
          </table:table-cell>
          <table:table-cell table:formula="of:=VAR(['dados.breast.cancer'.D46:.M46])" office:value-type="float" office:value="0.019500983861909">
            <text:p>0.019500983861909</text:p>
          </table:table-cell>
          <table:table-cell table:formula="of:=STDEV(['dados.breast.cancer'.D46:.M46])" office:value-type="float" office:value="0.13964592318399">
            <text:p>0.13964592318399</text:p>
          </table:table-cell>
          <table:table-cell/>
          <table:table-cell table:formula="of:=AVERAGE(['dados.vehicle'.D46:.M46])" office:value-type="float" office:value="0.992808894230769">
            <text:p>0.992808894230769</text:p>
          </table:table-cell>
          <table:table-cell table:formula="of:=VAR(['dados.vehicle'.D46:.M46])" office:value-type="float" office:value="0.0000372006765311679">
            <text:p>0.0000372006765311679</text:p>
          </table:table-cell>
          <table:table-cell table:formula="of:=STDEV(['dados.vehicle'.D46:.M46])" office:value-type="float" office:value="0.00609923573336594">
            <text:p>0.00609923573336594</text:p>
          </table:table-cell>
          <table:table-cell/>
          <table:table-cell table:formula="of:=AVERAGE(['dados.hepatitis'.D46:.M46])" office:value-type="float" office:value="0.719764957264957">
            <text:p>0.719764957264957</text:p>
          </table:table-cell>
          <table:table-cell table:formula="of:=VAR(['dados.hepatitis'.D46:.M46])" office:value-type="float" office:value="0.030499460738955">
            <text:p>0.030499460738955</text:p>
          </table:table-cell>
          <table:table-cell table:formula="of:=STDEV(['dados.hepatitis'.D46:.M46])" office:value-type="float" office:value="0.174640948059025">
            <text:p>0.174640948059025</text:p>
          </table:table-cell>
          <table:table-cell/>
          <table:table-cell table:formula="of:=AVERAGE(['dados.glass'.D46:.M46])" office:value-type="float" office:value="0.92953216374269">
            <text:p>0.92953216374269</text:p>
          </table:table-cell>
          <table:table-cell table:formula="of:=VAR(['dados.glass'.D46:.M46])" office:value-type="float" office:value="0.00949116558392347">
            <text:p>0.00949116558392347</text:p>
          </table:table-cell>
          <table:table-cell table:formula="of:=STDEV(['dados.glass'.D46:.M46])" office:value-type="float" office:value="0.0974226133088385">
            <text:p>0.0974226133088385</text:p>
          </table:table-cell>
          <table:table-cell/>
          <table:table-cell table:formula="of:=AVERAGE(['dados.yeast'.D46:.M46])" office:value-type="float" office:value="0.872109158186864">
            <text:p>0.872109158186864</text:p>
          </table:table-cell>
          <table:table-cell table:formula="of:=VAR(['dados.yeast'.D46:.M46])" office:value-type="float" office:value="0.0367213749788558">
            <text:p>0.0367213749788558</text:p>
          </table:table-cell>
          <table:table-cell table:formula="of:=STDEV(['dados.yeast'.D46:.M46])" office:value-type="float" office:value="0.191628220726635">
            <text:p>0.19162822072663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47:.M47])" office:value-type="float" office:value="0.645853174603175">
            <text:p>0.645853174603175</text:p>
          </table:table-cell>
          <table:table-cell table:formula="of:=VAR(['dados.breast.cancer'.D47:.M47])" office:value-type="float" office:value="0.0191722892346239">
            <text:p>0.0191722892346239</text:p>
          </table:table-cell>
          <table:table-cell table:formula="of:=STDEV(['dados.breast.cancer'.D47:.M47])" office:value-type="float" office:value="0.138464035888833">
            <text:p>0.138464035888833</text:p>
          </table:table-cell>
          <table:table-cell/>
          <table:table-cell table:formula="of:=AVERAGE(['dados.vehicle'.D47:.M47])" office:value-type="float" office:value="0.991186298076923">
            <text:p>0.991186298076923</text:p>
          </table:table-cell>
          <table:table-cell table:formula="of:=VAR(['dados.vehicle'.D47:.M47])" office:value-type="float" office:value="0.0000587711187258589">
            <text:p>0.0000587711187258589</text:p>
          </table:table-cell>
          <table:table-cell table:formula="of:=STDEV(['dados.vehicle'.D47:.M47])" office:value-type="float" office:value="0.00766623236837098">
            <text:p>0.00766623236837098</text:p>
          </table:table-cell>
          <table:table-cell/>
          <table:table-cell table:formula="of:=AVERAGE(['dados.hepatitis'.D47:.M47])" office:value-type="float" office:value="0.740972222222222">
            <text:p>0.740972222222222</text:p>
          </table:table-cell>
          <table:table-cell table:formula="of:=VAR(['dados.hepatitis'.D47:.M47])" office:value-type="float" office:value="0.0373055546677787">
            <text:p>0.0373055546677787</text:p>
          </table:table-cell>
          <table:table-cell table:formula="of:=STDEV(['dados.hepatitis'.D47:.M47])" office:value-type="float" office:value="0.193146459112712">
            <text:p>0.193146459112712</text:p>
          </table:table-cell>
          <table:table-cell/>
          <table:table-cell table:formula="of:=AVERAGE(['dados.glass'.D47:.M47])" office:value-type="float" office:value="0.940253411306043">
            <text:p>0.940253411306043</text:p>
          </table:table-cell>
          <table:table-cell table:formula="of:=VAR(['dados.glass'.D47:.M47])" office:value-type="float" office:value="0.00707151213774334">
            <text:p>0.00707151213774334</text:p>
          </table:table-cell>
          <table:table-cell table:formula="of:=STDEV(['dados.glass'.D47:.M47])" office:value-type="float" office:value="0.0840922834613459">
            <text:p>0.0840922834613459</text:p>
          </table:table-cell>
          <table:table-cell/>
          <table:table-cell table:formula="of:=AVERAGE(['dados.yeast'.D47:.M47])" office:value-type="float" office:value="0.876572617946346">
            <text:p>0.876572617946346</text:p>
          </table:table-cell>
          <table:table-cell table:formula="of:=VAR(['dados.yeast'.D47:.M47])" office:value-type="float" office:value="0.0337727822937784">
            <text:p>0.0337727822937784</text:p>
          </table:table-cell>
          <table:table-cell table:formula="of:=STDEV(['dados.yeast'.D47:.M47])" office:value-type="float" office:value="0.183773725798272">
            <text:p>0.183773725798272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48:.M48])" office:value-type="float" office:value="0.651378968253968">
            <text:p>0.651378968253968</text:p>
          </table:table-cell>
          <table:table-cell table:formula="of:=VAR(['dados.breast.cancer'.D48:.M48])" office:value-type="float" office:value="0.0189046587835237">
            <text:p>0.0189046587835237</text:p>
          </table:table-cell>
          <table:table-cell table:formula="of:=STDEV(['dados.breast.cancer'.D48:.M48])" office:value-type="float" office:value="0.137494213636515">
            <text:p>0.137494213636515</text:p>
          </table:table-cell>
          <table:table-cell/>
          <table:table-cell table:formula="of:=AVERAGE(['dados.vehicle'.D48:.M48])" office:value-type="float" office:value="0.988870192307692">
            <text:p>0.988870192307692</text:p>
          </table:table-cell>
          <table:table-cell table:formula="of:=VAR(['dados.vehicle'.D48:.M48])" office:value-type="float" office:value="0.0000398111658140201">
            <text:p>0.0000398111658140201</text:p>
          </table:table-cell>
          <table:table-cell table:formula="of:=STDEV(['dados.vehicle'.D48:.M48])" office:value-type="float" office:value="0.0063096090064298">
            <text:p>0.0063096090064298</text:p>
          </table:table-cell>
          <table:table-cell/>
          <table:table-cell table:formula="of:=AVERAGE(['dados.hepatitis'.D48:.M48])" office:value-type="float" office:value="0.731410256410256">
            <text:p>0.731410256410256</text:p>
          </table:table-cell>
          <table:table-cell table:formula="of:=VAR(['dados.hepatitis'.D48:.M48])" office:value-type="float" office:value="0.042540543502082">
            <text:p>0.042540543502082</text:p>
          </table:table-cell>
          <table:table-cell table:formula="of:=STDEV(['dados.hepatitis'.D48:.M48])" office:value-type="float" office:value="0.206253590276829">
            <text:p>0.206253590276829</text:p>
          </table:table-cell>
          <table:table-cell/>
          <table:table-cell table:formula="of:=AVERAGE(['dados.glass'.D48:.M48])" office:value-type="float" office:value="0.929824561403509">
            <text:p>0.929824561403509</text:p>
          </table:table-cell>
          <table:table-cell table:formula="of:=VAR(['dados.glass'.D48:.M48])" office:value-type="float" office:value="0.0100881520577609">
            <text:p>0.0100881520577609</text:p>
          </table:table-cell>
          <table:table-cell table:formula="of:=STDEV(['dados.glass'.D48:.M48])" office:value-type="float" office:value="0.100439793198517">
            <text:p>0.100439793198517</text:p>
          </table:table-cell>
          <table:table-cell/>
          <table:table-cell table:formula="of:=AVERAGE(['dados.yeast'.D48:.M48])" office:value-type="float" office:value="0.875416281221091">
            <text:p>0.875416281221091</text:p>
          </table:table-cell>
          <table:table-cell table:formula="of:=VAR(['dados.yeast'.D48:.M48])" office:value-type="float" office:value="0.0277884039762485">
            <text:p>0.0277884039762485</text:p>
          </table:table-cell>
          <table:table-cell table:formula="of:=STDEV(['dados.yeast'.D48:.M48])" office:value-type="float" office:value="0.166698542213927">
            <text:p>0.166698542213927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49:.M49])" office:value-type="float" office:value="0.64890873015873">
            <text:p>0.64890873015873</text:p>
          </table:table-cell>
          <table:table-cell table:formula="of:=VAR(['dados.breast.cancer'.D49:.M49])" office:value-type="float" office:value="0.0205971802301167">
            <text:p>0.0205971802301167</text:p>
          </table:table-cell>
          <table:table-cell table:formula="of:=STDEV(['dados.breast.cancer'.D49:.M49])" office:value-type="float" office:value="0.143517177474046">
            <text:p>0.143517177474046</text:p>
          </table:table-cell>
          <table:table-cell/>
          <table:table-cell table:formula="of:=AVERAGE(['dados.vehicle'.D49:.M49])" office:value-type="float" office:value="0.990574519230769">
            <text:p>0.990574519230769</text:p>
          </table:table-cell>
          <table:table-cell table:formula="of:=VAR(['dados.vehicle'.D49:.M49])" office:value-type="float" office:value="0.0000405013662886256">
            <text:p>0.0000405013662886256</text:p>
          </table:table-cell>
          <table:table-cell table:formula="of:=STDEV(['dados.vehicle'.D49:.M49])" office:value-type="float" office:value="0.00636406837554607">
            <text:p>0.00636406837554607</text:p>
          </table:table-cell>
          <table:table-cell/>
          <table:table-cell table:formula="of:=AVERAGE(['dados.hepatitis'.D49:.M49])" office:value-type="float" office:value="0.737232905982906">
            <text:p>0.737232905982906</text:p>
          </table:table-cell>
          <table:table-cell table:formula="of:=VAR(['dados.hepatitis'.D49:.M49])" office:value-type="float" office:value="0.0354797780912898">
            <text:p>0.0354797780912898</text:p>
          </table:table-cell>
          <table:table-cell table:formula="of:=STDEV(['dados.hepatitis'.D49:.M49])" office:value-type="float" office:value="0.188360765796091">
            <text:p>0.188360765796091</text:p>
          </table:table-cell>
          <table:table-cell/>
          <table:table-cell table:formula="of:=AVERAGE(['dados.glass'.D49:.M49])" office:value-type="float" office:value="0.946491228070175">
            <text:p>0.946491228070175</text:p>
          </table:table-cell>
          <table:table-cell table:formula="of:=VAR(['dados.glass'.D49:.M49])" office:value-type="float" office:value="0.00830147801096128">
            <text:p>0.00830147801096128</text:p>
          </table:table-cell>
          <table:table-cell table:formula="of:=STDEV(['dados.glass'.D49:.M49])" office:value-type="float" office:value="0.091112447069329">
            <text:p>0.091112447069329</text:p>
          </table:table-cell>
          <table:table-cell/>
          <table:table-cell table:formula="of:=AVERAGE(['dados.yeast'.D49:.M49])" office:value-type="float" office:value="0.873126734505088">
            <text:p>0.873126734505088</text:p>
          </table:table-cell>
          <table:table-cell table:formula="of:=VAR(['dados.yeast'.D49:.M49])" office:value-type="float" office:value="0.0344655758473693">
            <text:p>0.0344655758473693</text:p>
          </table:table-cell>
          <table:table-cell table:formula="of:=STDEV(['dados.yeast'.D49:.M49])" office:value-type="float" office:value="0.185649066378933">
            <text:p>0.185649066378933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50:.M50])" office:value-type="float" office:value="0.646051587301587">
            <text:p>0.646051587301587</text:p>
          </table:table-cell>
          <table:table-cell table:formula="of:=VAR(['dados.breast.cancer'.D50:.M50])" office:value-type="float" office:value="0.0215297391590381">
            <text:p>0.0215297391590381</text:p>
          </table:table-cell>
          <table:table-cell table:formula="of:=STDEV(['dados.breast.cancer'.D50:.M50])" office:value-type="float" office:value="0.146730157633113">
            <text:p>0.146730157633113</text:p>
          </table:table-cell>
          <table:table-cell/>
          <table:table-cell table:formula="of:=AVERAGE(['dados.vehicle'.D50:.M50])" office:value-type="float" office:value="0.989579326923077">
            <text:p>0.989579326923077</text:p>
          </table:table-cell>
          <table:table-cell table:formula="of:=VAR(['dados.vehicle'.D50:.M50])" office:value-type="float" office:value="0.0000706348747739977">
            <text:p>0.0000706348747739977</text:p>
          </table:table-cell>
          <table:table-cell table:formula="of:=STDEV(['dados.vehicle'.D50:.M50])" office:value-type="float" office:value="0.00840445565007025">
            <text:p>0.00840445565007025</text:p>
          </table:table-cell>
          <table:table-cell/>
          <table:table-cell table:formula="of:=AVERAGE(['dados.hepatitis'.D50:.M50])" office:value-type="float" office:value="0.742147435897436">
            <text:p>0.742147435897436</text:p>
          </table:table-cell>
          <table:table-cell table:formula="of:=VAR(['dados.hepatitis'.D50:.M50])" office:value-type="float" office:value="0.0473460322207206">
            <text:p>0.0473460322207206</text:p>
          </table:table-cell>
          <table:table-cell table:formula="of:=STDEV(['dados.hepatitis'.D50:.M50])" office:value-type="float" office:value="0.217591434162103">
            <text:p>0.217591434162103</text:p>
          </table:table-cell>
          <table:table-cell/>
          <table:table-cell table:formula="of:=AVERAGE(['dados.glass'.D50:.M50])" office:value-type="float" office:value="0.953606237816764">
            <text:p>0.953606237816764</text:p>
          </table:table-cell>
          <table:table-cell table:formula="of:=VAR(['dados.glass'.D50:.M50])" office:value-type="float" office:value="0.00579648649938084">
            <text:p>0.00579648649938084</text:p>
          </table:table-cell>
          <table:table-cell table:formula="of:=STDEV(['dados.glass'.D50:.M50])" office:value-type="float" office:value="0.0761346603025248">
            <text:p>0.0761346603025248</text:p>
          </table:table-cell>
          <table:table-cell/>
          <table:table-cell table:formula="of:=AVERAGE(['dados.yeast'.D50:.M50])" office:value-type="float" office:value="0.879648473635523">
            <text:p>0.879648473635523</text:p>
          </table:table-cell>
          <table:table-cell table:formula="of:=VAR(['dados.yeast'.D50:.M50])" office:value-type="float" office:value="0.0276180395280083">
            <text:p>0.0276180395280083</text:p>
          </table:table-cell>
          <table:table-cell table:formula="of:=STDEV(['dados.yeast'.D50:.M50])" office:value-type="float" office:value="0.16618676098898">
            <text:p>0.16618676098898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51:.M51])" office:value-type="float" office:value="0.648492063492064">
            <text:p>0.648492063492064</text:p>
          </table:table-cell>
          <table:table-cell table:formula="of:=VAR(['dados.breast.cancer'.D51:.M51])" office:value-type="float" office:value="0.0204832368389743">
            <text:p>0.0204832368389743</text:p>
          </table:table-cell>
          <table:table-cell table:formula="of:=STDEV(['dados.breast.cancer'.D51:.M51])" office:value-type="float" office:value="0.143119659163143">
            <text:p>0.143119659163143</text:p>
          </table:table-cell>
          <table:table-cell/>
          <table:table-cell table:formula="of:=AVERAGE(['dados.vehicle'.D51:.M51])" office:value-type="float" office:value="0.989572115384615">
            <text:p>0.989572115384615</text:p>
          </table:table-cell>
          <table:table-cell table:formula="of:=VAR(['dados.vehicle'.D51:.M51])" office:value-type="float" office:value="0.0000382780461559003">
            <text:p>0.0000382780461559003</text:p>
          </table:table-cell>
          <table:table-cell table:formula="of:=STDEV(['dados.vehicle'.D51:.M51])" office:value-type="float" office:value="0.0061869254202633">
            <text:p>0.0061869254202633</text:p>
          </table:table-cell>
          <table:table-cell/>
          <table:table-cell table:formula="of:=AVERAGE(['dados.hepatitis'.D51:.M51])" office:value-type="float" office:value="0.767094017094017">
            <text:p>0.767094017094017</text:p>
          </table:table-cell>
          <table:table-cell table:formula="of:=VAR(['dados.hepatitis'.D51:.M51])" office:value-type="float" office:value="0.0363489465385833">
            <text:p>0.0363489465385833</text:p>
          </table:table-cell>
          <table:table-cell table:formula="of:=STDEV(['dados.hepatitis'.D51:.M51])" office:value-type="float" office:value="0.190653996912164">
            <text:p>0.190653996912164</text:p>
          </table:table-cell>
          <table:table-cell/>
          <table:table-cell table:formula="of:=AVERAGE(['dados.glass'.D51:.M51])" office:value-type="float" office:value="0.955360623781676">
            <text:p>0.955360623781676</text:p>
          </table:table-cell>
          <table:table-cell table:formula="of:=VAR(['dados.glass'.D51:.M51])" office:value-type="float" office:value="0.0050505779767205">
            <text:p>0.0050505779767205</text:p>
          </table:table-cell>
          <table:table-cell table:formula="of:=STDEV(['dados.glass'.D51:.M51])" office:value-type="float" office:value="0.0710674185314233">
            <text:p>0.0710674185314233</text:p>
          </table:table-cell>
          <table:table-cell/>
          <table:table-cell table:formula="of:=AVERAGE(['dados.yeast'.D51:.M51])" office:value-type="float" office:value="0.872086031452359">
            <text:p>0.872086031452359</text:p>
          </table:table-cell>
          <table:table-cell table:formula="of:=VAR(['dados.yeast'.D51:.M51])" office:value-type="float" office:value="0.0317263242046319">
            <text:p>0.0317263242046319</text:p>
          </table:table-cell>
          <table:table-cell table:formula="of:=STDEV(['dados.yeast'.D51:.M51])" office:value-type="float" office:value="0.178118848538362">
            <text:p>0.178118848538362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52:.M52])" office:value-type="float" office:value="0.654394841269841">
            <text:p>0.654394841269841</text:p>
          </table:table-cell>
          <table:table-cell table:formula="of:=VAR(['dados.breast.cancer'.D52:.M52])" office:value-type="float" office:value="0.0218502444509182">
            <text:p>0.0218502444509182</text:p>
          </table:table-cell>
          <table:table-cell table:formula="of:=STDEV(['dados.breast.cancer'.D52:.M52])" office:value-type="float" office:value="0.147818281856197">
            <text:p>0.147818281856197</text:p>
          </table:table-cell>
          <table:table-cell/>
          <table:table-cell table:formula="of:=AVERAGE(['dados.vehicle'.D52:.M52])" office:value-type="float" office:value="0.989413018724696">
            <text:p>0.989413018724696</text:p>
          </table:table-cell>
          <table:table-cell table:formula="of:=VAR(['dados.vehicle'.D52:.M52])" office:value-type="float" office:value="0.0000374941586033707">
            <text:p>0.0000374941586033707</text:p>
          </table:table-cell>
          <table:table-cell table:formula="of:=STDEV(['dados.vehicle'.D52:.M52])" office:value-type="float" office:value="0.00612324739034531">
            <text:p>0.00612324739034531</text:p>
          </table:table-cell>
          <table:table-cell/>
          <table:table-cell table:formula="of:=AVERAGE(['dados.hepatitis'.D52:.M52])" office:value-type="float" office:value="0.767574786324786">
            <text:p>0.767574786324786</text:p>
          </table:table-cell>
          <table:table-cell table:formula="of:=VAR(['dados.hepatitis'.D52:.M52])" office:value-type="float" office:value="0.0336259731302911">
            <text:p>0.0336259731302911</text:p>
          </table:table-cell>
          <table:table-cell table:formula="of:=STDEV(['dados.hepatitis'.D52:.M52])" office:value-type="float" office:value="0.183373861633252">
            <text:p>0.183373861633252</text:p>
          </table:table-cell>
          <table:table-cell/>
          <table:table-cell table:formula="of:=AVERAGE(['dados.glass'.D52:.M52])" office:value-type="float" office:value="0.964132553606238">
            <text:p>0.964132553606238</text:p>
          </table:table-cell>
          <table:table-cell table:formula="of:=VAR(['dados.glass'.D52:.M52])" office:value-type="float" office:value="0.00193956481703139">
            <text:p>0.00193956481703139</text:p>
          </table:table-cell>
          <table:table-cell table:formula="of:=STDEV(['dados.glass'.D52:.M52])" office:value-type="float" office:value="0.0440404906538448">
            <text:p>0.0440404906538448</text:p>
          </table:table-cell>
          <table:table-cell/>
          <table:table-cell table:formula="of:=AVERAGE(['dados.yeast'.D52:.M52])" office:value-type="float" office:value="0.856868640148011">
            <text:p>0.856868640148011</text:p>
          </table:table-cell>
          <table:table-cell table:formula="of:=VAR(['dados.yeast'.D52:.M52])" office:value-type="float" office:value="0.0373828776731952">
            <text:p>0.0373828776731952</text:p>
          </table:table-cell>
          <table:table-cell table:formula="of:=STDEV(['dados.yeast'.D52:.M52])" office:value-type="float" office:value="0.193346522268168">
            <text:p>0.193346522268168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53:.M53])" office:value-type="float" office:value="0.651319444444445">
            <text:p>0.651319444444445</text:p>
          </table:table-cell>
          <table:table-cell table:formula="of:=VAR(['dados.breast.cancer'.D53:.M53])" office:value-type="float" office:value="0.0221939782664609">
            <text:p>0.0221939782664609</text:p>
          </table:table-cell>
          <table:table-cell table:formula="of:=STDEV(['dados.breast.cancer'.D53:.M53])" office:value-type="float" office:value="0.148976435272364">
            <text:p>0.148976435272364</text:p>
          </table:table-cell>
          <table:table-cell/>
          <table:table-cell table:formula="of:=AVERAGE(['dados.vehicle'.D53:.M53])" office:value-type="float" office:value="0.99233729757085">
            <text:p>0.99233729757085</text:p>
          </table:table-cell>
          <table:table-cell table:formula="of:=VAR(['dados.vehicle'.D53:.M53])" office:value-type="float" office:value="0.0000222772502308116">
            <text:p>0.0000222772502308116</text:p>
          </table:table-cell>
          <table:table-cell table:formula="of:=STDEV(['dados.vehicle'.D53:.M53])" office:value-type="float" office:value="0.00471987820084497">
            <text:p>0.00471987820084497</text:p>
          </table:table-cell>
          <table:table-cell/>
          <table:table-cell table:formula="of:=AVERAGE(['dados.hepatitis'.D53:.M53])" office:value-type="float" office:value="0.745566239316239">
            <text:p>0.745566239316239</text:p>
          </table:table-cell>
          <table:table-cell table:formula="of:=VAR(['dados.hepatitis'.D53:.M53])" office:value-type="float" office:value="0.0507496419722648">
            <text:p>0.0507496419722648</text:p>
          </table:table-cell>
          <table:table-cell table:formula="of:=STDEV(['dados.hepatitis'.D53:.M53])" office:value-type="float" office:value="0.225276811883214">
            <text:p>0.225276811883214</text:p>
          </table:table-cell>
          <table:table-cell/>
          <table:table-cell table:formula="of:=AVERAGE(['dados.glass'.D53:.M53])" office:value-type="float" office:value="0.955360623781676">
            <text:p>0.955360623781676</text:p>
          </table:table-cell>
          <table:table-cell table:formula="of:=VAR(['dados.glass'.D53:.M53])" office:value-type="float" office:value="0.00384096235583303">
            <text:p>0.00384096235583303</text:p>
          </table:table-cell>
          <table:table-cell table:formula="of:=STDEV(['dados.glass'.D53:.M53])" office:value-type="float" office:value="0.0619754980281161">
            <text:p>0.0619754980281161</text:p>
          </table:table-cell>
          <table:table-cell/>
          <table:table-cell table:formula="of:=AVERAGE(['dados.yeast'.D53:.M53])" office:value-type="float" office:value="0.856914893617021">
            <text:p>0.856914893617021</text:p>
          </table:table-cell>
          <table:table-cell table:formula="of:=VAR(['dados.yeast'.D53:.M53])" office:value-type="float" office:value="0.0399728104575723">
            <text:p>0.0399728104575723</text:p>
          </table:table-cell>
          <table:table-cell table:formula="of:=STDEV(['dados.yeast'.D53:.M53])" office:value-type="float" office:value="0.19993201458889">
            <text:p>0.19993201458889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54:.M54])" office:value-type="float" office:value="0.646845238095238">
            <text:p>0.646845238095238</text:p>
          </table:table-cell>
          <table:table-cell table:formula="of:=VAR(['dados.breast.cancer'.D54:.M54])" office:value-type="float" office:value="0.0225461711948154">
            <text:p>0.0225461711948154</text:p>
          </table:table-cell>
          <table:table-cell table:formula="of:=STDEV(['dados.breast.cancer'.D54:.M54])" office:value-type="float" office:value="0.150153825108838">
            <text:p>0.150153825108838</text:p>
          </table:table-cell>
          <table:table-cell/>
          <table:table-cell table:formula="of:=AVERAGE(['dados.vehicle'.D54:.M54])" office:value-type="float" office:value="0.99219667257085">
            <text:p>0.99219667257085</text:p>
          </table:table-cell>
          <table:table-cell table:formula="of:=VAR(['dados.vehicle'.D54:.M54])" office:value-type="float" office:value="0.0000223331807283798">
            <text:p>0.0000223331807283798</text:p>
          </table:table-cell>
          <table:table-cell table:formula="of:=STDEV(['dados.vehicle'.D54:.M54])" office:value-type="float" office:value="0.00472579948033978">
            <text:p>0.00472579948033978</text:p>
          </table:table-cell>
          <table:table-cell/>
          <table:table-cell table:formula="of:=AVERAGE(['dados.hepatitis'.D54:.M54])" office:value-type="float" office:value="0.753685897435897">
            <text:p>0.753685897435897</text:p>
          </table:table-cell>
          <table:table-cell table:formula="of:=VAR(['dados.hepatitis'.D54:.M54])" office:value-type="float" office:value="0.0486145639290671">
            <text:p>0.0486145639290671</text:p>
          </table:table-cell>
          <table:table-cell table:formula="of:=STDEV(['dados.hepatitis'.D54:.M54])" office:value-type="float" office:value="0.220487106038124">
            <text:p>0.220487106038124</text:p>
          </table:table-cell>
          <table:table-cell/>
          <table:table-cell table:formula="of:=AVERAGE(['dados.glass'.D54:.M54])" office:value-type="float" office:value="0.961111111111111">
            <text:p>0.961111111111111</text:p>
          </table:table-cell>
          <table:table-cell table:formula="of:=VAR(['dados.glass'.D54:.M54])" office:value-type="float" office:value="0.0056576340256219">
            <text:p>0.0056576340256219</text:p>
          </table:table-cell>
          <table:table-cell table:formula="of:=STDEV(['dados.glass'.D54:.M54])" office:value-type="float" office:value="0.0752172455333343">
            <text:p>0.0752172455333343</text:p>
          </table:table-cell>
          <table:table-cell/>
          <table:table-cell table:formula="of:=AVERAGE(['dados.yeast'.D54:.M54])" office:value-type="float" office:value="0.86450046253469">
            <text:p>0.86450046253469</text:p>
          </table:table-cell>
          <table:table-cell table:formula="of:=VAR(['dados.yeast'.D54:.M54])" office:value-type="float" office:value="0.0341484746576725">
            <text:p>0.0341484746576725</text:p>
          </table:table-cell>
          <table:table-cell table:formula="of:=STDEV(['dados.yeast'.D54:.M54])" office:value-type="float" office:value="0.184793059008374">
            <text:p>0.184793059008374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55:.M55])" office:value-type="float" office:value="0.648452380952381">
            <text:p>0.648452380952381</text:p>
          </table:table-cell>
          <table:table-cell table:formula="of:=VAR(['dados.breast.cancer'.D55:.M55])" office:value-type="float" office:value="0.0215783218379945">
            <text:p>0.0215783218379945</text:p>
          </table:table-cell>
          <table:table-cell table:formula="of:=STDEV(['dados.breast.cancer'.D55:.M55])" office:value-type="float" office:value="0.146895615448503">
            <text:p>0.146895615448503</text:p>
          </table:table-cell>
          <table:table-cell/>
          <table:table-cell table:formula="of:=AVERAGE(['dados.vehicle'.D55:.M55])" office:value-type="float" office:value="0.992964701417004">
            <text:p>0.992964701417004</text:p>
          </table:table-cell>
          <table:table-cell table:formula="of:=VAR(['dados.vehicle'.D55:.M55])" office:value-type="float" office:value="0.0000209490363571695">
            <text:p>0.0000209490363571695</text:p>
          </table:table-cell>
          <table:table-cell table:formula="of:=STDEV(['dados.vehicle'.D55:.M55])" office:value-type="float" office:value="0.00457701172788201">
            <text:p>0.00457701172788201</text:p>
          </table:table-cell>
          <table:table-cell/>
          <table:table-cell table:formula="of:=AVERAGE(['dados.hepatitis'.D55:.M55])" office:value-type="float" office:value="0.771955128205128">
            <text:p>0.771955128205128</text:p>
          </table:table-cell>
          <table:table-cell table:formula="of:=VAR(['dados.hepatitis'.D55:.M55])" office:value-type="float" office:value="0.0299384016008393">
            <text:p>0.0299384016008393</text:p>
          </table:table-cell>
          <table:table-cell table:formula="of:=STDEV(['dados.hepatitis'.D55:.M55])" office:value-type="float" office:value="0.17302717012319">
            <text:p>0.17302717012319</text:p>
          </table:table-cell>
          <table:table-cell/>
          <table:table-cell table:formula="of:=AVERAGE(['dados.glass'.D55:.M55])" office:value-type="float" office:value="0.957504873294347">
            <text:p>0.957504873294347</text:p>
          </table:table-cell>
          <table:table-cell table:formula="of:=VAR(['dados.glass'.D55:.M55])" office:value-type="float" office:value="0.00739516347965671">
            <text:p>0.00739516347965671</text:p>
          </table:table-cell>
          <table:table-cell table:formula="of:=STDEV(['dados.glass'.D55:.M55])" office:value-type="float" office:value="0.0859951363721037">
            <text:p>0.0859951363721037</text:p>
          </table:table-cell>
          <table:table-cell/>
          <table:table-cell table:formula="of:=AVERAGE(['dados.yeast'.D55:.M55])" office:value-type="float" office:value="0.874213691026827">
            <text:p>0.874213691026827</text:p>
          </table:table-cell>
          <table:table-cell table:formula="of:=VAR(['dados.yeast'.D55:.M55])" office:value-type="float" office:value="0.0303218665473556">
            <text:p>0.0303218665473556</text:p>
          </table:table-cell>
          <table:table-cell table:formula="of:=STDEV(['dados.yeast'.D55:.M55])" office:value-type="float" office:value="0.174131750543534">
            <text:p>0.174131750543534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56:.M56])" office:value-type="float" office:value="0.651577380952381">
            <text:p>0.651577380952381</text:p>
          </table:table-cell>
          <table:table-cell table:formula="of:=VAR(['dados.breast.cancer'.D56:.M56])" office:value-type="float" office:value="0.0225973264370048">
            <text:p>0.0225973264370048</text:p>
          </table:table-cell>
          <table:table-cell table:formula="of:=STDEV(['dados.breast.cancer'.D56:.M56])" office:value-type="float" office:value="0.15032407138248">
            <text:p>0.15032407138248</text:p>
          </table:table-cell>
          <table:table-cell/>
          <table:table-cell table:formula="of:=AVERAGE(['dados.vehicle'.D56:.M56])" office:value-type="float" office:value="0.992888980263158">
            <text:p>0.992888980263158</text:p>
          </table:table-cell>
          <table:table-cell table:formula="of:=VAR(['dados.vehicle'.D56:.M56])" office:value-type="float" office:value="0.0000245479622330379">
            <text:p>0.0000245479622330379</text:p>
          </table:table-cell>
          <table:table-cell table:formula="of:=STDEV(['dados.vehicle'.D56:.M56])" office:value-type="float" office:value="0.00495459001664496">
            <text:p>0.00495459001664496</text:p>
          </table:table-cell>
          <table:table-cell/>
          <table:table-cell table:formula="of:=AVERAGE(['dados.hepatitis'.D56:.M56])" office:value-type="float" office:value="0.756891025641026">
            <text:p>0.756891025641026</text:p>
          </table:table-cell>
          <table:table-cell table:formula="of:=VAR(['dados.hepatitis'.D56:.M56])" office:value-type="float" office:value="0.035259736249097">
            <text:p>0.035259736249097</text:p>
          </table:table-cell>
          <table:table-cell table:formula="of:=STDEV(['dados.hepatitis'.D56:.M56])" office:value-type="float" office:value="0.187775760547247">
            <text:p>0.187775760547247</text:p>
          </table:table-cell>
          <table:table-cell/>
          <table:table-cell table:formula="of:=AVERAGE(['dados.glass'.D56:.M56])" office:value-type="float" office:value="0.969103313840156">
            <text:p>0.969103313840156</text:p>
          </table:table-cell>
          <table:table-cell table:formula="of:=VAR(['dados.glass'.D56:.M56])" office:value-type="float" office:value="0.00498244474083194">
            <text:p>0.00498244474083194</text:p>
          </table:table-cell>
          <table:table-cell table:formula="of:=STDEV(['dados.glass'.D56:.M56])" office:value-type="float" office:value="0.0705864345383158">
            <text:p>0.0705864345383158</text:p>
          </table:table-cell>
          <table:table-cell/>
          <table:table-cell table:formula="of:=AVERAGE(['dados.yeast'.D56:.M56])" office:value-type="float" office:value="0.873172987974098">
            <text:p>0.873172987974098</text:p>
          </table:table-cell>
          <table:table-cell table:formula="of:=VAR(['dados.yeast'.D56:.M56])" office:value-type="float" office:value="0.0303181553114376">
            <text:p>0.0303181553114376</text:p>
          </table:table-cell>
          <table:table-cell table:formula="of:=STDEV(['dados.yeast'.D56:.M56])" office:value-type="float" office:value="0.174121093815303">
            <text:p>0.174121093815303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57:.M57])" office:value-type="float" office:value="0.651597222222222">
            <text:p>0.651597222222222</text:p>
          </table:table-cell>
          <table:table-cell table:formula="of:=VAR(['dados.breast.cancer'.D57:.M57])" office:value-type="float" office:value="0.0217906646519204">
            <text:p>0.0217906646519204</text:p>
          </table:table-cell>
          <table:table-cell table:formula="of:=STDEV(['dados.breast.cancer'.D57:.M57])" office:value-type="float" office:value="0.147616613739513">
            <text:p>0.147616613739513</text:p>
          </table:table-cell>
          <table:table-cell/>
          <table:table-cell table:formula="of:=AVERAGE(['dados.vehicle'.D57:.M57])" office:value-type="float" office:value="0.994197874493927">
            <text:p>0.994197874493927</text:p>
          </table:table-cell>
          <table:table-cell table:formula="of:=VAR(['dados.vehicle'.D57:.M57])" office:value-type="float" office:value="0.0000256400933303782">
            <text:p>0.0000256400933303782</text:p>
          </table:table-cell>
          <table:table-cell table:formula="of:=STDEV(['dados.vehicle'.D57:.M57])" office:value-type="float" office:value="0.00506360477628124">
            <text:p>0.00506360477628124</text:p>
          </table:table-cell>
          <table:table-cell/>
          <table:table-cell table:formula="of:=AVERAGE(['dados.hepatitis'.D57:.M57])" office:value-type="float" office:value="0.762446581196581">
            <text:p>0.762446581196581</text:p>
          </table:table-cell>
          <table:table-cell table:formula="of:=VAR(['dados.hepatitis'.D57:.M57])" office:value-type="float" office:value="0.0330827551369307">
            <text:p>0.0330827551369307</text:p>
          </table:table-cell>
          <table:table-cell table:formula="of:=STDEV(['dados.hepatitis'.D57:.M57])" office:value-type="float" office:value="0.181886654642199">
            <text:p>0.181886654642199</text:p>
          </table:table-cell>
          <table:table-cell/>
          <table:table-cell table:formula="of:=AVERAGE(['dados.glass'.D57:.M57])" office:value-type="float" office:value="0.961111111111111">
            <text:p>0.961111111111111</text:p>
          </table:table-cell>
          <table:table-cell table:formula="of:=VAR(['dados.glass'.D57:.M57])" office:value-type="float" office:value="0.0056576340256219">
            <text:p>0.0056576340256219</text:p>
          </table:table-cell>
          <table:table-cell table:formula="of:=STDEV(['dados.glass'.D57:.M57])" office:value-type="float" office:value="0.0752172455333343">
            <text:p>0.0752172455333343</text:p>
          </table:table-cell>
          <table:table-cell/>
          <table:table-cell table:formula="of:=AVERAGE(['dados.yeast'.D57:.M57])" office:value-type="float" office:value="0.859042553191489">
            <text:p>0.859042553191489</text:p>
          </table:table-cell>
          <table:table-cell table:formula="of:=VAR(['dados.yeast'.D57:.M57])" office:value-type="float" office:value="0.037364072493149">
            <text:p>0.037364072493149</text:p>
          </table:table-cell>
          <table:table-cell table:formula="of:=STDEV(['dados.yeast'.D57:.M57])" office:value-type="float" office:value="0.19329788538199">
            <text:p>0.19329788538199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58:.M58])" office:value-type="float" office:value="0.649236111111111">
            <text:p>0.649236111111111</text:p>
          </table:table-cell>
          <table:table-cell table:formula="of:=VAR(['dados.breast.cancer'.D58:.M58])" office:value-type="float" office:value="0.0225091574502744">
            <text:p>0.0225091574502744</text:p>
          </table:table-cell>
          <table:table-cell table:formula="of:=STDEV(['dados.breast.cancer'.D58:.M58])" office:value-type="float" office:value="0.150030521728995">
            <text:p>0.150030521728995</text:p>
          </table:table-cell>
          <table:table-cell/>
          <table:table-cell table:formula="of:=AVERAGE(['dados.vehicle'.D58:.M58])" office:value-type="float" office:value="0.993648595647773">
            <text:p>0.993648595647773</text:p>
          </table:table-cell>
          <table:table-cell table:formula="of:=VAR(['dados.vehicle'.D58:.M58])" office:value-type="float" office:value="0.0000446189631489432">
            <text:p>0.0000446189631489432</text:p>
          </table:table-cell>
          <table:table-cell table:formula="of:=STDEV(['dados.vehicle'.D58:.M58])" office:value-type="float" office:value="0.00667974274571582">
            <text:p>0.00667974274571582</text:p>
          </table:table-cell>
          <table:table-cell/>
          <table:table-cell table:formula="of:=AVERAGE(['dados.hepatitis'.D58:.M58])" office:value-type="float" office:value="0.770779914529914">
            <text:p>0.770779914529914</text:p>
          </table:table-cell>
          <table:table-cell table:formula="of:=VAR(['dados.hepatitis'.D58:.M58])" office:value-type="float" office:value="0.0313176264042094">
            <text:p>0.0313176264042094</text:p>
          </table:table-cell>
          <table:table-cell table:formula="of:=STDEV(['dados.hepatitis'.D58:.M58])" office:value-type="float" office:value="0.176967868281814">
            <text:p>0.176967868281814</text:p>
          </table:table-cell>
          <table:table-cell/>
          <table:table-cell table:formula="of:=AVERAGE(['dados.glass'.D58:.M58])" office:value-type="float" office:value="0.955458089668616">
            <text:p>0.955458089668616</text:p>
          </table:table-cell>
          <table:table-cell table:formula="of:=VAR(['dados.glass'.D58:.M58])" office:value-type="float" office:value="0.00481989604483135">
            <text:p>0.00481989604483135</text:p>
          </table:table-cell>
          <table:table-cell table:formula="of:=STDEV(['dados.glass'.D58:.M58])" office:value-type="float" office:value="0.0694254711531103">
            <text:p>0.0694254711531103</text:p>
          </table:table-cell>
          <table:table-cell/>
          <table:table-cell table:formula="of:=AVERAGE(['dados.yeast'.D58:.M58])" office:value-type="float" office:value="0.86440795559667">
            <text:p>0.86440795559667</text:p>
          </table:table-cell>
          <table:table-cell table:formula="of:=VAR(['dados.yeast'.D58:.M58])" office:value-type="float" office:value="0.0355919831931942">
            <text:p>0.0355919831931942</text:p>
          </table:table-cell>
          <table:table-cell table:formula="of:=STDEV(['dados.yeast'.D58:.M58])" office:value-type="float" office:value="0.188658376949433">
            <text:p>0.188658376949433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59:.M59])" office:value-type="float" office:value="0.642539682539683">
            <text:p>0.642539682539683</text:p>
          </table:table-cell>
          <table:table-cell table:formula="of:=VAR(['dados.breast.cancer'.D59:.M59])" office:value-type="float" office:value="0.0228717609214468">
            <text:p>0.0228717609214468</text:p>
          </table:table-cell>
          <table:table-cell table:formula="of:=STDEV(['dados.breast.cancer'.D59:.M59])" office:value-type="float" office:value="0.151234126180062">
            <text:p>0.151234126180062</text:p>
          </table:table-cell>
          <table:table-cell/>
          <table:table-cell table:formula="of:=AVERAGE(['dados.vehicle'.D59:.M59])" office:value-type="float" office:value="0.993810855263158">
            <text:p>0.993810855263158</text:p>
          </table:table-cell>
          <table:table-cell table:formula="of:=VAR(['dados.vehicle'.D59:.M59])" office:value-type="float" office:value="0.000037031445674966">
            <text:p>0.000037031445674966</text:p>
          </table:table-cell>
          <table:table-cell table:formula="of:=STDEV(['dados.vehicle'.D59:.M59])" office:value-type="float" office:value="0.00608534679989284">
            <text:p>0.00608534679989284</text:p>
          </table:table-cell>
          <table:table-cell/>
          <table:table-cell table:formula="of:=AVERAGE(['dados.hepatitis'.D59:.M59])" office:value-type="float" office:value="0.758279914529915">
            <text:p>0.758279914529915</text:p>
          </table:table-cell>
          <table:table-cell table:formula="of:=VAR(['dados.hepatitis'.D59:.M59])" office:value-type="float" office:value="0.0380226754703696">
            <text:p>0.0380226754703696</text:p>
          </table:table-cell>
          <table:table-cell table:formula="of:=STDEV(['dados.hepatitis'.D59:.M59])" office:value-type="float" office:value="0.19499403957652">
            <text:p>0.19499403957652</text:p>
          </table:table-cell>
          <table:table-cell/>
          <table:table-cell table:formula="of:=AVERAGE(['dados.glass'.D59:.M59])" office:value-type="float" office:value="0.9682261208577">
            <text:p>0.9682261208577</text:p>
          </table:table-cell>
          <table:table-cell table:formula="of:=VAR(['dados.glass'.D59:.M59])" office:value-type="float" office:value="0.00429723865652869">
            <text:p>0.00429723865652869</text:p>
          </table:table-cell>
          <table:table-cell table:formula="of:=STDEV(['dados.glass'.D59:.M59])" office:value-type="float" office:value="0.0655533268151106">
            <text:p>0.0655533268151106</text:p>
          </table:table-cell>
          <table:table-cell/>
          <table:table-cell table:formula="of:=AVERAGE(['dados.yeast'.D59:.M59])" office:value-type="float" office:value="0.87627197039778">
            <text:p>0.87627197039778</text:p>
          </table:table-cell>
          <table:table-cell table:formula="of:=VAR(['dados.yeast'.D59:.M59])" office:value-type="float" office:value="0.0285190265824567">
            <text:p>0.0285190265824567</text:p>
          </table:table-cell>
          <table:table-cell table:formula="of:=STDEV(['dados.yeast'.D59:.M59])" office:value-type="float" office:value="0.16887577263319">
            <text:p>0.16887577263319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60:.M60])" office:value-type="float" office:value="0.645625">
            <text:p>0.645625</text:p>
          </table:table-cell>
          <table:table-cell table:formula="of:=VAR(['dados.breast.cancer'.D60:.M60])" office:value-type="float" office:value="0.0218576442472565">
            <text:p>0.0218576442472565</text:p>
          </table:table-cell>
          <table:table-cell table:formula="of:=STDEV(['dados.breast.cancer'.D60:.M60])" office:value-type="float" office:value="0.147843309781865">
            <text:p>0.147843309781865</text:p>
          </table:table-cell>
          <table:table-cell/>
          <table:table-cell table:formula="of:=AVERAGE(['dados.vehicle'.D60:.M60])" office:value-type="float" office:value="0.99404042257085">
            <text:p>0.99404042257085</text:p>
          </table:table-cell>
          <table:table-cell table:formula="of:=VAR(['dados.vehicle'.D60:.M60])" office:value-type="float" office:value="0.0000362667730591042">
            <text:p>0.0000362667730591042</text:p>
          </table:table-cell>
          <table:table-cell table:formula="of:=STDEV(['dados.vehicle'.D60:.M60])" office:value-type="float" office:value="0.00602219005504677">
            <text:p>0.00602219005504677</text:p>
          </table:table-cell>
          <table:table-cell/>
          <table:table-cell table:formula="of:=AVERAGE(['dados.hepatitis'.D60:.M60])" office:value-type="float" office:value="0.769391025641026">
            <text:p>0.769391025641026</text:p>
          </table:table-cell>
          <table:table-cell table:formula="of:=VAR(['dados.hepatitis'.D60:.M60])" office:value-type="float" office:value="0.0321940904751179">
            <text:p>0.0321940904751179</text:p>
          </table:table-cell>
          <table:table-cell table:formula="of:=STDEV(['dados.hepatitis'.D60:.M60])" office:value-type="float" office:value="0.179427117446382">
            <text:p>0.179427117446382</text:p>
          </table:table-cell>
          <table:table-cell/>
          <table:table-cell table:formula="of:=AVERAGE(['dados.glass'.D60:.M60])" office:value-type="float" office:value="0.957115009746589">
            <text:p>0.957115009746589</text:p>
          </table:table-cell>
          <table:table-cell table:formula="of:=VAR(['dados.glass'.D60:.M60])" office:value-type="float" office:value="0.00406329519560942">
            <text:p>0.00406329519560942</text:p>
          </table:table-cell>
          <table:table-cell table:formula="of:=STDEV(['dados.glass'.D60:.M60])" office:value-type="float" office:value="0.063743981642265">
            <text:p>0.063743981642265</text:p>
          </table:table-cell>
          <table:table-cell/>
          <table:table-cell table:formula="of:=AVERAGE(['dados.yeast'.D60:.M60])" office:value-type="float" office:value="0.861216466234967">
            <text:p>0.861216466234967</text:p>
          </table:table-cell>
          <table:table-cell table:formula="of:=VAR(['dados.yeast'.D60:.M60])" office:value-type="float" office:value="0.0376876922651972">
            <text:p>0.0376876922651972</text:p>
          </table:table-cell>
          <table:table-cell table:formula="of:=STDEV(['dados.yeast'.D60:.M60])" office:value-type="float" office:value="0.194133181772713">
            <text:p>0.194133181772713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61:.M61])" office:value-type="float" office:value="0.646914682539683">
            <text:p>0.646914682539683</text:p>
          </table:table-cell>
          <table:table-cell table:formula="of:=VAR(['dados.breast.cancer'.D61:.M61])" office:value-type="float" office:value="0.0229232923429145">
            <text:p>0.0229232923429145</text:p>
          </table:table-cell>
          <table:table-cell table:formula="of:=STDEV(['dados.breast.cancer'.D61:.M61])" office:value-type="float" office:value="0.151404400011739">
            <text:p>0.151404400011739</text:p>
          </table:table-cell>
          <table:table-cell/>
          <table:table-cell table:formula="of:=AVERAGE(['dados.vehicle'.D61:.M61])" office:value-type="float" office:value="0.993725518724697">
            <text:p>0.993725518724697</text:p>
          </table:table-cell>
          <table:table-cell table:formula="of:=VAR(['dados.vehicle'.D61:.M61])" office:value-type="float" office:value="0.0000436599658653003">
            <text:p>0.0000436599658653003</text:p>
          </table:table-cell>
          <table:table-cell table:formula="of:=STDEV(['dados.vehicle'.D61:.M61])" office:value-type="float" office:value="0.00660756883167329">
            <text:p>0.00660756883167329</text:p>
          </table:table-cell>
          <table:table-cell/>
          <table:table-cell table:formula="of:=AVERAGE(['dados.hepatitis'.D61:.M61])" office:value-type="float" office:value="0.77633547008547">
            <text:p>0.77633547008547</text:p>
          </table:table-cell>
          <table:table-cell table:formula="of:=VAR(['dados.hepatitis'.D61:.M61])" office:value-type="float" office:value="0.0349491157995877">
            <text:p>0.0349491157995877</text:p>
          </table:table-cell>
          <table:table-cell table:formula="of:=STDEV(['dados.hepatitis'.D61:.M61])" office:value-type="float" office:value="0.186946826128682">
            <text:p>0.186946826128682</text:p>
          </table:table-cell>
          <table:table-cell/>
          <table:table-cell table:formula="of:=AVERAGE(['dados.glass'.D61:.M61])" office:value-type="float" office:value="0.951656920077972">
            <text:p>0.951656920077972</text:p>
          </table:table-cell>
          <table:table-cell table:formula="of:=VAR(['dados.glass'.D61:.M61])" office:value-type="float" office:value="0.00437281324505884">
            <text:p>0.00437281324505884</text:p>
          </table:table-cell>
          <table:table-cell table:formula="of:=STDEV(['dados.glass'.D61:.M61])" office:value-type="float" office:value="0.0661272503969343">
            <text:p>0.0661272503969343</text:p>
          </table:table-cell>
          <table:table-cell/>
          <table:table-cell table:formula="of:=AVERAGE(['dados.yeast'.D61:.M61])" office:value-type="float" office:value="0.856891766882516">
            <text:p>0.856891766882516</text:p>
          </table:table-cell>
          <table:table-cell table:formula="of:=VAR(['dados.yeast'.D61:.M61])" office:value-type="float" office:value="0.0411195645280344">
            <text:p>0.0411195645280344</text:p>
          </table:table-cell>
          <table:table-cell table:formula="of:=STDEV(['dados.yeast'.D61:.M61])" office:value-type="float" office:value="0.202779595936165">
            <text:p>0.202779595936165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62:.M62])" office:value-type="float" office:value="0.646359126984127">
            <text:p>0.646359126984127</text:p>
          </table:table-cell>
          <table:table-cell table:formula="of:=VAR(['dados.breast.cancer'.D62:.M62])" office:value-type="float" office:value="0.0220389749070925">
            <text:p>0.0220389749070925</text:p>
          </table:table-cell>
          <table:table-cell table:formula="of:=STDEV(['dados.breast.cancer'.D62:.M62])" office:value-type="float" office:value="0.1484552959887">
            <text:p>0.1484552959887</text:p>
          </table:table-cell>
          <table:table-cell/>
          <table:table-cell table:formula="of:=AVERAGE(['dados.vehicle'.D62:.M62])" office:value-type="float" office:value="0.994120951417004">
            <text:p>0.994120951417004</text:p>
          </table:table-cell>
          <table:table-cell table:formula="of:=VAR(['dados.vehicle'.D62:.M62])" office:value-type="float" office:value="0.0000355353822704143">
            <text:p>0.0000355353822704143</text:p>
          </table:table-cell>
          <table:table-cell table:formula="of:=STDEV(['dados.vehicle'.D62:.M62])" office:value-type="float" office:value="0.00596115611860772">
            <text:p>0.00596115611860772</text:p>
          </table:table-cell>
          <table:table-cell/>
          <table:table-cell table:formula="of:=AVERAGE(['dados.hepatitis'.D62:.M62])" office:value-type="float" office:value="0.77633547008547">
            <text:p>0.77633547008547</text:p>
          </table:table-cell>
          <table:table-cell table:formula="of:=VAR(['dados.hepatitis'.D62:.M62])" office:value-type="float" office:value="0.0376926000245534">
            <text:p>0.0376926000245534</text:p>
          </table:table-cell>
          <table:table-cell table:formula="of:=STDEV(['dados.hepatitis'.D62:.M62])" office:value-type="float" office:value="0.194145821548014">
            <text:p>0.194145821548014</text:p>
          </table:table-cell>
          <table:table-cell/>
          <table:table-cell table:formula="of:=AVERAGE(['dados.glass'.D62:.M62])" office:value-type="float" office:value="0.946296296296296">
            <text:p>0.946296296296296</text:p>
          </table:table-cell>
          <table:table-cell table:formula="of:=VAR(['dados.glass'.D62:.M62])" office:value-type="float" office:value="0.00619108929158745">
            <text:p>0.00619108929158745</text:p>
          </table:table-cell>
          <table:table-cell table:formula="of:=STDEV(['dados.glass'.D62:.M62])" office:value-type="float" office:value="0.0786834753400449">
            <text:p>0.0786834753400449</text:p>
          </table:table-cell>
          <table:table-cell/>
          <table:table-cell table:formula="of:=AVERAGE(['dados.yeast'.D62:.M62])" office:value-type="float" office:value="0.869935245143386">
            <text:p>0.869935245143386</text:p>
          </table:table-cell>
          <table:table-cell table:formula="of:=VAR(['dados.yeast'.D62:.M62])" office:value-type="float" office:value="0.0358208158010864">
            <text:p>0.0358208158010864</text:p>
          </table:table-cell>
          <table:table-cell table:formula="of:=STDEV(['dados.yeast'.D62:.M62])" office:value-type="float" office:value="0.189263878754205">
            <text:p>0.189263878754205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63:.M63])" office:value-type="float" office:value="0.645902777777778">
            <text:p>0.645902777777778</text:p>
          </table:table-cell>
          <table:table-cell table:formula="of:=VAR(['dados.breast.cancer'.D63:.M63])" office:value-type="float" office:value="0.0220199384859396">
            <text:p>0.0220199384859396</text:p>
          </table:table-cell>
          <table:table-cell table:formula="of:=STDEV(['dados.breast.cancer'.D63:.M63])" office:value-type="float" office:value="0.148391167142589">
            <text:p>0.148391167142589</text:p>
          </table:table-cell>
          <table:table-cell/>
          <table:table-cell table:formula="of:=AVERAGE(['dados.vehicle'.D63:.M63])" office:value-type="float" office:value="0.994277201417004">
            <text:p>0.994277201417004</text:p>
          </table:table-cell>
          <table:table-cell table:formula="of:=VAR(['dados.vehicle'.D63:.M63])" office:value-type="float" office:value="0.0000345408034273964">
            <text:p>0.0000345408034273964</text:p>
          </table:table-cell>
          <table:table-cell table:formula="of:=STDEV(['dados.vehicle'.D63:.M63])" office:value-type="float" office:value="0.00587714245423712">
            <text:p>0.00587714245423712</text:p>
          </table:table-cell>
          <table:table-cell/>
          <table:table-cell table:formula="of:=AVERAGE(['dados.hepatitis'.D63:.M63])" office:value-type="float" office:value="0.756196581196581">
            <text:p>0.756196581196581</text:p>
          </table:table-cell>
          <table:table-cell table:formula="of:=VAR(['dados.hepatitis'.D63:.M63])" office:value-type="float" office:value="0.0510930943133578">
            <text:p>0.0510930943133578</text:p>
          </table:table-cell>
          <table:table-cell table:formula="of:=STDEV(['dados.hepatitis'.D63:.M63])" office:value-type="float" office:value="0.226037816113494">
            <text:p>0.226037816113494</text:p>
          </table:table-cell>
          <table:table-cell/>
          <table:table-cell table:formula="of:=AVERAGE(['dados.glass'.D63:.M63])" office:value-type="float" office:value="0.956335282651072">
            <text:p>0.956335282651072</text:p>
          </table:table-cell>
          <table:table-cell table:formula="of:=VAR(['dados.glass'.D63:.M63])" office:value-type="float" office:value="0.00552218029732479">
            <text:p>0.00552218029732479</text:p>
          </table:table-cell>
          <table:table-cell table:formula="of:=STDEV(['dados.glass'.D63:.M63])" office:value-type="float" office:value="0.0743113739431912">
            <text:p>0.0743113739431912</text:p>
          </table:table-cell>
          <table:table-cell/>
          <table:table-cell table:formula="of:=AVERAGE(['dados.yeast'.D63:.M63])" office:value-type="float" office:value="0.862349676225717">
            <text:p>0.862349676225717</text:p>
          </table:table-cell>
          <table:table-cell table:formula="of:=VAR(['dados.yeast'.D63:.M63])" office:value-type="float" office:value="0.0406754998479136">
            <text:p>0.0406754998479136</text:p>
          </table:table-cell>
          <table:table-cell table:formula="of:=STDEV(['dados.yeast'.D63:.M63])" office:value-type="float" office:value="0.201681679504891">
            <text:p>0.20168167950489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float" office:value="1">
            <text:p>1</text:p>
          </table:table-cell>
          <table:table-cell table:formula="of:=AVERAGE(['dados.breast.cancer'.D65:.M65])" office:value-type="float" office:value="0.649900793650794">
            <text:p>0.649900793650794</text:p>
          </table:table-cell>
          <table:table-cell table:formula="of:=VAR(['dados.breast.cancer'.D65:.M65])" office:value-type="float" office:value="0.0149272246192716">
            <text:p>0.0149272246192716</text:p>
          </table:table-cell>
          <table:table-cell table:formula="of:=STDEV(['dados.breast.cancer'.D65:.M65])" office:value-type="float" office:value="0.122177021650029">
            <text:p>0.122177021650029</text:p>
          </table:table-cell>
          <table:table-cell/>
          <table:table-cell table:formula="of:=AVERAGE(['dados.vehicle'.D65:.M65])" office:value-type="float" office:value="0.99023620951417">
            <text:p>0.99023620951417</text:p>
          </table:table-cell>
          <table:table-cell table:formula="of:=VAR(['dados.vehicle'.D65:.M65])" office:value-type="float" office:value="0.0000503135079697373">
            <text:p>0.0000503135079697373</text:p>
          </table:table-cell>
          <table:table-cell table:formula="of:=STDEV(['dados.vehicle'.D65:.M65])" office:value-type="float" office:value="0.00709320153173003">
            <text:p>0.00709320153173003</text:p>
          </table:table-cell>
          <table:table-cell/>
          <table:table-cell table:formula="of:=AVERAGE(['dados.hepatitis'.D65:.M65])" office:value-type="float" office:value="0.827083333333333">
            <text:p>0.827083333333333</text:p>
          </table:table-cell>
          <table:table-cell table:formula="of:=VAR(['dados.hepatitis'.D65:.M65])" office:value-type="float" office:value="0.0176982158474769">
            <text:p>0.0176982158474769</text:p>
          </table:table-cell>
          <table:table-cell table:formula="of:=STDEV(['dados.hepatitis'.D65:.M65])" office:value-type="float" office:value="0.133034641531734">
            <text:p>0.133034641531734</text:p>
          </table:table-cell>
          <table:table-cell/>
          <table:table-cell table:formula="of:=AVERAGE(['dados.glass'.D65:.M65])" office:value-type="float" office:value="0.910526315789474">
            <text:p>0.910526315789474</text:p>
          </table:table-cell>
          <table:table-cell table:formula="of:=VAR(['dados.glass'.D65:.M65])" office:value-type="float" office:value="0.0226860559817709">
            <text:p>0.0226860559817709</text:p>
          </table:table-cell>
          <table:table-cell table:formula="of:=STDEV(['dados.glass'.D65:.M65])" office:value-type="float" office:value="0.150618909774872">
            <text:p>0.150618909774872</text:p>
          </table:table-cell>
          <table:table-cell/>
          <table:table-cell table:formula="of:=AVERAGE(['dados.yeast'.D65:.M65])" office:value-type="float" office:value="0.955434782608696">
            <text:p>0.955434782608696</text:p>
          </table:table-cell>
          <table:table-cell table:formula="of:=VAR(['dados.yeast'.D65:.M65])" office:value-type="float" office:value="0.0151346880907372">
            <text:p>0.0151346880907372</text:p>
          </table:table-cell>
          <table:table-cell table:formula="of:=STDEV(['dados.yeast'.D65:.M65])" office:value-type="float" office:value="0.123023120147138">
            <text:p>0.12302312014713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66:.M66])" office:value-type="float" office:value="0.653611111111111">
            <text:p>0.653611111111111</text:p>
          </table:table-cell>
          <table:table-cell table:formula="of:=VAR(['dados.breast.cancer'.D66:.M66])" office:value-type="float" office:value="0.0168784079218107">
            <text:p>0.0168784079218107</text:p>
          </table:table-cell>
          <table:table-cell table:formula="of:=STDEV(['dados.breast.cancer'.D66:.M66])" office:value-type="float" office:value="0.129916927002645">
            <text:p>0.129916927002645</text:p>
          </table:table-cell>
          <table:table-cell/>
          <table:table-cell table:formula="of:=AVERAGE(['dados.vehicle'.D66:.M66])" office:value-type="float" office:value="0.993101277834008">
            <text:p>0.993101277834008</text:p>
          </table:table-cell>
          <table:table-cell table:formula="of:=VAR(['dados.vehicle'.D66:.M66])" office:value-type="float" office:value="0.0000218164947723805">
            <text:p>0.0000218164947723805</text:p>
          </table:table-cell>
          <table:table-cell table:formula="of:=STDEV(['dados.vehicle'.D66:.M66])" office:value-type="float" office:value="0.00467081307401404">
            <text:p>0.00467081307401404</text:p>
          </table:table-cell>
          <table:table-cell/>
          <table:table-cell table:formula="of:=AVERAGE(['dados.hepatitis'.D66:.M66])" office:value-type="float" office:value="0.840972222222222">
            <text:p>0.840972222222222</text:p>
          </table:table-cell>
          <table:table-cell table:formula="of:=VAR(['dados.hepatitis'.D66:.M66])" office:value-type="float" office:value="0.0163907741465167">
            <text:p>0.0163907741465167</text:p>
          </table:table-cell>
          <table:table-cell table:formula="of:=STDEV(['dados.hepatitis'.D66:.M66])" office:value-type="float" office:value="0.128026458775195">
            <text:p>0.128026458775195</text:p>
          </table:table-cell>
          <table:table-cell/>
          <table:table-cell table:formula="of:=AVERAGE(['dados.glass'.D66:.M66])" office:value-type="float" office:value="0.911500974658869">
            <text:p>0.911500974658869</text:p>
          </table:table-cell>
          <table:table-cell table:formula="of:=VAR(['dados.glass'.D66:.M66])" office:value-type="float" office:value="0.0183628939747632">
            <text:p>0.0183628939747632</text:p>
          </table:table-cell>
          <table:table-cell table:formula="of:=STDEV(['dados.glass'.D66:.M66])" office:value-type="float" office:value="0.135509756013223">
            <text:p>0.135509756013223</text:p>
          </table:table-cell>
          <table:table-cell/>
          <table:table-cell table:formula="of:=AVERAGE(['dados.yeast'.D66:.M66])" office:value-type="float" office:value="0.957608695652174">
            <text:p>0.957608695652174</text:p>
          </table:table-cell>
          <table:table-cell table:formula="of:=VAR(['dados.yeast'.D66:.M66])" office:value-type="float" office:value="0.0160273576979626">
            <text:p>0.0160273576979626</text:p>
          </table:table-cell>
          <table:table-cell table:formula="of:=STDEV(['dados.yeast'.D66:.M66])" office:value-type="float" office:value="0.126599201016288">
            <text:p>0.12659920101628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67:.M67])" office:value-type="float" office:value="0.655615079365079">
            <text:p>0.655615079365079</text:p>
          </table:table-cell>
          <table:table-cell table:formula="of:=VAR(['dados.breast.cancer'.D67:.M67])" office:value-type="float" office:value="0.0197635783222754">
            <text:p>0.0197635783222754</text:p>
          </table:table-cell>
          <table:table-cell table:formula="of:=STDEV(['dados.breast.cancer'.D67:.M67])" office:value-type="float" office:value="0.140582994427759">
            <text:p>0.140582994427759</text:p>
          </table:table-cell>
          <table:table-cell/>
          <table:table-cell table:formula="of:=AVERAGE(['dados.vehicle'.D67:.M67])" office:value-type="float" office:value="0.992865700910931">
            <text:p>0.992865700910931</text:p>
          </table:table-cell>
          <table:table-cell table:formula="of:=VAR(['dados.vehicle'.D67:.M67])" office:value-type="float" office:value="0.0000282739214593982">
            <text:p>0.0000282739214593982</text:p>
          </table:table-cell>
          <table:table-cell table:formula="of:=STDEV(['dados.vehicle'.D67:.M67])" office:value-type="float" office:value="0.00531732277179016">
            <text:p>0.00531732277179016</text:p>
          </table:table-cell>
          <table:table-cell/>
          <table:table-cell table:formula="of:=AVERAGE(['dados.hepatitis'.D67:.M67])" office:value-type="float" office:value="0.833119658119658">
            <text:p>0.833119658119658</text:p>
          </table:table-cell>
          <table:table-cell table:formula="of:=VAR(['dados.hepatitis'.D67:.M67])" office:value-type="float" office:value="0.0195805660059577">
            <text:p>0.0195805660059577</text:p>
          </table:table-cell>
          <table:table-cell table:formula="of:=STDEV(['dados.hepatitis'.D67:.M67])" office:value-type="float" office:value="0.13993057566507">
            <text:p>0.13993057566507</text:p>
          </table:table-cell>
          <table:table-cell/>
          <table:table-cell table:formula="of:=AVERAGE(['dados.glass'.D67:.M67])" office:value-type="float" office:value="0.908674463937622">
            <text:p>0.908674463937622</text:p>
          </table:table-cell>
          <table:table-cell table:formula="of:=VAR(['dados.glass'.D67:.M67])" office:value-type="float" office:value="0.0137087764896321">
            <text:p>0.0137087764896321</text:p>
          </table:table-cell>
          <table:table-cell table:formula="of:=STDEV(['dados.glass'.D67:.M67])" office:value-type="float" office:value="0.117084484410327">
            <text:p>0.117084484410327</text:p>
          </table:table-cell>
          <table:table-cell/>
          <table:table-cell table:formula="of:=AVERAGE(['dados.yeast'.D67:.M67])" office:value-type="float" office:value="0.996739130434782">
            <text:p>0.996739130434782</text:p>
          </table:table-cell>
          <table:table-cell table:formula="of:=VAR(['dados.yeast'.D67:.M67])" office:value-type="float" office:value="0.0000538227263180006">
            <text:p>0.0000538227263180006</text:p>
          </table:table-cell>
          <table:table-cell table:formula="of:=STDEV(['dados.yeast'.D67:.M67])" office:value-type="float" office:value="0.00733639736641907">
            <text:p>0.0073363973664190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68:.M68])" office:value-type="float" office:value="0.646210317460317">
            <text:p>0.646210317460317</text:p>
          </table:table-cell>
          <table:table-cell table:formula="of:=VAR(['dados.breast.cancer'.D68:.M68])" office:value-type="float" office:value="0.0191090692449819">
            <text:p>0.0191090692449819</text:p>
          </table:table-cell>
          <table:table-cell table:formula="of:=STDEV(['dados.breast.cancer'.D68:.M68])" office:value-type="float" office:value="0.138235557093614">
            <text:p>0.138235557093614</text:p>
          </table:table-cell>
          <table:table-cell/>
          <table:table-cell table:formula="of:=AVERAGE(['dados.vehicle'.D68:.M68])" office:value-type="float" office:value="0.994106085526316">
            <text:p>0.994106085526316</text:p>
          </table:table-cell>
          <table:table-cell table:formula="of:=VAR(['dados.vehicle'.D68:.M68])" office:value-type="float" office:value="0.0000161063392928438">
            <text:p>0.0000161063392928438</text:p>
          </table:table-cell>
          <table:table-cell table:formula="of:=STDEV(['dados.vehicle'.D68:.M68])" office:value-type="float" office:value="0.00401327039867037">
            <text:p>0.00401327039867037</text:p>
          </table:table-cell>
          <table:table-cell/>
          <table:table-cell table:formula="of:=AVERAGE(['dados.hepatitis'.D68:.M68])" office:value-type="float" office:value="0.813942307692308">
            <text:p>0.813942307692308</text:p>
          </table:table-cell>
          <table:table-cell table:formula="of:=VAR(['dados.hepatitis'.D68:.M68])" office:value-type="float" office:value="0.018762026206159">
            <text:p>0.018762026206159</text:p>
          </table:table-cell>
          <table:table-cell table:formula="of:=STDEV(['dados.hepatitis'.D68:.M68])" office:value-type="float" office:value="0.136974545833009">
            <text:p>0.136974545833009</text:p>
          </table:table-cell>
          <table:table-cell/>
          <table:table-cell table:formula="of:=AVERAGE(['dados.glass'.D68:.M68])" office:value-type="float" office:value="0.899610136452242">
            <text:p>0.899610136452242</text:p>
          </table:table-cell>
          <table:table-cell table:formula="of:=VAR(['dados.glass'.D68:.M68])" office:value-type="float" office:value="0.0175337267433981">
            <text:p>0.0175337267433981</text:p>
          </table:table-cell>
          <table:table-cell table:formula="of:=STDEV(['dados.glass'.D68:.M68])" office:value-type="float" office:value="0.13241497930143">
            <text:p>0.13241497930143</text:p>
          </table:table-cell>
          <table:table-cell/>
          <table:table-cell table:formula="of:=AVERAGE(['dados.yeast'.D68:.M68])" office:value-type="float" office:value="0.996739130434782">
            <text:p>0.996739130434782</text:p>
          </table:table-cell>
          <table:table-cell table:formula="of:=VAR(['dados.yeast'.D68:.M68])" office:value-type="float" office:value="0.0000538227263180006">
            <text:p>0.0000538227263180006</text:p>
          </table:table-cell>
          <table:table-cell table:formula="of:=STDEV(['dados.yeast'.D68:.M68])" office:value-type="float" office:value="0.00733639736641907">
            <text:p>0.00733639736641907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69:.M69])" office:value-type="float" office:value="0.647361111111111">
            <text:p>0.647361111111111</text:p>
          </table:table-cell>
          <table:table-cell table:formula="of:=VAR(['dados.breast.cancer'.D69:.M69])" office:value-type="float" office:value="0.0175465963648834">
            <text:p>0.0175465963648834</text:p>
          </table:table-cell>
          <table:table-cell table:formula="of:=STDEV(['dados.breast.cancer'.D69:.M69])" office:value-type="float" office:value="0.132463566179095">
            <text:p>0.132463566179095</text:p>
          </table:table-cell>
          <table:table-cell/>
          <table:table-cell table:formula="of:=AVERAGE(['dados.vehicle'.D69:.M69])" office:value-type="float" office:value="0.9934089701417">
            <text:p>0.9934089701417</text:p>
          </table:table-cell>
          <table:table-cell table:formula="of:=VAR(['dados.vehicle'.D69:.M69])" office:value-type="float" office:value="0.0000210330445583806">
            <text:p>0.0000210330445583806</text:p>
          </table:table-cell>
          <table:table-cell table:formula="of:=STDEV(['dados.vehicle'.D69:.M69])" office:value-type="float" office:value="0.00458617973463542">
            <text:p>0.00458617973463542</text:p>
          </table:table-cell>
          <table:table-cell/>
          <table:table-cell table:formula="of:=AVERAGE(['dados.hepatitis'.D69:.M69])" office:value-type="float" office:value="0.810844017094017">
            <text:p>0.810844017094017</text:p>
          </table:table-cell>
          <table:table-cell table:formula="of:=VAR(['dados.hepatitis'.D69:.M69])" office:value-type="float" office:value="0.0192876154870902">
            <text:p>0.0192876154870902</text:p>
          </table:table-cell>
          <table:table-cell table:formula="of:=STDEV(['dados.hepatitis'.D69:.M69])" office:value-type="float" office:value="0.138879859904488">
            <text:p>0.138879859904488</text:p>
          </table:table-cell>
          <table:table-cell/>
          <table:table-cell table:formula="of:=AVERAGE(['dados.glass'.D69:.M69])" office:value-type="float" office:value="0.915692007797271">
            <text:p>0.915692007797271</text:p>
          </table:table-cell>
          <table:table-cell table:formula="of:=VAR(['dados.glass'.D69:.M69])" office:value-type="float" office:value="0.012957928175431">
            <text:p>0.012957928175431</text:p>
          </table:table-cell>
          <table:table-cell table:formula="of:=STDEV(['dados.glass'.D69:.M69])" office:value-type="float" office:value="0.113832895840486">
            <text:p>0.113832895840486</text:p>
          </table:table-cell>
          <table:table-cell/>
          <table:table-cell table:formula="of:=AVERAGE(['dados.yeast'.D69:.M69])" office:value-type="float" office:value="0.996739130434782">
            <text:p>0.996739130434782</text:p>
          </table:table-cell>
          <table:table-cell table:formula="of:=VAR(['dados.yeast'.D69:.M69])" office:value-type="float" office:value="0.0000538227263180006">
            <text:p>0.0000538227263180006</text:p>
          </table:table-cell>
          <table:table-cell table:formula="of:=STDEV(['dados.yeast'.D69:.M69])" office:value-type="float" office:value="0.00733639736641907">
            <text:p>0.00733639736641907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70:.M70])" office:value-type="float" office:value="0.658422619047619">
            <text:p>0.658422619047619</text:p>
          </table:table-cell>
          <table:table-cell table:formula="of:=VAR(['dados.breast.cancer'.D70:.M70])" office:value-type="float" office:value="0.0176850505698679">
            <text:p>0.0176850505698679</text:p>
          </table:table-cell>
          <table:table-cell table:formula="of:=STDEV(['dados.breast.cancer'.D70:.M70])" office:value-type="float" office:value="0.132985151689457">
            <text:p>0.132985151689457</text:p>
          </table:table-cell>
          <table:table-cell/>
          <table:table-cell table:formula="of:=AVERAGE(['dados.vehicle'.D70:.M70])" office:value-type="float" office:value="0.994491460020243">
            <text:p>0.994491460020243</text:p>
          </table:table-cell>
          <table:table-cell table:formula="of:=VAR(['dados.vehicle'.D70:.M70])" office:value-type="float" office:value="0.0000125006123913255">
            <text:p>0.0000125006123913255</text:p>
          </table:table-cell>
          <table:table-cell table:formula="of:=STDEV(['dados.vehicle'.D70:.M70])" office:value-type="float" office:value="0.00353562051008383">
            <text:p>0.00353562051008383</text:p>
          </table:table-cell>
          <table:table-cell/>
          <table:table-cell table:formula="of:=AVERAGE(['dados.hepatitis'.D70:.M70])" office:value-type="float" office:value="0.796955128205128">
            <text:p>0.796955128205128</text:p>
          </table:table-cell>
          <table:table-cell table:formula="of:=VAR(['dados.hepatitis'.D70:.M70])" office:value-type="float" office:value="0.0204039315072524">
            <text:p>0.0204039315072524</text:p>
          </table:table-cell>
          <table:table-cell table:formula="of:=STDEV(['dados.hepatitis'.D70:.M70])" office:value-type="float" office:value="0.142842330936079">
            <text:p>0.142842330936079</text:p>
          </table:table-cell>
          <table:table-cell/>
          <table:table-cell table:formula="of:=AVERAGE(['dados.glass'.D70:.M70])" office:value-type="float" office:value="0.935672514619883">
            <text:p>0.935672514619883</text:p>
          </table:table-cell>
          <table:table-cell table:formula="of:=VAR(['dados.glass'.D70:.M70])" office:value-type="float" office:value="0.00547198019354695">
            <text:p>0.00547198019354695</text:p>
          </table:table-cell>
          <table:table-cell table:formula="of:=STDEV(['dados.glass'.D70:.M70])" office:value-type="float" office:value="0.0739728341592165">
            <text:p>0.0739728341592165</text:p>
          </table:table-cell>
          <table:table-cell/>
          <table:table-cell table:formula="of:=AVERAGE(['dados.yeast'.D70:.M70])" office:value-type="float" office:value="0.998913043478261">
            <text:p>0.998913043478261</text:p>
          </table:table-cell>
          <table:table-cell table:formula="of:=VAR(['dados.yeast'.D70:.M70])" office:value-type="float" office:value="0.0000118147448015126">
            <text:p>0.0000118147448015126</text:p>
          </table:table-cell>
          <table:table-cell table:formula="of:=STDEV(['dados.yeast'.D70:.M70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71:.M71])" office:value-type="float" office:value="0.660168650793651">
            <text:p>0.660168650793651</text:p>
          </table:table-cell>
          <table:table-cell table:formula="of:=VAR(['dados.breast.cancer'.D71:.M71])" office:value-type="float" office:value="0.0177971931120699">
            <text:p>0.0177971931120699</text:p>
          </table:table-cell>
          <table:table-cell table:formula="of:=STDEV(['dados.breast.cancer'.D71:.M71])" office:value-type="float" office:value="0.133406120969279">
            <text:p>0.133406120969279</text:p>
          </table:table-cell>
          <table:table-cell/>
          <table:table-cell table:formula="of:=AVERAGE(['dados.vehicle'.D71:.M71])" office:value-type="float" office:value="0.994263537449393">
            <text:p>0.994263537449393</text:p>
          </table:table-cell>
          <table:table-cell table:formula="of:=VAR(['dados.vehicle'.D71:.M71])" office:value-type="float" office:value="0.0000141973041517326">
            <text:p>0.0000141973041517326</text:p>
          </table:table-cell>
          <table:table-cell table:formula="of:=STDEV(['dados.vehicle'.D71:.M71])" office:value-type="float" office:value="0.00376793101737978">
            <text:p>0.00376793101737978</text:p>
          </table:table-cell>
          <table:table-cell/>
          <table:table-cell table:formula="of:=AVERAGE(['dados.hepatitis'.D71:.M71])" office:value-type="float" office:value="0.802724358974359">
            <text:p>0.802724358974359</text:p>
          </table:table-cell>
          <table:table-cell table:formula="of:=VAR(['dados.hepatitis'.D71:.M71])" office:value-type="float" office:value="0.0156542998078344">
            <text:p>0.0156542998078344</text:p>
          </table:table-cell>
          <table:table-cell table:formula="of:=STDEV(['dados.hepatitis'.D71:.M71])" office:value-type="float" office:value="0.125117144340152">
            <text:p>0.125117144340152</text:p>
          </table:table-cell>
          <table:table-cell/>
          <table:table-cell table:formula="of:=AVERAGE(['dados.glass'.D71:.M71])" office:value-type="float" office:value="0.926998050682261">
            <text:p>0.926998050682261</text:p>
          </table:table-cell>
          <table:table-cell table:formula="of:=VAR(['dados.glass'.D71:.M71])" office:value-type="float" office:value="0.00932215716052339">
            <text:p>0.00932215716052339</text:p>
          </table:table-cell>
          <table:table-cell table:formula="of:=STDEV(['dados.glass'.D71:.M71])" office:value-type="float" office:value="0.0965513187922536">
            <text:p>0.0965513187922536</text:p>
          </table:table-cell>
          <table:table-cell/>
          <table:table-cell table:formula="of:=AVERAGE(['dados.yeast'.D71:.M71])" office:value-type="float" office:value="0.998913043478261">
            <text:p>0.998913043478261</text:p>
          </table:table-cell>
          <table:table-cell table:formula="of:=VAR(['dados.yeast'.D71:.M71])" office:value-type="float" office:value="0.0000118147448015126">
            <text:p>0.0000118147448015126</text:p>
          </table:table-cell>
          <table:table-cell table:formula="of:=STDEV(['dados.yeast'.D71:.M71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72:.M72])" office:value-type="float" office:value="0.66171626984127">
            <text:p>0.66171626984127</text:p>
          </table:table-cell>
          <table:table-cell table:formula="of:=VAR(['dados.breast.cancer'.D72:.M72])" office:value-type="float" office:value="0.0195878222237969">
            <text:p>0.0195878222237969</text:p>
          </table:table-cell>
          <table:table-cell table:formula="of:=STDEV(['dados.breast.cancer'.D72:.M72])" office:value-type="float" office:value="0.139956501184464">
            <text:p>0.139956501184464</text:p>
          </table:table-cell>
          <table:table-cell/>
          <table:table-cell table:formula="of:=AVERAGE(['dados.vehicle'.D72:.M72])" office:value-type="float" office:value="0.99403036437247">
            <text:p>0.99403036437247</text:p>
          </table:table-cell>
          <table:table-cell table:formula="of:=VAR(['dados.vehicle'.D72:.M72])" office:value-type="float" office:value="0.0000145920737723294">
            <text:p>0.0000145920737723294</text:p>
          </table:table-cell>
          <table:table-cell table:formula="of:=STDEV(['dados.vehicle'.D72:.M72])" office:value-type="float" office:value="0.00381995729980447">
            <text:p>0.00381995729980447</text:p>
          </table:table-cell>
          <table:table-cell/>
          <table:table-cell table:formula="of:=AVERAGE(['dados.hepatitis'.D72:.M72])" office:value-type="float" office:value="0.802029914529915">
            <text:p>0.802029914529915</text:p>
          </table:table-cell>
          <table:table-cell table:formula="of:=VAR(['dados.hepatitis'.D72:.M72])" office:value-type="float" office:value="0.0186554390792283">
            <text:p>0.0186554390792283</text:p>
          </table:table-cell>
          <table:table-cell table:formula="of:=STDEV(['dados.hepatitis'.D72:.M72])" office:value-type="float" office:value="0.136584915269689">
            <text:p>0.136584915269689</text:p>
          </table:table-cell>
          <table:table-cell/>
          <table:table-cell table:formula="of:=AVERAGE(['dados.glass'.D72:.M72])" office:value-type="float" office:value="0.921539961013645">
            <text:p>0.921539961013645</text:p>
          </table:table-cell>
          <table:table-cell table:formula="of:=VAR(['dados.glass'.D72:.M72])" office:value-type="float" office:value="0.0102727081583824">
            <text:p>0.0102727081583824</text:p>
          </table:table-cell>
          <table:table-cell table:formula="of:=STDEV(['dados.glass'.D72:.M72])" office:value-type="float" office:value="0.101354369212099">
            <text:p>0.101354369212099</text:p>
          </table:table-cell>
          <table:table-cell/>
          <table:table-cell table:formula="of:=AVERAGE(['dados.yeast'.D72:.M72])" office:value-type="float" office:value="0.998913043478261">
            <text:p>0.998913043478261</text:p>
          </table:table-cell>
          <table:table-cell table:formula="of:=VAR(['dados.yeast'.D72:.M72])" office:value-type="float" office:value="0.0000118147448015126">
            <text:p>0.0000118147448015126</text:p>
          </table:table-cell>
          <table:table-cell table:formula="of:=STDEV(['dados.yeast'.D72:.M72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73:.M73])" office:value-type="float" office:value="0.660585317460318">
            <text:p>0.660585317460318</text:p>
          </table:table-cell>
          <table:table-cell table:formula="of:=VAR(['dados.breast.cancer'.D73:.M73])" office:value-type="float" office:value="0.0192058069176745">
            <text:p>0.0192058069176745</text:p>
          </table:table-cell>
          <table:table-cell table:formula="of:=STDEV(['dados.breast.cancer'.D73:.M73])" office:value-type="float" office:value="0.138585016930671">
            <text:p>0.138585016930671</text:p>
          </table:table-cell>
          <table:table-cell/>
          <table:table-cell table:formula="of:=AVERAGE(['dados.vehicle'.D73:.M73])" office:value-type="float" office:value="0.994029162449393">
            <text:p>0.994029162449393</text:p>
          </table:table-cell>
          <table:table-cell table:formula="of:=VAR(['dados.vehicle'.D73:.M73])" office:value-type="float" office:value="0.0000172536006870532">
            <text:p>0.0000172536006870532</text:p>
          </table:table-cell>
          <table:table-cell table:formula="of:=STDEV(['dados.vehicle'.D73:.M73])" office:value-type="float" office:value="0.00415374538062375">
            <text:p>0.00415374538062375</text:p>
          </table:table-cell>
          <table:table-cell/>
          <table:table-cell table:formula="of:=AVERAGE(['dados.hepatitis'.D73:.M73])" office:value-type="float" office:value="0.791880341880342">
            <text:p>0.791880341880342</text:p>
          </table:table-cell>
          <table:table-cell table:formula="of:=VAR(['dados.hepatitis'.D73:.M73])" office:value-type="float" office:value="0.022129500267855">
            <text:p>0.022129500267855</text:p>
          </table:table-cell>
          <table:table-cell table:formula="of:=STDEV(['dados.hepatitis'.D73:.M73])" office:value-type="float" office:value="0.148759874522181">
            <text:p>0.148759874522181</text:p>
          </table:table-cell>
          <table:table-cell/>
          <table:table-cell table:formula="of:=AVERAGE(['dados.glass'.D73:.M73])" office:value-type="float" office:value="0.942397660818713">
            <text:p>0.942397660818713</text:p>
          </table:table-cell>
          <table:table-cell table:formula="of:=VAR(['dados.glass'.D73:.M73])" office:value-type="float" office:value="0.00496416329008694">
            <text:p>0.00496416329008694</text:p>
          </table:table-cell>
          <table:table-cell table:formula="of:=STDEV(['dados.glass'.D73:.M73])" office:value-type="float" office:value="0.0704568186202509">
            <text:p>0.0704568186202509</text:p>
          </table:table-cell>
          <table:table-cell/>
          <table:table-cell table:formula="of:=AVERAGE(['dados.yeast'.D73:.M73])" office:value-type="float" office:value="0.998913043478261">
            <text:p>0.998913043478261</text:p>
          </table:table-cell>
          <table:table-cell table:formula="of:=VAR(['dados.yeast'.D73:.M73])" office:value-type="float" office:value="0.0000118147448015126">
            <text:p>0.0000118147448015126</text:p>
          </table:table-cell>
          <table:table-cell table:formula="of:=STDEV(['dados.yeast'.D73:.M73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74:.M74])" office:value-type="float" office:value="0.655634920634921">
            <text:p>0.655634920634921</text:p>
          </table:table-cell>
          <table:table-cell table:formula="of:=VAR(['dados.breast.cancer'.D74:.M74])" office:value-type="float" office:value="0.0200339431811819">
            <text:p>0.0200339431811819</text:p>
          </table:table-cell>
          <table:table-cell table:formula="of:=STDEV(['dados.breast.cancer'.D74:.M74])" office:value-type="float" office:value="0.14154131263056">
            <text:p>0.14154131263056</text:p>
          </table:table-cell>
          <table:table-cell/>
          <table:table-cell table:formula="of:=AVERAGE(['dados.vehicle'.D74:.M74])" office:value-type="float" office:value="0.993797191295547">
            <text:p>0.993797191295547</text:p>
          </table:table-cell>
          <table:table-cell table:formula="of:=VAR(['dados.vehicle'.D74:.M74])" office:value-type="float" office:value="0.0000183013902576535">
            <text:p>0.0000183013902576535</text:p>
          </table:table-cell>
          <table:table-cell table:formula="of:=STDEV(['dados.vehicle'.D74:.M74])" office:value-type="float" office:value="0.00427801241906256">
            <text:p>0.00427801241906256</text:p>
          </table:table-cell>
          <table:table-cell/>
          <table:table-cell table:formula="of:=AVERAGE(['dados.hepatitis'.D74:.M74])" office:value-type="float" office:value="0.781891025641026">
            <text:p>0.781891025641026</text:p>
          </table:table-cell>
          <table:table-cell table:formula="of:=VAR(['dados.hepatitis'.D74:.M74])" office:value-type="float" office:value="0.0264007121746171">
            <text:p>0.0264007121746171</text:p>
          </table:table-cell>
          <table:table-cell table:formula="of:=STDEV(['dados.hepatitis'.D74:.M74])" office:value-type="float" office:value="0.162482959643826">
            <text:p>0.162482959643826</text:p>
          </table:table-cell>
          <table:table-cell/>
          <table:table-cell table:formula="of:=AVERAGE(['dados.glass'.D74:.M74])" office:value-type="float" office:value="0.937524366471735">
            <text:p>0.937524366471735</text:p>
          </table:table-cell>
          <table:table-cell table:formula="of:=VAR(['dados.glass'.D74:.M74])" office:value-type="float" office:value="0.00536652408823903">
            <text:p>0.00536652408823903</text:p>
          </table:table-cell>
          <table:table-cell table:formula="of:=STDEV(['dados.glass'.D74:.M74])" office:value-type="float" office:value="0.0732565634481924">
            <text:p>0.0732565634481924</text:p>
          </table:table-cell>
          <table:table-cell/>
          <table:table-cell table:formula="of:=AVERAGE(['dados.yeast'.D74:.M74])" office:value-type="float" office:value="0.998913043478261">
            <text:p>0.998913043478261</text:p>
          </table:table-cell>
          <table:table-cell table:formula="of:=VAR(['dados.yeast'.D74:.M74])" office:value-type="float" office:value="0.0000118147448015126">
            <text:p>0.0000118147448015126</text:p>
          </table:table-cell>
          <table:table-cell table:formula="of:=STDEV(['dados.yeast'.D74:.M74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75:.M75])" office:value-type="float" office:value="0.661656746031746">
            <text:p>0.661656746031746</text:p>
          </table:table-cell>
          <table:table-cell table:formula="of:=VAR(['dados.breast.cancer'.D75:.M75])" office:value-type="float" office:value="0.0206950945565984">
            <text:p>0.0206950945565984</text:p>
          </table:table-cell>
          <table:table-cell table:formula="of:=STDEV(['dados.breast.cancer'.D75:.M75])" office:value-type="float" office:value="0.14385789709501">
            <text:p>0.14385789709501</text:p>
          </table:table-cell>
          <table:table-cell/>
          <table:table-cell table:formula="of:=AVERAGE(['dados.vehicle'.D75:.M75])" office:value-type="float" office:value="0.993869306680162">
            <text:p>0.993869306680162</text:p>
          </table:table-cell>
          <table:table-cell table:formula="of:=VAR(['dados.vehicle'.D75:.M75])" office:value-type="float" office:value="0.000020401109457496">
            <text:p>0.000020401109457496</text:p>
          </table:table-cell>
          <table:table-cell table:formula="of:=STDEV(['dados.vehicle'.D75:.M75])" office:value-type="float" office:value="0.00451675873359382">
            <text:p>0.00451675873359382</text:p>
          </table:table-cell>
          <table:table-cell/>
          <table:table-cell table:formula="of:=AVERAGE(['dados.hepatitis'.D75:.M75])" office:value-type="float" office:value="0.791666666666667">
            <text:p>0.791666666666667</text:p>
          </table:table-cell>
          <table:table-cell table:formula="of:=VAR(['dados.hepatitis'.D75:.M75])" office:value-type="float" office:value="0.0233004018839133">
            <text:p>0.0233004018839133</text:p>
          </table:table-cell>
          <table:table-cell table:formula="of:=STDEV(['dados.hepatitis'.D75:.M75])" office:value-type="float" office:value="0.152644691633588">
            <text:p>0.152644691633588</text:p>
          </table:table-cell>
          <table:table-cell/>
          <table:table-cell table:formula="of:=AVERAGE(['dados.glass'.D75:.M75])" office:value-type="float" office:value="0.948050682261208">
            <text:p>0.948050682261208</text:p>
          </table:table-cell>
          <table:table-cell table:formula="of:=VAR(['dados.glass'.D75:.M75])" office:value-type="float" office:value="0.00301138347517291">
            <text:p>0.00301138347517291</text:p>
          </table:table-cell>
          <table:table-cell table:formula="of:=STDEV(['dados.glass'.D75:.M75])" office:value-type="float" office:value="0.0548760737951697">
            <text:p>0.0548760737951697</text:p>
          </table:table-cell>
          <table:table-cell/>
          <table:table-cell table:formula="of:=AVERAGE(['dados.yeast'.D75:.M75])" office:value-type="float" office:value="0.997826086956522">
            <text:p>0.997826086956522</text:p>
          </table:table-cell>
          <table:table-cell table:formula="of:=VAR(['dados.yeast'.D75:.M75])" office:value-type="float" office:value="0.0000210039907582447">
            <text:p>0.0000210039907582447</text:p>
          </table:table-cell>
          <table:table-cell table:formula="of:=STDEV(['dados.yeast'.D75:.M75])" office:value-type="float" office:value="0.00458301110169337">
            <text:p>0.00458301110169337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76:.M76])" office:value-type="float" office:value="0.657876984126984">
            <text:p>0.657876984126984</text:p>
          </table:table-cell>
          <table:table-cell table:formula="of:=VAR(['dados.breast.cancer'.D76:.M76])" office:value-type="float" office:value="0.0198782736345567">
            <text:p>0.0198782736345567</text:p>
          </table:table-cell>
          <table:table-cell table:formula="of:=STDEV(['dados.breast.cancer'.D76:.M76])" office:value-type="float" office:value="0.14099033170596">
            <text:p>0.14099033170596</text:p>
          </table:table-cell>
          <table:table-cell/>
          <table:table-cell table:formula="of:=AVERAGE(['dados.vehicle'.D76:.M76])" office:value-type="float" office:value="0.993794787449393">
            <text:p>0.993794787449393</text:p>
          </table:table-cell>
          <table:table-cell table:formula="of:=VAR(['dados.vehicle'.D76:.M76])" office:value-type="float" office:value="0.0000206775527789561">
            <text:p>0.0000206775527789561</text:p>
          </table:table-cell>
          <table:table-cell table:formula="of:=STDEV(['dados.vehicle'.D76:.M76])" office:value-type="float" office:value="0.00454725772075391">
            <text:p>0.00454725772075391</text:p>
          </table:table-cell>
          <table:table-cell/>
          <table:table-cell table:formula="of:=AVERAGE(['dados.hepatitis'.D76:.M76])" office:value-type="float" office:value="0.795833333333333">
            <text:p>0.795833333333333</text:p>
          </table:table-cell>
          <table:table-cell table:formula="of:=VAR(['dados.hepatitis'.D76:.M76])" office:value-type="float" office:value="0.024586397431839">
            <text:p>0.024586397431839</text:p>
          </table:table-cell>
          <table:table-cell table:formula="of:=STDEV(['dados.hepatitis'.D76:.M76])" office:value-type="float" office:value="0.156800502013989">
            <text:p>0.156800502013989</text:p>
          </table:table-cell>
          <table:table-cell/>
          <table:table-cell table:formula="of:=AVERAGE(['dados.glass'.D76:.M76])" office:value-type="float" office:value="0.951559454191033">
            <text:p>0.951559454191033</text:p>
          </table:table-cell>
          <table:table-cell table:formula="of:=VAR(['dados.glass'.D76:.M76])" office:value-type="float" office:value="0.00271879582237185">
            <text:p>0.00271879582237185</text:p>
          </table:table-cell>
          <table:table-cell table:formula="of:=STDEV(['dados.glass'.D76:.M76])" office:value-type="float" office:value="0.0521420734375979">
            <text:p>0.0521420734375979</text:p>
          </table:table-cell>
          <table:table-cell/>
          <table:table-cell table:formula="of:=AVERAGE(['dados.yeast'.D76:.M76])" office:value-type="float" office:value="0.998913043478261">
            <text:p>0.998913043478261</text:p>
          </table:table-cell>
          <table:table-cell table:formula="of:=VAR(['dados.yeast'.D76:.M76])" office:value-type="float" office:value="0.0000118147448015126">
            <text:p>0.0000118147448015126</text:p>
          </table:table-cell>
          <table:table-cell table:formula="of:=STDEV(['dados.yeast'.D76:.M76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77:.M77])" office:value-type="float" office:value="0.650962301587302">
            <text:p>0.650962301587302</text:p>
          </table:table-cell>
          <table:table-cell table:formula="of:=VAR(['dados.breast.cancer'.D77:.M77])" office:value-type="float" office:value="0.0208489011409605">
            <text:p>0.0208489011409605</text:p>
          </table:table-cell>
          <table:table-cell table:formula="of:=STDEV(['dados.breast.cancer'.D77:.M77])" office:value-type="float" office:value="0.144391485694138">
            <text:p>0.144391485694138</text:p>
          </table:table-cell>
          <table:table-cell/>
          <table:table-cell table:formula="of:=AVERAGE(['dados.vehicle'.D77:.M77])" office:value-type="float" office:value="0.993798393218624">
            <text:p>0.993798393218624</text:p>
          </table:table-cell>
          <table:table-cell table:formula="of:=VAR(['dados.vehicle'.D77:.M77])" office:value-type="float" office:value="0.0000207655740955187">
            <text:p>0.0000207655740955187</text:p>
          </table:table-cell>
          <table:table-cell table:formula="of:=STDEV(['dados.vehicle'.D77:.M77])" office:value-type="float" office:value="0.00455692594799594">
            <text:p>0.00455692594799594</text:p>
          </table:table-cell>
          <table:table-cell/>
          <table:table-cell table:formula="of:=AVERAGE(['dados.hepatitis'.D77:.M77])" office:value-type="float" office:value="0.789583333333333">
            <text:p>0.789583333333333</text:p>
          </table:table-cell>
          <table:table-cell table:formula="of:=VAR(['dados.hepatitis'.D77:.M77])" office:value-type="float" office:value="0.0256457467116744">
            <text:p>0.0256457467116744</text:p>
          </table:table-cell>
          <table:table-cell table:formula="of:=STDEV(['dados.hepatitis'.D77:.M77])" office:value-type="float" office:value="0.160142894664966">
            <text:p>0.160142894664966</text:p>
          </table:table-cell>
          <table:table-cell/>
          <table:table-cell table:formula="of:=AVERAGE(['dados.glass'.D77:.M77])" office:value-type="float" office:value="0.932163742690059">
            <text:p>0.932163742690059</text:p>
          </table:table-cell>
          <table:table-cell table:formula="of:=VAR(['dados.glass'.D77:.M77])" office:value-type="float" office:value="0.00694023823305768">
            <text:p>0.00694023823305768</text:p>
          </table:table-cell>
          <table:table-cell table:formula="of:=STDEV(['dados.glass'.D77:.M77])" office:value-type="float" office:value="0.0833080922423367">
            <text:p>0.0833080922423367</text:p>
          </table:table-cell>
          <table:table-cell/>
          <table:table-cell table:formula="of:=AVERAGE(['dados.yeast'.D77:.M77])" office:value-type="float" office:value="0.998913043478261">
            <text:p>0.998913043478261</text:p>
          </table:table-cell>
          <table:table-cell table:formula="of:=VAR(['dados.yeast'.D77:.M77])" office:value-type="float" office:value="0.0000118147448015126">
            <text:p>0.0000118147448015126</text:p>
          </table:table-cell>
          <table:table-cell table:formula="of:=STDEV(['dados.yeast'.D77:.M77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78:.M78])" office:value-type="float" office:value="0.653630952380952">
            <text:p>0.653630952380952</text:p>
          </table:table-cell>
          <table:table-cell table:formula="of:=VAR(['dados.breast.cancer'.D78:.M78])" office:value-type="float" office:value="0.0207126698930601">
            <text:p>0.0207126698930601</text:p>
          </table:table-cell>
          <table:table-cell table:formula="of:=STDEV(['dados.breast.cancer'.D78:.M78])" office:value-type="float" office:value="0.143918969886044">
            <text:p>0.143918969886044</text:p>
          </table:table-cell>
          <table:table-cell/>
          <table:table-cell table:formula="of:=AVERAGE(['dados.vehicle'.D78:.M78])" office:value-type="float" office:value="0.994029162449393">
            <text:p>0.994029162449393</text:p>
          </table:table-cell>
          <table:table-cell table:formula="of:=VAR(['dados.vehicle'.D78:.M78])" office:value-type="float" office:value="0.0000180228763999884">
            <text:p>0.0000180228763999884</text:p>
          </table:table-cell>
          <table:table-cell table:formula="of:=STDEV(['dados.vehicle'.D78:.M78])" office:value-type="float" office:value="0.00424533584065954">
            <text:p>0.00424533584065954</text:p>
          </table:table-cell>
          <table:table-cell/>
          <table:table-cell table:formula="of:=AVERAGE(['dados.hepatitis'.D78:.M78])" office:value-type="float" office:value="0.798183760683761">
            <text:p>0.798183760683761</text:p>
          </table:table-cell>
          <table:table-cell table:formula="of:=VAR(['dados.hepatitis'.D78:.M78])" office:value-type="float" office:value="0.0229310740172564">
            <text:p>0.0229310740172564</text:p>
          </table:table-cell>
          <table:table-cell table:formula="of:=STDEV(['dados.hepatitis'.D78:.M78])" office:value-type="float" office:value="0.151430096140947">
            <text:p>0.151430096140947</text:p>
          </table:table-cell>
          <table:table-cell/>
          <table:table-cell table:formula="of:=AVERAGE(['dados.glass'.D78:.M78])" office:value-type="float" office:value="0.933918128654971">
            <text:p>0.933918128654971</text:p>
          </table:table-cell>
          <table:table-cell table:formula="of:=VAR(['dados.glass'.D78:.M78])" office:value-type="float" office:value="0.00627792618262621">
            <text:p>0.00627792618262621</text:p>
          </table:table-cell>
          <table:table-cell table:formula="of:=STDEV(['dados.glass'.D78:.M78])" office:value-type="float" office:value="0.0792333653369981">
            <text:p>0.0792333653369981</text:p>
          </table:table-cell>
          <table:table-cell/>
          <table:table-cell table:formula="of:=AVERAGE(['dados.yeast'.D78:.M78])" office:value-type="float" office:value="0.997826086956522">
            <text:p>0.997826086956522</text:p>
          </table:table-cell>
          <table:table-cell table:formula="of:=VAR(['dados.yeast'.D78:.M78])" office:value-type="float" office:value="0.0000210039907582447">
            <text:p>0.0000210039907582447</text:p>
          </table:table-cell>
          <table:table-cell table:formula="of:=STDEV(['dados.yeast'.D78:.M78])" office:value-type="float" office:value="0.00458301110169337">
            <text:p>0.00458301110169337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79:.M79])" office:value-type="float" office:value="0.653630952380953">
            <text:p>0.653630952380953</text:p>
          </table:table-cell>
          <table:table-cell table:formula="of:=VAR(['dados.breast.cancer'.D79:.M79])" office:value-type="float" office:value="0.0195110023690546">
            <text:p>0.0195110023690546</text:p>
          </table:table-cell>
          <table:table-cell table:formula="of:=STDEV(['dados.breast.cancer'.D79:.M79])" office:value-type="float" office:value="0.139681789683031">
            <text:p>0.139681789683031</text:p>
          </table:table-cell>
          <table:table-cell/>
          <table:table-cell table:formula="of:=AVERAGE(['dados.vehicle'.D79:.M79])" office:value-type="float" office:value="0.99387411437247">
            <text:p>0.99387411437247</text:p>
          </table:table-cell>
          <table:table-cell table:formula="of:=VAR(['dados.vehicle'.D79:.M79])" office:value-type="float" office:value="0.0000192655584328064">
            <text:p>0.0000192655584328064</text:p>
          </table:table-cell>
          <table:table-cell table:formula="of:=STDEV(['dados.vehicle'.D79:.M79])" office:value-type="float" office:value="0.00438925488355443">
            <text:p>0.00438925488355443</text:p>
          </table:table-cell>
          <table:table-cell/>
          <table:table-cell table:formula="of:=AVERAGE(['dados.hepatitis'.D79:.M79])" office:value-type="float" office:value="0.791880341880342">
            <text:p>0.791880341880342</text:p>
          </table:table-cell>
          <table:table-cell table:formula="of:=VAR(['dados.hepatitis'.D79:.M79])" office:value-type="float" office:value="0.021308940775643">
            <text:p>0.021308940775643</text:p>
          </table:table-cell>
          <table:table-cell table:formula="of:=STDEV(['dados.hepatitis'.D79:.M79])" office:value-type="float" office:value="0.145975822572243">
            <text:p>0.145975822572243</text:p>
          </table:table-cell>
          <table:table-cell/>
          <table:table-cell table:formula="of:=AVERAGE(['dados.glass'.D79:.M79])" office:value-type="float" office:value="0.937524366471735">
            <text:p>0.937524366471735</text:p>
          </table:table-cell>
          <table:table-cell table:formula="of:=VAR(['dados.glass'.D79:.M79])" office:value-type="float" office:value="0.00536652408823903">
            <text:p>0.00536652408823903</text:p>
          </table:table-cell>
          <table:table-cell table:formula="of:=STDEV(['dados.glass'.D79:.M79])" office:value-type="float" office:value="0.0732565634481924">
            <text:p>0.0732565634481924</text:p>
          </table:table-cell>
          <table:table-cell/>
          <table:table-cell table:formula="of:=AVERAGE(['dados.yeast'.D79:.M79])" office:value-type="float" office:value="0.998913043478261">
            <text:p>0.998913043478261</text:p>
          </table:table-cell>
          <table:table-cell table:formula="of:=VAR(['dados.yeast'.D79:.M79])" office:value-type="float" office:value="0.0000118147448015126">
            <text:p>0.0000118147448015126</text:p>
          </table:table-cell>
          <table:table-cell table:formula="of:=STDEV(['dados.yeast'.D79:.M79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80:.M80])" office:value-type="float" office:value="0.646646825396825">
            <text:p>0.646646825396825</text:p>
          </table:table-cell>
          <table:table-cell table:formula="of:=VAR(['dados.breast.cancer'.D80:.M80])" office:value-type="float" office:value="0.0192514399792839">
            <text:p>0.0192514399792839</text:p>
          </table:table-cell>
          <table:table-cell table:formula="of:=STDEV(['dados.breast.cancer'.D80:.M80])" office:value-type="float" office:value="0.138749558483203">
            <text:p>0.138749558483203</text:p>
          </table:table-cell>
          <table:table-cell/>
          <table:table-cell table:formula="of:=AVERAGE(['dados.vehicle'.D80:.M80])" office:value-type="float" office:value="0.99387411437247">
            <text:p>0.99387411437247</text:p>
          </table:table-cell>
          <table:table-cell table:formula="of:=VAR(['dados.vehicle'.D80:.M80])" office:value-type="float" office:value="0.000019002573554437">
            <text:p>0.000019002573554437</text:p>
          </table:table-cell>
          <table:table-cell table:formula="of:=STDEV(['dados.vehicle'.D80:.M80])" office:value-type="float" office:value="0.0043591941404848">
            <text:p>0.0043591941404848</text:p>
          </table:table-cell>
          <table:table-cell/>
          <table:table-cell table:formula="of:=AVERAGE(['dados.hepatitis'.D80:.M80])" office:value-type="float" office:value="0.797863247863248">
            <text:p>0.797863247863248</text:p>
          </table:table-cell>
          <table:table-cell table:formula="of:=VAR(['dados.hepatitis'.D80:.M80])" office:value-type="float" office:value="0.0206410789076387">
            <text:p>0.0206410789076387</text:p>
          </table:table-cell>
          <table:table-cell table:formula="of:=STDEV(['dados.hepatitis'.D80:.M80])" office:value-type="float" office:value="0.143670034828557">
            <text:p>0.143670034828557</text:p>
          </table:table-cell>
          <table:table-cell/>
          <table:table-cell table:formula="of:=AVERAGE(['dados.glass'.D80:.M80])" office:value-type="float" office:value="0.955068226120858">
            <text:p>0.955068226120858</text:p>
          </table:table-cell>
          <table:table-cell table:formula="of:=VAR(['dados.glass'.D80:.M80])" office:value-type="float" office:value="0.00212526086954686">
            <text:p>0.00212526086954686</text:p>
          </table:table-cell>
          <table:table-cell table:formula="of:=STDEV(['dados.glass'.D80:.M80])" office:value-type="float" office:value="0.0461005517271417">
            <text:p>0.0461005517271417</text:p>
          </table:table-cell>
          <table:table-cell/>
          <table:table-cell table:formula="of:=AVERAGE(['dados.yeast'.D80:.M80])" office:value-type="float" office:value="0.998913043478261">
            <text:p>0.998913043478261</text:p>
          </table:table-cell>
          <table:table-cell table:formula="of:=VAR(['dados.yeast'.D80:.M80])" office:value-type="float" office:value="0.0000118147448015126">
            <text:p>0.0000118147448015126</text:p>
          </table:table-cell>
          <table:table-cell table:formula="of:=STDEV(['dados.yeast'.D80:.M80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81:.M81])" office:value-type="float" office:value="0.643551587301587">
            <text:p>0.643551587301587</text:p>
          </table:table-cell>
          <table:table-cell table:formula="of:=VAR(['dados.breast.cancer'.D81:.M81])" office:value-type="float" office:value="0.0192998560020716">
            <text:p>0.0192998560020716</text:p>
          </table:table-cell>
          <table:table-cell table:formula="of:=STDEV(['dados.breast.cancer'.D81:.M81])" office:value-type="float" office:value="0.138923921633647">
            <text:p>0.138923921633647</text:p>
          </table:table-cell>
          <table:table-cell/>
          <table:table-cell table:formula="of:=AVERAGE(['dados.vehicle'.D81:.M81])" office:value-type="float" office:value="0.993872912449393">
            <text:p>0.993872912449393</text:p>
          </table:table-cell>
          <table:table-cell table:formula="of:=VAR(['dados.vehicle'.D81:.M81])" office:value-type="float" office:value="0.0000203653237083945">
            <text:p>0.0000203653237083945</text:p>
          </table:table-cell>
          <table:table-cell table:formula="of:=STDEV(['dados.vehicle'.D81:.M81])" office:value-type="float" office:value="0.00451279555357813">
            <text:p>0.00451279555357813</text:p>
          </table:table-cell>
          <table:table-cell/>
          <table:table-cell table:formula="of:=AVERAGE(['dados.hepatitis'.D81:.M81])" office:value-type="float" office:value="0.798557692307692">
            <text:p>0.798557692307692</text:p>
          </table:table-cell>
          <table:table-cell table:formula="of:=VAR(['dados.hepatitis'.D81:.M81])" office:value-type="float" office:value="0.0196825493756138">
            <text:p>0.0196825493756138</text:p>
          </table:table-cell>
          <table:table-cell table:formula="of:=STDEV(['dados.hepatitis'.D81:.M81])" office:value-type="float" office:value="0.140294509427895">
            <text:p>0.140294509427895</text:p>
          </table:table-cell>
          <table:table-cell/>
          <table:table-cell table:formula="of:=AVERAGE(['dados.glass'.D81:.M81])" office:value-type="float" office:value="0.94103313840156">
            <text:p>0.94103313840156</text:p>
          </table:table-cell>
          <table:table-cell table:formula="of:=VAR(['dados.glass'.D81:.M81])" office:value-type="float" office:value="0.00488242451724093">
            <text:p>0.00488242451724093</text:p>
          </table:table-cell>
          <table:table-cell table:formula="of:=STDEV(['dados.glass'.D81:.M81])" office:value-type="float" office:value="0.0698743480630834">
            <text:p>0.0698743480630834</text:p>
          </table:table-cell>
          <table:table-cell/>
          <table:table-cell table:formula="of:=AVERAGE(['dados.yeast'.D81:.M81])" office:value-type="float" office:value="0.998913043478261">
            <text:p>0.998913043478261</text:p>
          </table:table-cell>
          <table:table-cell table:formula="of:=VAR(['dados.yeast'.D81:.M81])" office:value-type="float" office:value="0.0000118147448015126">
            <text:p>0.0000118147448015126</text:p>
          </table:table-cell>
          <table:table-cell table:formula="of:=STDEV(['dados.yeast'.D81:.M81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82:.M82])" office:value-type="float" office:value="0.652688492063492">
            <text:p>0.652688492063492</text:p>
          </table:table-cell>
          <table:table-cell table:formula="of:=VAR(['dados.breast.cancer'.D82:.M82])" office:value-type="float" office:value="0.0182746241050432">
            <text:p>0.0182746241050432</text:p>
          </table:table-cell>
          <table:table-cell table:formula="of:=STDEV(['dados.breast.cancer'.D82:.M82])" office:value-type="float" office:value="0.135183668041089">
            <text:p>0.135183668041089</text:p>
          </table:table-cell>
          <table:table-cell/>
          <table:table-cell table:formula="of:=AVERAGE(['dados.vehicle'.D82:.M82])" office:value-type="float" office:value="0.994494306680162">
            <text:p>0.994494306680162</text:p>
          </table:table-cell>
          <table:table-cell table:formula="of:=VAR(['dados.vehicle'.D82:.M82])" office:value-type="float" office:value="0.0000170193305275371">
            <text:p>0.0000170193305275371</text:p>
          </table:table-cell>
          <table:table-cell table:formula="of:=STDEV(['dados.vehicle'.D82:.M82])" office:value-type="float" office:value="0.0041254491304023">
            <text:p>0.0041254491304023</text:p>
          </table:table-cell>
          <table:table-cell/>
          <table:table-cell table:formula="of:=AVERAGE(['dados.hepatitis'.D82:.M82])" office:value-type="float" office:value="0.784401709401709">
            <text:p>0.784401709401709</text:p>
          </table:table-cell>
          <table:table-cell table:formula="of:=VAR(['dados.hepatitis'.D82:.M82])" office:value-type="float" office:value="0.0223846727096371">
            <text:p>0.0223846727096371</text:p>
          </table:table-cell>
          <table:table-cell table:formula="of:=STDEV(['dados.hepatitis'.D82:.M82])" office:value-type="float" office:value="0.149615081825453">
            <text:p>0.149615081825453</text:p>
          </table:table-cell>
          <table:table-cell/>
          <table:table-cell table:formula="of:=AVERAGE(['dados.glass'.D82:.M82])" office:value-type="float" office:value="0.949805068226121">
            <text:p>0.949805068226121</text:p>
          </table:table-cell>
          <table:table-cell table:formula="of:=VAR(['dados.glass'.D82:.M82])" office:value-type="float" office:value="0.00269751672034996">
            <text:p>0.00269751672034996</text:p>
          </table:table-cell>
          <table:table-cell table:formula="of:=STDEV(['dados.glass'.D82:.M82])" office:value-type="float" office:value="0.0519376233606233">
            <text:p>0.0519376233606233</text:p>
          </table:table-cell>
          <table:table-cell/>
          <table:table-cell table:formula="of:=AVERAGE(['dados.yeast'.D82:.M82])" office:value-type="float" office:value="0.997826086956522">
            <text:p>0.997826086956522</text:p>
          </table:table-cell>
          <table:table-cell table:formula="of:=VAR(['dados.yeast'.D82:.M82])" office:value-type="float" office:value="0.0000210039907582447">
            <text:p>0.0000210039907582447</text:p>
          </table:table-cell>
          <table:table-cell table:formula="of:=STDEV(['dados.yeast'.D82:.M82])" office:value-type="float" office:value="0.00458301110169337">
            <text:p>0.00458301110169337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83:.M83])" office:value-type="float" office:value="0.648630952380952">
            <text:p>0.648630952380952</text:p>
          </table:table-cell>
          <table:table-cell table:formula="of:=VAR(['dados.breast.cancer'.D83:.M83])" office:value-type="float" office:value="0.0179168083900227">
            <text:p>0.0179168083900227</text:p>
          </table:table-cell>
          <table:table-cell table:formula="of:=STDEV(['dados.breast.cancer'.D83:.M83])" office:value-type="float" office:value="0.133853682766006">
            <text:p>0.133853682766006</text:p>
          </table:table-cell>
          <table:table-cell/>
          <table:table-cell table:formula="of:=AVERAGE(['dados.vehicle'.D83:.M83])" office:value-type="float" office:value="0.994263537449393">
            <text:p>0.994263537449393</text:p>
          </table:table-cell>
          <table:table-cell table:formula="of:=VAR(['dados.vehicle'.D83:.M83])" office:value-type="float" office:value="0.0000199881400019134">
            <text:p>0.0000199881400019134</text:p>
          </table:table-cell>
          <table:table-cell table:formula="of:=STDEV(['dados.vehicle'.D83:.M83])" office:value-type="float" office:value="0.00447080977026684">
            <text:p>0.00447080977026684</text:p>
          </table:table-cell>
          <table:table-cell/>
          <table:table-cell table:formula="of:=AVERAGE(['dados.hepatitis'.D83:.M83])" office:value-type="float" office:value="0.792361111111111">
            <text:p>0.792361111111111</text:p>
          </table:table-cell>
          <table:table-cell table:formula="of:=VAR(['dados.hepatitis'.D83:.M83])" office:value-type="float" office:value="0.0220277768900009">
            <text:p>0.0220277768900009</text:p>
          </table:table-cell>
          <table:table-cell table:formula="of:=STDEV(['dados.hepatitis'.D83:.M83])" office:value-type="float" office:value="0.148417576081813">
            <text:p>0.148417576081813</text:p>
          </table:table-cell>
          <table:table-cell/>
          <table:table-cell table:formula="of:=AVERAGE(['dados.glass'.D83:.M83])" office:value-type="float" office:value="0.942787524366472">
            <text:p>0.942787524366472</text:p>
          </table:table-cell>
          <table:table-cell table:formula="of:=VAR(['dados.glass'.D83:.M83])" office:value-type="float" office:value="0.00473271083515831">
            <text:p>0.00473271083515831</text:p>
          </table:table-cell>
          <table:table-cell table:formula="of:=STDEV(['dados.glass'.D83:.M83])" office:value-type="float" office:value="0.0687947006328127">
            <text:p>0.0687947006328127</text:p>
          </table:table-cell>
          <table:table-cell/>
          <table:table-cell table:formula="of:=AVERAGE(['dados.yeast'.D83:.M83])" office:value-type="float" office:value="0.997826086956522">
            <text:p>0.997826086956522</text:p>
          </table:table-cell>
          <table:table-cell table:formula="of:=VAR(['dados.yeast'.D83:.M83])" office:value-type="float" office:value="0.0000210039907582447">
            <text:p>0.0000210039907582447</text:p>
          </table:table-cell>
          <table:table-cell table:formula="of:=STDEV(['dados.yeast'.D83:.M83])" office:value-type="float" office:value="0.00458301110169337">
            <text:p>0.00458301110169337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84:.M84])" office:value-type="float" office:value="0.648482142857143">
            <text:p>0.648482142857143</text:p>
          </table:table-cell>
          <table:table-cell table:formula="of:=VAR(['dados.breast.cancer'.D84:.M84])" office:value-type="float" office:value="0.0182102572060203">
            <text:p>0.0182102572060203</text:p>
          </table:table-cell>
          <table:table-cell table:formula="of:=STDEV(['dados.breast.cancer'.D84:.M84])" office:value-type="float" office:value="0.134945386012343">
            <text:p>0.134945386012343</text:p>
          </table:table-cell>
          <table:table-cell/>
          <table:table-cell table:formula="of:=AVERAGE(['dados.vehicle'.D84:.M84])" office:value-type="float" office:value="0.994414979757085">
            <text:p>0.994414979757085</text:p>
          </table:table-cell>
          <table:table-cell table:formula="of:=VAR(['dados.vehicle'.D84:.M84])" office:value-type="float" office:value="0.0000181213288800969">
            <text:p>0.0000181213288800969</text:p>
          </table:table-cell>
          <table:table-cell table:formula="of:=STDEV(['dados.vehicle'.D84:.M84])" office:value-type="float" office:value="0.00425691541848048">
            <text:p>0.00425691541848048</text:p>
          </table:table-cell>
          <table:table-cell/>
          <table:table-cell table:formula="of:=AVERAGE(['dados.hepatitis'.D84:.M84])" office:value-type="float" office:value="0.779326923076923">
            <text:p>0.779326923076923</text:p>
          </table:table-cell>
          <table:table-cell table:formula="of:=VAR(['dados.hepatitis'.D84:.M84])" office:value-type="float" office:value="0.0285818785206695">
            <text:p>0.0285818785206695</text:p>
          </table:table-cell>
          <table:table-cell table:formula="of:=STDEV(['dados.hepatitis'.D84:.M84])" office:value-type="float" office:value="0.169061759486495">
            <text:p>0.169061759486495</text:p>
          </table:table-cell>
          <table:table-cell/>
          <table:table-cell table:formula="of:=AVERAGE(['dados.glass'.D84:.M84])" office:value-type="float" office:value="0.931676413255361">
            <text:p>0.931676413255361</text:p>
          </table:table-cell>
          <table:table-cell table:formula="of:=VAR(['dados.glass'.D84:.M84])" office:value-type="float" office:value="0.00775535661283983">
            <text:p>0.00775535661283983</text:p>
          </table:table-cell>
          <table:table-cell table:formula="of:=STDEV(['dados.glass'.D84:.M84])" office:value-type="float" office:value="0.0880645025696496">
            <text:p>0.0880645025696496</text:p>
          </table:table-cell>
          <table:table-cell/>
          <table:table-cell table:formula="of:=AVERAGE(['dados.yeast'.D84:.M84])" office:value-type="float" office:value="0.972294172062905">
            <text:p>0.972294172062905</text:p>
          </table:table-cell>
          <table:table-cell table:formula="of:=VAR(['dados.yeast'.D84:.M84])" office:value-type="float" office:value="0.00641644818808014">
            <text:p>0.00641644818808014</text:p>
          </table:table-cell>
          <table:table-cell table:formula="of:=STDEV(['dados.yeast'.D84:.M84])" office:value-type="float" office:value="0.0801027352097301">
            <text:p>0.0801027352097301</text:p>
          </table:table-cell>
        </table:table-row>
        <table:table-row table:style-name="ro1" table:number-rows-repeated="104849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dos.breast.cancer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61111111111111">
            <text:p>0.461111111111111</text:p>
          </table:table-cell>
          <table:table-cell office:value-type="float" office:value="0.505555555555556">
            <text:p>0.505555555555556</text:p>
          </table:table-cell>
          <table:table-cell office:value-type="float" office:value="0.533333333333333">
            <text:p>0.533333333333333</text:p>
          </table:table-cell>
          <table:table-cell office:value-type="float" office:value="0.361111111111111">
            <text:p>0.361111111111111</text:p>
          </table:table-cell>
          <table:table-cell office:value-type="float" office:value="0.5">
            <text:p>0.5</text:p>
          </table:table-cell>
          <table:table-cell office:value-type="float" office:value="0.327380952380952">
            <text:p>0.327380952380952</text:p>
          </table:table-cell>
          <table:table-cell office:value-type="float" office:value="0.69375">
            <text:p>0.69375</text:p>
          </table:table-cell>
          <table:table-cell office:value-type="float" office:value="0.1125">
            <text:p>0.1125</text:p>
          </table:table-cell>
          <table:table-cell office:value-type="float" office:value="0.4375">
            <text:p>0.4375</text:p>
          </table:table-cell>
          <table:table-cell office:value-type="float" office:value="0.6625">
            <text:p>0.66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294444444444444">
            <text:p>0.294444444444444</text:p>
          </table:table-cell>
          <table:table-cell office:value-type="float" office:value="0.466666666666667">
            <text:p>0.466666666666667</text:p>
          </table:table-cell>
          <table:table-cell office:value-type="float" office:value="0.772222222222222">
            <text:p>0.772222222222222</text:p>
          </table:table-cell>
          <table:table-cell office:value-type="float" office:value="0.422222222222222">
            <text:p>0.422222222222222</text:p>
          </table:table-cell>
          <table:table-cell office:value-type="float" office:value="0.5">
            <text:p>0.5</text:p>
          </table:table-cell>
          <table:table-cell office:value-type="float" office:value="0.636904761904762">
            <text:p>0.636904761904762</text:p>
          </table:table-cell>
          <table:table-cell office:value-type="float" office:value="0.625">
            <text:p>0.625</text:p>
          </table:table-cell>
          <table:table-cell office:value-type="float" office:value="0.64375">
            <text:p>0.64375</text:p>
          </table:table-cell>
          <table:table-cell office:value-type="float" office:value="0.55625">
            <text:p>0.55625</text:p>
          </table:table-cell>
          <table:table-cell office:value-type="float" office:value="0.6">
            <text:p>0.6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55555555555556">
            <text:p>0.555555555555556</text:p>
          </table:table-cell>
          <table:table-cell office:value-type="float" office:value="0.811111111111111">
            <text:p>0.811111111111111</text:p>
          </table:table-cell>
          <table:table-cell office:value-type="float" office:value="0.355555555555556">
            <text:p>0.355555555555556</text:p>
          </table:table-cell>
          <table:table-cell office:value-type="float" office:value="0.616666666666667">
            <text:p>0.616666666666667</text:p>
          </table:table-cell>
          <table:table-cell office:value-type="float" office:value="0.529761904761905">
            <text:p>0.529761904761905</text:p>
          </table:table-cell>
          <table:table-cell office:value-type="float" office:value="0.40625">
            <text:p>0.40625</text:p>
          </table:table-cell>
          <table:table-cell office:value-type="float" office:value="0.41875">
            <text:p>0.41875</text:p>
          </table:table-cell>
          <table:table-cell office:value-type="float" office:value="0.49375">
            <text:p>0.49375</text:p>
          </table:table-cell>
          <table:table-cell office:value-type="float" office:value="0.51875">
            <text:p>0.5187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327777777777778">
            <text:p>0.327777777777778</text:p>
          </table:table-cell>
          <table:table-cell office:value-type="float" office:value="0.433333333333333">
            <text:p>0.433333333333333</text:p>
          </table:table-cell>
          <table:table-cell office:value-type="float" office:value="0.827777777777778">
            <text:p>0.827777777777778</text:p>
          </table:table-cell>
          <table:table-cell office:value-type="float" office:value="0.383333333333333">
            <text:p>0.383333333333333</text:p>
          </table:table-cell>
          <table:table-cell office:value-type="float" office:value="0.583333333333333">
            <text:p>0.583333333333333</text:p>
          </table:table-cell>
          <table:table-cell office:value-type="float" office:value="0.297619047619048">
            <text:p>0.297619047619048</text:p>
          </table:table-cell>
          <table:table-cell office:value-type="float" office:value="0.5625">
            <text:p>0.5625</text:p>
          </table:table-cell>
          <table:table-cell office:value-type="float" office:value="0.41875">
            <text:p>0.41875</text:p>
          </table:table-cell>
          <table:table-cell office:value-type="float" office:value="0.28125">
            <text:p>0.28125</text:p>
          </table:table-cell>
          <table:table-cell office:value-type="float" office:value="0.50625">
            <text:p>0.506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166666666666667">
            <text:p>0.1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0.505555555555556">
            <text:p>0.505555555555556</text:p>
          </table:table-cell>
          <table:table-cell office:value-type="float" office:value="0.277777777777778">
            <text:p>0.277777777777778</text:p>
          </table:table-cell>
          <table:table-cell office:value-type="float" office:value="0.527777777777778">
            <text:p>0.527777777777778</text:p>
          </table:table-cell>
          <table:table-cell office:value-type="float" office:value="0.297619047619048">
            <text:p>0.297619047619048</text:p>
          </table:table-cell>
          <table:table-cell office:value-type="float" office:value="0.54375">
            <text:p>0.54375</text:p>
          </table:table-cell>
          <table:table-cell office:value-type="float" office:value="0.39375">
            <text:p>0.39375</text:p>
          </table:table-cell>
          <table:table-cell office:value-type="float" office:value="0.24375">
            <text:p>0.24375</text:p>
          </table:table-cell>
          <table:table-cell office:value-type="float" office:value="0.64375">
            <text:p>0.643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166666666666667">
            <text:p>0.166666666666667</text:p>
          </table:table-cell>
          <table:table-cell office:value-type="float" office:value="0.461111111111111">
            <text:p>0.461111111111111</text:p>
          </table:table-cell>
          <table:table-cell office:value-type="float" office:value="0.677777777777778">
            <text:p>0.677777777777778</text:p>
          </table:table-cell>
          <table:table-cell office:value-type="float" office:value="0.366666666666667">
            <text:p>0.366666666666667</text:p>
          </table:table-cell>
          <table:table-cell office:value-type="float" office:value="0.472222222222222">
            <text:p>0.472222222222222</text:p>
          </table:table-cell>
          <table:table-cell office:value-type="float" office:value="0.226190476190476">
            <text:p>0.226190476190476</text:p>
          </table:table-cell>
          <table:table-cell office:value-type="float" office:value="0.53125">
            <text:p>0.53125</text:p>
          </table:table-cell>
          <table:table-cell office:value-type="float" office:value="0.225">
            <text:p>0.225</text:p>
          </table:table-cell>
          <table:table-cell office:value-type="float" office:value="0.33125">
            <text:p>0.33125</text:p>
          </table:table-cell>
          <table:table-cell office:value-type="float" office:value="0.51875">
            <text:p>0.518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205555555555556">
            <text:p>0.205555555555556</text:p>
          </table:table-cell>
          <table:table-cell table:number-columns-repeated="2" office:value-type="float" office:value="0.527777777777778">
            <text:p>0.527777777777778</text:p>
          </table:table-cell>
          <table:table-cell office:value-type="float" office:value="0.2">
            <text:p>0.2</text:p>
          </table:table-cell>
          <table:table-cell office:value-type="float" office:value="0.305555555555556">
            <text:p>0.305555555555556</text:p>
          </table:table-cell>
          <table:table-cell office:value-type="float" office:value="0.333333333333333">
            <text:p>0.333333333333333</text:p>
          </table:table-cell>
          <table:table-cell office:value-type="float" office:value="0.56875">
            <text:p>0.56875</text:p>
          </table:table-cell>
          <table:table-cell office:value-type="float" office:value="0.4">
            <text:p>0.4</text:p>
          </table:table-cell>
          <table:table-cell office:value-type="float" office:value="0.225">
            <text:p>0.225</text:p>
          </table:table-cell>
          <table:table-cell office:value-type="float" office:value="0.4125">
            <text:p>0.412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305555555555556">
            <text:p>0.305555555555556</text:p>
          </table:table-cell>
          <table:table-cell office:value-type="float" office:value="0.45">
            <text:p>0.45</text:p>
          </table:table-cell>
          <table:table-cell office:value-type="float" office:value="0.738888888888889">
            <text:p>0.738888888888889</text:p>
          </table:table-cell>
          <table:table-cell office:value-type="float" office:value="0.3">
            <text:p>0.3</text:p>
          </table:table-cell>
          <table:table-cell office:value-type="float" office:value="0.233333333333333">
            <text:p>0.233333333333333</text:p>
          </table:table-cell>
          <table:table-cell office:value-type="float" office:value="0.285714285714286">
            <text:p>0.285714285714286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225">
            <text:p>0.225</text:p>
          </table:table-cell>
          <table:table-cell office:value-type="float" office:value="0.63125">
            <text:p>0.6312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177777777777778">
            <text:p>0.177777777777778</text:p>
          </table:table-cell>
          <table:table-cell office:value-type="float" office:value="0.422222222222222">
            <text:p>0.422222222222222</text:p>
          </table:table-cell>
          <table:table-cell office:value-type="float" office:value="0.805555555555556">
            <text:p>0.805555555555556</text:p>
          </table:table-cell>
          <table:table-cell office:value-type="float" office:value="0.338888888888889">
            <text:p>0.338888888888889</text:p>
          </table:table-cell>
          <table:table-cell office:value-type="float" office:value="0.233333333333333">
            <text:p>0.233333333333333</text:p>
          </table:table-cell>
          <table:table-cell office:value-type="float" office:value="0.279761904761905">
            <text:p>0.279761904761905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25">
            <text:p>0.25</text:p>
          </table:table-cell>
          <table:table-cell office:value-type="float" office:value="0.675">
            <text:p>0.6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166666666666667">
            <text:p>0.166666666666667</text:p>
          </table:table-cell>
          <table:table-cell office:value-type="float" office:value="0.405555555555556">
            <text:p>0.405555555555556</text:p>
          </table:table-cell>
          <table:table-cell office:value-type="float" office:value="0.416666666666667">
            <text:p>0.416666666666667</text:p>
          </table:table-cell>
          <table:table-cell office:value-type="float" office:value="0.338888888888889">
            <text:p>0.338888888888889</text:p>
          </table:table-cell>
          <table:table-cell office:value-type="float" office:value="0.466666666666667">
            <text:p>0.466666666666667</text:p>
          </table:table-cell>
          <table:table-cell office:value-type="float" office:value="0.279761904761905">
            <text:p>0.279761904761905</text:p>
          </table:table-cell>
          <table:table-cell office:value-type="float" office:value="0.53125">
            <text:p>0.53125</text:p>
          </table:table-cell>
          <table:table-cell office:value-type="float" office:value="0.6">
            <text:p>0.6</text:p>
          </table:table-cell>
          <table:table-cell office:value-type="float" office:value="0.51875">
            <text:p>0.51875</text:p>
          </table:table-cell>
          <table:table-cell office:value-type="float" office:value="0.78125">
            <text:p>0.781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177777777777778">
            <text:p>0.177777777777778</text:p>
          </table:table-cell>
          <table:table-cell office:value-type="float" office:value="0.305555555555556">
            <text:p>0.305555555555556</text:p>
          </table:table-cell>
          <table:table-cell office:value-type="float" office:value="0.355555555555556">
            <text:p>0.355555555555556</text:p>
          </table:table-cell>
          <table:table-cell office:value-type="float" office:value="0.316666666666667">
            <text:p>0.316666666666667</text:p>
          </table:table-cell>
          <table:table-cell office:value-type="float" office:value="0.216666666666667">
            <text:p>0.216666666666667</text:p>
          </table:table-cell>
          <table:table-cell office:value-type="float" office:value="0.422619047619048">
            <text:p>0.422619047619048</text:p>
          </table:table-cell>
          <table:table-cell office:value-type="float" office:value="0.34375">
            <text:p>0.34375</text:p>
          </table:table-cell>
          <table:table-cell office:value-type="float" office:value="0.525">
            <text:p>0.525</text:p>
          </table:table-cell>
          <table:table-cell office:value-type="float" office:value="0.3">
            <text:p>0.3</text:p>
          </table:table-cell>
          <table:table-cell office:value-type="float" office:value="0.66875">
            <text:p>0.668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177777777777778">
            <text:p>0.177777777777778</text:p>
          </table:table-cell>
          <table:table-cell office:value-type="float" office:value="0.305555555555556">
            <text:p>0.305555555555556</text:p>
          </table:table-cell>
          <table:table-cell office:value-type="float" office:value="0.333333333333333">
            <text:p>0.333333333333333</text:p>
          </table:table-cell>
          <table:table-cell office:value-type="float" office:value="0.338888888888889">
            <text:p>0.338888888888889</text:p>
          </table:table-cell>
          <table:table-cell office:value-type="float" office:value="0.25">
            <text:p>0.25</text:p>
          </table:table-cell>
          <table:table-cell office:value-type="float" office:value="0.422619047619048">
            <text:p>0.422619047619048</text:p>
          </table:table-cell>
          <table:table-cell office:value-type="float" office:value="0.5125">
            <text:p>0.5125</text:p>
          </table:table-cell>
          <table:table-cell office:value-type="float" office:value="0.28125">
            <text:p>0.28125</text:p>
          </table:table-cell>
          <table:table-cell office:value-type="float" office:value="0.46875">
            <text:p>0.4687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177777777777778">
            <text:p>0.177777777777778</text:p>
          </table:table-cell>
          <table:table-cell office:value-type="float" office:value="0.505555555555556">
            <text:p>0.505555555555556</text:p>
          </table:table-cell>
          <table:table-cell office:value-type="float" office:value="0.311111111111111">
            <text:p>0.311111111111111</text:p>
          </table:table-cell>
          <table:table-cell office:value-type="float" office:value="0.333333333333333">
            <text:p>0.333333333333333</text:p>
          </table:table-cell>
          <table:table-cell office:value-type="float" office:value="0.25">
            <text:p>0.25</text:p>
          </table:table-cell>
          <table:table-cell office:value-type="float" office:value="0.422619047619048">
            <text:p>0.422619047619048</text:p>
          </table:table-cell>
          <table:table-cell office:value-type="float" office:value="0.5125">
            <text:p>0.5125</text:p>
          </table:table-cell>
          <table:table-cell office:value-type="float" office:value="0.4">
            <text:p>0.4</text:p>
          </table:table-cell>
          <table:table-cell office:value-type="float" office:value="0.38125">
            <text:p>0.38125</text:p>
          </table:table-cell>
          <table:table-cell office:value-type="float" office:value="0.81875">
            <text:p>0.818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177777777777778">
            <text:p>0.177777777777778</text:p>
          </table:table-cell>
          <table:table-cell office:value-type="float" office:value="0.361111111111111">
            <text:p>0.361111111111111</text:p>
          </table:table-cell>
          <table:table-cell office:value-type="float" office:value="0.311111111111111">
            <text:p>0.311111111111111</text:p>
          </table:table-cell>
          <table:table-cell office:value-type="float" office:value="0.333333333333333">
            <text:p>0.333333333333333</text:p>
          </table:table-cell>
          <table:table-cell office:value-type="float" office:value="0.266666666666667">
            <text:p>0.2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0.275">
            <text:p>0.275</text:p>
          </table:table-cell>
          <table:table-cell office:value-type="float" office:value="0.1875">
            <text:p>0.1875</text:p>
          </table:table-cell>
          <table:table-cell office:value-type="float" office:value="0.4625">
            <text:p>0.4625</text:p>
          </table:table-cell>
          <table:table-cell office:value-type="float" office:value="0.81875">
            <text:p>0.818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177777777777778">
            <text:p>0.177777777777778</text:p>
          </table:table-cell>
          <table:table-cell office:value-type="float" office:value="0.361111111111111">
            <text:p>0.361111111111111</text:p>
          </table:table-cell>
          <table:table-cell table:number-columns-repeated="2" office:value-type="float" office:value="0.333333333333333">
            <text:p>0.333333333333333</text:p>
          </table:table-cell>
          <table:table-cell office:value-type="float" office:value="0.233333333333333">
            <text:p>0.233333333333333</text:p>
          </table:table-cell>
          <table:table-cell office:value-type="float" office:value="0.333333333333333">
            <text:p>0.333333333333333</text:p>
          </table:table-cell>
          <table:table-cell office:value-type="float" office:value="0.50625">
            <text:p>0.50625</text:p>
          </table:table-cell>
          <table:table-cell office:value-type="float" office:value="0.1875">
            <text:p>0.1875</text:p>
          </table:table-cell>
          <table:table-cell office:value-type="float" office:value="0.4625">
            <text:p>0.4625</text:p>
          </table:table-cell>
          <table:table-cell office:value-type="float" office:value="0.81875">
            <text:p>0.818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188888888888889">
            <text:p>0.188888888888889</text:p>
          </table:table-cell>
          <table:table-cell office:value-type="float" office:value="0.361111111111111">
            <text:p>0.361111111111111</text:p>
          </table:table-cell>
          <table:table-cell office:value-type="float" office:value="0.333333333333333">
            <text:p>0.333333333333333</text:p>
          </table:table-cell>
          <table:table-cell office:value-type="float" office:value="0.288888888888889">
            <text:p>0.288888888888889</text:p>
          </table:table-cell>
          <table:table-cell office:value-type="float" office:value="0.233333333333333">
            <text:p>0.233333333333333</text:p>
          </table:table-cell>
          <table:table-cell office:value-type="float" office:value="0.333333333333333">
            <text:p>0.333333333333333</text:p>
          </table:table-cell>
          <table:table-cell office:value-type="float" office:value="0.50625">
            <text:p>0.50625</text:p>
          </table:table-cell>
          <table:table-cell office:value-type="float" office:value="0.28125">
            <text:p>0.28125</text:p>
          </table:table-cell>
          <table:table-cell office:value-type="float" office:value="0.38125">
            <text:p>0.38125</text:p>
          </table:table-cell>
          <table:table-cell office:value-type="float" office:value="0.8125">
            <text:p>0.812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122222222222222">
            <text:p>0.122222222222222</text:p>
          </table:table-cell>
          <table:table-cell office:value-type="float" office:value="0.361111111111111">
            <text:p>0.361111111111111</text:p>
          </table:table-cell>
          <table:table-cell office:value-type="float" office:value="0.333333333333333">
            <text:p>0.333333333333333</text:p>
          </table:table-cell>
          <table:table-cell office:value-type="float" office:value="0.311111111111111">
            <text:p>0.311111111111111</text:p>
          </table:table-cell>
          <table:table-cell office:value-type="float" office:value="0.25">
            <text:p>0.25</text:p>
          </table:table-cell>
          <table:table-cell office:value-type="float" office:value="0.333333333333333">
            <text:p>0.333333333333333</text:p>
          </table:table-cell>
          <table:table-cell office:value-type="float" office:value="0.4375">
            <text:p>0.4375</text:p>
          </table:table-cell>
          <table:table-cell office:value-type="float" office:value="0.2625">
            <text:p>0.2625</text:p>
          </table:table-cell>
          <table:table-cell office:value-type="float" office:value="0.375">
            <text:p>0.375</text:p>
          </table:table-cell>
          <table:table-cell office:value-type="float" office:value="0.81875">
            <text:p>0.818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155555555555556">
            <text:p>0.155555555555556</text:p>
          </table:table-cell>
          <table:table-cell office:value-type="float" office:value="0.361111111111111">
            <text:p>0.361111111111111</text:p>
          </table:table-cell>
          <table:table-cell office:value-type="float" office:value="0.25">
            <text:p>0.25</text:p>
          </table:table-cell>
          <table:table-cell office:value-type="float" office:value="0.311111111111111">
            <text:p>0.311111111111111</text:p>
          </table:table-cell>
          <table:table-cell office:value-type="float" office:value="0.266666666666667">
            <text:p>0.2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0.4375">
            <text:p>0.4375</text:p>
          </table:table-cell>
          <table:table-cell office:value-type="float" office:value="0.35">
            <text:p>0.35</text:p>
          </table:table-cell>
          <table:table-cell office:value-type="float" office:value="0.375">
            <text:p>0.375</text:p>
          </table:table-cell>
          <table:table-cell office:value-type="float" office:value="0.525">
            <text:p>0.52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155555555555556">
            <text:p>0.155555555555556</text:p>
          </table:table-cell>
          <table:table-cell office:value-type="float" office:value="0.266666666666667">
            <text:p>0.266666666666667</text:p>
          </table:table-cell>
          <table:table-cell office:value-type="float" office:value="0.25">
            <text:p>0.25</text:p>
          </table:table-cell>
          <table:table-cell office:value-type="float" office:value="0.311111111111111">
            <text:p>0.311111111111111</text:p>
          </table:table-cell>
          <table:table-cell office:value-type="float" office:value="0.266666666666667">
            <text:p>0.2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0.525">
            <text:p>0.525</text:p>
          </table:table-cell>
          <table:table-cell office:value-type="float" office:value="0.2625">
            <text:p>0.2625</text:p>
          </table:table-cell>
          <table:table-cell office:value-type="float" office:value="0.35625">
            <text:p>0.35625</text:p>
          </table:table-cell>
          <table:table-cell office:value-type="float" office:value="0.4875">
            <text:p>0.48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155555555555556">
            <text:p>0.155555555555556</text:p>
          </table:table-cell>
          <table:table-cell office:value-type="float" office:value="0.266666666666667">
            <text:p>0.266666666666667</text:p>
          </table:table-cell>
          <table:table-cell table:number-columns-repeated="2" office:value-type="float" office:value="0.311111111111111">
            <text:p>0.311111111111111</text:p>
          </table:table-cell>
          <table:table-cell office:value-type="float" office:value="0.266666666666667">
            <text:p>0.2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0.35625">
            <text:p>0.35625</text:p>
          </table:table-cell>
          <table:table-cell office:value-type="float" office:value="0.525">
            <text:p>0.52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888888888888889">
            <text:p>0.0888888888888889</text:p>
          </table:table-cell>
          <table:table-cell office:value-type="float" office:value="0.3">
            <text:p>0.3</text:p>
          </table:table-cell>
          <table:table-cell office:value-type="float" office:value="0.0888888888888889">
            <text:p>0.0888888888888889</text:p>
          </table:table-cell>
          <table:table-cell office:value-type="float" office:value="0.142857142857143">
            <text:p>0.14285714285714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0444444444444445">
            <text:p>0.0444444444444445</text:p>
          </table:table-cell>
          <table:table-cell office:value-type="float" office:value="0.1">
            <text:p>0.1</text:p>
          </table:table-cell>
          <table:table-cell office:value-type="float" office:value="0.0888888888888889">
            <text:p>0.0888888888888889</text:p>
          </table:table-cell>
          <table:table-cell office:value-type="float" office:value="0.15">
            <text:p>0.15</text:p>
          </table:table-cell>
          <table:table-cell office:value-type="float" office:value="0.0444444444444445">
            <text:p>0.0444444444444445</text:p>
          </table:table-cell>
          <table:table-cell office:value-type="float" office:value="0.238095238095238">
            <text:p>0.238095238095238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33333</text:p>
          </table:table-cell>
          <table:table-cell office:value-type="float" office:value="0.0952380952380952">
            <text:p>0.095238095238095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33333</text:p>
          </table:table-cell>
          <table:table-cell office:value-type="float" office:value="0.0952380952380952">
            <text:p>0.0952380952380952</text:p>
          </table:table-cell>
          <table:table-cell office:value-type="float" office:value="0.0875">
            <text:p>0.087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0444444444444445">
            <text:p>0.04444444444444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888888888888889">
            <text:p>0.0888888888888889</text:p>
          </table:table-cell>
          <table:table-cell office:value-type="float" office:value="0.0476190476190476">
            <text:p>0.0476190476190476</text:p>
          </table:table-cell>
          <table:table-cell office:value-type="float" office:value="0.04375">
            <text:p>0.043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0444444444444445">
            <text:p>0.044444444444444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33333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0444444444444445">
            <text:p>0.044444444444444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177777777777778">
            <text:p>0.177777777777778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0444444444444445">
            <text:p>0.044444444444444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77777777777778">
            <text:p>0.177777777777778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0875">
            <text:p>0.0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0875">
            <text:p>0.0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0875">
            <text:p>0.0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0875">
            <text:p>0.0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.0476190476190476">
            <text:p>0.0476190476190476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94444444444444">
            <text:p>0.494444444444444</text:p>
          </table:table-cell>
          <table:table-cell office:value-type="float" office:value="0.694444444444444">
            <text:p>0.694444444444444</text:p>
          </table:table-cell>
          <table:table-cell office:value-type="float" office:value="0.65">
            <text:p>0.65</text:p>
          </table:table-cell>
          <table:table-cell office:value-type="float" office:value="0.533333333333333">
            <text:p>0.533333333333333</text:p>
          </table:table-cell>
          <table:table-cell office:value-type="float" office:value="0.566666666666667">
            <text:p>0.566666666666667</text:p>
          </table:table-cell>
          <table:table-cell office:value-type="float" office:value="0.732142857142857">
            <text:p>0.732142857142857</text:p>
          </table:table-cell>
          <table:table-cell office:value-type="float" office:value="0.81875">
            <text:p>0.8187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805555555555556">
            <text:p>0.805555555555556</text:p>
          </table:table-cell>
          <table:table-cell office:value-type="float" office:value="0.683333333333333">
            <text:p>0.683333333333333</text:p>
          </table:table-cell>
          <table:table-cell office:value-type="float" office:value="0.477777777777778">
            <text:p>0.477777777777778</text:p>
          </table:table-cell>
          <table:table-cell office:value-type="float" office:value="0.522222222222222">
            <text:p>0.522222222222222</text:p>
          </table:table-cell>
          <table:table-cell office:value-type="float" office:value="0.755952380952381">
            <text:p>0.755952380952381</text:p>
          </table:table-cell>
          <table:table-cell office:value-type="float" office:value="0.84375">
            <text:p>0.84375</text:p>
          </table:table-cell>
          <table:table-cell office:value-type="float" office:value="0.71875">
            <text:p>0.71875</text:p>
          </table:table-cell>
          <table:table-cell office:value-type="float" office:value="0.5375">
            <text:p>0.537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505555555555556">
            <text:p>0.505555555555556</text:p>
          </table:table-cell>
          <table:table-cell office:value-type="float" office:value="0.805555555555556">
            <text:p>0.805555555555556</text:p>
          </table:table-cell>
          <table:table-cell office:value-type="float" office:value="0.683333333333333">
            <text:p>0.683333333333333</text:p>
          </table:table-cell>
          <table:table-cell office:value-type="float" office:value="0.466666666666667">
            <text:p>0.466666666666667</text:p>
          </table:table-cell>
          <table:table-cell office:value-type="float" office:value="0.538888888888889">
            <text:p>0.538888888888889</text:p>
          </table:table-cell>
          <table:table-cell office:value-type="float" office:value="0.779761904761905">
            <text:p>0.779761904761905</text:p>
          </table:table-cell>
          <table:table-cell office:value-type="float" office:value="0.8375">
            <text:p>0.8375</text:p>
          </table:table-cell>
          <table:table-cell office:value-type="float" office:value="0.73125">
            <text:p>0.73125</text:p>
          </table:table-cell>
          <table:table-cell office:value-type="float" office:value="0.51875">
            <text:p>0.5187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488888888888889">
            <text:p>0.488888888888889</text:p>
          </table:table-cell>
          <table:table-cell office:value-type="float" office:value="0.8">
            <text:p>0.8</text:p>
          </table:table-cell>
          <table:table-cell office:value-type="float" office:value="0.666666666666667">
            <text:p>0.666666666666667</text:p>
          </table:table-cell>
          <table:table-cell office:value-type="float" office:value="0.461111111111111">
            <text:p>0.461111111111111</text:p>
          </table:table-cell>
          <table:table-cell office:value-type="float" office:value="0.522222222222222">
            <text:p>0.522222222222222</text:p>
          </table:table-cell>
          <table:table-cell office:value-type="float" office:value="0.732142857142857">
            <text:p>0.732142857142857</text:p>
          </table:table-cell>
          <table:table-cell office:value-type="float" office:value="0.81875">
            <text:p>0.81875</text:p>
          </table:table-cell>
          <table:table-cell office:value-type="float" office:value="0.73125">
            <text:p>0.73125</text:p>
          </table:table-cell>
          <table:table-cell office:value-type="float" office:value="0.5">
            <text:p>0.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483333333333333">
            <text:p>0.483333333333333</text:p>
          </table:table-cell>
          <table:table-cell office:value-type="float" office:value="0.811111111111111">
            <text:p>0.811111111111111</text:p>
          </table:table-cell>
          <table:table-cell office:value-type="float" office:value="0.677777777777778">
            <text:p>0.677777777777778</text:p>
          </table:table-cell>
          <table:table-cell office:value-type="float" office:value="0.472222222222222">
            <text:p>0.472222222222222</text:p>
          </table:table-cell>
          <table:table-cell office:value-type="float" office:value="0.55">
            <text:p>0.55</text:p>
          </table:table-cell>
          <table:table-cell office:value-type="float" office:value="0.738095238095238">
            <text:p>0.738095238095238</text:p>
          </table:table-cell>
          <table:table-cell office:value-type="float" office:value="0.825">
            <text:p>0.825</text:p>
          </table:table-cell>
          <table:table-cell office:value-type="float" office:value="0.70625">
            <text:p>0.706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466666666666667">
            <text:p>0.466666666666667</text:p>
          </table:table-cell>
          <table:table-cell office:value-type="float" office:value="0.816666666666667">
            <text:p>0.816666666666667</text:p>
          </table:table-cell>
          <table:table-cell office:value-type="float" office:value="0.683333333333333">
            <text:p>0.683333333333333</text:p>
          </table:table-cell>
          <table:table-cell office:value-type="float" office:value="0.461111111111111">
            <text:p>0.461111111111111</text:p>
          </table:table-cell>
          <table:table-cell office:value-type="float" office:value="0.566666666666667">
            <text:p>0.566666666666667</text:p>
          </table:table-cell>
          <table:table-cell office:value-type="float" office:value="0.732142857142857">
            <text:p>0.732142857142857</text:p>
          </table:table-cell>
          <table:table-cell office:value-type="float" office:value="0.81875">
            <text:p>0.81875</text:p>
          </table:table-cell>
          <table:table-cell office:value-type="float" office:value="0.725">
            <text:p>0.725</text:p>
          </table:table-cell>
          <table:table-cell office:value-type="float" office:value="0.475">
            <text:p>0.47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477777777777778">
            <text:p>0.477777777777778</text:p>
          </table:table-cell>
          <table:table-cell office:value-type="float" office:value="0.816666666666667">
            <text:p>0.816666666666667</text:p>
          </table:table-cell>
          <table:table-cell office:value-type="float" office:value="0.65">
            <text:p>0.65</text:p>
          </table:table-cell>
          <table:table-cell office:value-type="float" office:value="0.444444444444444">
            <text:p>0.444444444444444</text:p>
          </table:table-cell>
          <table:table-cell office:value-type="float" office:value="0.538888888888889">
            <text:p>0.538888888888889</text:p>
          </table:table-cell>
          <table:table-cell office:value-type="float" office:value="0.720238095238095">
            <text:p>0.720238095238095</text:p>
          </table:table-cell>
          <table:table-cell office:value-type="float" office:value="0.8375">
            <text:p>0.8375</text:p>
          </table:table-cell>
          <table:table-cell office:value-type="float" office:value="0.71875">
            <text:p>0.71875</text:p>
          </table:table-cell>
          <table:table-cell office:value-type="float" office:value="0.49375">
            <text:p>0.49375</text:p>
          </table:table-cell>
          <table:table-cell office:value-type="float" office:value="0.7625">
            <text:p>0.762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494444444444444">
            <text:p>0.494444444444444</text:p>
          </table:table-cell>
          <table:table-cell office:value-type="float" office:value="0.827777777777778">
            <text:p>0.827777777777778</text:p>
          </table:table-cell>
          <table:table-cell office:value-type="float" office:value="0.65">
            <text:p>0.65</text:p>
          </table:table-cell>
          <table:table-cell office:value-type="float" office:value="0.433333333333333">
            <text:p>0.433333333333333</text:p>
          </table:table-cell>
          <table:table-cell office:value-type="float" office:value="0.572222222222222">
            <text:p>0.572222222222222</text:p>
          </table:table-cell>
          <table:table-cell office:value-type="float" office:value="0.732142857142857">
            <text:p>0.732142857142857</text:p>
          </table:table-cell>
          <table:table-cell office:value-type="float" office:value="0.83125">
            <text:p>0.83125</text:p>
          </table:table-cell>
          <table:table-cell office:value-type="float" office:value="0.7125">
            <text:p>0.7125</text:p>
          </table:table-cell>
          <table:table-cell office:value-type="float" office:value="0.49375">
            <text:p>0.4937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827777777777778">
            <text:p>0.827777777777778</text:p>
          </table:table-cell>
          <table:table-cell office:value-type="float" office:value="0.683333333333333">
            <text:p>0.683333333333333</text:p>
          </table:table-cell>
          <table:table-cell office:value-type="float" office:value="0.427777777777778">
            <text:p>0.427777777777778</text:p>
          </table:table-cell>
          <table:table-cell office:value-type="float" office:value="0.566666666666667">
            <text:p>0.566666666666667</text:p>
          </table:table-cell>
          <table:table-cell office:value-type="float" office:value="0.732142857142857">
            <text:p>0.732142857142857</text:p>
          </table:table-cell>
          <table:table-cell office:value-type="float" office:value="0.84375">
            <text:p>0.84375</text:p>
          </table:table-cell>
          <table:table-cell office:value-type="float" office:value="0.7">
            <text:p>0.7</text:p>
          </table:table-cell>
          <table:table-cell office:value-type="float" office:value="0.49375">
            <text:p>0.49375</text:p>
          </table:table-cell>
          <table:table-cell office:value-type="float" office:value="0.76875">
            <text:p>0.768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511111111111111">
            <text:p>0.511111111111111</text:p>
          </table:table-cell>
          <table:table-cell office:value-type="float" office:value="0.833333333333333">
            <text:p>0.8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416666666666667">
            <text:p>0.416666666666667</text:p>
          </table:table-cell>
          <table:table-cell office:value-type="float" office:value="0.566666666666667">
            <text:p>0.566666666666667</text:p>
          </table:table-cell>
          <table:table-cell office:value-type="float" office:value="0.75">
            <text:p>0.75</text:p>
          </table:table-cell>
          <table:table-cell office:value-type="float" office:value="0.8375">
            <text:p>0.8375</text:p>
          </table:table-cell>
          <table:table-cell office:value-type="float" office:value="0.7125">
            <text:p>0.7125</text:p>
          </table:table-cell>
          <table:table-cell office:value-type="float" office:value="0.48125">
            <text:p>0.4812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494444444444444">
            <text:p>0.494444444444444</text:p>
          </table:table-cell>
          <table:table-cell office:value-type="float" office:value="0.811111111111111">
            <text:p>0.811111111111111</text:p>
          </table:table-cell>
          <table:table-cell office:value-type="float" office:value="0.672222222222222">
            <text:p>0.672222222222222</text:p>
          </table:table-cell>
          <table:table-cell office:value-type="float" office:value="0.411111111111111">
            <text:p>0.411111111111111</text:p>
          </table:table-cell>
          <table:table-cell office:value-type="float" office:value="0.561111111111111">
            <text:p>0.561111111111111</text:p>
          </table:table-cell>
          <table:table-cell office:value-type="float" office:value="0.755952380952381">
            <text:p>0.755952380952381</text:p>
          </table:table-cell>
          <table:table-cell office:value-type="float" office:value="0.84375">
            <text:p>0.84375</text:p>
          </table:table-cell>
          <table:table-cell office:value-type="float" office:value="0.7">
            <text:p>0.7</text:p>
          </table:table-cell>
          <table:table-cell office:value-type="float" office:value="0.48125">
            <text:p>0.4812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494444444444444">
            <text:p>0.494444444444444</text:p>
          </table:table-cell>
          <table:table-cell office:value-type="float" office:value="0.811111111111111">
            <text:p>0.811111111111111</text:p>
          </table:table-cell>
          <table:table-cell office:value-type="float" office:value="0.661111111111111">
            <text:p>0.661111111111111</text:p>
          </table:table-cell>
          <table:table-cell office:value-type="float" office:value="0.433333333333333">
            <text:p>0.433333333333333</text:p>
          </table:table-cell>
          <table:table-cell office:value-type="float" office:value="0.566666666666667">
            <text:p>0.566666666666667</text:p>
          </table:table-cell>
          <table:table-cell office:value-type="float" office:value="0.767857142857143">
            <text:p>0.767857142857143</text:p>
          </table:table-cell>
          <table:table-cell office:value-type="float" office:value="0.83125">
            <text:p>0.83125</text:p>
          </table:table-cell>
          <table:table-cell office:value-type="float" office:value="0.6875">
            <text:p>0.6875</text:p>
          </table:table-cell>
          <table:table-cell office:value-type="float" office:value="0.475">
            <text:p>0.47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5">
            <text:p>0.5</text:p>
          </table:table-cell>
          <table:table-cell office:value-type="float" office:value="0.822222222222222">
            <text:p>0.822222222222222</text:p>
          </table:table-cell>
          <table:table-cell office:value-type="float" office:value="0.666666666666667">
            <text:p>0.666666666666667</text:p>
          </table:table-cell>
          <table:table-cell office:value-type="float" office:value="0.416666666666667">
            <text:p>0.416666666666667</text:p>
          </table:table-cell>
          <table:table-cell office:value-type="float" office:value="0.561111111111111">
            <text:p>0.561111111111111</text:p>
          </table:table-cell>
          <table:table-cell office:value-type="float" office:value="0.767857142857143">
            <text:p>0.767857142857143</text:p>
          </table:table-cell>
          <table:table-cell office:value-type="float" office:value="0.8375">
            <text:p>0.8375</text:p>
          </table:table-cell>
          <table:table-cell office:value-type="float" office:value="0.70625">
            <text:p>0.70625</text:p>
          </table:table-cell>
          <table:table-cell office:value-type="float" office:value="0.4875">
            <text:p>0.487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office:value-type="float" office:value="0.816666666666667">
            <text:p>0.816666666666667</text:p>
          </table:table-cell>
          <table:table-cell office:value-type="float" office:value="0.672222222222222">
            <text:p>0.672222222222222</text:p>
          </table:table-cell>
          <table:table-cell office:value-type="float" office:value="0.422222222222222">
            <text:p>0.422222222222222</text:p>
          </table:table-cell>
          <table:table-cell office:value-type="float" office:value="0.561111111111111">
            <text:p>0.561111111111111</text:p>
          </table:table-cell>
          <table:table-cell office:value-type="float" office:value="0.75">
            <text:p>0.75</text:p>
          </table:table-cell>
          <table:table-cell office:value-type="float" office:value="0.8375">
            <text:p>0.8375</text:p>
          </table:table-cell>
          <table:table-cell office:value-type="float" office:value="0.69375">
            <text:p>0.69375</text:p>
          </table:table-cell>
          <table:table-cell office:value-type="float" office:value="0.49375">
            <text:p>0.49375</text:p>
          </table:table-cell>
          <table:table-cell office:value-type="float" office:value="0.76875">
            <text:p>0.768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494444444444444">
            <text:p>0.494444444444444</text:p>
          </table:table-cell>
          <table:table-cell office:value-type="float" office:value="0.833333333333333">
            <text:p>0.833333333333333</text:p>
          </table:table-cell>
          <table:table-cell office:value-type="float" office:value="0.661111111111111">
            <text:p>0.661111111111111</text:p>
          </table:table-cell>
          <table:table-cell office:value-type="float" office:value="0.422222222222222">
            <text:p>0.422222222222222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8375">
            <text:p>0.8375</text:p>
          </table:table-cell>
          <table:table-cell office:value-type="float" office:value="0.69375">
            <text:p>0.69375</text:p>
          </table:table-cell>
          <table:table-cell office:value-type="float" office:value="0.49375">
            <text:p>0.4937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488888888888889">
            <text:p>0.488888888888889</text:p>
          </table:table-cell>
          <table:table-cell office:value-type="float" office:value="0.827777777777778">
            <text:p>0.827777777777778</text:p>
          </table:table-cell>
          <table:table-cell office:value-type="float" office:value="0.661111111111111">
            <text:p>0.661111111111111</text:p>
          </table:table-cell>
          <table:table-cell office:value-type="float" office:value="0.416666666666667">
            <text:p>0.416666666666667</text:p>
          </table:table-cell>
          <table:table-cell office:value-type="float" office:value="0.55">
            <text:p>0.55</text:p>
          </table:table-cell>
          <table:table-cell office:value-type="float" office:value="0.755952380952381">
            <text:p>0.755952380952381</text:p>
          </table:table-cell>
          <table:table-cell office:value-type="float" office:value="0.825">
            <text:p>0.825</text:p>
          </table:table-cell>
          <table:table-cell office:value-type="float" office:value="0.69375">
            <text:p>0.69375</text:p>
          </table:table-cell>
          <table:table-cell office:value-type="float" office:value="0.46875">
            <text:p>0.4687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5">
            <text:p>0.5</text:p>
          </table:table-cell>
          <table:table-cell office:value-type="float" office:value="0.822222222222222">
            <text:p>0.822222222222222</text:p>
          </table:table-cell>
          <table:table-cell office:value-type="float" office:value="0.661111111111111">
            <text:p>0.661111111111111</text:p>
          </table:table-cell>
          <table:table-cell office:value-type="float" office:value="0.422222222222222">
            <text:p>0.422222222222222</text:p>
          </table:table-cell>
          <table:table-cell office:value-type="float" office:value="0.544444444444444">
            <text:p>0.544444444444444</text:p>
          </table:table-cell>
          <table:table-cell office:value-type="float" office:value="0.75">
            <text:p>0.75</text:p>
          </table:table-cell>
          <table:table-cell office:value-type="float" office:value="0.825">
            <text:p>0.825</text:p>
          </table:table-cell>
          <table:table-cell office:value-type="float" office:value="0.7">
            <text:p>0.7</text:p>
          </table:table-cell>
          <table:table-cell office:value-type="float" office:value="0.48125">
            <text:p>0.4812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488888888888889">
            <text:p>0.488888888888889</text:p>
          </table:table-cell>
          <table:table-cell office:value-type="float" office:value="0.827777777777778">
            <text:p>0.827777777777778</text:p>
          </table:table-cell>
          <table:table-cell office:value-type="float" office:value="0.655555555555556">
            <text:p>0.655555555555556</text:p>
          </table:table-cell>
          <table:table-cell office:value-type="float" office:value="0.411111111111111">
            <text:p>0.411111111111111</text:p>
          </table:table-cell>
          <table:table-cell office:value-type="float" office:value="0.561111111111111">
            <text:p>0.561111111111111</text:p>
          </table:table-cell>
          <table:table-cell office:value-type="float" office:value="0.755952380952381">
            <text:p>0.755952380952381</text:p>
          </table:table-cell>
          <table:table-cell office:value-type="float" office:value="0.825">
            <text:p>0.825</text:p>
          </table:table-cell>
          <table:table-cell office:value-type="float" office:value="0.71875">
            <text:p>0.71875</text:p>
          </table:table-cell>
          <table:table-cell office:value-type="float" office:value="0.48125">
            <text:p>0.481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488888888888889">
            <text:p>0.488888888888889</text:p>
          </table:table-cell>
          <table:table-cell office:value-type="float" office:value="0.822222222222222">
            <text:p>0.822222222222222</text:p>
          </table:table-cell>
          <table:table-cell office:value-type="float" office:value="0.655555555555556">
            <text:p>0.655555555555556</text:p>
          </table:table-cell>
          <table:table-cell office:value-type="float" office:value="0.422222222222222">
            <text:p>0.422222222222222</text:p>
          </table:table-cell>
          <table:table-cell office:value-type="float" office:value="0.55">
            <text:p>0.55</text:p>
          </table:table-cell>
          <table:table-cell office:value-type="float" office:value="0.755952380952381">
            <text:p>0.755952380952381</text:p>
          </table:table-cell>
          <table:table-cell office:value-type="float" office:value="0.825">
            <text:p>0.825</text:p>
          </table:table-cell>
          <table:table-cell office:value-type="float" office:value="0.7125">
            <text:p>0.7125</text:p>
          </table:table-cell>
          <table:table-cell office:value-type="float" office:value="0.4875">
            <text:p>0.487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494444444444444">
            <text:p>0.494444444444444</text:p>
          </table:table-cell>
          <table:table-cell office:value-type="float" office:value="0.811111111111111">
            <text:p>0.811111111111111</text:p>
          </table:table-cell>
          <table:table-cell office:value-type="float" office:value="0.655555555555556">
            <text:p>0.655555555555556</text:p>
          </table:table-cell>
          <table:table-cell office:value-type="float" office:value="0.405555555555556">
            <text:p>0.405555555555556</text:p>
          </table:table-cell>
          <table:table-cell office:value-type="float" office:value="0.561111111111111">
            <text:p>0.561111111111111</text:p>
          </table:table-cell>
          <table:table-cell office:value-type="float" office:value="0.75">
            <text:p>0.75</text:p>
          </table:table-cell>
          <table:table-cell office:value-type="float" office:value="0.81875">
            <text:p>0.81875</text:p>
          </table:table-cell>
          <table:table-cell office:value-type="float" office:value="0.725">
            <text:p>0.725</text:p>
          </table:table-cell>
          <table:table-cell office:value-type="float" office:value="0.4875">
            <text:p>0.4875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505555555555556">
            <text:p>0.505555555555556</text:p>
          </table:table-cell>
          <table:table-cell office:value-type="float" office:value="0.761111111111111">
            <text:p>0.761111111111111</text:p>
          </table:table-cell>
          <table:table-cell office:value-type="float" office:value="0.716666666666667">
            <text:p>0.716666666666667</text:p>
          </table:table-cell>
          <table:table-cell office:value-type="float" office:value="0.505555555555556">
            <text:p>0.505555555555556</text:p>
          </table:table-cell>
          <table:table-cell office:value-type="float" office:value="0.566666666666667">
            <text:p>0.566666666666667</text:p>
          </table:table-cell>
          <table:table-cell office:value-type="float" office:value="0.755952380952381">
            <text:p>0.755952380952381</text:p>
          </table:table-cell>
          <table:table-cell office:value-type="float" office:value="0.775">
            <text:p>0.77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7875">
            <text:p>0.78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483333333333333">
            <text:p>0.483333333333333</text:p>
          </table:table-cell>
          <table:table-cell office:value-type="float" office:value="0.744444444444444">
            <text:p>0.744444444444444</text:p>
          </table:table-cell>
          <table:table-cell office:value-type="float" office:value="0.733333333333333">
            <text:p>0.733333333333333</text:p>
          </table:table-cell>
          <table:table-cell office:value-type="float" office:value="0.483333333333333">
            <text:p>0.483333333333333</text:p>
          </table:table-cell>
          <table:table-cell office:value-type="float" office:value="0.55">
            <text:p>0.55</text:p>
          </table:table-cell>
          <table:table-cell office:value-type="float" office:value="0.791666666666667">
            <text:p>0.791666666666667</text:p>
          </table:table-cell>
          <table:table-cell office:value-type="float" office:value="0.79375">
            <text:p>0.79375</text:p>
          </table:table-cell>
          <table:table-cell office:value-type="float" office:value="0.6625">
            <text:p>0.6625</text:p>
          </table:table-cell>
          <table:table-cell office:value-type="float" office:value="0.525">
            <text:p>0.525</text:p>
          </table:table-cell>
          <table:table-cell office:value-type="float" office:value="0.76875">
            <text:p>0.7687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461111111111111">
            <text:p>0.461111111111111</text:p>
          </table:table-cell>
          <table:table-cell office:value-type="float" office:value="0.777777777777778">
            <text:p>0.777777777777778</text:p>
          </table:table-cell>
          <table:table-cell office:value-type="float" office:value="0.755555555555556">
            <text:p>0.755555555555556</text:p>
          </table:table-cell>
          <table:table-cell office:value-type="float" office:value="0.455555555555556">
            <text:p>0.455555555555556</text:p>
          </table:table-cell>
          <table:table-cell office:value-type="float" office:value="0.538888888888889">
            <text:p>0.538888888888889</text:p>
          </table:table-cell>
          <table:table-cell office:value-type="float" office:value="0.779761904761905">
            <text:p>0.779761904761905</text:p>
          </table:table-cell>
          <table:table-cell office:value-type="float" office:value="0.79375">
            <text:p>0.79375</text:p>
          </table:table-cell>
          <table:table-cell office:value-type="float" office:value="0.725">
            <text:p>0.725</text:p>
          </table:table-cell>
          <table:table-cell office:value-type="float" office:value="0.53125">
            <text:p>0.5312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472222222222222">
            <text:p>0.472222222222222</text:p>
          </table:table-cell>
          <table:table-cell office:value-type="float" office:value="0.788888888888889">
            <text:p>0.788888888888889</text:p>
          </table:table-cell>
          <table:table-cell office:value-type="float" office:value="0.75">
            <text:p>0.75</text:p>
          </table:table-cell>
          <table:table-cell office:value-type="float" office:value="0.472222222222222">
            <text:p>0.472222222222222</text:p>
          </table:table-cell>
          <table:table-cell office:value-type="float" office:value="0.522222222222222">
            <text:p>0.522222222222222</text:p>
          </table:table-cell>
          <table:table-cell office:value-type="float" office:value="0.744047619047619">
            <text:p>0.744047619047619</text:p>
          </table:table-cell>
          <table:table-cell office:value-type="float" office:value="0.8">
            <text:p>0.8</text:p>
          </table:table-cell>
          <table:table-cell office:value-type="float" office:value="0.69375">
            <text:p>0.69375</text:p>
          </table:table-cell>
          <table:table-cell office:value-type="float" office:value="0.49375">
            <text:p>0.4937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455555555555556">
            <text:p>0.455555555555556</text:p>
          </table:table-cell>
          <table:table-cell office:value-type="float" office:value="0.783333333333333">
            <text:p>0.783333333333333</text:p>
          </table:table-cell>
          <table:table-cell office:value-type="float" office:value="0.716666666666667">
            <text:p>0.716666666666667</text:p>
          </table:table-cell>
          <table:table-cell office:value-type="float" office:value="0.494444444444444">
            <text:p>0.494444444444444</text:p>
          </table:table-cell>
          <table:table-cell office:value-type="float" office:value="0.561111111111111">
            <text:p>0.561111111111111</text:p>
          </table:table-cell>
          <table:table-cell office:value-type="float" office:value="0.75">
            <text:p>0.75</text:p>
          </table:table-cell>
          <table:table-cell office:value-type="float" office:value="0.80625">
            <text:p>0.80625</text:p>
          </table:table-cell>
          <table:table-cell office:value-type="float" office:value="0.6625">
            <text:p>0.6625</text:p>
          </table:table-cell>
          <table:table-cell office:value-type="float" office:value="0.5">
            <text:p>0.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466666666666667">
            <text:p>0.466666666666667</text:p>
          </table:table-cell>
          <table:table-cell office:value-type="float" office:value="0.816666666666667">
            <text:p>0.816666666666667</text:p>
          </table:table-cell>
          <table:table-cell office:value-type="float" office:value="0.711111111111111">
            <text:p>0.711111111111111</text:p>
          </table:table-cell>
          <table:table-cell office:value-type="float" office:value="0.505555555555556">
            <text:p>0.505555555555556</text:p>
          </table:table-cell>
          <table:table-cell office:value-type="float" office:value="0.583333333333333">
            <text:p>0.583333333333333</text:p>
          </table:table-cell>
          <table:table-cell office:value-type="float" office:value="0.732142857142857">
            <text:p>0.732142857142857</text:p>
          </table:table-cell>
          <table:table-cell office:value-type="float" office:value="0.8125">
            <text:p>0.8125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472222222222222">
            <text:p>0.472222222222222</text:p>
          </table:table-cell>
          <table:table-cell office:value-type="float" office:value="0.822222222222222">
            <text:p>0.822222222222222</text:p>
          </table:table-cell>
          <table:table-cell office:value-type="float" office:value="0.733333333333333">
            <text:p>0.733333333333333</text:p>
          </table:table-cell>
          <table:table-cell office:value-type="float" office:value="0.5">
            <text:p>0.5</text:p>
          </table:table-cell>
          <table:table-cell office:value-type="float" office:value="0.577777777777778">
            <text:p>0.577777777777778</text:p>
          </table:table-cell>
          <table:table-cell office:value-type="float" office:value="0.702380952380952">
            <text:p>0.702380952380952</text:p>
          </table:table-cell>
          <table:table-cell office:value-type="float" office:value="0.81875">
            <text:p>0.81875</text:p>
          </table:table-cell>
          <table:table-cell office:value-type="float" office:value="0.7">
            <text:p>0.7</text:p>
          </table:table-cell>
          <table:table-cell office:value-type="float" office:value="0.5125">
            <text:p>0.5125</text:p>
          </table:table-cell>
          <table:table-cell office:value-type="float" office:value="0.7625">
            <text:p>0.762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494444444444444">
            <text:p>0.494444444444444</text:p>
          </table:table-cell>
          <table:table-cell office:value-type="float" office:value="0.827777777777778">
            <text:p>0.827777777777778</text:p>
          </table:table-cell>
          <table:table-cell office:value-type="float" office:value="0.716666666666667">
            <text:p>0.716666666666667</text:p>
          </table:table-cell>
          <table:table-cell office:value-type="float" office:value="0.461111111111111">
            <text:p>0.461111111111111</text:p>
          </table:table-cell>
          <table:table-cell office:value-type="float" office:value="0.572222222222222">
            <text:p>0.572222222222222</text:p>
          </table:table-cell>
          <table:table-cell office:value-type="float" office:value="0.726190476190476">
            <text:p>0.726190476190476</text:p>
          </table:table-cell>
          <table:table-cell office:value-type="float" office:value="0.83125">
            <text:p>0.83125</text:p>
          </table:table-cell>
          <table:table-cell office:value-type="float" office:value="0.7">
            <text:p>0.7</text:p>
          </table:table-cell>
          <table:table-cell office:value-type="float" office:value="0.5125">
            <text:p>0.5125</text:p>
          </table:table-cell>
          <table:table-cell office:value-type="float" office:value="0.775">
            <text:p>0.7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494444444444444">
            <text:p>0.494444444444444</text:p>
          </table:table-cell>
          <table:table-cell office:value-type="float" office:value="0.827777777777778">
            <text:p>0.827777777777778</text:p>
          </table:table-cell>
          <table:table-cell office:value-type="float" office:value="0.688888888888889">
            <text:p>0.688888888888889</text:p>
          </table:table-cell>
          <table:table-cell office:value-type="float" office:value="0.45">
            <text:p>0.45</text:p>
          </table:table-cell>
          <table:table-cell office:value-type="float" office:value="0.594444444444444">
            <text:p>0.594444444444444</text:p>
          </table:table-cell>
          <table:table-cell office:value-type="float" office:value="0.744047619047619">
            <text:p>0.744047619047619</text:p>
          </table:table-cell>
          <table:table-cell office:value-type="float" office:value="0.825">
            <text:p>0.825</text:p>
          </table:table-cell>
          <table:table-cell office:value-type="float" office:value="0.7125">
            <text:p>0.7125</text:p>
          </table:table-cell>
          <table:table-cell office:value-type="float" office:value="0.5125">
            <text:p>0.512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477777777777778">
            <text:p>0.477777777777778</text:p>
          </table:table-cell>
          <table:table-cell office:value-type="float" office:value="0.844444444444444">
            <text:p>0.844444444444444</text:p>
          </table:table-cell>
          <table:table-cell office:value-type="float" office:value="0.705555555555556">
            <text:p>0.705555555555556</text:p>
          </table:table-cell>
          <table:table-cell office:value-type="float" office:value="0.455555555555556">
            <text:p>0.455555555555556</text:p>
          </table:table-cell>
          <table:table-cell office:value-type="float" office:value="0.577777777777778">
            <text:p>0.577777777777778</text:p>
          </table:table-cell>
          <table:table-cell office:value-type="float" office:value="0.720238095238095">
            <text:p>0.720238095238095</text:p>
          </table:table-cell>
          <table:table-cell office:value-type="float" office:value="0.81875">
            <text:p>0.81875</text:p>
          </table:table-cell>
          <table:table-cell office:value-type="float" office:value="0.675">
            <text:p>0.675</text:p>
          </table:table-cell>
          <table:table-cell office:value-type="float" office:value="0.5125">
            <text:p>0.5125</text:p>
          </table:table-cell>
          <table:table-cell office:value-type="float" office:value="0.76875">
            <text:p>0.768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494444444444444">
            <text:p>0.494444444444444</text:p>
          </table:table-cell>
          <table:table-cell office:value-type="float" office:value="0.838888888888889">
            <text:p>0.838888888888889</text:p>
          </table:table-cell>
          <table:table-cell office:value-type="float" office:value="0.733333333333333">
            <text:p>0.733333333333333</text:p>
          </table:table-cell>
          <table:table-cell office:value-type="float" office:value="0.433333333333333">
            <text:p>0.433333333333333</text:p>
          </table:table-cell>
          <table:table-cell office:value-type="float" office:value="0.572222222222222">
            <text:p>0.572222222222222</text:p>
          </table:table-cell>
          <table:table-cell office:value-type="float" office:value="0.738095238095238">
            <text:p>0.738095238095238</text:p>
          </table:table-cell>
          <table:table-cell office:value-type="float" office:value="0.825">
            <text:p>0.825</text:p>
          </table:table-cell>
          <table:table-cell office:value-type="float" office:value="0.7">
            <text:p>0.7</text:p>
          </table:table-cell>
          <table:table-cell office:value-type="float" office:value="0.525">
            <text:p>0.52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494444444444444">
            <text:p>0.494444444444444</text:p>
          </table:table-cell>
          <table:table-cell office:value-type="float" office:value="0.822222222222222">
            <text:p>0.822222222222222</text:p>
          </table:table-cell>
          <table:table-cell office:value-type="float" office:value="0.733333333333333">
            <text:p>0.733333333333333</text:p>
          </table:table-cell>
          <table:table-cell office:value-type="float" office:value="0.45">
            <text:p>0.45</text:p>
          </table:table-cell>
          <table:table-cell office:value-type="float" office:value="0.572222222222222">
            <text:p>0.572222222222222</text:p>
          </table:table-cell>
          <table:table-cell office:value-type="float" office:value="0.744047619047619">
            <text:p>0.744047619047619</text:p>
          </table:table-cell>
          <table:table-cell office:value-type="float" office:value="0.825">
            <text:p>0.825</text:p>
          </table:table-cell>
          <table:table-cell office:value-type="float" office:value="0.69375">
            <text:p>0.69375</text:p>
          </table:table-cell>
          <table:table-cell office:value-type="float" office:value="0.5">
            <text:p>0.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494444444444444">
            <text:p>0.494444444444444</text:p>
          </table:table-cell>
          <table:table-cell office:value-type="float" office:value="0.816666666666667">
            <text:p>0.81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433333333333333">
            <text:p>0.433333333333333</text:p>
          </table:table-cell>
          <table:table-cell office:value-type="float" office:value="0.561111111111111">
            <text:p>0.561111111111111</text:p>
          </table:table-cell>
          <table:table-cell office:value-type="float" office:value="0.738095238095238">
            <text:p>0.738095238095238</text:p>
          </table:table-cell>
          <table:table-cell office:value-type="float" office:value="0.825">
            <text:p>0.825</text:p>
          </table:table-cell>
          <table:table-cell office:value-type="float" office:value="0.6625">
            <text:p>0.6625</text:p>
          </table:table-cell>
          <table:table-cell office:value-type="float" office:value="0.49375">
            <text:p>0.49375</text:p>
          </table:table-cell>
          <table:table-cell office:value-type="float" office:value="0.7625">
            <text:p>0.762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494444444444444">
            <text:p>0.494444444444444</text:p>
          </table:table-cell>
          <table:table-cell office:value-type="float" office:value="0.822222222222222">
            <text:p>0.822222222222222</text:p>
          </table:table-cell>
          <table:table-cell office:value-type="float" office:value="0.744444444444444">
            <text:p>0.744444444444444</text:p>
          </table:table-cell>
          <table:table-cell office:value-type="float" office:value="0.427777777777778">
            <text:p>0.427777777777778</text:p>
          </table:table-cell>
          <table:table-cell office:value-type="float" office:value="0.577777777777778">
            <text:p>0.577777777777778</text:p>
          </table:table-cell>
          <table:table-cell office:value-type="float" office:value="0.732142857142857">
            <text:p>0.732142857142857</text:p>
          </table:table-cell>
          <table:table-cell office:value-type="float" office:value="0.81875">
            <text:p>0.81875</text:p>
          </table:table-cell>
          <table:table-cell office:value-type="float" office:value="0.6625">
            <text:p>0.6625</text:p>
          </table:table-cell>
          <table:table-cell office:value-type="float" office:value="0.5">
            <text:p>0.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511111111111111">
            <text:p>0.511111111111111</text:p>
          </table:table-cell>
          <table:table-cell office:value-type="float" office:value="0.822222222222222">
            <text:p>0.822222222222222</text:p>
          </table:table-cell>
          <table:table-cell office:value-type="float" office:value="0.722222222222222">
            <text:p>0.722222222222222</text:p>
          </table:table-cell>
          <table:table-cell office:value-type="float" office:value="0.433333333333333">
            <text:p>0.433333333333333</text:p>
          </table:table-cell>
          <table:table-cell office:value-type="float" office:value="0.577777777777778">
            <text:p>0.577777777777778</text:p>
          </table:table-cell>
          <table:table-cell office:value-type="float" office:value="0.732142857142857">
            <text:p>0.732142857142857</text:p>
          </table:table-cell>
          <table:table-cell office:value-type="float" office:value="0.81875">
            <text:p>0.81875</text:p>
          </table:table-cell>
          <table:table-cell office:value-type="float" office:value="0.68125">
            <text:p>0.68125</text:p>
          </table:table-cell>
          <table:table-cell office:value-type="float" office:value="0.49375">
            <text:p>0.4937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505555555555556">
            <text:p>0.505555555555556</text:p>
          </table:table-cell>
          <table:table-cell office:value-type="float" office:value="0.816666666666667">
            <text:p>0.816666666666667</text:p>
          </table:table-cell>
          <table:table-cell office:value-type="float" office:value="0.705555555555556">
            <text:p>0.705555555555556</text:p>
          </table:table-cell>
          <table:table-cell office:value-type="float" office:value="0.416666666666667">
            <text:p>0.416666666666667</text:p>
          </table:table-cell>
          <table:table-cell office:value-type="float" office:value="0.583333333333333">
            <text:p>0.583333333333333</text:p>
          </table:table-cell>
          <table:table-cell office:value-type="float" office:value="0.726190476190476">
            <text:p>0.726190476190476</text:p>
          </table:table-cell>
          <table:table-cell office:value-type="float" office:value="0.81875">
            <text:p>0.81875</text:p>
          </table:table-cell>
          <table:table-cell office:value-type="float" office:value="0.66875">
            <text:p>0.66875</text:p>
          </table:table-cell>
          <table:table-cell office:value-type="float" office:value="0.5">
            <text:p>0.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494444444444444">
            <text:p>0.494444444444444</text:p>
          </table:table-cell>
          <table:table-cell office:value-type="float" office:value="0.811111111111111">
            <text:p>0.811111111111111</text:p>
          </table:table-cell>
          <table:table-cell office:value-type="float" office:value="0.683333333333333">
            <text:p>0.683333333333333</text:p>
          </table:table-cell>
          <table:table-cell office:value-type="float" office:value="0.416666666666667">
            <text:p>0.416666666666667</text:p>
          </table:table-cell>
          <table:table-cell office:value-type="float" office:value="0.572222222222222">
            <text:p>0.572222222222222</text:p>
          </table:table-cell>
          <table:table-cell office:value-type="float" office:value="0.720238095238095">
            <text:p>0.720238095238095</text:p>
          </table:table-cell>
          <table:table-cell office:value-type="float" office:value="0.8125">
            <text:p>0.8125</text:p>
          </table:table-cell>
          <table:table-cell office:value-type="float" office:value="0.69375">
            <text:p>0.69375</text:p>
          </table:table-cell>
          <table:table-cell office:value-type="float" office:value="0.5">
            <text:p>0.5</text:p>
          </table:table-cell>
          <table:table-cell office:value-type="float" office:value="0.73125">
            <text:p>0.7312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505555555555556">
            <text:p>0.505555555555556</text:p>
          </table:table-cell>
          <table:table-cell office:value-type="float" office:value="0.822222222222222">
            <text:p>0.822222222222222</text:p>
          </table:table-cell>
          <table:table-cell office:value-type="float" office:value="0.694444444444444">
            <text:p>0.694444444444444</text:p>
          </table:table-cell>
          <table:table-cell office:value-type="float" office:value="0.438888888888889">
            <text:p>0.43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726190476190476">
            <text:p>0.726190476190476</text:p>
          </table:table-cell>
          <table:table-cell office:value-type="float" office:value="0.8125">
            <text:p>0.8125</text:p>
          </table:table-cell>
          <table:table-cell office:value-type="float" office:value="0.7">
            <text:p>0.7</text:p>
          </table:table-cell>
          <table:table-cell office:value-type="float" office:value="0.50625">
            <text:p>0.5062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494444444444444">
            <text:p>0.494444444444444</text:p>
          </table:table-cell>
          <table:table-cell office:value-type="float" office:value="0.816666666666667">
            <text:p>0.816666666666667</text:p>
          </table:table-cell>
          <table:table-cell office:value-type="float" office:value="0.677777777777778">
            <text:p>0.677777777777778</text:p>
          </table:table-cell>
          <table:table-cell office:value-type="float" office:value="0.444444444444444">
            <text:p>0.444444444444444</text:p>
          </table:table-cell>
          <table:table-cell office:value-type="float" office:value="0.583333333333333">
            <text:p>0.583333333333333</text:p>
          </table:table-cell>
          <table:table-cell office:value-type="float" office:value="0.732142857142857">
            <text:p>0.732142857142857</text:p>
          </table:table-cell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50625">
            <text:p>0.50625</text:p>
          </table:table-cell>
          <table:table-cell office:value-type="float" office:value="0.73125">
            <text:p>0.7312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505555555555556">
            <text:p>0.505555555555556</text:p>
          </table:table-cell>
          <table:table-cell office:value-type="float" office:value="0.811111111111111">
            <text:p>0.811111111111111</text:p>
          </table:table-cell>
          <table:table-cell office:value-type="float" office:value="0.705555555555556">
            <text:p>0.705555555555556</text:p>
          </table:table-cell>
          <table:table-cell office:value-type="float" office:value="0.433333333333333">
            <text:p>0.433333333333333</text:p>
          </table:table-cell>
          <table:table-cell office:value-type="float" office:value="0.577777777777778">
            <text:p>0.577777777777778</text:p>
          </table:table-cell>
          <table:table-cell office:value-type="float" office:value="0.720238095238095">
            <text:p>0.720238095238095</text:p>
          </table:table-cell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5">
            <text:p>0.5</text:p>
          </table:table-cell>
          <table:table-cell office:value-type="float" office:value="0.73125">
            <text:p>0.73125</text:p>
          </table:table-cell>
        </table:table-row>
      </table:table>
      <table:table table:name="dados.vehicl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73846153846154">
            <text:p>0.973846153846154</text:p>
          </table:table-cell>
          <table:table-cell office:value-type="float" office:value="0.959230769230769">
            <text:p>0.959230769230769</text:p>
          </table:table-cell>
          <table:table-cell office:value-type="float" office:value="0.970769230769231">
            <text:p>0.970769230769231</text:p>
          </table:table-cell>
          <table:table-cell office:value-type="float" office:value="0.955384615384615">
            <text:p>0.955384615384615</text:p>
          </table:table-cell>
          <table:table-cell office:value-type="float" office:value="0.913846153846154">
            <text:p>0.913846153846154</text:p>
          </table:table-cell>
          <table:table-cell office:value-type="float" office:value="0.942307692307692">
            <text:p>0.942307692307692</text:p>
          </table:table-cell>
          <table:table-cell office:value-type="float" office:value="0.951417004048583">
            <text:p>0.951417004048583</text:p>
          </table:table-cell>
          <table:table-cell office:value-type="float" office:value="0.91796875">
            <text:p>0.91796875</text:p>
          </table:table-cell>
          <table:table-cell office:value-type="float" office:value="0.94453125">
            <text:p>0.94453125</text:p>
          </table:table-cell>
          <table:table-cell office:value-type="float" office:value="0.96015625">
            <text:p>0.960156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83076923076923">
            <text:p>0.983076923076923</text:p>
          </table:table-cell>
          <table:table-cell office:value-type="float" office:value="0.992307692307692">
            <text:p>0.992307692307692</text:p>
          </table:table-cell>
          <table:table-cell office:value-type="float" office:value="0.976153846153846">
            <text:p>0.976153846153846</text:p>
          </table:table-cell>
          <table:table-cell office:value-type="float" office:value="0.946153846153846">
            <text:p>0.946153846153846</text:p>
          </table:table-cell>
          <table:table-cell office:value-type="float" office:value="0.932307692307692">
            <text:p>0.932307692307692</text:p>
          </table:table-cell>
          <table:table-cell office:value-type="float" office:value="0.956153846153846">
            <text:p>0.956153846153846</text:p>
          </table:table-cell>
          <table:table-cell office:value-type="float" office:value="0.961943319838057">
            <text:p>0.961943319838057</text:p>
          </table:table-cell>
          <table:table-cell office:value-type="float" office:value="0.94921875">
            <text:p>0.94921875</text:p>
          </table:table-cell>
          <table:table-cell office:value-type="float" office:value="0.9578125">
            <text:p>0.957812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72307692307692">
            <text:p>0.972307692307692</text:p>
          </table:table-cell>
          <table:table-cell office:value-type="float" office:value="0.990769230769231">
            <text:p>0.990769230769231</text:p>
          </table:table-cell>
          <table:table-cell office:value-type="float" office:value="0.97">
            <text:p>0.97</text:p>
          </table:table-cell>
          <table:table-cell office:value-type="float" office:value="0.954615384615384">
            <text:p>0.954615384615384</text:p>
          </table:table-cell>
          <table:table-cell office:value-type="float" office:value="0.933076923076923">
            <text:p>0.933076923076923</text:p>
          </table:table-cell>
          <table:table-cell office:value-type="float" office:value="0.953076923076923">
            <text:p>0.953076923076923</text:p>
          </table:table-cell>
          <table:table-cell office:value-type="float" office:value="0.953036437246964">
            <text:p>0.953036437246964</text:p>
          </table:table-cell>
          <table:table-cell office:value-type="float" office:value="0.9515625">
            <text:p>0.9515625</text:p>
          </table:table-cell>
          <table:table-cell office:value-type="float" office:value="0.97890625">
            <text:p>0.97890625</text:p>
          </table:table-cell>
          <table:table-cell office:value-type="float" office:value="0.95078125">
            <text:p>0.950781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58461538461538">
            <text:p>0.95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7">
            <text:p>0.97</text:p>
          </table:table-cell>
          <table:table-cell office:value-type="float" office:value="0.976923076923077">
            <text:p>0.976923076923077</text:p>
          </table:table-cell>
          <table:table-cell office:value-type="float" office:value="0.933846153846154">
            <text:p>0.933846153846154</text:p>
          </table:table-cell>
          <table:table-cell office:value-type="float" office:value="0.966923076923077">
            <text:p>0.966923076923077</text:p>
          </table:table-cell>
          <table:table-cell office:value-type="float" office:value="0.968421052631579">
            <text:p>0.968421052631579</text:p>
          </table:table-cell>
          <table:table-cell office:value-type="float" office:value="0.95703125">
            <text:p>0.95703125</text:p>
          </table:table-cell>
          <table:table-cell office:value-type="float" office:value="0.959375">
            <text:p>0.959375</text:p>
          </table:table-cell>
          <table:table-cell office:value-type="float" office:value="0.97578125">
            <text:p>0.975781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76153846153846">
            <text:p>0.976153846153846</text:p>
          </table:table-cell>
          <table:table-cell office:value-type="float" office:value="0.988461538461538">
            <text:p>0.988461538461538</text:p>
          </table:table-cell>
          <table:table-cell office:value-type="float" office:value="0.971538461538461">
            <text:p>0.971538461538461</text:p>
          </table:table-cell>
          <table:table-cell office:value-type="float" office:value="0.955384615384615">
            <text:p>0.955384615384615</text:p>
          </table:table-cell>
          <table:table-cell office:value-type="float" office:value="0.952307692307692">
            <text:p>0.952307692307692</text:p>
          </table:table-cell>
          <table:table-cell office:value-type="float" office:value="0.970769230769231">
            <text:p>0.970769230769231</text:p>
          </table:table-cell>
          <table:table-cell office:value-type="float" office:value="0.960323886639676">
            <text:p>0.960323886639676</text:p>
          </table:table-cell>
          <table:table-cell table:number-columns-repeated="2" office:value-type="float" office:value="0.959375">
            <text:p>0.959375</text:p>
          </table:table-cell>
          <table:table-cell office:value-type="float" office:value="0.9765625">
            <text:p>0.976562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83846153846154">
            <text:p>0.983846153846154</text:p>
          </table:table-cell>
          <table:table-cell office:value-type="float" office:value="0.993846153846154">
            <text:p>0.993846153846154</text:p>
          </table:table-cell>
          <table:table-cell office:value-type="float" office:value="0.967692307692308">
            <text:p>0.967692307692308</text:p>
          </table:table-cell>
          <table:table-cell office:value-type="float" office:value="0.969230769230769">
            <text:p>0.969230769230769</text:p>
          </table:table-cell>
          <table:table-cell office:value-type="float" office:value="0.933076923076923">
            <text:p>0.933076923076923</text:p>
          </table:table-cell>
          <table:table-cell office:value-type="float" office:value="0.963846153846154">
            <text:p>0.963846153846154</text:p>
          </table:table-cell>
          <table:table-cell office:value-type="float" office:value="0.935222672064777">
            <text:p>0.935222672064777</text:p>
          </table:table-cell>
          <table:table-cell office:value-type="float" office:value="0.9375">
            <text:p>0.9375</text:p>
          </table:table-cell>
          <table:table-cell office:value-type="float" office:value="0.90234375">
            <text:p>0.9023437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76923076923077">
            <text:p>0.976923076923077</text:p>
          </table:table-cell>
          <table:table-cell office:value-type="float" office:value="0.990769230769231">
            <text:p>0.990769230769231</text:p>
          </table:table-cell>
          <table:table-cell office:value-type="float" office:value="0.977692307692307">
            <text:p>0.977692307692307</text:p>
          </table:table-cell>
          <table:table-cell office:value-type="float" office:value="0.973846153846154">
            <text:p>0.973846153846154</text:p>
          </table:table-cell>
          <table:table-cell office:value-type="float" office:value="0.938461538461538">
            <text:p>0.938461538461538</text:p>
          </table:table-cell>
          <table:table-cell office:value-type="float" office:value="0.951538461538462">
            <text:p>0.951538461538462</text:p>
          </table:table-cell>
          <table:table-cell office:value-type="float" office:value="0.937651821862348">
            <text:p>0.937651821862348</text:p>
          </table:table-cell>
          <table:table-cell office:value-type="float" office:value="0.9359375">
            <text:p>0.9359375</text:p>
          </table:table-cell>
          <table:table-cell office:value-type="float" office:value="0.91953125">
            <text:p>0.919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68461538461538">
            <text:p>0.968461538461538</text:p>
          </table:table-cell>
          <table:table-cell office:value-type="float" office:value="0.95">
            <text:p>0.95</text:p>
          </table:table-cell>
          <table:table-cell office:value-type="float" office:value="0.967692307692308">
            <text:p>0.967692307692308</text:p>
          </table:table-cell>
          <table:table-cell office:value-type="float" office:value="0.969230769230769">
            <text:p>0.969230769230769</text:p>
          </table:table-cell>
          <table:table-cell office:value-type="float" office:value="0.934615384615385">
            <text:p>0.934615384615385</text:p>
          </table:table-cell>
          <table:table-cell office:value-type="float" office:value="0.962307692307692">
            <text:p>0.962307692307692</text:p>
          </table:table-cell>
          <table:table-cell office:value-type="float" office:value="0.931174089068826">
            <text:p>0.931174089068826</text:p>
          </table:table-cell>
          <table:table-cell office:value-type="float" office:value="0.9359375">
            <text:p>0.9359375</text:p>
          </table:table-cell>
          <table:table-cell office:value-type="float" office:value="0.946875">
            <text:p>0.946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.970769230769231">
            <text:p>0.970769230769231</text:p>
          </table:table-cell>
          <table:table-cell office:value-type="float" office:value="0.975384615384615">
            <text:p>0.975384615384615</text:p>
          </table:table-cell>
          <table:table-cell office:value-type="float" office:value="0.965384615384615">
            <text:p>0.965384615384615</text:p>
          </table:table-cell>
          <table:table-cell office:value-type="float" office:value="0.953076923076923">
            <text:p>0.953076923076923</text:p>
          </table:table-cell>
          <table:table-cell office:value-type="float" office:value="0.956153846153846">
            <text:p>0.956153846153846</text:p>
          </table:table-cell>
          <table:table-cell office:value-type="float" office:value="0.931174089068826">
            <text:p>0.931174089068826</text:p>
          </table:table-cell>
          <table:table-cell office:value-type="float" office:value="0.9453125">
            <text:p>0.9453125</text:p>
          </table:table-cell>
          <table:table-cell office:value-type="float" office:value="0.9515625">
            <text:p>0.9515625</text:p>
          </table:table-cell>
          <table:table-cell office:value-type="float" office:value="0.9703125">
            <text:p>0.97031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79230769230769">
            <text:p>0.979230769230769</text:p>
          </table:table-cell>
          <table:table-cell office:value-type="float" office:value="0.969230769230769">
            <text:p>0.969230769230769</text:p>
          </table:table-cell>
          <table:table-cell office:value-type="float" office:value="0.962307692307692">
            <text:p>0.962307692307692</text:p>
          </table:table-cell>
          <table:table-cell office:value-type="float" office:value="0.964615384615385">
            <text:p>0.964615384615385</text:p>
          </table:table-cell>
          <table:table-cell office:value-type="float" office:value="0.940769230769231">
            <text:p>0.940769230769231</text:p>
          </table:table-cell>
          <table:table-cell office:value-type="float" office:value="0.963076923076923">
            <text:p>0.963076923076923</text:p>
          </table:table-cell>
          <table:table-cell office:value-type="float" office:value="0.962753036437247">
            <text:p>0.962753036437247</text:p>
          </table:table-cell>
          <table:table-cell office:value-type="float" office:value="0.9484375">
            <text:p>0.9484375</text:p>
          </table:table-cell>
          <table:table-cell office:value-type="float" office:value="0.890625">
            <text:p>0.890625</text:p>
          </table:table-cell>
          <table:table-cell office:value-type="float" office:value="0.9859375">
            <text:p>0.9859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56153846153846">
            <text:p>0.956153846153846</text:p>
          </table:table-cell>
          <table:table-cell office:value-type="float" office:value="0.965384615384615">
            <text:p>0.965384615384615</text:p>
          </table:table-cell>
          <table:table-cell office:value-type="float" office:value="0.971538461538461">
            <text:p>0.971538461538461</text:p>
          </table:table-cell>
          <table:table-cell office:value-type="float" office:value="0.966153846153846">
            <text:p>0.966153846153846</text:p>
          </table:table-cell>
          <table:table-cell office:value-type="float" office:value="0.933076923076923">
            <text:p>0.933076923076923</text:p>
          </table:table-cell>
          <table:table-cell office:value-type="float" office:value="0.715384615384615">
            <text:p>0.715384615384615</text:p>
          </table:table-cell>
          <table:table-cell office:value-type="float" office:value="0.967611336032389">
            <text:p>0.967611336032389</text:p>
          </table:table-cell>
          <table:table-cell office:value-type="float" office:value="0.9453125">
            <text:p>0.9453125</text:p>
          </table:table-cell>
          <table:table-cell office:value-type="float" office:value="0.890625">
            <text:p>0.890625</text:p>
          </table:table-cell>
          <table:table-cell office:value-type="float" office:value="0.984375">
            <text:p>0.984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66923076923077">
            <text:p>0.966923076923077</text:p>
          </table:table-cell>
          <table:table-cell office:value-type="float" office:value="0.964615384615385">
            <text:p>0.964615384615385</text:p>
          </table:table-cell>
          <table:table-cell office:value-type="float" office:value="0.959230769230769">
            <text:p>0.959230769230769</text:p>
          </table:table-cell>
          <table:table-cell office:value-type="float" office:value="0.981538461538462">
            <text:p>0.981538461538462</text:p>
          </table:table-cell>
          <table:table-cell office:value-type="float" office:value="0.94">
            <text:p>0.94</text:p>
          </table:table-cell>
          <table:table-cell office:value-type="float" office:value="0.905384615384615">
            <text:p>0.905384615384615</text:p>
          </table:table-cell>
          <table:table-cell office:value-type="float" office:value="0.953846153846154">
            <text:p>0.953846153846154</text:p>
          </table:table-cell>
          <table:table-cell office:value-type="float" office:value="0.9546875">
            <text:p>0.9546875</text:p>
          </table:table-cell>
          <table:table-cell office:value-type="float" office:value="0.959375">
            <text:p>0.959375</text:p>
          </table:table-cell>
          <table:table-cell office:value-type="float" office:value="0.9796875">
            <text:p>0.97968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63846153846154">
            <text:p>0.963846153846154</text:p>
          </table:table-cell>
          <table:table-cell office:value-type="float" office:value="0.967692307692308">
            <text:p>0.967692307692308</text:p>
          </table:table-cell>
          <table:table-cell office:value-type="float" office:value="0.969230769230769">
            <text:p>0.969230769230769</text:p>
          </table:table-cell>
          <table:table-cell office:value-type="float" office:value="0.986923076923077">
            <text:p>0.986923076923077</text:p>
          </table:table-cell>
          <table:table-cell office:value-type="float" office:value="0.933846153846154">
            <text:p>0.933846153846154</text:p>
          </table:table-cell>
          <table:table-cell office:value-type="float" office:value="0.925384615384615">
            <text:p>0.925384615384615</text:p>
          </table:table-cell>
          <table:table-cell office:value-type="float" office:value="0.965182186234818">
            <text:p>0.965182186234818</text:p>
          </table:table-cell>
          <table:table-cell office:value-type="float" office:value="0.9453125">
            <text:p>0.9453125</text:p>
          </table:table-cell>
          <table:table-cell office:value-type="float" office:value="0.95625">
            <text:p>0.95625</text:p>
          </table:table-cell>
          <table:table-cell office:value-type="float" office:value="0.9546875">
            <text:p>0.95468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63846153846154">
            <text:p>0.963846153846154</text:p>
          </table:table-cell>
          <table:table-cell office:value-type="float" office:value="0.964615384615385">
            <text:p>0.964615384615385</text:p>
          </table:table-cell>
          <table:table-cell office:value-type="float" office:value="0.971538461538461">
            <text:p>0.971538461538461</text:p>
          </table:table-cell>
          <table:table-cell office:value-type="float" office:value="0.973076923076923">
            <text:p>0.973076923076923</text:p>
          </table:table-cell>
          <table:table-cell office:value-type="float" office:value="0.946923076923077">
            <text:p>0.946923076923077</text:p>
          </table:table-cell>
          <table:table-cell office:value-type="float" office:value="0.955384615384615">
            <text:p>0.955384615384615</text:p>
          </table:table-cell>
          <table:table-cell office:value-type="float" office:value="0.948987854251012">
            <text:p>0.948987854251012</text:p>
          </table:table-cell>
          <table:table-cell office:value-type="float" office:value="0.9484375">
            <text:p>0.9484375</text:p>
          </table:table-cell>
          <table:table-cell office:value-type="float" office:value="0.965625">
            <text:p>0.965625</text:p>
          </table:table-cell>
          <table:table-cell office:value-type="float" office:value="0.984375">
            <text:p>0.984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61538461538462">
            <text:p>0.961538461538462</text:p>
          </table:table-cell>
          <table:table-cell office:value-type="float" office:value="0.96">
            <text:p>0.96</text:p>
          </table:table-cell>
          <table:table-cell office:value-type="float" office:value="0.962307692307692">
            <text:p>0.962307692307692</text:p>
          </table:table-cell>
          <table:table-cell office:value-type="float" office:value="0.971538461538461">
            <text:p>0.971538461538461</text:p>
          </table:table-cell>
          <table:table-cell office:value-type="float" office:value="0.957692307692308">
            <text:p>0.957692307692308</text:p>
          </table:table-cell>
          <table:table-cell office:value-type="float" office:value="0.97">
            <text:p>0.97</text:p>
          </table:table-cell>
          <table:table-cell office:value-type="float" office:value="0.975708502024292">
            <text:p>0.975708502024292</text:p>
          </table:table-cell>
          <table:table-cell office:value-type="float" office:value="0.93984375">
            <text:p>0.93984375</text:p>
          </table:table-cell>
          <table:table-cell office:value-type="float" office:value="0.9546875">
            <text:p>0.9546875</text:p>
          </table:table-cell>
          <table:table-cell office:value-type="float" office:value="0.984375">
            <text:p>0.9843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8">
            <text:p>0.98</text:p>
          </table:table-cell>
          <table:table-cell office:value-type="float" office:value="0.963846153846154">
            <text:p>0.963846153846154</text:p>
          </table:table-cell>
          <table:table-cell office:value-type="float" office:value="0.961538461538462">
            <text:p>0.961538461538462</text:p>
          </table:table-cell>
          <table:table-cell office:value-type="float" office:value="0.985384615384615">
            <text:p>0.985384615384615</text:p>
          </table:table-cell>
          <table:table-cell office:value-type="float" office:value="0.943846153846154">
            <text:p>0.943846153846154</text:p>
          </table:table-cell>
          <table:table-cell office:value-type="float" office:value="0.938461538461538">
            <text:p>0.938461538461538</text:p>
          </table:table-cell>
          <table:table-cell office:value-type="float" office:value="0.963562753036437">
            <text:p>0.963562753036437</text:p>
          </table:table-cell>
          <table:table-cell office:value-type="float" office:value="0.940625">
            <text:p>0.940625</text:p>
          </table:table-cell>
          <table:table-cell office:value-type="float" office:value="0.9546875">
            <text:p>0.9546875</text:p>
          </table:table-cell>
          <table:table-cell office:value-type="float" office:value="0.96328125">
            <text:p>0.9632812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76923076923077">
            <text:p>0.976923076923077</text:p>
          </table:table-cell>
          <table:table-cell office:value-type="float" office:value="0.961538461538462">
            <text:p>0.961538461538462</text:p>
          </table:table-cell>
          <table:table-cell office:value-type="float" office:value="0.959230769230769">
            <text:p>0.959230769230769</text:p>
          </table:table-cell>
          <table:table-cell office:value-type="float" office:value="0.99">
            <text:p>0.99</text:p>
          </table:table-cell>
          <table:table-cell office:value-type="float" office:value="0.943846153846154">
            <text:p>0.943846153846154</text:p>
          </table:table-cell>
          <table:table-cell office:value-type="float" office:value="0.963076923076923">
            <text:p>0.963076923076923</text:p>
          </table:table-cell>
          <table:table-cell office:value-type="float" office:value="0.975708502024292">
            <text:p>0.975708502024292</text:p>
          </table:table-cell>
          <table:table-cell office:value-type="float" office:value="0.94296875">
            <text:p>0.94296875</text:p>
          </table:table-cell>
          <table:table-cell office:value-type="float" office:value="0.95234375">
            <text:p>0.95234375</text:p>
          </table:table-cell>
          <table:table-cell office:value-type="float" office:value="0.9828125">
            <text:p>0.982812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80769230769231">
            <text:p>0.980769230769231</text:p>
          </table:table-cell>
          <table:table-cell office:value-type="float" office:value="0.964615384615385">
            <text:p>0.964615384615385</text:p>
          </table:table-cell>
          <table:table-cell office:value-type="float" office:value="0.971538461538461">
            <text:p>0.971538461538461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75384615384615">
            <text:p>0.975384615384615</text:p>
          </table:table-cell>
          <table:table-cell office:value-type="float" office:value="0.974898785425101">
            <text:p>0.974898785425101</text:p>
          </table:table-cell>
          <table:table-cell office:value-type="float" office:value="0.95625">
            <text:p>0.95625</text:p>
          </table:table-cell>
          <table:table-cell office:value-type="float" office:value="0.9515625">
            <text:p>0.9515625</text:p>
          </table:table-cell>
          <table:table-cell office:value-type="float" office:value="0.9828125">
            <text:p>0.982812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76923076923077">
            <text:p>0.976923076923077</text:p>
          </table:table-cell>
          <table:table-cell office:value-type="float" office:value="0.964615384615385">
            <text:p>0.964615384615385</text:p>
          </table:table-cell>
          <table:table-cell office:value-type="float" office:value="0.966923076923077">
            <text:p>0.966923076923077</text:p>
          </table:table-cell>
          <table:table-cell office:value-type="float" office:value="0.978461538461538">
            <text:p>0.978461538461538</text:p>
          </table:table-cell>
          <table:table-cell office:value-type="float" office:value="0.945384615384615">
            <text:p>0.945384615384615</text:p>
          </table:table-cell>
          <table:table-cell office:value-type="float" office:value="0.949230769230769">
            <text:p>0.949230769230769</text:p>
          </table:table-cell>
          <table:table-cell office:value-type="float" office:value="0.953036437246964">
            <text:p>0.953036437246964</text:p>
          </table:table-cell>
          <table:table-cell office:value-type="float" office:value="0.94296875">
            <text:p>0.94296875</text:p>
          </table:table-cell>
          <table:table-cell office:value-type="float" office:value="0.94921875">
            <text:p>0.9492187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66923076923077">
            <text:p>0.966923076923077</text:p>
          </table:table-cell>
          <table:table-cell office:value-type="float" office:value="0.967692307692308">
            <text:p>0.967692307692308</text:p>
          </table:table-cell>
          <table:table-cell office:value-type="float" office:value="0.971538461538461">
            <text:p>0.971538461538461</text:p>
          </table:table-cell>
          <table:table-cell office:value-type="float" office:value="0.985384615384615">
            <text:p>0.985384615384615</text:p>
          </table:table-cell>
          <table:table-cell office:value-type="float" office:value="0.943846153846154">
            <text:p>0.943846153846154</text:p>
          </table:table-cell>
          <table:table-cell office:value-type="float" office:value="0.950769230769231">
            <text:p>0.950769230769231</text:p>
          </table:table-cell>
          <table:table-cell office:value-type="float" office:value="0.964372469635628">
            <text:p>0.964372469635628</text:p>
          </table:table-cell>
          <table:table-cell office:value-type="float" office:value="0.95390625">
            <text:p>0.95390625</text:p>
          </table:table-cell>
          <table:table-cell office:value-type="float" office:value="0.94296875">
            <text:p>0.9429687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323076923076923">
            <text:p>0.323076923076923</text:p>
          </table:table-cell>
          <table:table-cell office:value-type="float" office:value="0.484615384615385">
            <text:p>0.484615384615385</text:p>
          </table:table-cell>
          <table:table-cell office:value-type="float" office:value="0.313076923076923">
            <text:p>0.313076923076923</text:p>
          </table:table-cell>
          <table:table-cell office:value-type="float" office:value="0.380769230769231">
            <text:p>0.380769230769231</text:p>
          </table:table-cell>
          <table:table-cell office:value-type="float" office:value="0.152307692307692">
            <text:p>0.152307692307692</text:p>
          </table:table-cell>
          <table:table-cell office:value-type="float" office:value="0.415384615384615">
            <text:p>0.415384615384615</text:p>
          </table:table-cell>
          <table:table-cell office:value-type="float" office:value="0.263157894736842">
            <text:p>0.263157894736842</text:p>
          </table:table-cell>
          <table:table-cell office:value-type="float" office:value="0.15625">
            <text:p>0.15625</text:p>
          </table:table-cell>
          <table:table-cell office:value-type="float" office:value="0.234375">
            <text:p>0.234375</text:p>
          </table:table-cell>
          <table:table-cell office:value-type="float" office:value="0.059375">
            <text:p>0.0593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212307692307692">
            <text:p>0.212307692307692</text:p>
          </table:table-cell>
          <table:table-cell office:value-type="float" office:value="0.0923076923076923">
            <text:p>0.0923076923076923</text:p>
          </table:table-cell>
          <table:table-cell office:value-type="float" office:value="0.267692307692308">
            <text:p>0.267692307692308</text:p>
          </table:table-cell>
          <table:table-cell office:value-type="float" office:value="0.107692307692308">
            <text:p>0.107692307692308</text:p>
          </table:table-cell>
          <table:table-cell office:value-type="float" office:value="0.110769230769231">
            <text:p>0.110769230769231</text:p>
          </table:table-cell>
          <table:table-cell office:value-type="float" office:value="0.263157894736842">
            <text:p>0.263157894736842</text:p>
          </table:table-cell>
          <table:table-cell office:value-type="float" office:value="0">
            <text:p>0</text:p>
          </table:table-cell>
          <table:table-cell office:value-type="float" office:value="0.046875">
            <text:p>0.046875</text:p>
          </table:table-cell>
          <table:table-cell office:value-type="float" office:value="0.01484375">
            <text:p>0.0148437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0653846153846154">
            <text:p>0.0653846153846154</text:p>
          </table:table-cell>
          <table:table-cell office:value-type="float" office:value="0.184615384615385">
            <text:p>0.184615384615385</text:p>
          </table:table-cell>
          <table:table-cell office:value-type="float" office:value="0.0430769230769231">
            <text:p>0.0430769230769231</text:p>
          </table:table-cell>
          <table:table-cell office:value-type="float" office:value="0.126923076923077">
            <text:p>0.126923076923077</text:p>
          </table:table-cell>
          <table:table-cell office:value-type="float" office:value="0.04">
            <text:p>0.04</text:p>
          </table:table-cell>
          <table:table-cell office:value-type="float" office:value="0.276923076923077">
            <text:p>0.276923076923077</text:p>
          </table:table-cell>
          <table:table-cell office:value-type="float" office:value="0.369230769230769">
            <text:p>0.369230769230769</text:p>
          </table:table-cell>
          <table:table-cell office:value-type="float" office:value="0.03125">
            <text:p>0.03125</text:p>
          </table:table-cell>
          <table:table-cell office:value-type="float" office:value="0.11875">
            <text:p>0.1187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0553846153846154">
            <text:p>0.0553846153846154</text:p>
          </table:table-cell>
          <table:table-cell office:value-type="float" office:value="0.2">
            <text:p>0.2</text:p>
          </table:table-cell>
          <table:table-cell office:value-type="float" office:value="0.0138461538461538">
            <text:p>0.0138461538461538</text:p>
          </table:table-cell>
          <table:table-cell office:value-type="float" office:value="0.0861538461538462">
            <text:p>0.0861538461538462</text:p>
          </table:table-cell>
          <table:table-cell office:value-type="float" office:value="0.102307692307692">
            <text:p>0.102307692307692</text:p>
          </table:table-cell>
          <table:table-cell office:value-type="float" office:value="0.0461538461538462">
            <text:p>0.0461538461538462</text:p>
          </table:table-cell>
          <table:table-cell office:value-type="float" office:value="0.184615384615385">
            <text:p>0.184615384615385</text:p>
          </table:table-cell>
          <table:table-cell office:value-type="float" office:value="0.046875">
            <text:p>0.046875</text:p>
          </table:table-cell>
          <table:table-cell office:value-type="float" office:value="0.25234375">
            <text:p>0.25234375</text:p>
          </table:table-cell>
          <table:table-cell office:value-type="float" office:value="0.09375">
            <text:p>0.093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215384615384615">
            <text:p>0.2153846153846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6923076923077">
            <text:p>0.0876923076923077</text:p>
          </table:table-cell>
          <table:table-cell office:value-type="float" office:value="0.153846153846154">
            <text:p>0.153846153846154</text:p>
          </table:table-cell>
          <table:table-cell office:value-type="float" office:value="0.0769230769230769">
            <text:p>0.0769230769230769</text:p>
          </table:table-cell>
          <table:table-cell office:value-type="float" office:value="0.276923076923077">
            <text:p>0.276923076923077</text:p>
          </table:table-cell>
          <table:table-cell office:value-type="float" office:value="0.109375">
            <text:p>0.109375</text:p>
          </table:table-cell>
          <table:table-cell office:value-type="float" office:value="0.34140625">
            <text:p>0.34140625</text:p>
          </table:table-cell>
          <table:table-cell office:value-type="float" office:value="0.25">
            <text:p>0.2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107692307692308">
            <text:p>0.107692307692308</text:p>
          </table:table-cell>
          <table:table-cell office:value-type="float" office:value="0.0307692307692308">
            <text:p>0.0307692307692308</text:p>
          </table:table-cell>
          <table:table-cell office:value-type="float" office:value="0.0769230769230769">
            <text:p>0.0769230769230769</text:p>
          </table:table-cell>
          <table:table-cell office:value-type="float" office:value="0.0876923076923077">
            <text:p>0.0876923076923077</text:p>
          </table:table-cell>
          <table:table-cell office:value-type="float" office:value="0.0461538461538462">
            <text:p>0.0461538461538462</text:p>
          </table:table-cell>
          <table:table-cell office:value-type="float" office:value="0.184615384615385">
            <text:p>0.184615384615385</text:p>
          </table:table-cell>
          <table:table-cell office:value-type="float" office:value="0.169230769230769">
            <text:p>0.169230769230769</text:p>
          </table:table-cell>
          <table:table-cell office:value-type="float" office:value="0.046875">
            <text:p>0.046875</text:p>
          </table:table-cell>
          <table:table-cell office:value-type="float" office:value="0.19296875">
            <text:p>0.19296875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0769230769230769">
            <text:p>0.0769230769230769</text:p>
          </table:table-cell>
          <table:table-cell office:value-type="float" office:value="0.0153846153846154">
            <text:p>0.0153846153846154</text:p>
          </table:table-cell>
          <table:table-cell office:value-type="float" office:value="0.169230769230769">
            <text:p>0.169230769230769</text:p>
          </table:table-cell>
          <table:table-cell office:value-type="float" office:value="0.0615384615384615">
            <text:p>0.0615384615384615</text:p>
          </table:table-cell>
          <table:table-cell office:value-type="float" office:value="0.0153846153846154">
            <text:p>0.0153846153846154</text:p>
          </table:table-cell>
          <table:table-cell office:value-type="float" office:value="0.169230769230769">
            <text:p>0.169230769230769</text:p>
          </table:table-cell>
          <table:table-cell office:value-type="float" office:value="0.230769230769231">
            <text:p>0.230769230769231</text:p>
          </table:table-cell>
          <table:table-cell office:value-type="float" office:value="0.03125">
            <text:p>0.03125</text:p>
          </table:table-cell>
          <table:table-cell office:value-type="float" office:value="0.19296875">
            <text:p>0.19296875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0415384615384615">
            <text:p>0.0415384615384615</text:p>
          </table:table-cell>
          <table:table-cell office:value-type="float" office:value="0">
            <text:p>0</text:p>
          </table:table-cell>
          <table:table-cell office:value-type="float" office:value="0.263076923076923">
            <text:p>0.263076923076923</text:p>
          </table:table-cell>
          <table:table-cell office:value-type="float" office:value="0.107692307692308">
            <text:p>0.10769230769230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261538461538462">
            <text:p>0.261538461538462</text:p>
          </table:table-cell>
          <table:table-cell office:value-type="float" office:value="0.015625">
            <text:p>0.015625</text:p>
          </table:table-cell>
          <table:table-cell office:value-type="float" office:value="0.178125">
            <text:p>0.178125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0415384615384615">
            <text:p>0.0415384615384615</text:p>
          </table:table-cell>
          <table:table-cell office:value-type="float" office:value="0.0153846153846154">
            <text:p>0.0153846153846154</text:p>
          </table:table-cell>
          <table:table-cell office:value-type="float" office:value="0.318461538461538">
            <text:p>0.318461538461538</text:p>
          </table:table-cell>
          <table:table-cell office:value-type="float" office:value="0.0692307692307692">
            <text:p>0.0692307692307692</text:p>
          </table:table-cell>
          <table:table-cell office:value-type="float" office:value="0.276923076923077">
            <text:p>0.276923076923077</text:p>
          </table:table-cell>
          <table:table-cell office:value-type="float" office:value="0.292307692307692">
            <text:p>0.292307692307692</text:p>
          </table:table-cell>
          <table:table-cell office:value-type="float" office:value="0.276923076923077">
            <text:p>0.276923076923077</text:p>
          </table:table-cell>
          <table:table-cell office:value-type="float" office:value="0.015625">
            <text:p>0.015625</text:p>
          </table:table-cell>
          <table:table-cell office:value-type="float" office:value="0.11875">
            <text:p>0.11875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0292307692307692">
            <text:p>0.0292307692307692</text:p>
          </table:table-cell>
          <table:table-cell office:value-type="float" office:value="0">
            <text:p>0</text:p>
          </table:table-cell>
          <table:table-cell office:value-type="float" office:value="0.249230769230769">
            <text:p>0.249230769230769</text:p>
          </table:table-cell>
          <table:table-cell office:value-type="float" office:value="0.0830769230769231">
            <text:p>0.0830769230769231</text:p>
          </table:table-cell>
          <table:table-cell office:value-type="float" office:value="0.307692307692308">
            <text:p>0.307692307692308</text:p>
          </table:table-cell>
          <table:table-cell office:value-type="float" office:value="0.292307692307692">
            <text:p>0.29230769230769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421875">
            <text:p>0.07421875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0438461538461539">
            <text:p>0.0438461538461539</text:p>
          </table:table-cell>
          <table:table-cell office:value-type="float" office:value="0">
            <text:p>0</text:p>
          </table:table-cell>
          <table:table-cell office:value-type="float" office:value="0.249230769230769">
            <text:p>0.249230769230769</text:p>
          </table:table-cell>
          <table:table-cell office:value-type="float" office:value="0.0553846153846154">
            <text:p>0.0553846153846154</text:p>
          </table:table-cell>
          <table:table-cell office:value-type="float" office:value="0.246153846153846">
            <text:p>0.246153846153846</text:p>
          </table:table-cell>
          <table:table-cell office:value-type="float" office:value="0.230769230769231">
            <text:p>0.230769230769231</text:p>
          </table:table-cell>
          <table:table-cell office:value-type="float" office:value="0.276923076923077">
            <text:p>0.276923076923077</text:p>
          </table:table-cell>
          <table:table-cell office:value-type="float" office:value="0">
            <text:p>0</text:p>
          </table:table-cell>
          <table:table-cell office:value-type="float" office:value="0.04453125">
            <text:p>0.044531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0292307692307692">
            <text:p>0.0292307692307692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0292307692307692">
            <text:p>0.0292307692307692</text:p>
          </table:table-cell>
          <table:table-cell office:value-type="float" office:value="0.184615384615385">
            <text:p>0.184615384615385</text:p>
          </table:table-cell>
          <table:table-cell office:value-type="float" office:value="0.215384615384615">
            <text:p>0.215384615384615</text:p>
          </table:table-cell>
          <table:table-cell office:value-type="float" office:value="0.230769230769231">
            <text:p>0.2307692307692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0146153846153846">
            <text:p>0.0146153846153846</text:p>
          </table:table-cell>
          <table:table-cell office:value-type="float" office:value="0">
            <text:p>0</text:p>
          </table:table-cell>
          <table:table-cell office:value-type="float" office:value="0.110769230769231">
            <text:p>0.110769230769231</text:p>
          </table:table-cell>
          <table:table-cell office:value-type="float" office:value="0.0830769230769231">
            <text:p>0.0830769230769231</text:p>
          </table:table-cell>
          <table:table-cell office:value-type="float" office:value="0.261538461538462">
            <text:p>0.261538461538462</text:p>
          </table:table-cell>
          <table:table-cell office:value-type="float" office:value="0.246153846153846">
            <text:p>0.246153846153846</text:p>
          </table:table-cell>
          <table:table-cell office:value-type="float" office:value="0.138461538461538">
            <text:p>0.1384615384615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0769230769231">
            <text:p>0.0830769230769231</text:p>
          </table:table-cell>
          <table:table-cell office:value-type="float" office:value="0.0553846153846154">
            <text:p>0.0553846153846154</text:p>
          </table:table-cell>
          <table:table-cell office:value-type="float" office:value="0.169230769230769">
            <text:p>0.169230769230769</text:p>
          </table:table-cell>
          <table:table-cell office:value-type="float" office:value="0.2">
            <text:p>0.2</text:p>
          </table:table-cell>
          <table:table-cell office:value-type="float" office:value="0.123076923076923">
            <text:p>0.1230769230769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92307692307692">
            <text:p>0.0692307692307692</text:p>
          </table:table-cell>
          <table:table-cell office:value-type="float" office:value="0.0276923076923077">
            <text:p>0.0276923076923077</text:p>
          </table:table-cell>
          <table:table-cell office:value-type="float" office:value="0.153846153846154">
            <text:p>0.153846153846154</text:p>
          </table:table-cell>
          <table:table-cell office:value-type="float" office:value="0.138461538461538">
            <text:p>0.138461538461538</text:p>
          </table:table-cell>
          <table:table-cell office:value-type="float" office:value="0.0153846153846154">
            <text:p>0.01538461538461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0146153846153846">
            <text:p>0.0146153846153846</text:p>
          </table:table-cell>
          <table:table-cell office:value-type="float" office:value="0">
            <text:p>0</text:p>
          </table:table-cell>
          <table:table-cell office:value-type="float" office:value="0.0307692307692308">
            <text:p>0.0307692307692308</text:p>
          </table:table-cell>
          <table:table-cell office:value-type="float" office:value="0.0438461538461539">
            <text:p>0.0438461538461539</text:p>
          </table:table-cell>
          <table:table-cell office:value-type="float" office:value="0.153846153846154">
            <text:p>0.153846153846154</text:p>
          </table:table-cell>
          <table:table-cell office:value-type="float" office:value="0.0769230769230769">
            <text:p>0.0769230769230769</text:p>
          </table:table-cell>
          <table:table-cell office:value-type="float" office:value="0.0153846153846154">
            <text:p>0.01538461538461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5384615384615">
            <text:p>0.0415384615384615</text:p>
          </table:table-cell>
          <table:table-cell office:value-type="float" office:value="0.0276923076923077">
            <text:p>0.0276923076923077</text:p>
          </table:table-cell>
          <table:table-cell office:value-type="float" office:value="0.138461538461538">
            <text:p>0.138461538461538</text:p>
          </table:table-cell>
          <table:table-cell office:value-type="float" office:value="0.0923076923076923">
            <text:p>0.09230769230769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6923076923077">
            <text:p>0.0276923076923077</text:p>
          </table:table-cell>
          <table:table-cell office:value-type="float" office:value="0.0138461538461538">
            <text:p>0.0138461538461538</text:p>
          </table:table-cell>
          <table:table-cell office:value-type="float" office:value="0.0769230769230769">
            <text:p>0.0769230769230769</text:p>
          </table:table-cell>
          <table:table-cell office:value-type="float" office:value="0.0615384615384615">
            <text:p>0.0615384615384615</text:p>
          </table:table-cell>
          <table:table-cell office:value-type="float" office:value="0.0153846153846154">
            <text:p>0.01538461538461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0146153846153846">
            <text:p>0.0146153846153846</text:p>
          </table:table-cell>
          <table:table-cell office:value-type="float" office:value="0">
            <text:p>0</text:p>
          </table:table-cell>
          <table:table-cell office:value-type="float" office:value="0.0438461538461539">
            <text:p>0.0438461538461539</text:p>
          </table:table-cell>
          <table:table-cell office:value-type="float" office:value="0.0146153846153846">
            <text:p>0.0146153846153846</text:p>
          </table:table-cell>
          <table:table-cell office:value-type="float" office:value="0.0307692307692308">
            <text:p>0.0307692307692308</text:p>
          </table:table-cell>
          <table:table-cell office:value-type="float" office:value="0.0461538461538462">
            <text:p>0.0461538461538462</text:p>
          </table:table-cell>
          <table:table-cell office:value-type="float" office:value="0.107692307692308">
            <text:p>0.107692307692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0146153846153846">
            <text:p>0.0146153846153846</text:p>
          </table:table-cell>
          <table:table-cell office:value-type="float" office:value="0">
            <text:p>0</text:p>
          </table:table-cell>
          <table:table-cell office:value-type="float" office:value="0.0415384615384615">
            <text:p>0.0415384615384615</text:p>
          </table:table-cell>
          <table:table-cell office:value-type="float" office:value="0">
            <text:p>0</text:p>
          </table:table-cell>
          <table:table-cell office:value-type="float" office:value="0.0153846153846154">
            <text:p>0.0153846153846154</text:p>
          </table:table-cell>
          <table:table-cell office:value-type="float" office:value="0.0307692307692308">
            <text:p>0.0307692307692308</text:p>
          </table:table-cell>
          <table:table-cell office:value-type="float" office:value="0.0923076923076923">
            <text:p>0.09230769230769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92307692307692">
            <text:p>0.992307692307692</text:p>
          </table:table-cell>
          <table:table-cell office:value-type="float" office:value="0.978461538461538">
            <text:p>0.978461538461538</text:p>
          </table:table-cell>
          <table:table-cell office:value-type="float" office:value="0.994615384615384">
            <text:p>0.994615384615384</text:p>
          </table:table-cell>
          <table:table-cell office:value-type="float" office:value="0.987692307692308">
            <text:p>0.98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83846153846154">
            <text:p>0.983846153846154</text:p>
          </table:table-cell>
          <table:table-cell office:value-type="float" office:value="0.995141700404858">
            <text:p>0.995141700404858</text:p>
          </table:table-cell>
          <table:table-cell office:value-type="float" office:value="1">
            <text:p>1</text:p>
          </table:table-cell>
          <table:table-cell office:value-type="float" office:value="0.99453125">
            <text:p>0.99453125</text:p>
          </table:table-cell>
          <table:table-cell office:value-type="float" office:value="0.98203125">
            <text:p>0.982031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93846153846154">
            <text:p>0.993846153846154</text:p>
          </table:table-cell>
          <table:table-cell office:value-type="float" office:value="0.980769230769231">
            <text:p>0.98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93846153846154">
            <text:p>0.993846153846154</text:p>
          </table:table-cell>
          <table:table-cell office:value-type="float" office:value="0.977692307692307">
            <text:p>0.977692307692307</text:p>
          </table:table-cell>
          <table:table-cell office:value-type="float" office:value="1">
            <text:p>1</text:p>
          </table:table-cell>
          <table:table-cell table:number-columns-repeated="2" office:value-type="float" office:value="0.9984375">
            <text:p>0.9984375</text:p>
          </table:table-cell>
          <table:table-cell office:value-type="float" office:value="0.978125">
            <text:p>0.9781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96923076923077">
            <text:p>0.996923076923077</text:p>
          </table:table-cell>
          <table:table-cell office:value-type="float" office:value="0.982307692307692">
            <text:p>0.982307692307692</text:p>
          </table:table-cell>
          <table:table-cell office:value-type="float" office:value="0.989230769230769">
            <text:p>0.989230769230769</text:p>
          </table:table-cell>
          <table:table-cell office:value-type="float" office:value="0.996153846153846">
            <text:p>0.996153846153846</text:p>
          </table:table-cell>
          <table:table-cell office:value-type="float" office:value="1">
            <text:p>1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96875">
            <text:p>0.996875</text:p>
          </table:table-cell>
          <table:table-cell office:value-type="float" office:value="0.9921875">
            <text:p>0.992187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91538461538462">
            <text:p>0.991538461538462</text:p>
          </table:table-cell>
          <table:table-cell office:value-type="float" office:value="0.982307692307692">
            <text:p>0.982307692307692</text:p>
          </table:table-cell>
          <table:table-cell office:value-type="float" office:value="0.992307692307692">
            <text:p>0.992307692307692</text:p>
          </table:table-cell>
          <table:table-cell office:value-type="float" office:value="1">
            <text:p>1</text:p>
          </table:table-cell>
          <table:table-cell office:value-type="float" office:value="0.997692307692308">
            <text:p>0.997692307692308</text:p>
          </table:table-cell>
          <table:table-cell office:value-type="float" office:value="0.976923076923077">
            <text:p>0.976923076923077</text:p>
          </table:table-cell>
          <table:table-cell office:value-type="float" office:value="1">
            <text:p>1</text:p>
          </table:table-cell>
          <table:table-cell office:value-type="float" office:value="0.99453125">
            <text:p>0.99453125</text:p>
          </table:table-cell>
          <table:table-cell office:value-type="float" office:value="0.99140625">
            <text:p>0.99140625</text:p>
          </table:table-cell>
          <table:table-cell office:value-type="float" office:value="0.98515625">
            <text:p>0.985156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86923076923077">
            <text:p>0.986923076923077</text:p>
          </table:table-cell>
          <table:table-cell office:value-type="float" office:value="0.981538461538462">
            <text:p>0.981538461538462</text:p>
          </table:table-cell>
          <table:table-cell office:value-type="float" office:value="0.991538461538462">
            <text:p>0.991538461538462</text:p>
          </table:table-cell>
          <table:table-cell office:value-type="float" office:value="0.983846153846154">
            <text:p>0.983846153846154</text:p>
          </table:table-cell>
          <table:table-cell office:value-type="float" office:value="0.997692307692308">
            <text:p>0.997692307692308</text:p>
          </table:table-cell>
          <table:table-cell office:value-type="float" office:value="0.981538461538462">
            <text:p>0.981538461538462</text:p>
          </table:table-cell>
          <table:table-cell office:value-type="float" office:value="1">
            <text:p>1</text:p>
          </table:table-cell>
          <table:table-cell office:value-type="float" office:value="0.98671875">
            <text:p>0.98671875</text:p>
          </table:table-cell>
          <table:table-cell office:value-type="float" office:value="0.99140625">
            <text:p>0.99140625</text:p>
          </table:table-cell>
          <table:table-cell office:value-type="float" office:value="0.9875">
            <text:p>0.98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90769230769231">
            <text:p>0.990769230769231</text:p>
          </table:table-cell>
          <table:table-cell office:value-type="float" office:value="0.981538461538462">
            <text:p>0.981538461538462</text:p>
          </table:table-cell>
          <table:table-cell office:value-type="float" office:value="0.993846153846154">
            <text:p>0.993846153846154</text:p>
          </table:table-cell>
          <table:table-cell office:value-type="float" office:value="0.985384615384615">
            <text:p>0.985384615384615</text:p>
          </table:table-cell>
          <table:table-cell office:value-type="float" office:value="0.998461538461538">
            <text:p>0.998461538461538</text:p>
          </table:table-cell>
          <table:table-cell office:value-type="float" office:value="0.982307692307692">
            <text:p>0.982307692307692</text:p>
          </table:table-cell>
          <table:table-cell office:value-type="float" office:value="1">
            <text:p>1</text:p>
          </table:table-cell>
          <table:table-cell office:value-type="float" office:value="0.99140625">
            <text:p>0.99140625</text:p>
          </table:table-cell>
          <table:table-cell office:value-type="float" office:value="0.99453125">
            <text:p>0.99453125</text:p>
          </table:table-cell>
          <table:table-cell office:value-type="float" office:value="0.9875">
            <text:p>0.98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83076923076923">
            <text:p>0.983076923076923</text:p>
          </table:table-cell>
          <table:table-cell office:value-type="float" office:value="0.980769230769231">
            <text:p>0.980769230769231</text:p>
          </table:table-cell>
          <table:table-cell office:value-type="float" office:value="0.994615384615384">
            <text:p>0.994615384615384</text:p>
          </table:table-cell>
          <table:table-cell office:value-type="float" office:value="0.976923076923077">
            <text:p>0.976923076923077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1">
            <text:p>1</text:p>
          </table:table-cell>
          <table:table-cell office:value-type="float" office:value="0.99453125">
            <text:p>0.99453125</text:p>
          </table:table-cell>
          <table:table-cell office:value-type="float" office:value="0.99609375">
            <text:p>0.99609375</text:p>
          </table:table-cell>
          <table:table-cell office:value-type="float" office:value="0.9859375">
            <text:p>0.98593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83846153846154">
            <text:p>0.983846153846154</text:p>
          </table:table-cell>
          <table:table-cell office:value-type="float" office:value="0.986153846153846">
            <text:p>0.986153846153846</text:p>
          </table:table-cell>
          <table:table-cell office:value-type="float" office:value="0.990769230769231">
            <text:p>0.990769230769231</text:p>
          </table:table-cell>
          <table:table-cell office:value-type="float" office:value="0.983076923076923">
            <text:p>0.983076923076923</text:p>
          </table:table-cell>
          <table:table-cell office:value-type="float" office:value="0.997692307692308">
            <text:p>0.997692307692308</text:p>
          </table:table-cell>
          <table:table-cell office:value-type="float" office:value="0.982307692307692">
            <text:p>0.982307692307692</text:p>
          </table:table-cell>
          <table:table-cell office:value-type="float" office:value="1">
            <text:p>1</text:p>
          </table:table-cell>
          <table:table-cell office:value-type="float" office:value="0.99453125">
            <text:p>0.99453125</text:p>
          </table:table-cell>
          <table:table-cell office:value-type="float" office:value="0.98984375">
            <text:p>0.98984375</text:p>
          </table:table-cell>
          <table:table-cell office:value-type="float" office:value="0.9875">
            <text:p>0.98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81538461538462">
            <text:p>0.981538461538462</text:p>
          </table:table-cell>
          <table:table-cell office:value-type="float" office:value="0.985384615384615">
            <text:p>0.985384615384615</text:p>
          </table:table-cell>
          <table:table-cell office:value-type="float" office:value="0.993076923076923">
            <text:p>0.993076923076923</text:p>
          </table:table-cell>
          <table:table-cell office:value-type="float" office:value="0.983076923076923">
            <text:p>0.983076923076923</text:p>
          </table:table-cell>
          <table:table-cell office:value-type="float" office:value="0.996923076923077">
            <text:p>0.996923076923077</text:p>
          </table:table-cell>
          <table:table-cell office:value-type="float" office:value="0.983846153846154">
            <text:p>0.983846153846154</text:p>
          </table:table-cell>
          <table:table-cell office:value-type="float" office:value="0.99919028340081">
            <text:p>0.99919028340081</text:p>
          </table:table-cell>
          <table:table-cell table:number-columns-repeated="2" office:value-type="float" office:value="0.9921875">
            <text:p>0.992187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0.994615384615384">
            <text:p>0.994615384615384</text:p>
          </table:table-cell>
          <table:table-cell office:value-type="float" office:value="0.990769230769231">
            <text:p>0.990769230769231</text:p>
          </table:table-cell>
          <table:table-cell office:value-type="float" office:value="0.998461538461538">
            <text:p>0.998461538461538</text:p>
          </table:table-cell>
          <table:table-cell office:value-type="float" office:value="0.986153846153846">
            <text:p>0.986153846153846</text:p>
          </table:table-cell>
          <table:table-cell office:value-type="float" office:value="0.99919028340081">
            <text:p>0.99919028340081</text:p>
          </table:table-cell>
          <table:table-cell office:value-type="float" office:value="0.99140625">
            <text:p>0.99140625</text:p>
          </table:table-cell>
          <table:table-cell office:value-type="float" office:value="0.9921875">
            <text:p>0.9921875</text:p>
          </table:table-cell>
          <table:table-cell office:value-type="float" office:value="0.98828125">
            <text:p>0.988281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9">
            <text:p>0.99</text:p>
          </table:table-cell>
          <table:table-cell office:value-type="float" office:value="0.983846153846154">
            <text:p>0.983846153846154</text:p>
          </table:table-cell>
          <table:table-cell office:value-type="float" office:value="0.991538461538462">
            <text:p>0.991538461538462</text:p>
          </table:table-cell>
          <table:table-cell office:value-type="float" office:value="0.993076923076923">
            <text:p>0.993076923076923</text:p>
          </table:table-cell>
          <table:table-cell office:value-type="float" office:value="0.996923076923077">
            <text:p>0.996923076923077</text:p>
          </table:table-cell>
          <table:table-cell office:value-type="float" office:value="0.986923076923077">
            <text:p>0.986923076923077</text:p>
          </table:table-cell>
          <table:table-cell office:value-type="float" office:value="0.99919028340081">
            <text:p>0.99919028340081</text:p>
          </table:table-cell>
          <table:table-cell office:value-type="float" office:value="0.99609375">
            <text:p>0.99609375</text:p>
          </table:table-cell>
          <table:table-cell office:value-type="float" office:value="0.99453125">
            <text:p>0.9945312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93076923076923">
            <text:p>0.993076923076923</text:p>
          </table:table-cell>
          <table:table-cell office:value-type="float" office:value="0.984615384615385">
            <text:p>0.984615384615385</text:p>
          </table:table-cell>
          <table:table-cell office:value-type="float" office:value="0.994615384615384">
            <text:p>0.994615384615384</text:p>
          </table:table-cell>
          <table:table-cell office:value-type="float" office:value="0.993846153846154">
            <text:p>0.993846153846154</text:p>
          </table:table-cell>
          <table:table-cell office:value-type="float" office:value="0.997692307692308">
            <text:p>0.997692307692308</text:p>
          </table:table-cell>
          <table:table-cell office:value-type="float" office:value="0.986923076923077">
            <text:p>0.986923076923077</text:p>
          </table:table-cell>
          <table:table-cell office:value-type="float" office:value="0.99919028340081">
            <text:p>0.99919028340081</text:p>
          </table:table-cell>
          <table:table-cell office:value-type="float" office:value="0.9953125">
            <text:p>0.9953125</text:p>
          </table:table-cell>
          <table:table-cell office:value-type="float" office:value="0.99453125">
            <text:p>0.9945312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90769230769231">
            <text:p>0.990769230769231</text:p>
          </table:table-cell>
          <table:table-cell office:value-type="float" office:value="0.986153846153846">
            <text:p>0.986153846153846</text:p>
          </table:table-cell>
          <table:table-cell office:value-type="float" office:value="0.991538461538462">
            <text:p>0.991538461538462</text:p>
          </table:table-cell>
          <table:table-cell office:value-type="float" office:value="0.996923076923077">
            <text:p>0.996923076923077</text:p>
          </table:table-cell>
          <table:table-cell office:value-type="float" office:value="0.998461538461538">
            <text:p>0.998461538461538</text:p>
          </table:table-cell>
          <table:table-cell office:value-type="float" office:value="0.985384615384615">
            <text:p>0.985384615384615</text:p>
          </table:table-cell>
          <table:table-cell office:value-type="float" office:value="0.99919028340081">
            <text:p>0.99919028340081</text:p>
          </table:table-cell>
          <table:table-cell office:value-type="float" office:value="0.996875">
            <text:p>0.996875</text:p>
          </table:table-cell>
          <table:table-cell office:value-type="float" office:value="0.99375">
            <text:p>0.9937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96923076923077">
            <text:p>0.996923076923077</text:p>
          </table:table-cell>
          <table:table-cell office:value-type="float" office:value="0.985384615384615">
            <text:p>0.985384615384615</text:p>
          </table:table-cell>
          <table:table-cell table:number-columns-repeated="2" office:value-type="float" office:value="0.996923076923077">
            <text:p>0.996923076923077</text:p>
          </table:table-cell>
          <table:table-cell office:value-type="float" office:value="0.998461538461538">
            <text:p>0.998461538461538</text:p>
          </table:table-cell>
          <table:table-cell office:value-type="float" office:value="0.986923076923077">
            <text:p>0.986923076923077</text:p>
          </table:table-cell>
          <table:table-cell office:value-type="float" office:value="0.99919028340081">
            <text:p>0.99919028340081</text:p>
          </table:table-cell>
          <table:table-cell office:value-type="float" office:value="0.9953125">
            <text:p>0.9953125</text:p>
          </table:table-cell>
          <table:table-cell office:value-type="float" office:value="0.996875">
            <text:p>0.99687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96153846153846">
            <text:p>0.996153846153846</text:p>
          </table:table-cell>
          <table:table-cell office:value-type="float" office:value="0.985384615384615">
            <text:p>0.985384615384615</text:p>
          </table:table-cell>
          <table:table-cell office:value-type="float" office:value="0.997692307692308">
            <text:p>0.997692307692308</text:p>
          </table:table-cell>
          <table:table-cell office:value-type="float" office:value="0.998461538461538">
            <text:p>0.998461538461538</text:p>
          </table:table-cell>
          <table:table-cell office:value-type="float" office:value="1">
            <text:p>1</text:p>
          </table:table-cell>
          <table:table-cell office:value-type="float" office:value="0.985384615384615">
            <text:p>0.985384615384615</text:p>
          </table:table-cell>
          <table:table-cell office:value-type="float" office:value="0.99919028340081">
            <text:p>0.99919028340081</text:p>
          </table:table-cell>
          <table:table-cell office:value-type="float" office:value="0.9953125">
            <text:p>0.9953125</text:p>
          </table:table-cell>
          <table:table-cell office:value-type="float" office:value="0.996875">
            <text:p>0.996875</text:p>
          </table:table-cell>
          <table:table-cell office:value-type="float" office:value="0.98203125">
            <text:p>0.9820312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97692307692308">
            <text:p>0.997692307692308</text:p>
          </table:table-cell>
          <table:table-cell office:value-type="float" office:value="0.982307692307692">
            <text:p>0.982307692307692</text:p>
          </table:table-cell>
          <table:table-cell table:number-columns-repeated="2" office:value-type="float" office:value="0.996923076923077">
            <text:p>0.996923076923077</text:p>
          </table:table-cell>
          <table:table-cell office:value-type="float" office:value="1">
            <text:p>1</text:p>
          </table:table-cell>
          <table:table-cell office:value-type="float" office:value="0.985384615384615">
            <text:p>0.985384615384615</text:p>
          </table:table-cell>
          <table:table-cell office:value-type="float" office:value="0.99919028340081">
            <text:p>0.99919028340081</text:p>
          </table:table-cell>
          <table:table-cell office:value-type="float" office:value="0.99609375">
            <text:p>0.99609375</text:p>
          </table:table-cell>
          <table:table-cell office:value-type="float" office:value="0.99453125">
            <text:p>0.9945312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97692307692308">
            <text:p>0.997692307692308</text:p>
          </table:table-cell>
          <table:table-cell office:value-type="float" office:value="0.984615384615385">
            <text:p>0.984615384615385</text:p>
          </table:table-cell>
          <table:table-cell office:value-type="float" office:value="0.996153846153846">
            <text:p>0.996153846153846</text:p>
          </table:table-cell>
          <table:table-cell office:value-type="float" office:value="0.998461538461538">
            <text:p>0.998461538461538</text:p>
          </table:table-cell>
          <table:table-cell office:value-type="float" office:value="1">
            <text:p>1</text:p>
          </table:table-cell>
          <table:table-cell office:value-type="float" office:value="0.985384615384615">
            <text:p>0.985384615384615</text:p>
          </table:table-cell>
          <table:table-cell office:value-type="float" office:value="0.99919028340081">
            <text:p>0.99919028340081</text:p>
          </table:table-cell>
          <table:table-cell office:value-type="float" office:value="0.996875">
            <text:p>0.996875</text:p>
          </table:table-cell>
          <table:table-cell office:value-type="float" office:value="0.9953125">
            <text:p>0.99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98461538461538">
            <text:p>0.998461538461538</text:p>
          </table:table-cell>
          <table:table-cell office:value-type="float" office:value="0.985384615384615">
            <text:p>0.985384615384615</text:p>
          </table:table-cell>
          <table:table-cell office:value-type="float" office:value="0.995384615384615">
            <text:p>0.995384615384615</text:p>
          </table:table-cell>
          <table:table-cell office:value-type="float" office:value="0.998461538461538">
            <text:p>0.998461538461538</text:p>
          </table:table-cell>
          <table:table-cell office:value-type="float" office:value="1">
            <text:p>1</text:p>
          </table:table-cell>
          <table:table-cell office:value-type="float" office:value="0.986153846153846">
            <text:p>0.986153846153846</text:p>
          </table:table-cell>
          <table:table-cell office:value-type="float" office:value="0.99919028340081">
            <text:p>0.99919028340081</text:p>
          </table:table-cell>
          <table:table-cell office:value-type="float" office:value="0.996875">
            <text:p>0.996875</text:p>
          </table:table-cell>
          <table:table-cell office:value-type="float" office:value="0.9953125">
            <text:p>0.9953125</text:p>
          </table:table-cell>
          <table:table-cell office:value-type="float" office:value="0.98203125">
            <text:p>0.9820312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98461538461538">
            <text:p>0.998461538461538</text:p>
          </table:table-cell>
          <table:table-cell office:value-type="float" office:value="0.984615384615385">
            <text:p>0.984615384615385</text:p>
          </table:table-cell>
          <table:table-cell office:value-type="float" office:value="0.996153846153846">
            <text:p>0.996153846153846</text:p>
          </table:table-cell>
          <table:table-cell office:value-type="float" office:value="0.996923076923077">
            <text:p>0.996923076923077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919028340081">
            <text:p>0.99919028340081</text:p>
          </table:table-cell>
          <table:table-cell office:value-type="float" office:value="0.99765625">
            <text:p>0.99765625</text:p>
          </table:table-cell>
          <table:table-cell office:value-type="float" office:value="0.9953125">
            <text:p>0.9953125</text:p>
          </table:table-cell>
          <table:table-cell office:value-type="float" office:value="0.98828125">
            <text:p>0.9882812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98461538461538">
            <text:p>0.998461538461538</text:p>
          </table:table-cell>
          <table:table-cell office:value-type="float" office:value="0.984615384615385">
            <text:p>0.984615384615385</text:p>
          </table:table-cell>
          <table:table-cell office:value-type="float" office:value="0.994615384615384">
            <text:p>0.994615384615384</text:p>
          </table:table-cell>
          <table:table-cell office:value-type="float" office:value="0.998461538461538">
            <text:p>0.998461538461538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919028340081">
            <text:p>0.99919028340081</text:p>
          </table:table-cell>
          <table:table-cell office:value-type="float" office:value="0.99765625">
            <text:p>0.99765625</text:p>
          </table:table-cell>
          <table:table-cell office:value-type="float" office:value="0.9953125">
            <text:p>0.995312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85384615384615">
            <text:p>0.985384615384615</text:p>
          </table:table-cell>
          <table:table-cell office:value-type="float" office:value="0.989230769230769">
            <text:p>0.989230769230769</text:p>
          </table:table-cell>
          <table:table-cell office:value-type="float" office:value="0.998461538461538">
            <text:p>0.998461538461538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79230769230769">
            <text:p>0.979230769230769</text:p>
          </table:table-cell>
          <table:table-cell office:value-type="float" office:value="0.996761133603239">
            <text:p>0.996761133603239</text:p>
          </table:table-cell>
          <table:table-cell office:value-type="float" office:value="0.99140625">
            <text:p>0.99140625</text:p>
          </table:table-cell>
          <table:table-cell office:value-type="float" office:value="0.98046875">
            <text:p>0.980468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87692307692308">
            <text:p>0.987692307692308</text:p>
          </table:table-cell>
          <table:table-cell office:value-type="float" office:value="0.990769230769231">
            <text:p>0.990769230769231</text:p>
          </table:table-cell>
          <table:table-cell office:value-type="float" office:value="1">
            <text:p>1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9838056680162">
            <text:p>0.99838056680162</text:p>
          </table:table-cell>
          <table:table-cell office:value-type="float" office:value="0.98828125">
            <text:p>0.98828125</text:p>
          </table:table-cell>
          <table:table-cell table:number-columns-repeated="2"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93076923076923">
            <text:p>0.993076923076923</text:p>
          </table:table-cell>
          <table:table-cell office:value-type="float" office:value="0.992307692307692">
            <text:p>0.992307692307692</text:p>
          </table:table-cell>
          <table:table-cell office:value-type="float" office:value="1">
            <text:p>1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838056680162">
            <text:p>0.99838056680162</text:p>
          </table:table-cell>
          <table:table-cell office:value-type="float" office:value="0.98828125">
            <text:p>0.98828125</text:p>
          </table:table-cell>
          <table:table-cell office:value-type="float" office:value="0.9890625">
            <text:p>0.9890625</text:p>
          </table:table-cell>
          <table:table-cell office:value-type="float" office:value="0.990625">
            <text:p>0.9906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94615384615384">
            <text:p>0.994615384615384</text:p>
          </table:table-cell>
          <table:table-cell office:value-type="float" office:value="0.991538461538462">
            <text:p>0.991538461538462</text:p>
          </table:table-cell>
          <table:table-cell office:value-type="float" office:value="1">
            <text:p>1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89230769230769">
            <text:p>0.989230769230769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8984375">
            <text:p>0.98984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93846153846154">
            <text:p>0.993846153846154</text:p>
          </table:table-cell>
          <table:table-cell office:value-type="float" office:value="0.992307692307692">
            <text:p>0.992307692307692</text:p>
          </table:table-cell>
          <table:table-cell office:value-type="float" office:value="0.999230769230769">
            <text:p>0.999230769230769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86153846153846">
            <text:p>0.986153846153846</text:p>
          </table:table-cell>
          <table:table-cell office:value-type="float" office:value="0.99838056680162">
            <text:p>0.99838056680162</text:p>
          </table:table-cell>
          <table:table-cell office:value-type="float" office:value="0.9890625">
            <text:p>0.9890625</text:p>
          </table:table-cell>
          <table:table-cell office:value-type="float" office:value="0.98984375">
            <text:p>0.98984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94615384615384">
            <text:p>0.994615384615384</text:p>
          </table:table-cell>
          <table:table-cell office:value-type="float" office:value="0.992307692307692">
            <text:p>0.992307692307692</text:p>
          </table:table-cell>
          <table:table-cell office:value-type="float" office:value="1">
            <text:p>1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97570850202429">
            <text:p>0.997570850202429</text:p>
          </table:table-cell>
          <table:table-cell office:value-type="float" office:value="0.99375">
            <text:p>0.99375</text:p>
          </table:table-cell>
          <table:table-cell office:value-type="float" office:value="0.99140625">
            <text:p>0.9914062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93846153846154">
            <text:p>0.993846153846154</text:p>
          </table:table-cell>
          <table:table-cell office:value-type="float" office:value="0.993076923076923">
            <text:p>0.993076923076923</text:p>
          </table:table-cell>
          <table:table-cell office:value-type="float" office:value="0.999230769230769">
            <text:p>0.999230769230769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88461538461538">
            <text:p>0.988461538461538</text:p>
          </table:table-cell>
          <table:table-cell office:value-type="float" office:value="0.99838056680162">
            <text:p>0.99838056680162</text:p>
          </table:table-cell>
          <table:table-cell office:value-type="float" office:value="0.99375">
            <text:p>0.99375</text:p>
          </table:table-cell>
          <table:table-cell table:number-columns-repeated="2"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93846153846154">
            <text:p>0.993846153846154</text:p>
          </table:table-cell>
          <table:table-cell office:value-type="float" office:value="0.993076923076923">
            <text:p>0.993076923076923</text:p>
          </table:table-cell>
          <table:table-cell office:value-type="float" office:value="0.999230769230769">
            <text:p>0.999230769230769</text:p>
          </table:table-cell>
          <table:table-cell office:value-type="float" office:value="0.993846153846154">
            <text:p>0.993846153846154</text:p>
          </table:table-cell>
          <table:table-cell office:value-type="float" office:value="0.999230769230769">
            <text:p>0.999230769230769</text:p>
          </table:table-cell>
          <table:table-cell office:value-type="float" office:value="0.987692307692308">
            <text:p>0.987692307692308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table:number-columns-repeated="2"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93846153846154">
            <text:p>0.993846153846154</text:p>
          </table:table-cell>
          <table:table-cell office:value-type="float" office:value="0.992307692307692">
            <text:p>0.992307692307692</text:p>
          </table:table-cell>
          <table:table-cell office:value-type="float" office:value="1">
            <text:p>1</text:p>
          </table:table-cell>
          <table:table-cell office:value-type="float" office:value="0.993846153846154">
            <text:p>0.993846153846154</text:p>
          </table:table-cell>
          <table:table-cell office:value-type="float" office:value="1">
            <text:p>1</text:p>
          </table:table-cell>
          <table:table-cell office:value-type="float" office:value="0.987692307692308">
            <text:p>0.987692307692308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0625">
            <text:p>0.99062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92307692307692">
            <text:p>0.992307692307692</text:p>
          </table:table-cell>
          <table:table-cell office:value-type="float" office:value="0.991538461538462">
            <text:p>0.991538461538462</text:p>
          </table:table-cell>
          <table:table-cell office:value-type="float" office:value="1">
            <text:p>1</text:p>
          </table:table-cell>
          <table:table-cell office:value-type="float" office:value="0.994615384615384">
            <text:p>0.994615384615384</text:p>
          </table:table-cell>
          <table:table-cell office:value-type="float" office:value="1">
            <text:p>1</text:p>
          </table:table-cell>
          <table:table-cell office:value-type="float" office:value="0.987692307692308">
            <text:p>0.987692307692308</text:p>
          </table:table-cell>
          <table:table-cell office:value-type="float" office:value="0.99838056680162">
            <text:p>0.99838056680162</text:p>
          </table:table-cell>
          <table:table-cell office:value-type="float" office:value="0.99140625">
            <text:p>0.99140625</text:p>
          </table:table-cell>
          <table:table-cell office:value-type="float" office:value="0.990625">
            <text:p>0.99062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94615384615384">
            <text:p>0.994615384615384</text:p>
          </table:table-cell>
          <table:table-cell office:value-type="float" office:value="0.991538461538462">
            <text:p>0.991538461538462</text:p>
          </table:table-cell>
          <table:table-cell office:value-type="float" office:value="1">
            <text:p>1</text:p>
          </table:table-cell>
          <table:table-cell office:value-type="float" office:value="0.994615384615384">
            <text:p>0.994615384615384</text:p>
          </table:table-cell>
          <table:table-cell office:value-type="float" office:value="1">
            <text:p>1</text:p>
          </table:table-cell>
          <table:table-cell office:value-type="float" office:value="0.989230769230769">
            <text:p>0.989230769230769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140625">
            <text:p>0.991406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94615384615384">
            <text:p>0.994615384615384</text:p>
          </table:table-cell>
          <table:table-cell office:value-type="float" office:value="0.991538461538462">
            <text:p>0.991538461538462</text:p>
          </table:table-cell>
          <table:table-cell office:value-type="float" office:value="1">
            <text:p>1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88461538461538">
            <text:p>0.988461538461538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296875">
            <text:p>0.9929687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95384615384615">
            <text:p>0.995384615384615</text:p>
          </table:table-cell>
          <table:table-cell office:value-type="float" office:value="0.991538461538462">
            <text:p>0.991538461538462</text:p>
          </table:table-cell>
          <table:table-cell office:value-type="float" office:value="0.999230769230769">
            <text:p>0.999230769230769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89230769230769">
            <text:p>0.989230769230769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53125">
            <text:p>0.99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94615384615384">
            <text:p>0.994615384615384</text:p>
          </table:table-cell>
          <table:table-cell office:value-type="float" office:value="0.991538461538462">
            <text:p>0.991538461538462</text:p>
          </table:table-cell>
          <table:table-cell office:value-type="float" office:value="0.999230769230769">
            <text:p>0.999230769230769</text:p>
          </table:table-cell>
          <table:table-cell office:value-type="float" office:value="0.992307692307692">
            <text:p>0.992307692307692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9838056680162">
            <text:p>0.99838056680162</text:p>
          </table:table-cell>
          <table:table-cell office:value-type="float" office:value="0.99296875">
            <text:p>0.99296875</text:p>
          </table:table-cell>
          <table:table-cell office:value-type="float" office:value="0.99453125">
            <text:p>0.994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95384615384615">
            <text:p>0.995384615384615</text:p>
          </table:table-cell>
          <table:table-cell office:value-type="float" office:value="0.991538461538462">
            <text:p>0.991538461538462</text:p>
          </table:table-cell>
          <table:table-cell office:value-type="float" office:value="0.999230769230769">
            <text:p>0.999230769230769</text:p>
          </table:table-cell>
          <table:table-cell office:value-type="float" office:value="0.990769230769231">
            <text:p>0.990769230769231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453125">
            <text:p>0.994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94615384615384">
            <text:p>0.994615384615384</text:p>
          </table:table-cell>
          <table:table-cell office:value-type="float" office:value="0.992307692307692">
            <text:p>0.992307692307692</text:p>
          </table:table-cell>
          <table:table-cell office:value-type="float" office:value="0.999230769230769">
            <text:p>0.999230769230769</text:p>
          </table:table-cell>
          <table:table-cell office:value-type="float" office:value="0.991538461538462">
            <text:p>0.991538461538462</text:p>
          </table:table-cell>
          <table:table-cell office:value-type="float" office:value="1">
            <text:p>1</text:p>
          </table:table-cell>
          <table:table-cell office:value-type="float" office:value="0.989230769230769">
            <text:p>0.989230769230769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453125">
            <text:p>0.994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94615384615384">
            <text:p>0.994615384615384</text:p>
          </table:table-cell>
          <table:table-cell office:value-type="float" office:value="0.992307692307692">
            <text:p>0.992307692307692</text:p>
          </table:table-cell>
          <table:table-cell office:value-type="float" office:value="0.999230769230769">
            <text:p>0.999230769230769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88461538461538">
            <text:p>0.988461538461538</text:p>
          </table:table-cell>
          <table:table-cell office:value-type="float" office:value="0.99838056680162">
            <text:p>0.99838056680162</text:p>
          </table:table-cell>
          <table:table-cell office:value-type="float" office:value="0.990625">
            <text:p>0.990625</text:p>
          </table:table-cell>
          <table:table-cell office:value-type="float" office:value="0.9953125">
            <text:p>0.99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95384615384615">
            <text:p>0.995384615384615</text:p>
          </table:table-cell>
          <table:table-cell office:value-type="float" office:value="0.991538461538462">
            <text:p>0.991538461538462</text:p>
          </table:table-cell>
          <table:table-cell office:value-type="float" office:value="0.999230769230769">
            <text:p>0.999230769230769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90769230769231">
            <text:p>0.990769230769231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6875">
            <text:p>0.996875</text:p>
          </table:table-cell>
          <table:table-cell office:value-type="float" office:value="0.9875">
            <text:p>0.98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96153846153846">
            <text:p>0.996153846153846</text:p>
          </table:table-cell>
          <table:table-cell office:value-type="float" office:value="0.992307692307692">
            <text:p>0.992307692307692</text:p>
          </table:table-cell>
          <table:table-cell office:value-type="float" office:value="0.999230769230769">
            <text:p>0.999230769230769</text:p>
          </table:table-cell>
          <table:table-cell office:value-type="float" office:value="0.991538461538462">
            <text:p>0.991538461538462</text:p>
          </table:table-cell>
          <table:table-cell office:value-type="float" office:value="1">
            <text:p>1</text:p>
          </table:table-cell>
          <table:table-cell office:value-type="float" office:value="0.988461538461538">
            <text:p>0.988461538461538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6875">
            <text:p>0.996875</text:p>
          </table:table-cell>
          <table:table-cell office:value-type="float" office:value="0.9875">
            <text:p>0.98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96923076923077">
            <text:p>0.996923076923077</text:p>
          </table:table-cell>
          <table:table-cell office:value-type="float" office:value="0.992307692307692">
            <text:p>0.992307692307692</text:p>
          </table:table-cell>
          <table:table-cell office:value-type="float" office:value="0.999230769230769">
            <text:p>0.999230769230769</text:p>
          </table:table-cell>
          <table:table-cell office:value-type="float" office:value="0.993076923076923">
            <text:p>0.993076923076923</text:p>
          </table:table-cell>
          <table:table-cell office:value-type="float" office:value="1">
            <text:p>1</text:p>
          </table:table-cell>
          <table:table-cell office:value-type="float" office:value="0.989230769230769">
            <text:p>0.989230769230769</text:p>
          </table:table-cell>
          <table:table-cell office:value-type="float" office:value="0.99838056680162">
            <text:p>0.99838056680162</text:p>
          </table:table-cell>
          <table:table-cell office:value-type="float" office:value="0.9921875">
            <text:p>0.9921875</text:p>
          </table:table-cell>
          <table:table-cell office:value-type="float" office:value="0.9953125">
            <text:p>0.9953125</text:p>
          </table:table-cell>
          <table:table-cell office:value-type="float" office:value="0.9875">
            <text:p>0.9875</text:p>
          </table:table-cell>
        </table:table-row>
      </table:table>
      <table:table table:name="dados.hepatiti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table:number-columns-repeated="2" office:value-type="float" office:value="0.538461538461538">
            <text:p>0.538461538461538</text:p>
          </table:table-cell>
          <table:table-cell office:value-type="float" office:value="0.923076923076923">
            <text:p>0.923076923076923</text:p>
          </table:table-cell>
          <table:table-cell table:number-columns-repeated="2" office:value-type="float" office:value="0.833333333333333">
            <text:p>0.833333333333333</text:p>
          </table:table-cell>
          <table:table-cell office:value-type="float" office:value="0.5">
            <text:p>0.5</text:p>
          </table:table-cell>
          <table:table-cell office:value-type="float" office:value="0.194444444444444">
            <text:p>0.194444444444444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361111111111111">
            <text:p>0.36111111111111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07692</text:p>
          </table:table-cell>
          <table:table-cell office:value-type="float" office:value="0.871794871794872">
            <text:p>0.871794871794872</text:p>
          </table:table-cell>
          <table:table-cell office:value-type="float" office:value="0.729166666666667">
            <text:p>0.729166666666667</text:p>
          </table:table-cell>
          <table:table-cell office:value-type="float" office:value="0.5">
            <text:p>0.5</text:p>
          </table:table-cell>
          <table:table-cell office:value-type="float" office:value="0.472222222222222">
            <text:p>0.472222222222222</text:p>
          </table:table-cell>
          <table:table-cell office:value-type="float" office:value="0.222222222222222">
            <text:p>0.222222222222222</text:p>
          </table:table-cell>
          <table:table-cell office:value-type="float" office:value="0.611111111111111">
            <text:p>0.611111111111111</text:p>
          </table:table-cell>
          <table:table-cell office:value-type="float" office:value="0.388888888888889">
            <text:p>0.388888888888889</text:p>
          </table:table-cell>
          <table:table-cell office:value-type="float" office:value="0.805555555555556">
            <text:p>0.805555555555556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74358974358974">
            <text:p>0.974358974358974</text:p>
          </table:table-cell>
          <table:table-cell office:value-type="float" office:value="0.897435897435897">
            <text:p>0.897435897435897</text:p>
          </table:table-cell>
          <table:table-cell office:value-type="float" office:value="0.846153846153846">
            <text:p>0.846153846153846</text:p>
          </table:table-cell>
          <table:table-cell office:value-type="float" office:value="0.729166666666667">
            <text:p>0.7291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0.472222222222222">
            <text:p>0.472222222222222</text:p>
          </table:table-cell>
          <table:table-cell office:value-type="float" office:value="0.25">
            <text:p>0.25</text:p>
          </table:table-cell>
          <table:table-cell office:value-type="float" office:value="0.222222222222222">
            <text:p>0.222222222222222</text:p>
          </table:table-cell>
          <table:table-cell office:value-type="float" office:value="0.388888888888889">
            <text:p>0.388888888888889</text:p>
          </table:table-cell>
          <table:table-cell office:value-type="float" office:value="0.833333333333333">
            <text:p>0.833333333333333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948717948717949">
            <text:p>0.948717948717949</text:p>
          </table:table-cell>
          <table:table-cell office:value-type="float" office:value="0.8125">
            <text:p>0.8125</text:p>
          </table:table-cell>
          <table:table-cell office:value-type="float" office:value="0.604166666666667">
            <text:p>0.604166666666667</text:p>
          </table:table-cell>
          <table:table-cell office:value-type="float" office:value="0.638888888888889">
            <text:p>0.638888888888889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777778</text:p>
          </table:table-cell>
          <table:table-cell office:value-type="float" office:value="0.444444444444444">
            <text:p>0.444444444444444</text:p>
          </table:table-cell>
          <table:table-cell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692307692307692">
            <text:p>0.692307692307692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666666666666667">
            <text:p>0.666666666666667</text:p>
          </table:table-cell>
          <table:table-cell office:value-type="float" office:value="0.944444444444444">
            <text:p>0.944444444444444</text:p>
          </table:table-cell>
          <table:table-cell office:value-type="float" office:value="0.222222222222222">
            <text:p>0.222222222222222</text:p>
          </table:table-cell>
          <table:table-cell table:number-columns-repeated="2" office:value-type="float" office:value="0.444444444444444">
            <text:p>0.444444444444444</text:p>
          </table:table-cell>
          <table:table-cell office:value-type="float" office:value="0.611111111111111">
            <text:p>0.61111111111111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615384615384615">
            <text:p>0.615384615384615</text:p>
          </table:table-cell>
          <table:table-cell office:value-type="float" office:value="0.692307692307692">
            <text:p>0.692307692307692</text:p>
          </table:table-cell>
          <table:table-cell office:value-type="float" office:value="0.846153846153846">
            <text:p>0.846153846153846</text:p>
          </table:table-cell>
          <table:table-cell office:value-type="float" office:value="0.8125">
            <text:p>0.8125</text:p>
          </table:table-cell>
          <table:table-cell office:value-type="float" office:value="0.666666666666667">
            <text:p>0.666666666666667</text:p>
          </table:table-cell>
          <table:table-cell office:value-type="float" office:value="0.5">
            <text:p>0.5</text:p>
          </table:table-cell>
          <table:table-cell office:value-type="float" office:value="0.222222222222222">
            <text:p>0.222222222222222</text:p>
          </table:table-cell>
          <table:table-cell office:value-type="float" office:value="0.583333333333333">
            <text:p>0.583333333333333</text:p>
          </table:table-cell>
          <table:table-cell office:value-type="float" office:value="0.555555555555556">
            <text:p>0.555555555555556</text:p>
          </table:table-cell>
          <table:table-cell office:value-type="float" office:value="0.583333333333333">
            <text:p>0.583333333333333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615384615384615">
            <text:p>0.615384615384615</text:p>
          </table:table-cell>
          <table:table-cell office:value-type="float" office:value="0.717948717948718">
            <text:p>0.717948717948718</text:p>
          </table:table-cell>
          <table:table-cell office:value-type="float" office:value="0.923076923076923">
            <text:p>0.923076923076923</text:p>
          </table:table-cell>
          <table:table-cell office:value-type="float" office:value="0.8125">
            <text:p>0.8125</text:p>
          </table:table-cell>
          <table:table-cell office:value-type="float" office:value="0.666666666666667">
            <text:p>0.666666666666667</text:p>
          </table:table-cell>
          <table:table-cell office:value-type="float" office:value="0.444444444444444">
            <text:p>0.444444444444444</text:p>
          </table:table-cell>
          <table:table-cell office:value-type="float" office:value="0.25">
            <text:p>0.25</text:p>
          </table:table-cell>
          <table:table-cell office:value-type="float" office:value="0.472222222222222">
            <text:p>0.472222222222222</text:p>
          </table:table-cell>
          <table:table-cell office:value-type="float" office:value="0.555555555555556">
            <text:p>0.555555555555556</text:p>
          </table:table-cell>
          <table:table-cell office:value-type="float" office:value="0.583333333333333">
            <text:p>0.583333333333333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.692307692307692">
            <text:p>0.692307692307692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0.277777777777778">
            <text:p>0.277777777777778</text:p>
          </table:table-cell>
          <table:table-cell office:value-type="float" office:value="0.472222222222222">
            <text:p>0.472222222222222</text:p>
          </table:table-cell>
          <table:table-cell office:value-type="float" office:value="0.555555555555556">
            <text:p>0.555555555555556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692307692307692">
            <text:p>0.692307692307692</text:p>
          </table:table-cell>
          <table:table-cell office:value-type="float" office:value="0.974358974358974">
            <text:p>0.974358974358974</text:p>
          </table:table-cell>
          <table:table-cell office:value-type="float" office:value="0.846153846153846">
            <text:p>0.846153846153846</text:p>
          </table:table-cell>
          <table:table-cell office:value-type="float" office:value="0.8125">
            <text:p>0.8125</text:p>
          </table:table-cell>
          <table:table-cell office:value-type="float" office:value="0.666666666666667">
            <text:p>0.666666666666667</text:p>
          </table:table-cell>
          <table:table-cell office:value-type="float" office:value="0.611111111111111">
            <text:p>0.611111111111111</text:p>
          </table:table-cell>
          <table:table-cell office:value-type="float" office:value="0.277777777777778">
            <text:p>0.277777777777778</text:p>
          </table:table-cell>
          <table:table-cell office:value-type="float" office:value="0.472222222222222">
            <text:p>0.472222222222222</text:p>
          </table:table-cell>
          <table:table-cell office:value-type="float" office:value="0.555555555555556">
            <text:p>0.555555555555556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897435897435897">
            <text:p>0.897435897435897</text:p>
          </table:table-cell>
          <table:table-cell office:value-type="float" office:value="0.974358974358974">
            <text:p>0.974358974358974</text:p>
          </table:table-cell>
          <table:table-cell office:value-type="float" office:value="0.846153846153846">
            <text:p>0.846153846153846</text:p>
          </table:table-cell>
          <table:table-cell office:value-type="float" office:value="0.854166666666667">
            <text:p>0.854166666666667</text:p>
          </table:table-cell>
          <table:table-cell office:value-type="float" office:value="0.8125">
            <text:p>0.8125</text:p>
          </table:table-cell>
          <table:table-cell office:value-type="float" office:value="0.5">
            <text:p>0.5</text:p>
          </table:table-cell>
          <table:table-cell office:value-type="float" office:value="0.277777777777778">
            <text:p>0.277777777777778</text:p>
          </table:table-cell>
          <table:table-cell office:value-type="float" office:value="0.75">
            <text:p>0.75</text:p>
          </table:table-cell>
          <table:table-cell office:value-type="float" office:value="0.555555555555556">
            <text:p>0.555555555555556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897435897435897">
            <text:p>0.897435897435897</text:p>
          </table:table-cell>
          <table:table-cell office:value-type="float" office:value="0.974358974358974">
            <text:p>0.974358974358974</text:p>
          </table:table-cell>
          <table:table-cell office:value-type="float" office:value="0.846153846153846">
            <text:p>0.846153846153846</text:p>
          </table:table-cell>
          <table:table-cell office:value-type="float" office:value="0.958333333333333">
            <text:p>0.958333333333333</text:p>
          </table:table-cell>
          <table:table-cell office:value-type="float" office:value="0.8125">
            <text:p>0.8125</text:p>
          </table:table-cell>
          <table:table-cell office:value-type="float" office:value="0.555555555555556">
            <text:p>0.555555555555556</text:p>
          </table:table-cell>
          <table:table-cell office:value-type="float" office:value="0.277777777777778">
            <text:p>0.277777777777778</text:p>
          </table:table-cell>
          <table:table-cell office:value-type="float" office:value="0.75">
            <text:p>0.75</text:p>
          </table:table-cell>
          <table:table-cell office:value-type="float" office:value="0.555555555555556">
            <text:p>0.555555555555556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897435897435897">
            <text:p>0.897435897435897</text:p>
          </table:table-cell>
          <table:table-cell office:value-type="float" office:value="0.923076923076923">
            <text:p>0.923076923076923</text:p>
          </table:table-cell>
          <table:table-cell office:value-type="float" office:value="0.846153846153846">
            <text:p>0.846153846153846</text:p>
          </table:table-cell>
          <table:table-cell office:value-type="float" office:value="0.958333333333333">
            <text:p>0.958333333333333</text:p>
          </table:table-cell>
          <table:table-cell office:value-type="float" office:value="0.75">
            <text:p>0.75</text:p>
          </table:table-cell>
          <table:table-cell office:value-type="float" office:value="0.333333333333333">
            <text:p>0.333333333333333</text:p>
          </table:table-cell>
          <table:table-cell office:value-type="float" office:value="0.277777777777778">
            <text:p>0.277777777777778</text:p>
          </table:table-cell>
          <table:table-cell office:value-type="float" office:value="0.75">
            <text:p>0.75</text:p>
          </table:table-cell>
          <table:table-cell office:value-type="float" office:value="0.555555555555556">
            <text:p>0.555555555555556</text:p>
          </table:table-cell>
          <table:table-cell office:value-type="float" office:value="0.833333333333333">
            <text:p>0.833333333333333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897435897435897">
            <text:p>0.897435897435897</text:p>
          </table:table-cell>
          <table:table-cell office:value-type="float" office:value="0.974358974358974">
            <text:p>0.974358974358974</text:p>
          </table:table-cell>
          <table:table-cell office:value-type="float" office:value="0.846153846153846">
            <text:p>0.846153846153846</text:p>
          </table:table-cell>
          <table:table-cell office:value-type="float" office:value="0.9375">
            <text:p>0.9375</text:p>
          </table:table-cell>
          <table:table-cell office:value-type="float" office:value="0.645833333333333">
            <text:p>0.645833333333333</text:p>
          </table:table-cell>
          <table:table-cell office:value-type="float" office:value="0.638888888888889">
            <text:p>0.638888888888889</text:p>
          </table:table-cell>
          <table:table-cell office:value-type="float" office:value="0.444444444444444">
            <text:p>0.444444444444444</text:p>
          </table:table-cell>
          <table:table-cell office:value-type="float" office:value="0.583333333333333">
            <text:p>0.58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897435897435897">
            <text:p>0.897435897435897</text:p>
          </table:table-cell>
          <table:table-cell office:value-type="float" office:value="0.974358974358974">
            <text:p>0.974358974358974</text:p>
          </table:table-cell>
          <table:table-cell office:value-type="float" office:value="0.846153846153846">
            <text:p>0.846153846153846</text:p>
          </table:table-cell>
          <table:table-cell office:value-type="float" office:value="0.583333333333333">
            <text:p>0.583333333333333</text:p>
          </table:table-cell>
          <table:table-cell office:value-type="float" office:value="0.645833333333333">
            <text:p>0.645833333333333</text:p>
          </table:table-cell>
          <table:table-cell office:value-type="float" office:value="0.583333333333333">
            <text:p>0.583333333333333</text:p>
          </table:table-cell>
          <table:table-cell office:value-type="float" office:value="0.277777777777778">
            <text:p>0.277777777777778</text:p>
          </table:table-cell>
          <table:table-cell office:value-type="float" office:value="0.861111111111111">
            <text:p>0.861111111111111</text:p>
          </table:table-cell>
          <table:table-cell office:value-type="float" office:value="0.611111111111111">
            <text:p>0.611111111111111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897435897435897">
            <text:p>0.897435897435897</text:p>
          </table:table-cell>
          <table:table-cell office:value-type="float" office:value="0.974358974358974">
            <text:p>0.974358974358974</text:p>
          </table:table-cell>
          <table:table-cell office:value-type="float" office:value="0.564102564102564">
            <text:p>0.564102564102564</text:p>
          </table:table-cell>
          <table:table-cell office:value-type="float" office:value="0.8125">
            <text:p>0.8125</text:p>
          </table:table-cell>
          <table:table-cell office:value-type="float" office:value="0.645833333333333">
            <text:p>0.645833333333333</text:p>
          </table:table-cell>
          <table:table-cell office:value-type="float" office:value="0.555555555555556">
            <text:p>0.555555555555556</text:p>
          </table:table-cell>
          <table:table-cell office:value-type="float" office:value="0.305555555555556">
            <text:p>0.305555555555556</text:p>
          </table:table-cell>
          <table:table-cell office:value-type="float" office:value="0.916666666666667">
            <text:p>0.916666666666667</text:p>
          </table:table-cell>
          <table:table-cell office:value-type="float" office:value="0.444444444444444">
            <text:p>0.444444444444444</text:p>
          </table:table-cell>
          <table:table-cell office:value-type="float" office:value="0.833333333333333">
            <text:p>0.833333333333333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897435897435897">
            <text:p>0.897435897435897</text:p>
          </table:table-cell>
          <table:table-cell office:value-type="float" office:value="0.974358974358974">
            <text:p>0.974358974358974</text:p>
          </table:table-cell>
          <table:table-cell office:value-type="float" office:value="0.564102564102564">
            <text:p>0.564102564102564</text:p>
          </table:table-cell>
          <table:table-cell office:value-type="float" office:value="0.708333333333333">
            <text:p>0.708333333333333</text:p>
          </table:table-cell>
          <table:table-cell office:value-type="float" office:value="0.645833333333333">
            <text:p>0.645833333333333</text:p>
          </table:table-cell>
          <table:table-cell office:value-type="float" office:value="0.583333333333333">
            <text:p>0.583333333333333</text:p>
          </table:table-cell>
          <table:table-cell office:value-type="float" office:value="0.333333333333333">
            <text:p>0.333333333333333</text:p>
          </table:table-cell>
          <table:table-cell office:value-type="float" office:value="0.694444444444444">
            <text:p>0.6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794871794871795">
            <text:p>0.794871794871795</text:p>
          </table:table-cell>
          <table:table-cell office:value-type="float" office:value="0.923076923076923">
            <text:p>0.923076923076923</text:p>
          </table:table-cell>
          <table:table-cell office:value-type="float" office:value="0.692307692307692">
            <text:p>0.692307692307692</text:p>
          </table:table-cell>
          <table:table-cell office:value-type="float" office:value="0.708333333333333">
            <text:p>0.708333333333333</text:p>
          </table:table-cell>
          <table:table-cell table:number-columns-repeated="2" office:value-type="float" office:value="0.666666666666667">
            <text:p>0.666666666666667</text:p>
          </table:table-cell>
          <table:table-cell office:value-type="float" office:value="0.555555555555556">
            <text:p>0.555555555555556</text:p>
          </table:table-cell>
          <table:table-cell office:value-type="float" office:value="0.75">
            <text:p>0.75</text:p>
          </table:table-cell>
          <table:table-cell office:value-type="float" office:value="0.444444444444444">
            <text:p>0.444444444444444</text:p>
          </table:table-cell>
          <table:table-cell office:value-type="float" office:value="0.638888888888889">
            <text:p>0.638888888888889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692307692307692">
            <text:p>0.692307692307692</text:p>
          </table:table-cell>
          <table:table-cell office:value-type="float" office:value="0.923076923076923">
            <text:p>0.923076923076923</text:p>
          </table:table-cell>
          <table:table-cell office:value-type="float" office:value="0.692307692307692">
            <text:p>0.692307692307692</text:p>
          </table:table-cell>
          <table:table-cell office:value-type="float" office:value="0.833333333333333">
            <text:p>0.833333333333333</text:p>
          </table:table-cell>
          <table:table-cell office:value-type="float" office:value="0.625">
            <text:p>0.625</text:p>
          </table:table-cell>
          <table:table-cell office:value-type="float" office:value="0.666666666666667">
            <text:p>0.666666666666667</text:p>
          </table:table-cell>
          <table:table-cell office:value-type="float" office:value="0.25">
            <text:p>0.25</text:p>
          </table:table-cell>
          <table:table-cell office:value-type="float" office:value="0.694444444444444">
            <text:p>0.6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794871794871795">
            <text:p>0.794871794871795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583333333333333">
            <text:p>0.583333333333333</text:p>
          </table:table-cell>
          <table:table-cell office:value-type="float" office:value="0.625">
            <text:p>0.625</text:p>
          </table:table-cell>
          <table:table-cell office:value-type="float" office:value="0.666666666666667">
            <text:p>0.666666666666667</text:p>
          </table:table-cell>
          <table:table-cell office:value-type="float" office:value="0.333333333333333">
            <text:p>0.333333333333333</text:p>
          </table:table-cell>
          <table:table-cell office:value-type="float" office:value="0.694444444444444">
            <text:p>0.6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897435897435897">
            <text:p>0.897435897435897</text:p>
          </table:table-cell>
          <table:table-cell office:value-type="float" office:value="0.923076923076923">
            <text:p>0.923076923076923</text:p>
          </table:table-cell>
          <table:table-cell office:value-type="float" office:value="0.641025641025641">
            <text:p>0.641025641025641</text:p>
          </table:table-cell>
          <table:table-cell office:value-type="float" office:value="0.583333333333333">
            <text:p>0.583333333333333</text:p>
          </table:table-cell>
          <table:table-cell office:value-type="float" office:value="0.645833333333333">
            <text:p>0.645833333333333</text:p>
          </table:table-cell>
          <table:table-cell office:value-type="float" office:value="0.555555555555556">
            <text:p>0.555555555555556</text:p>
          </table:table-cell>
          <table:table-cell office:value-type="float" office:value="0.305555555555556">
            <text:p>0.305555555555556</text:p>
          </table:table-cell>
          <table:table-cell office:value-type="float" office:value="0.694444444444444">
            <text:p>0.6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2820513</text:p>
          </table:table-cell>
          <table:table-cell office:value-type="float" office:value="0.153846153846154">
            <text:p>0.153846153846154</text:p>
          </table:table-cell>
          <table:table-cell office:value-type="float" office:value="0.333333333333333">
            <text:p>0.333333333333333</text:p>
          </table:table-cell>
          <table:table-cell office:value-type="float" office:value="0.25">
            <text:p>0.25</text:p>
          </table:table-cell>
          <table:table-cell office:value-type="float" office:value="0.166666666666667">
            <text:p>0.166666666666667</text:p>
          </table:table-cell>
          <table:table-cell table:number-columns-repeated="4"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2820513</text:p>
          </table:table-cell>
          <table:table-cell office:value-type="float" office:value="0.0769230769230769">
            <text:p>0.0769230769230769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.111111111111111">
            <text:p>0.111111111111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56410256410256">
            <text:p>0.0256410256410256</text:p>
          </table:table-cell>
          <table:table-cell office:value-type="float" office:value="0.153846153846154">
            <text:p>0.153846153846154</text:p>
          </table:table-cell>
          <table:table-cell office:value-type="float" office:value="0.0833333333333333">
            <text:p>0.0833333333333333</text:p>
          </table:table-cell>
          <table:table-cell office:value-type="float" office:value="0.0625">
            <text:p>0.0625</text:p>
          </table:table-cell>
          <table:table-cell office:value-type="float" office:value="0.0833333333333333">
            <text:p>0.0833333333333333</text:p>
          </table:table-cell>
          <table:table-cell office:value-type="float" office:value="0.111111111111111">
            <text:p>0.111111111111111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1111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56410256410256">
            <text:p>0.0256410256410256</text:p>
          </table:table-cell>
          <table:table-cell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833333333333333">
            <text:p>0.0833333333333333</text:p>
          </table:table-cell>
          <table:table-cell table:number-columns-repeated="2" office:value-type="float" office:value="0.0555555555555556">
            <text:p>0.0555555555555556</text:p>
          </table:table-cell>
          <table:table-cell office:value-type="float" office:value="0.0277777777777778">
            <text:p>0.0277777777777778</text:p>
          </table:table-cell>
          <table:table-cell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56410256410256">
            <text:p>0.0256410256410256</text:p>
          </table:table-cell>
          <table:table-cell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0833333333333333">
            <text:p>0.0833333333333333</text:p>
          </table:table-cell>
          <table:table-cell table:number-columns-repeated="2" office:value-type="float" office:value="0.0555555555555556">
            <text:p>0.05555555555555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2820513</text:p>
          </table:table-cell>
          <table:table-cell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833333333333333">
            <text:p>0.0833333333333333</text:p>
          </table:table-cell>
          <table:table-cell office:value-type="float" office:value="0.0277777777777778">
            <text:p>0.0277777777777778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256410256410256">
            <text:p>0.0256410256410256</text:p>
          </table:table-cell>
          <table:table-cell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2820513</text:p>
          </table:table-cell>
          <table:table-cell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833333333333333">
            <text:p>0.08333333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111111111111111">
            <text:p>0.111111111111111</text:p>
          </table:table-cell>
          <table:table-cell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277777777777778">
            <text:p>0.0277777777777778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2820513</text:p>
          </table:table-cell>
          <table:table-cell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277777777777778">
            <text:p>0.0277777777777778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277777777777778">
            <text:p>0.0277777777777778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833333333333333">
            <text:p>0.0833333333333333</text:p>
          </table:table-cell>
          <table:table-cell office:value-type="float" office:value="0.111111111111111">
            <text:p>0.111111111111111</text:p>
          </table:table-cell>
          <table:table-cell office:value-type="float" office:value="0.0277777777777778">
            <text:p>0.0277777777777778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0555555555555556">
            <text:p>0.0555555555555556</text:p>
          </table:table-cell>
          <table:table-cell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.0277777777777778">
            <text:p>0.0277777777777778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table:number-columns-repeated="2" office:value-type="float" office:value="0.166666666666667">
            <text:p>0.166666666666667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table:number-columns-repeated="2" office:value-type="float" office:value="0.166666666666667">
            <text:p>0.166666666666667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table:number-columns-repeated="3" office:value-type="float" office:value="0.0833333333333333">
            <text:p>0.0833333333333333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table:number-columns-repeated="2" office:value-type="float" office:value="0.166666666666667">
            <text:p>0.166666666666667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.111111111111111">
            <text:p>0.11111111111111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.0277777777777778">
            <text:p>0.0277777777777778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487179487179487">
            <text:p>0.487179487179487</text:p>
          </table:table-cell>
          <table:table-cell office:value-type="float" office:value="0.8125">
            <text:p>0.8125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638888888888889">
            <text:p>0.638888888888889</text:p>
          </table:table-cell>
          <table:table-cell office:value-type="float" office:value="0.444444444444444">
            <text:p>0.444444444444444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487179487179487">
            <text:p>0.487179487179487</text:p>
          </table:table-cell>
          <table:table-cell office:value-type="float" office:value="0.8125">
            <text:p>0.8125</text:p>
          </table:table-cell>
          <table:table-cell office:value-type="float" office:value="0.854166666666667">
            <text:p>0.854166666666667</text:p>
          </table:table-cell>
          <table:table-cell office:value-type="float" office:value="0.777777777777778">
            <text:p>0.777777777777778</text:p>
          </table:table-cell>
          <table:table-cell office:value-type="float" office:value="0.361111111111111">
            <text:p>0.361111111111111</text:p>
          </table:table-cell>
          <table:table-cell office:value-type="float" office:value="0.722222222222222">
            <text:p>0.722222222222222</text:p>
          </table:table-cell>
          <table:table-cell office:value-type="float" office:value="0.527777777777778">
            <text:p>0.527777777777778</text:p>
          </table:table-cell>
          <table:table-cell office:value-type="float" office:value="0.805555555555556">
            <text:p>0.805555555555556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74358974358974">
            <text:p>0.974358974358974</text:p>
          </table:table-cell>
          <table:table-cell table:number-columns-repeated="2" office:value-type="float" office:value="0.743589743589744">
            <text:p>0.743589743589744</text:p>
          </table:table-cell>
          <table:table-cell office:value-type="float" office:value="0.833333333333333">
            <text:p>0.833333333333333</text:p>
          </table:table-cell>
          <table:table-cell office:value-type="float" office:value="0.791666666666667">
            <text:p>0.791666666666667</text:p>
          </table:table-cell>
          <table:table-cell office:value-type="float" office:value="0.777777777777778">
            <text:p>0.777777777777778</text:p>
          </table:table-cell>
          <table:table-cell office:value-type="float" office:value="0.388888888888889">
            <text:p>0.388888888888889</text:p>
          </table:table-cell>
          <table:table-cell office:value-type="float" office:value="0.75">
            <text:p>0.75</text:p>
          </table:table-cell>
          <table:table-cell office:value-type="float" office:value="0.444444444444444">
            <text:p>0.444444444444444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office:value-type="float" office:value="0.722222222222222">
            <text:p>0.722222222222222</text:p>
          </table:table-cell>
          <table:table-cell office:value-type="float" office:value="0.388888888888889">
            <text:p>0.388888888888889</text:p>
          </table:table-cell>
          <table:table-cell office:value-type="float" office:value="0.75">
            <text:p>0.75</text:p>
          </table:table-cell>
          <table:table-cell office:value-type="float" office:value="0.444444444444444">
            <text:p>0.444444444444444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666666666666667">
            <text:p>0.666666666666667</text:p>
          </table:table-cell>
          <table:table-cell office:value-type="float" office:value="0.791666666666667">
            <text:p>0.791666666666667</text:p>
          </table:table-cell>
          <table:table-cell office:value-type="float" office:value="0.875">
            <text:p>0.875</text:p>
          </table:table-cell>
          <table:table-cell office:value-type="float" office:value="0.777777777777778">
            <text:p>0.777777777777778</text:p>
          </table:table-cell>
          <table:table-cell office:value-type="float" office:value="0.333333333333333">
            <text:p>0.333333333333333</text:p>
          </table:table-cell>
          <table:table-cell office:value-type="float" office:value="0.694444444444444">
            <text:p>0.6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833333333333333">
            <text:p>0.833333333333333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92307692307692">
            <text:p>0.692307692307692</text:p>
          </table:table-cell>
          <table:table-cell office:value-type="float" office:value="0.770833333333333">
            <text:p>0.770833333333333</text:p>
          </table:table-cell>
          <table:table-cell office:value-type="float" office:value="0.875">
            <text:p>0.875</text:p>
          </table:table-cell>
          <table:table-cell office:value-type="float" office:value="0.777777777777778">
            <text:p>0.777777777777778</text:p>
          </table:table-cell>
          <table:table-cell office:value-type="float" office:value="0.388888888888889">
            <text:p>0.388888888888889</text:p>
          </table:table-cell>
          <table:table-cell office:value-type="float" office:value="0.75">
            <text:p>0.75</text:p>
          </table:table-cell>
          <table:table-cell office:value-type="float" office:value="0.472222222222222">
            <text:p>0.472222222222222</text:p>
          </table:table-cell>
          <table:table-cell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70833333333333">
            <text:p>0.770833333333333</text:p>
          </table:table-cell>
          <table:table-cell office:value-type="float" office:value="0.875">
            <text:p>0.875</text:p>
          </table:table-cell>
          <table:table-cell office:value-type="float" office:value="0.777777777777778">
            <text:p>0.777777777777778</text:p>
          </table:table-cell>
          <table:table-cell office:value-type="float" office:value="0.222222222222222">
            <text:p>0.222222222222222</text:p>
          </table:table-cell>
          <table:table-cell office:value-type="float" office:value="0.722222222222222">
            <text:p>0.722222222222222</text:p>
          </table:table-cell>
          <table:table-cell office:value-type="float" office:value="0.583333333333333">
            <text:p>0.583333333333333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92307692307692">
            <text:p>0.692307692307692</text:p>
          </table:table-cell>
          <table:table-cell office:value-type="float" office:value="0.854166666666667">
            <text:p>0.8541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77777777777778">
            <text:p>0.777777777777778</text:p>
          </table:table-cell>
          <table:table-cell office:value-type="float" office:value="0.361111111111111">
            <text:p>0.361111111111111</text:p>
          </table:table-cell>
          <table:table-cell office:value-type="float" office:value="0.75">
            <text:p>0.75</text:p>
          </table:table-cell>
          <table:table-cell office:value-type="float" office:value="0.555555555555556">
            <text:p>0.555555555555556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75">
            <text:p>0.75</text:p>
          </table:table-cell>
          <table:table-cell office:value-type="float" office:value="0.388888888888889">
            <text:p>0.388888888888889</text:p>
          </table:table-cell>
          <table:table-cell office:value-type="float" office:value="0.75">
            <text:p>0.75</text:p>
          </table:table-cell>
          <table:table-cell office:value-type="float" office:value="0.555555555555556">
            <text:p>0.555555555555556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92307692307692">
            <text:p>0.692307692307692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75">
            <text:p>0.75</text:p>
          </table:table-cell>
          <table:table-cell office:value-type="float" office:value="0.222222222222222">
            <text:p>0.222222222222222</text:p>
          </table:table-cell>
          <table:table-cell office:value-type="float" office:value="0.722222222222222">
            <text:p>0.722222222222222</text:p>
          </table:table-cell>
          <table:table-cell office:value-type="float" office:value="0.555555555555556">
            <text:p>0.555555555555556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.777777777777778">
            <text:p>0.777777777777778</text:p>
          </table:table-cell>
          <table:table-cell office:value-type="float" office:value="0.527777777777778">
            <text:p>0.527777777777778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92307692307692">
            <text:p>0.692307692307692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office:value-type="float" office:value="0.777777777777778">
            <text:p>0.777777777777778</text:p>
          </table:table-cell>
          <table:table-cell office:value-type="float" office:value="0.444444444444444">
            <text:p>0.44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527777777777778">
            <text:p>0.527777777777778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75">
            <text:p>0.75</text:p>
          </table:table-cell>
          <table:table-cell office:value-type="float" office:value="0.416666666666667">
            <text:p>0.41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5">
            <text:p>0.5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75">
            <text:p>0.75</text:p>
          </table:table-cell>
          <table:table-cell office:value-type="float" office:value="0.444444444444444">
            <text:p>0.444444444444444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75">
            <text:p>0.75</text:p>
          </table:table-cell>
          <table:table-cell office:value-type="float" office:value="0.472222222222222">
            <text:p>0.472222222222222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9375">
            <text:p>0.9375</text:p>
          </table:table-cell>
          <table:table-cell office:value-type="float" office:value="0.722222222222222">
            <text:p>0.722222222222222</text:p>
          </table:table-cell>
          <table:table-cell office:value-type="float" office:value="0.416666666666667">
            <text:p>0.416666666666667</text:p>
          </table:table-cell>
          <table:table-cell office:value-type="float" office:value="0.75">
            <text:p>0.75</text:p>
          </table:table-cell>
          <table:table-cell office:value-type="float" office:value="0.472222222222222">
            <text:p>0.472222222222222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9375">
            <text:p>0.9375</text:p>
          </table:table-cell>
          <table:table-cell office:value-type="float" office:value="0.75">
            <text:p>0.75</text:p>
          </table:table-cell>
          <table:table-cell office:value-type="float" office:value="0.472222222222222">
            <text:p>0.472222222222222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office:value-type="float" office:value="0.805555555555556">
            <text:p>0.805555555555556</text:p>
          </table:table-cell>
          <table:table-cell office:value-type="float" office:value="0.444444444444444">
            <text:p>0.444444444444444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office:value-type="float" office:value="0.805555555555556">
            <text:p>0.805555555555556</text:p>
          </table:table-cell>
          <table:table-cell office:value-type="float" office:value="0.388888888888889">
            <text:p>0.388888888888889</text:p>
          </table:table-cell>
          <table:table-cell office:value-type="float" office:value="0.777777777777778">
            <text:p>0.777777777777778</text:p>
          </table:table-cell>
          <table:table-cell office:value-type="float" office:value="0.527777777777778">
            <text:p>0.527777777777778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805555555555556">
            <text:p>0.805555555555556</text:p>
          </table:table-cell>
          <table:table-cell office:value-type="float" office:value="0.222222222222222">
            <text:p>0.222222222222222</text:p>
          </table:table-cell>
          <table:table-cell office:value-type="float" office:value="0.75">
            <text:p>0.75</text:p>
          </table:table-cell>
          <table:table-cell office:value-type="float" office:value="0.583333333333333">
            <text:p>0.583333333333333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33333333333333">
            <text:p>0.833333333333333</text:p>
          </table:table-cell>
          <table:table-cell office:value-type="float" office:value="0.9375">
            <text:p>0.9375</text:p>
          </table:table-cell>
          <table:table-cell office:value-type="float" office:value="0.805555555555556">
            <text:p>0.805555555555556</text:p>
          </table:table-cell>
          <table:table-cell office:value-type="float" office:value="0.694444444444444">
            <text:p>0.694444444444444</text:p>
          </table:table-cell>
          <table:table-cell office:value-type="float" office:value="0.861111111111111">
            <text:p>0.861111111111111</text:p>
          </table:table-cell>
          <table:table-cell office:value-type="float" office:value="0.555555555555556">
            <text:p>0.555555555555556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33333333333333">
            <text:p>0.833333333333333</text:p>
          </table:table-cell>
          <table:table-cell office:value-type="float" office:value="0.9375">
            <text:p>0.9375</text:p>
          </table:table-cell>
          <table:table-cell office:value-type="float" office:value="0.833333333333333">
            <text:p>0.833333333333333</text:p>
          </table:table-cell>
          <table:table-cell office:value-type="float" office:value="0.777777777777778">
            <text:p>0.777777777777778</text:p>
          </table:table-cell>
          <table:table-cell office:value-type="float" office:value="0.861111111111111">
            <text:p>0.861111111111111</text:p>
          </table:table-cell>
          <table:table-cell office:value-type="float" office:value="0.555555555555556">
            <text:p>0.555555555555556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69230769230769">
            <text:p>0.769230769230769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777777777777778">
            <text:p>0.777777777777778</text:p>
          </table:table-cell>
          <table:table-cell office:value-type="float" office:value="0.805555555555556">
            <text:p>0.805555555555556</text:p>
          </table:table-cell>
          <table:table-cell office:value-type="float" office:value="0.916666666666667">
            <text:p>0.916666666666667</text:p>
          </table:table-cell>
          <table:table-cell office:value-type="float" office:value="0.5">
            <text:p>0.5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82051282051282">
            <text:p>0.82051282051282</text:p>
          </table:table-cell>
          <table:table-cell office:value-type="float" office:value="0.833333333333333">
            <text:p>0.8333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77777777777778">
            <text:p>0.77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833333333333333">
            <text:p>0.833333333333333</text:p>
          </table:table-cell>
          <table:table-cell office:value-type="float" office:value="0.555555555555556">
            <text:p>0.555555555555556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92307692307692">
            <text:p>0.692307692307692</text:p>
          </table:table-cell>
          <table:table-cell office:value-type="float" office:value="0.875">
            <text:p>0.875</text:p>
          </table:table-cell>
          <table:table-cell office:value-type="float" office:value="0.895833333333333">
            <text:p>0.895833333333333</text:p>
          </table:table-cell>
          <table:table-cell office:value-type="float" office:value="0.777777777777778">
            <text:p>0.777777777777778</text:p>
          </table:table-cell>
          <table:table-cell office:value-type="float" office:value="0.694444444444444">
            <text:p>0.694444444444444</text:p>
          </table:table-cell>
          <table:table-cell office:value-type="float" office:value="0.861111111111111">
            <text:p>0.861111111111111</text:p>
          </table:table-cell>
          <table:table-cell office:value-type="float" office:value="0.527777777777778">
            <text:p>0.527777777777778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717948717948718">
            <text:p>0.717948717948718</text:p>
          </table:table-cell>
          <table:table-cell office:value-type="float" office:value="0.854166666666667">
            <text:p>0.8541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805555555555556">
            <text:p>0.805555555555556</text:p>
          </table:table-cell>
          <table:table-cell office:value-type="float" office:value="0.611111111111111">
            <text:p>0.611111111111111</text:p>
          </table:table-cell>
          <table:table-cell office:value-type="float" office:value="0.805555555555556">
            <text:p>0.805555555555556</text:p>
          </table:table-cell>
          <table:table-cell office:value-type="float" office:value="0.527777777777778">
            <text:p>0.527777777777778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717948717948718">
            <text:p>0.717948717948718</text:p>
          </table:table-cell>
          <table:table-cell office:value-type="float" office:value="0.833333333333333">
            <text:p>0.833333333333333</text:p>
          </table:table-cell>
          <table:table-cell office:value-type="float" office:value="0.854166666666667">
            <text:p>0.854166666666667</text:p>
          </table:table-cell>
          <table:table-cell office:value-type="float" office:value="0.777777777777778">
            <text:p>0.777777777777778</text:p>
          </table:table-cell>
          <table:table-cell office:value-type="float" office:value="0.694444444444444">
            <text:p>0.69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555555555555556">
            <text:p>0.555555555555556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717948717948718">
            <text:p>0.717948717948718</text:p>
          </table:table-cell>
          <table:table-cell table:number-columns-repeated="2" office:value-type="float" office:value="0.854166666666667">
            <text:p>0.854166666666667</text:p>
          </table:table-cell>
          <table:table-cell office:value-type="float" office:value="0.777777777777778">
            <text:p>0.777777777777778</text:p>
          </table:table-cell>
          <table:table-cell office:value-type="float" office:value="0.722222222222222">
            <text:p>0.722222222222222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743589743589744">
            <text:p>0.743589743589744</text:p>
          </table:table-cell>
          <table:table-cell office:value-type="float" office:value="0.854166666666667">
            <text:p>0.8541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  <table:table-cell office:value-type="float" office:value="0.805555555555556">
            <text:p>0.805555555555556</text:p>
          </table:table-cell>
          <table:table-cell office:value-type="float" office:value="0.472222222222222">
            <text:p>0.472222222222222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717948717948718">
            <text:p>0.717948717948718</text:p>
          </table:table-cell>
          <table:table-cell office:value-type="float" office:value="0.833333333333333">
            <text:p>0.8333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  <table:table-cell office:value-type="float" office:value="0.805555555555556">
            <text:p>0.805555555555556</text:p>
          </table:table-cell>
          <table:table-cell office:value-type="float" office:value="0.416666666666667">
            <text:p>0.416666666666667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769230769230769">
            <text:p>0.769230769230769</text:p>
          </table:table-cell>
          <table:table-cell office:value-type="float" office:value="0.854166666666667">
            <text:p>0.8541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694444444444444">
            <text:p>0.694444444444444</text:p>
          </table:table-cell>
          <table:table-cell office:value-type="float" office:value="0.777777777777778">
            <text:p>0.777777777777778</text:p>
          </table:table-cell>
          <table:table-cell office:value-type="float" office:value="0.444444444444444">
            <text:p>0.444444444444444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table:number-columns-repeated="2" office:value-type="float" office:value="0.854166666666667">
            <text:p>0.8541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694444444444444">
            <text:p>0.69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444444444444444">
            <text:p>0.444444444444444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33333333333333">
            <text:p>0.8333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638888888888889">
            <text:p>0.638888888888889</text:p>
          </table:table-cell>
          <table:table-cell office:value-type="float" office:value="0.777777777777778">
            <text:p>0.777777777777778</text:p>
          </table:table-cell>
          <table:table-cell office:value-type="float" office:value="0.444444444444444">
            <text:p>0.444444444444444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94871794871795">
            <text:p>0.794871794871795</text:p>
          </table:table-cell>
          <table:table-cell table:number-columns-repeated="2" office:value-type="float" office:value="0.854166666666667">
            <text:p>0.854166666666667</text:p>
          </table:table-cell>
          <table:table-cell office:value-type="float" office:value="0.75">
            <text:p>0.75</text:p>
          </table:table-cell>
          <table:table-cell office:value-type="float" office:value="0.722222222222222">
            <text:p>0.722222222222222</text:p>
          </table:table-cell>
          <table:table-cell office:value-type="float" office:value="0.75">
            <text:p>0.75</text:p>
          </table:table-cell>
          <table:table-cell office:value-type="float" office:value="0.444444444444444">
            <text:p>0.444444444444444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854166666666667">
            <text:p>0.854166666666667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722222222222222">
            <text:p>0.722222222222222</text:p>
          </table:table-cell>
          <table:table-cell office:value-type="float" office:value="0.805555555555556">
            <text:p>0.805555555555556</text:p>
          </table:table-cell>
          <table:table-cell office:value-type="float" office:value="0.472222222222222">
            <text:p>0.472222222222222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54166666666667">
            <text:p>0.8541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22222222222222">
            <text:p>0.722222222222222</text:p>
          </table:table-cell>
          <table:table-cell table:number-columns-repeated="2" office:value-type="float" office:value="0.777777777777778">
            <text:p>0.777777777777778</text:p>
          </table:table-cell>
          <table:table-cell office:value-type="float" office:value="0.5">
            <text:p>0.5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66666666666667">
            <text:p>0.666666666666667</text:p>
          </table:table-cell>
          <table:table-cell office:value-type="float" office:value="0.854166666666667">
            <text:p>0.854166666666667</text:p>
          </table:table-cell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0.694444444444444">
            <text:p>0.69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15384615384615">
            <text:p>0.615384615384615</text:p>
          </table:table-cell>
          <table:table-cell office:value-type="float" office:value="0.854166666666667">
            <text:p>0.854166666666667</text:p>
          </table:table-cell>
          <table:table-cell office:value-type="float" office:value="0.8125">
            <text:p>0.8125</text:p>
          </table:table-cell>
          <table:table-cell office:value-type="float" office:value="0.75">
            <text:p>0.75</text:p>
          </table:table-cell>
          <table:table-cell office:value-type="float" office:value="0.694444444444444">
            <text:p>0.69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54166666666667">
            <text:p>0.854166666666667</text:p>
          </table:table-cell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0.611111111111111">
            <text:p>0.611111111111111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641025641025641">
            <text:p>0.641025641025641</text:p>
          </table:table-cell>
          <table:table-cell office:value-type="float" office:value="0.854166666666667">
            <text:p>0.854166666666667</text:p>
          </table:table-cell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0.611111111111111">
            <text:p>0.611111111111111</text:p>
          </table:table-cell>
          <table:table-cell office:value-type="float" office:value="0.805555555555556">
            <text:p>0.805555555555556</text:p>
          </table:table-cell>
          <table:table-cell office:value-type="float" office:value="0.444444444444444">
            <text:p>0.444444444444444</text:p>
          </table:table-cell>
          <table:table-cell office:value-type="float" office:value="0.888888888888889">
            <text:p>0.888888888888889</text:p>
          </table:table-cell>
        </table:table-row>
      </table:table>
      <table:table table:name="dados.glas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51851851851852">
            <text:p>0.85185185185185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.631578947368421">
            <text:p>0.631578947368421</text:p>
          </table:table-cell>
          <table:table-cell office:value-type="float" office:value="0.894736842105263">
            <text:p>0.894736842105263</text:p>
          </table:table-cell>
          <table:table-cell office:value-type="float" office:value="0.789473684210526">
            <text:p>0.789473684210526</text:p>
          </table:table-cell>
          <table:table-cell office:value-type="float" office:value="0.851851851851852">
            <text:p>0.851851851851852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592593</text:p>
          </table:table-cell>
          <table:table-cell office:value-type="float" office:value="0.87037037037037">
            <text:p>0.87037037037037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7719298245614">
            <text:p>0.87719298245614</text:p>
          </table:table-cell>
          <table:table-cell office:value-type="float" office:value="0.666666666666667">
            <text:p>0.666666666666667</text:p>
          </table:table-cell>
          <table:table-cell office:value-type="float" office:value="0.912280701754386">
            <text:p>0.912280701754386</text:p>
          </table:table-cell>
          <table:table-cell office:value-type="float" office:value="0.921052631578947">
            <text:p>0.921052631578947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929824561403509">
            <text:p>0.929824561403509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29824561403509">
            <text:p>0.92982456140350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05263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929824561403509">
            <text:p>0.929824561403509</text:p>
          </table:table-cell>
          <table:table-cell office:value-type="float" office:value="1">
            <text:p>1</text:p>
          </table:table-cell>
          <table:table-cell office:value-type="float" office:value="0.921052631578947">
            <text:p>0.921052631578947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21052631578947">
            <text:p>0.921052631578947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21052631578947">
            <text:p>0.921052631578947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21052631578947">
            <text:p>0.921052631578947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929824561403509">
            <text:p>0.929824561403509</text:p>
          </table:table-cell>
          <table:table-cell office:value-type="float" office:value="1">
            <text:p>1</text:p>
          </table:table-cell>
          <table:table-cell office:value-type="float" office:value="0.973684210526316">
            <text:p>0.973684210526316</text:p>
          </table:table-cell>
          <table:table-cell table:number-columns-repeated="2" office:value-type="float" office:value="1">
            <text:p>1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73684210526316">
            <text:p>0.973684210526316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73684210526316">
            <text:p>0.973684210526316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21052631578947">
            <text:p>0.921052631578947</text:p>
          </table:table-cell>
          <table:table-cell table:number-columns-repeated="2" office:value-type="float" office:value="1">
            <text:p>1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21052631578947">
            <text:p>0.921052631578947</text:p>
          </table:table-cell>
          <table:table-cell table:number-columns-repeated="2" office:value-type="float" office:value="1">
            <text:p>1</text:p>
          </table:table-cell>
          <table:table-cell office:value-type="float" office:value="0.555555555555556">
            <text:p>0.5555555555555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555555555555556">
            <text:p>0.5555555555555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36842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555555555555556">
            <text:p>0.5555555555555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921052631578947">
            <text:p>0.921052631578947</text:p>
          </table:table-cell>
          <table:table-cell table:number-columns-repeated="2" office:value-type="float" office:value="1">
            <text:p>1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578947</text:p>
          </table:table-cell>
          <table:table-cell office:value-type="float" office:value="0.210526315789474">
            <text:p>0.210526315789474</text:p>
          </table:table-cell>
          <table:table-cell office:value-type="float" office:value="0.0350877192982456">
            <text:p>0.0350877192982456</text:p>
          </table:table-cell>
          <table:table-cell office:value-type="float" office:value="0.210526315789474">
            <text:p>0.210526315789474</text:p>
          </table:table-cell>
          <table:table-cell office:value-type="float" office:value="0.631578947368421">
            <text:p>0.631578947368421</text:p>
          </table:table-cell>
          <table:table-cell table:number-columns-repeated="2" office:value-type="float" office:value="0.777777777777778">
            <text:p>0.777777777777778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140350877192982">
            <text:p>0.140350877192982</text:p>
          </table:table-cell>
          <table:table-cell table:number-columns-repeated="3" office:value-type="float" office:value="0">
            <text:p>0</text:p>
          </table:table-cell>
          <table:table-cell office:value-type="float" office:value="0.578947368421053">
            <text:p>0.578947368421053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33333</text:p>
          </table:table-cell>
          <table:table-cell office:value-type="float" office:value="0.0185185185185185">
            <text:p>0.0185185185185185</text:p>
          </table:table-cell>
          <table:table-cell table:number-columns-repeated="2" office:value-type="float" office:value="0.037037037037037">
            <text:p>0.037037037037037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85185185185185">
            <text:p>0.0185185185185185</text:p>
          </table:table-cell>
          <table:table-cell office:value-type="float" office:value="0.037037037037037">
            <text:p>0.037037037037037</text:p>
          </table:table-cell>
          <table:table-cell office:value-type="float" office:value="0.0740740740740741">
            <text:p>0.0740740740740741</text:p>
          </table:table-cell>
          <table:table-cell office:value-type="float" office:value="0.037037037037037">
            <text:p>0.037037037037037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555555555555556">
            <text:p>0.0555555555555556</text:p>
          </table:table-cell>
          <table:table-cell table:number-columns-repeated="2" office:value-type="float" office:value="0.111111111111111">
            <text:p>0.11111111111111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175438596491228">
            <text:p>0.175438596491228</text:p>
          </table:table-cell>
          <table:table-cell office:value-type="float" office:value="0.0526315789473684">
            <text:p>0.0526315789473684</text:p>
          </table:table-cell>
          <table:table-cell office:value-type="float" office:value="0">
            <text:p>0</text:p>
          </table:table-cell>
          <table:table-cell office:value-type="float" office:value="0.0526315789473684">
            <text:p>0.0526315789473684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11111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037037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263157894736842">
            <text:p>0.263157894736842</text:p>
          </table:table-cell>
          <table:table-cell office:value-type="float" office:value="0.105263157894737">
            <text:p>0.105263157894737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office:value-type="float" office:value="0.210526315789474">
            <text:p>0.210526315789474</text:p>
          </table:table-cell>
          <table:table-cell table:number-columns-repeated="2" office:value-type="float" office:value="0.037037037037037">
            <text:p>0.037037037037037</text:p>
          </table:table-cell>
          <table:table-cell office:value-type="float" office:value="0.0555555555555556">
            <text:p>0.0555555555555556</text:p>
          </table:table-cell>
          <table:table-cell office:value-type="float" office:value="0.111111111111111">
            <text:p>0.111111111111111</text:p>
          </table:table-cell>
          <table:table-cell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office:value-type="float" office:value="0">
            <text:p>0</text:p>
          </table:table-cell>
          <table:table-cell office:value-type="float" office:value="0.0526315789473684">
            <text:p>0.0526315789473684</text:p>
          </table:table-cell>
          <table:table-cell office:value-type="float" office:value="0.263157894736842">
            <text:p>0.263157894736842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037037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0.037037037037037">
            <text:p>0.037037037037037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105263157894737">
            <text:p>0.105263157894737</text:p>
          </table:table-cell>
          <table:table-cell table:number-columns-repeated="8" office:value-type="float" office:value="0">
            <text:p>0</text:p>
          </table:table-cell>
          <table:table-cell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105263157894737">
            <text:p>0.10526315789473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526315789473684">
            <text:p>0.0526315789473684</text:p>
          </table:table-cell>
          <table:table-cell table:number-columns-repeated="4" office:value-type="float" office:value="0">
            <text:p>0</text:p>
          </table:table-cell>
          <table:table-cell office:value-type="float" office:value="0.037037037037037">
            <text:p>0.037037037037037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0526315789473684">
            <text:p>0.052631578947368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526315789473684">
            <text:p>0.0526315789473684</text:p>
          </table:table-cell>
          <table:table-cell office:value-type="float" office:value="0.0555555555555556">
            <text:p>0.05555555555555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315789473684">
            <text:p>0.0526315789473684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5555556</text:p>
          </table:table-cell>
          <table:table-cell office:value-type="float" office:value="0">
            <text:p>0</text:p>
          </table:table-cell>
          <table:table-cell office:value-type="float" office:value="0.0185185185185185">
            <text:p>0.0185185185185185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315789473684">
            <text:p>0.052631578947368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105263157894737">
            <text:p>0.105263157894737</text:p>
          </table:table-cell>
          <table:table-cell office:value-type="float" office:value="0.0526315789473684">
            <text:p>0.0526315789473684</text:p>
          </table:table-cell>
          <table:table-cell table:number-columns-repeated="4" office:value-type="float" office:value="0">
            <text:p>0</text:p>
          </table:table-cell>
          <table:table-cell office:value-type="float" office:value="0.0555555555555556">
            <text:p>0.0555555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5555555555556">
            <text:p>0.0555555555555556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105263157894737">
            <text:p>0.105263157894737</text:p>
          </table:table-cell>
          <table:table-cell office:value-type="float" office:value="0.0526315789473684">
            <text:p>0.0526315789473684</text:p>
          </table:table-cell>
          <table:table-cell table:number-columns-repeated="7" office:value-type="float" office:value="0">
            <text:p>0</text:p>
          </table:table-cell>
          <table:table-cell office:value-type="float" office:value="0.037037037037037">
            <text:p>0.037037037037037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25925925925926">
            <text:p>0.925925925925926</text:p>
          </table:table-cell>
          <table:table-cell office:value-type="float" office:value="0.851851851851852">
            <text:p>0.851851851851852</text:p>
          </table:table-cell>
          <table:table-cell office:value-type="float" office:value="0.962962962962963">
            <text:p>0.962962962962963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2962963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0.888888888888889">
            <text:p>0.888888888888889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07017543859649">
            <text:p>0.807017543859649</text:p>
          </table:table-cell>
          <table:table-cell table:number-columns-repeated="2"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0.907407407407407">
            <text:p>0.907407407407407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0.888888888888889">
            <text:p>0.888888888888889</text:p>
          </table:table-cell>
          <table:table-cell office:value-type="float" office:value="0.814814814814815">
            <text:p>0.8148148148148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0.907407407407407">
            <text:p>0.907407407407407</text:p>
          </table:table-cell>
          <table:table-cell office:value-type="float" office:value="0.962962962962963">
            <text:p>0.9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0.907407407407407">
            <text:p>0.907407407407407</text:p>
          </table:table-cell>
          <table:table-cell table:number-columns-repeated="2" office:value-type="float" office:value="1">
            <text:p>1</text:p>
          </table:table-cell>
          <table:table-cell office:value-type="float" office:value="0.981481481481482">
            <text:p>0.981481481481482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81481481481482">
            <text:p>0.981481481481482</text:p>
          </table:table-cell>
          <table:table-cell office:value-type="float" office:value="0.907407407407407">
            <text:p>0.907407407407407</text:p>
          </table:table-cell>
          <table:table-cell office:value-type="float" office:value="0.962962962962963">
            <text:p>0.9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59649122807017">
            <text:p>0.859649122807017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81481481481482">
            <text:p>0.981481481481482</text:p>
          </table:table-cell>
          <table:table-cell office:value-type="float" office:value="0.925925925925926">
            <text:p>0.925925925925926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2962963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81481481481482">
            <text:p>0.98148148148148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2962963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81481481481482">
            <text:p>0.981481481481482</text:p>
          </table:table-cell>
          <table:table-cell table:number-columns-repeated="3" office:value-type="float" office:value="1">
            <text:p>1</text:p>
          </table:table-cell>
          <table:table-cell office:value-type="float" office:value="0.962962962962963">
            <text:p>0.962962962962963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19298245614035">
            <text:p>0.719298245614035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81481481481482">
            <text:p>0.981481481481482</text:p>
          </table:table-cell>
          <table:table-cell table:number-columns-repeated="3" office:value-type="float" office:value="1">
            <text:p>1</text:p>
          </table:table-cell>
          <table:table-cell office:value-type="float" office:value="0.962962962962963">
            <text:p>0.962962962962963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25926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0.888888888888889">
            <text:p>0.88888888888888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62962962962963">
            <text:p>0.962962962962963</text:p>
          </table:table-cell>
          <table:table-cell office:value-type="float" office:value="0.888888888888889">
            <text:p>0.888888888888889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87037037037037">
            <text:p>0.87037037037037</text:p>
          </table:table-cell>
          <table:table-cell office:value-type="float" office:value="0.981481481481482">
            <text:p>0.98148148148148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66666666666667">
            <text:p>0.666666666666667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81481481481482">
            <text:p>0.981481481481482</text:p>
          </table:table-cell>
          <table:table-cell office:value-type="float" office:value="0.925925925925926">
            <text:p>0.925925925925926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05263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22222222222222">
            <text:p>0.7222222222222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7719298245614">
            <text:p>0.87719298245614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22222222222222">
            <text:p>0.7222222222222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157895</text:p>
          </table:table-cell>
          <table:table-cell office:value-type="float" office:value="0.807017543859649">
            <text:p>0.80701754385964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51851851851852">
            <text:p>0.8518518518518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157895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24561403508772">
            <text:p>0.824561403508772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33333333333333">
            <text:p>0.8333333333333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157895</text:p>
          </table:table-cell>
          <table:table-cell office:value-type="float" office:value="0.929824561403509">
            <text:p>0.92982456140350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96296296296296">
            <text:p>0.79629629629629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59649122807017">
            <text:p>0.859649122807017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59649122807017">
            <text:p>0.859649122807017</text:p>
          </table:table-cell>
          <table:table-cell office:value-type="float" office:value="0.894736842105263">
            <text:p>0.894736842105263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59649122807017">
            <text:p>0.859649122807017</text:p>
          </table:table-cell>
          <table:table-cell office:value-type="float" office:value="0.929824561403509">
            <text:p>0.92982456140350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59649122807017">
            <text:p>0.859649122807017</text:p>
          </table:table-cell>
          <table:table-cell office:value-type="float" office:value="0.754385964912281">
            <text:p>0.75438596491228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51851851851852">
            <text:p>0.8518518518518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9649122807017">
            <text:p>0.859649122807017</text:p>
          </table:table-cell>
          <table:table-cell office:value-type="float" office:value="0.771929824561403">
            <text:p>0.771929824561403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51851851851852">
            <text:p>0.8518518518518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59649122807017">
            <text:p>0.859649122807017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05263</text:p>
          </table:table-cell>
          <table:table-cell office:value-type="float" office:value="0.929824561403509">
            <text:p>0.92982456140350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05263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05263</text:p>
          </table:table-cell>
          <table:table-cell office:value-type="float" office:value="0.87719298245614">
            <text:p>0.87719298245614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12280701754386">
            <text:p>0.912280701754386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7037037037037">
            <text:p>0.870370370370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12280701754386">
            <text:p>0.912280701754386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dados.yeast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446808510638298">
            <text:p>0.446808510638298</text:p>
          </table:table-cell>
          <table:table-cell office:value-type="float" office:value="0.606382978723404">
            <text:p>0.606382978723404</text:p>
          </table:table-cell>
          <table:table-cell table:number-columns-repeated="2" office:value-type="float" office:value="1">
            <text:p>1</text:p>
          </table:table-cell>
          <table:table-cell office:value-type="float" office:value="0.565217391304348">
            <text:p>0.565217391304348</text:p>
          </table:table-cell>
          <table:table-cell office:value-type="float" office:value="0.793478260869565">
            <text:p>0.793478260869565</text:p>
          </table:table-cell>
          <table:table-cell office:value-type="float" office:value="0.978260869565217">
            <text:p>0.97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51063829787234">
            <text:p>0.851063829787234</text:p>
          </table:table-cell>
          <table:table-cell office:value-type="float" office:value="0.893617021276596">
            <text:p>0.893617021276596</text:p>
          </table:table-cell>
          <table:table-cell office:value-type="float" office:value="0.804347826086956">
            <text:p>0.804347826086956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13043</text:p>
          </table:table-cell>
          <table:table-cell office:value-type="float" office:value="0.760869565217391">
            <text:p>0.760869565217391</text:p>
          </table:table-cell>
          <table:table-cell office:value-type="float" office:value="0.91304347826087">
            <text:p>0.91304347826087</text:p>
          </table:table-cell>
          <table:table-cell office:value-type="float" office:value="0.793478260869565">
            <text:p>0.793478260869565</text:p>
          </table:table-cell>
          <table:table-cell office:value-type="float" office:value="0.978260869565217">
            <text:p>0.978260869565217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904255319148936">
            <text:p>0.904255319148936</text:p>
          </table:table-cell>
          <table:table-cell office:value-type="float" office:value="0.989130434782608">
            <text:p>0.989130434782608</text:p>
          </table:table-cell>
          <table:table-cell office:value-type="float" office:value="0.847826086956522">
            <text:p>0.847826086956522</text:p>
          </table:table-cell>
          <table:table-cell table:number-columns-repeated="2" office:value-type="float" office:value="1">
            <text:p>1</text:p>
          </table:table-cell>
          <table:table-cell office:value-type="float" office:value="0.673913043478261">
            <text:p>0.67391304347826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691489361702128">
            <text:p>0.691489361702128</text:p>
          </table:table-cell>
          <table:table-cell office:value-type="float" office:value="0.851063829787234">
            <text:p>0.851063829787234</text:p>
          </table:table-cell>
          <table:table-cell office:value-type="float" office:value="0.893617021276596">
            <text:p>0.893617021276596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13043</text:p>
          </table:table-cell>
          <table:table-cell office:value-type="float" office:value="0.826086956521739">
            <text:p>0.82608695652173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75531914893617">
            <text:p>0.75531914893617</text:p>
          </table:table-cell>
          <table:table-cell office:value-type="float" office:value="0.595744680851064">
            <text:p>0.595744680851064</text:p>
          </table:table-cell>
          <table:table-cell office:value-type="float" office:value="0.872340425531915">
            <text:p>0.872340425531915</text:p>
          </table:table-cell>
          <table:table-cell office:value-type="float" office:value="0.782608695652174">
            <text:p>0.782608695652174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043478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75531914893617">
            <text:p>0.75531914893617</text:p>
          </table:table-cell>
          <table:table-cell office:value-type="float" office:value="0.893617021276596">
            <text:p>0.893617021276596</text:p>
          </table:table-cell>
          <table:table-cell office:value-type="float" office:value="0.851063829787234">
            <text:p>0.851063829787234</text:p>
          </table:table-cell>
          <table:table-cell table:number-columns-repeated="3" office:value-type="float" office:value="1">
            <text:p>1</text:p>
          </table:table-cell>
          <table:table-cell office:value-type="float" office:value="0.826086956521739">
            <text:p>0.82608695652173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797872340425532">
            <text:p>0.797872340425532</text:p>
          </table:table-cell>
          <table:table-cell office:value-type="float" office:value="0.914893617021277">
            <text:p>0.914893617021277</text:p>
          </table:table-cell>
          <table:table-cell office:value-type="float" office:value="0.861702127659574">
            <text:p>0.861702127659574</text:p>
          </table:table-cell>
          <table:table-cell office:value-type="float" office:value="0.956521739130435">
            <text:p>0.956521739130435</text:p>
          </table:table-cell>
          <table:table-cell office:value-type="float" office:value="0.923913043478261">
            <text:p>0.923913043478261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21739</text:p>
          </table:table-cell>
          <table:table-cell office:value-type="float" office:value="0.847826086956522">
            <text:p>0.847826086956522</text:p>
          </table:table-cell>
          <table:table-cell office:value-type="float" office:value="1">
            <text:p>1</text:p>
          </table:table-cell>
          <table:table-cell office:value-type="float" office:value="0.706521739130435">
            <text:p>0.70652173913043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797872340425532">
            <text:p>0.797872340425532</text:p>
          </table:table-cell>
          <table:table-cell office:value-type="float" office:value="0.914893617021277">
            <text:p>0.914893617021277</text:p>
          </table:table-cell>
          <table:table-cell office:value-type="float" office:value="0.98936170212766">
            <text:p>0.98936170212766</text:p>
          </table:table-cell>
          <table:table-cell office:value-type="float" office:value="0.956521739130435">
            <text:p>0.956521739130435</text:p>
          </table:table-cell>
          <table:table-cell office:value-type="float" office:value="0.760869565217391">
            <text:p>0.760869565217391</text:p>
          </table:table-cell>
          <table:table-cell table:number-columns-repeated="2" office:value-type="float" office:value="1">
            <text:p>1</text:p>
          </table:table-cell>
          <table:table-cell office:value-type="float" office:value="0.771739130434783">
            <text:p>0.771739130434783</text:p>
          </table:table-cell>
          <table:table-cell office:value-type="float" office:value="1">
            <text:p>1</text:p>
          </table:table-cell>
          <table:table-cell office:value-type="float" office:value="0.989130434782608">
            <text:p>0.989130434782608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57446808510638">
            <text:p>0.957446808510638</text:p>
          </table:table-cell>
          <table:table-cell office:value-type="float" office:value="0.893617021276596">
            <text:p>0.893617021276596</text:p>
          </table:table-cell>
          <table:table-cell office:value-type="float" office:value="0.595744680851064">
            <text:p>0.595744680851064</text:p>
          </table:table-cell>
          <table:table-cell office:value-type="float" office:value="0.869565217391304">
            <text:p>0.869565217391304</text:p>
          </table:table-cell>
          <table:table-cell office:value-type="float" office:value="0.891304347826087">
            <text:p>0.891304347826087</text:p>
          </table:table-cell>
          <table:table-cell office:value-type="float" office:value="1">
            <text:p>1</text:p>
          </table:table-cell>
          <table:table-cell table:number-columns-repeated="2" office:value-type="float" office:value="0.782608695652174">
            <text:p>0.782608695652174</text:p>
          </table:table-cell>
          <table:table-cell office:value-type="float" office:value="1">
            <text:p>1</text:p>
          </table:table-cell>
          <table:table-cell office:value-type="float" office:value="0.815217391304348">
            <text:p>0.815217391304348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829787234042553">
            <text:p>0.829787234042553</text:p>
          </table:table-cell>
          <table:table-cell office:value-type="float" office:value="0.978723404255319">
            <text:p>0.978723404255319</text:p>
          </table:table-cell>
          <table:table-cell office:value-type="float" office:value="0.585106382978723">
            <text:p>0.585106382978723</text:p>
          </table:table-cell>
          <table:table-cell office:value-type="float" office:value="0.956521739130435">
            <text:p>0.956521739130435</text:p>
          </table:table-cell>
          <table:table-cell office:value-type="float" office:value="0.717391304347826">
            <text:p>0.71739130434782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858695652173913">
            <text:p>0.858695652173913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8936170212766">
            <text:p>0.98936170212766</text:p>
          </table:table-cell>
          <table:table-cell office:value-type="float" office:value="0.978723404255319">
            <text:p>0.978723404255319</text:p>
          </table:table-cell>
          <table:table-cell office:value-type="float" office:value="0.98936170212766">
            <text:p>0.98936170212766</text:p>
          </table:table-cell>
          <table:table-cell office:value-type="float" office:value="0.869565217391304">
            <text:p>0.869565217391304</text:p>
          </table:table-cell>
          <table:table-cell office:value-type="float" office:value="0.858695652173913">
            <text:p>0.85869565217391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83695652173913">
            <text:p>0.83695652173913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8936170212766">
            <text:p>0.98936170212766</text:p>
          </table:table-cell>
          <table:table-cell office:value-type="float" office:value="0.978723404255319">
            <text:p>0.978723404255319</text:p>
          </table:table-cell>
          <table:table-cell office:value-type="float" office:value="0.957446808510638">
            <text:p>0.957446808510638</text:p>
          </table:table-cell>
          <table:table-cell table:number-columns-repeated="2" office:value-type="float" office:value="0.858695652173913">
            <text:p>0.85869565217391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83695652173913">
            <text:p>0.83695652173913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57446808510638">
            <text:p>0.957446808510638</text:p>
          </table:table-cell>
          <table:table-cell office:value-type="float" office:value="0.978723404255319">
            <text:p>0.978723404255319</text:p>
          </table:table-cell>
          <table:table-cell office:value-type="float" office:value="0.98936170212766">
            <text:p>0.98936170212766</text:p>
          </table:table-cell>
          <table:table-cell office:value-type="float" office:value="0.967391304347826">
            <text:p>0.967391304347826</text:p>
          </table:table-cell>
          <table:table-cell office:value-type="float" office:value="0.934782608695652">
            <text:p>0.934782608695652</text:p>
          </table:table-cell>
          <table:table-cell office:value-type="float" office:value="1">
            <text:p>1</text:p>
          </table:table-cell>
          <table:table-cell office:value-type="float" office:value="0.771739130434783">
            <text:p>0.771739130434783</text:p>
          </table:table-cell>
          <table:table-cell table:number-columns-repeated="2" office:value-type="float" office:value="1">
            <text:p>1</text:p>
          </table:table-cell>
          <table:table-cell office:value-type="float" office:value="0.804347826086956">
            <text:p>0.804347826086956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57446808510638">
            <text:p>0.957446808510638</text:p>
          </table:table-cell>
          <table:table-cell office:value-type="float" office:value="0.978723404255319">
            <text:p>0.978723404255319</text:p>
          </table:table-cell>
          <table:table-cell office:value-type="float" office:value="0.98936170212766">
            <text:p>0.98936170212766</text:p>
          </table:table-cell>
          <table:table-cell office:value-type="float" office:value="0.989130434782608">
            <text:p>0.989130434782608</text:p>
          </table:table-cell>
          <table:table-cell office:value-type="float" office:value="0.717391304347826">
            <text:p>0.717391304347826</text:p>
          </table:table-cell>
          <table:table-cell office:value-type="float" office:value="1">
            <text:p>1</text:p>
          </table:table-cell>
          <table:table-cell office:value-type="float" office:value="0.771739130434783">
            <text:p>0.771739130434783</text:p>
          </table:table-cell>
          <table:table-cell office:value-type="float" office:value="0.847826086956522">
            <text:p>0.847826086956522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57446808510638">
            <text:p>0.957446808510638</text:p>
          </table:table-cell>
          <table:table-cell office:value-type="float" office:value="0.914893617021277">
            <text:p>0.914893617021277</text:p>
          </table:table-cell>
          <table:table-cell office:value-type="float" office:value="0.957446808510638">
            <text:p>0.957446808510638</text:p>
          </table:table-cell>
          <table:table-cell office:value-type="float" office:value="0.978260869565217">
            <text:p>0.97826086956521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728260869565217">
            <text:p>0.728260869565217</text:p>
          </table:table-cell>
          <table:table-cell table:number-columns-repeated="2" office:value-type="float" office:value="1">
            <text:p>1</text:p>
          </table:table-cell>
          <table:table-cell office:value-type="float" office:value="0.804347826086956">
            <text:p>0.804347826086956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57446808510638">
            <text:p>0.957446808510638</text:p>
          </table:table-cell>
          <table:table-cell office:value-type="float" office:value="0.914893617021277">
            <text:p>0.914893617021277</text:p>
          </table:table-cell>
          <table:table-cell office:value-type="float" office:value="0.957446808510638">
            <text:p>0.957446808510638</text:p>
          </table:table-cell>
          <table:table-cell table:number-columns-repeated="2"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table:number-columns-repeated="2" office:value-type="float" office:value="0.728260869565217">
            <text:p>0.72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8936170212766">
            <text:p>0.98936170212766</text:p>
          </table:table-cell>
          <table:table-cell office:value-type="float" office:value="0.914893617021277">
            <text:p>0.914893617021277</text:p>
          </table:table-cell>
          <table:table-cell office:value-type="float" office:value="0.957446808510638">
            <text:p>0.957446808510638</text:p>
          </table:table-cell>
          <table:table-cell office:value-type="float" office:value="0.978260869565217">
            <text:p>0.978260869565217</text:p>
          </table:table-cell>
          <table:table-cell office:value-type="float" office:value="0.717391304347826">
            <text:p>0.717391304347826</text:p>
          </table:table-cell>
          <table:table-cell office:value-type="float" office:value="1">
            <text:p>1</text:p>
          </table:table-cell>
          <table:table-cell office:value-type="float" office:value="0.728260869565217">
            <text:p>0.72826086956521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8936170212766">
            <text:p>0.98936170212766</text:p>
          </table:table-cell>
          <table:table-cell office:value-type="float" office:value="0.914893617021277">
            <text:p>0.914893617021277</text:p>
          </table:table-cell>
          <table:table-cell office:value-type="float" office:value="0.957446808510638">
            <text:p>0.957446808510638</text:p>
          </table:table-cell>
          <table:table-cell office:value-type="float" office:value="0.956521739130435">
            <text:p>0.956521739130435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771739130434783">
            <text:p>0.771739130434783</text:p>
          </table:table-cell>
          <table:table-cell table:number-columns-repeated="2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3" office:value-type="float" office:value="0.978723404255319">
            <text:p>0.978723404255319</text:p>
          </table:table-cell>
          <table:table-cell office:value-type="float" office:value="0.945652173913044">
            <text:p>0.945652173913044</text:p>
          </table:table-cell>
          <table:table-cell office:value-type="float" office:value="0.989130434782608">
            <text:p>0.989130434782608</text:p>
          </table:table-cell>
          <table:table-cell table:number-columns-repeated="4" office:value-type="float" office:value="1">
            <text:p>1</text:p>
          </table:table-cell>
          <table:table-cell office:value-type="float" office:value="0.739130434782609">
            <text:p>0.739130434782609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78723404255319">
            <text:p>0.978723404255319</text:p>
          </table:table-cell>
          <table:table-cell office:value-type="float" office:value="0.765957446808511">
            <text:p>0.765957446808511</text:p>
          </table:table-cell>
          <table:table-cell office:value-type="float" office:value="0.978723404255319">
            <text:p>0.978723404255319</text:p>
          </table:table-cell>
          <table:table-cell office:value-type="float" office:value="0.967391304347826">
            <text:p>0.967391304347826</text:p>
          </table:table-cell>
          <table:table-cell office:value-type="float" office:value="0.989130434782608">
            <text:p>0.989130434782608</text:p>
          </table:table-cell>
          <table:table-cell table:number-columns-repeated="4" office:value-type="float" office:value="1">
            <text:p>1</text:p>
          </table:table-cell>
          <table:table-cell office:value-type="float" office:value="0.739130434782609">
            <text:p>0.739130434782609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7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617021276595745">
            <text:p>0.617021276595745</text:p>
          </table:table-cell>
          <table:table-cell office:value-type="float" office:value="0.914893617021277">
            <text:p>0.914893617021277</text:p>
          </table:table-cell>
          <table:table-cell office:value-type="float" office:value="0.989130434782608">
            <text:p>0.989130434782608</text:p>
          </table:table-cell>
          <table:table-cell office:value-type="float" office:value="0.760869565217391">
            <text:p>0.760869565217391</text:p>
          </table:table-cell>
          <table:table-cell office:value-type="float" office:value="0.597826086956522">
            <text:p>0.597826086956522</text:p>
          </table:table-cell>
          <table:table-cell office:value-type="float" office:value="1">
            <text:p>1</text:p>
          </table:table-cell>
          <table:table-cell office:value-type="float" office:value="0.978260869565217">
            <text:p>0.97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68085106382979">
            <text:p>0.468085106382979</text:p>
          </table:table-cell>
          <table:table-cell office:value-type="float" office:value="0.808510638297872">
            <text:p>0.808510638297872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467391304347826">
            <text:p>0.467391304347826</text:p>
          </table:table-cell>
          <table:table-cell office:value-type="float" office:value="1">
            <text:p>1</text:p>
          </table:table-cell>
          <table:table-cell office:value-type="float" office:value="0.83695652173913">
            <text:p>0.836956521739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478723404255319">
            <text:p>0.478723404255319</text:p>
          </table:table-cell>
          <table:table-cell office:value-type="float" office:value="0.851063829787234">
            <text:p>0.85106382978723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97826086956522">
            <text:p>0.597826086956522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468085106382979">
            <text:p>0.468085106382979</text:p>
          </table:table-cell>
          <table:table-cell office:value-type="float" office:value="0.808510638297872">
            <text:p>0.808510638297872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73913043478261">
            <text:p>0.673913043478261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2173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95744680851064">
            <text:p>0.595744680851064</text:p>
          </table:table-cell>
          <table:table-cell office:value-type="float" office:value="0.712765957446808">
            <text:p>0.712765957446808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043478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61702127659574">
            <text:p>0.86170212765957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19565217391304">
            <text:p>0.619565217391304</text:p>
          </table:table-cell>
          <table:table-cell office:value-type="float" office:value="1">
            <text:p>1</text:p>
          </table:table-cell>
          <table:table-cell office:value-type="float" office:value="0.760869565217391">
            <text:p>0.76086956521739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4468085106383">
            <text:p>0.574468085106383</text:p>
          </table:table-cell>
          <table:table-cell office:value-type="float" office:value="0.787234042553192">
            <text:p>0.787234042553192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41304347826087">
            <text:p>0.641304347826087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63829787234043">
            <text:p>0.563829787234043</text:p>
          </table:table-cell>
          <table:table-cell office:value-type="float" office:value="0.776595744680851">
            <text:p>0.776595744680851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3913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63829787234043">
            <text:p>0.563829787234043</text:p>
          </table:table-cell>
          <table:table-cell office:value-type="float" office:value="0.776595744680851">
            <text:p>0.776595744680851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43478260869565">
            <text:p>0.543478260869565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130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19148936170213">
            <text:p>0.81914893617021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04348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130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17021</text:p>
          </table:table-cell>
          <table:table-cell office:value-type="float" office:value="0.797872340425532">
            <text:p>0.797872340425532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19565217391304">
            <text:p>0.619565217391304</text:p>
          </table:table-cell>
          <table:table-cell office:value-type="float" office:value="1">
            <text:p>1</text:p>
          </table:table-cell>
          <table:table-cell office:value-type="float" office:value="0.706521739130435">
            <text:p>0.7065217391304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2553191489362">
            <text:p>0.542553191489362</text:p>
          </table:table-cell>
          <table:table-cell office:value-type="float" office:value="0.819148936170213">
            <text:p>0.81914893617021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043478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78260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42553191489362">
            <text:p>0.542553191489362</text:p>
          </table:table-cell>
          <table:table-cell office:value-type="float" office:value="0.797872340425532">
            <text:p>0.797872340425532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04347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42553191489362">
            <text:p>0.542553191489362</text:p>
          </table:table-cell>
          <table:table-cell office:value-type="float" office:value="0.797872340425532">
            <text:p>0.797872340425532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54347826086957">
            <text:p>0.554347826086957</text:p>
          </table:table-cell>
          <table:table-cell office:value-type="float" office:value="1">
            <text:p>1</text:p>
          </table:table-cell>
          <table:table-cell office:value-type="float" office:value="0.706521739130435">
            <text:p>0.7065217391304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42553191489362">
            <text:p>0.542553191489362</text:p>
          </table:table-cell>
          <table:table-cell office:value-type="float" office:value="0.829787234042553">
            <text:p>0.82978723404255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76086956521739">
            <text:p>0.576086956521739</text:p>
          </table:table-cell>
          <table:table-cell office:value-type="float" office:value="1">
            <text:p>1</text:p>
          </table:table-cell>
          <table:table-cell office:value-type="float" office:value="0.706521739130435">
            <text:p>0.7065217391304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85106382978723">
            <text:p>0.585106382978723</text:p>
          </table:table-cell>
          <table:table-cell office:value-type="float" office:value="0.829787234042553">
            <text:p>0.82978723404255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41304347826087">
            <text:p>0.641304347826087</text:p>
          </table:table-cell>
          <table:table-cell office:value-type="float" office:value="1">
            <text:p>1</text:p>
          </table:table-cell>
          <table:table-cell office:value-type="float" office:value="0.717391304347826">
            <text:p>0.71739130434782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1063829787234">
            <text:p>0.51063829787234</text:p>
          </table:table-cell>
          <table:table-cell office:value-type="float" office:value="0.829787234042553">
            <text:p>0.82978723404255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391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130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1063829787234">
            <text:p>0.51063829787234</text:p>
          </table:table-cell>
          <table:table-cell office:value-type="float" office:value="0.819148936170213">
            <text:p>0.81914893617021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34783</text:p>
          </table:table-cell>
          <table:table-cell office:value-type="float" office:value="1">
            <text:p>1</text:p>
          </table:table-cell>
          <table:table-cell office:value-type="float" office:value="0.728260869565217">
            <text:p>0.72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2766</text:p>
          </table:table-cell>
          <table:table-cell office:value-type="float" office:value="0.840425531914894">
            <text:p>0.84042553191489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173913</text:p>
          </table:table-cell>
          <table:table-cell office:value-type="float" office:value="1">
            <text:p>1</text:p>
          </table:table-cell>
          <table:table-cell office:value-type="float" office:value="0.771739130434783">
            <text:p>0.77173913043478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2766</text:p>
          </table:table-cell>
          <table:table-cell office:value-type="float" office:value="0.829787234042553">
            <text:p>0.82978723404255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32608695652174">
            <text:p>0.532608695652174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65217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4" office:value-type="float" office:value="1">
            <text:p>1</text:p>
          </table:table-cell>
          <table:table-cell office:value-type="float" office:value="0.945652173913044">
            <text:p>0.945652173913044</text:p>
          </table:table-cell>
          <table:table-cell office:value-type="float" office:value="0.608695652173913">
            <text:p>0.608695652173913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.978260869565217">
            <text:p>0.978260869565217</text:p>
          </table:table-cell>
          <table:table-cell office:value-type="float" office:value="0.597826086956522">
            <text:p>0.59782608695652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3" office:value-type="float" office:value="1">
            <text:p>1</text:p>
          </table:table-cell>
          <table:table-cell office:value-type="float" office:value="0.978260869565217">
            <text:p>0.97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3" office:value-type="float" office:value="1">
            <text:p>1</text:p>
          </table:table-cell>
          <table:table-cell office:value-type="float" office:value="0.978260869565217">
            <text:p>0.97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3" office:value-type="float" office:value="1">
            <text:p>1</text:p>
          </table:table-cell>
          <table:table-cell office:value-type="float" office:value="0.978260869565217">
            <text:p>0.97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4468085106383">
            <text:p>0.74468085106383</text:p>
          </table:table-cell>
          <table:table-cell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8">18/12/2010</text:date>, <text:time>21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Silva</meta:initial-creator>
    <meta:creation-date>2010-12-18T18:29:16</meta:creation-date>
    <dc:date>2010-12-18T21:26:27</dc:date>
    <dc:creator>Igor Silva</dc:creator>
    <meta:editing-duration>PT02H57M13S</meta:editing-duration>
    <meta:editing-cycles>23</meta:editing-cycles>
    <meta:generator>OpenOffice.org/3.2$Unix OpenOffice.org_project/320m12$Build-9483</meta:generator>
    <meta:document-statistic meta:table-count="6" meta:cell-count="5799" meta:object-count="0"/>
  </office:meta>
</office:document-meta>
</file>